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American Typewriter" svg:font-family="'American Typewriter'" style:font-pitch="variable"/>
    <style:font-face style:name="Arial Narrow" svg:font-family="'Arial Narrow'" style:font-pitch="variable"/>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8.29cm" table:align="margins"/>
    </style:style>
    <style:style style:name="Table1.A" style:family="table-column">
      <style:table-column-properties style:column-width="18.29cm" style:rel-column-width="65535*"/>
    </style:style>
    <style:style style:name="Table1.A1" style:family="table-cell">
      <style:table-cell-properties fo:padding="0.097cm" fo:border="0.05pt solid #000000"/>
    </style:style>
    <style:style style:name="Table5" style:family="table">
      <style:table-properties style:width="18.29cm" table:align="margins"/>
    </style:style>
    <style:style style:name="Table5.A" style:family="table-column">
      <style:table-column-properties style:column-width="18.29cm" style:rel-column-width="65535*"/>
    </style:style>
    <style:style style:name="Table5.A1" style:family="table-cell">
      <style:table-cell-properties fo:padding="0.097cm" fo:border="0.05pt solid #000000"/>
    </style:style>
    <style:style style:name="Table4" style:family="table">
      <style:table-properties style:width="18.29cm" table:align="margins"/>
    </style:style>
    <style:style style:name="Table4.A" style:family="table-column">
      <style:table-column-properties style:column-width="18.29cm" style:rel-column-width="65535*"/>
    </style:style>
    <style:style style:name="Table4.A1" style:family="table-cell">
      <style:table-cell-properties fo:padding="0.097cm" fo:border="0.05pt solid #000000"/>
    </style:style>
    <style:style style:name="Table3" style:family="table">
      <style:table-properties style:width="18.29cm" table:align="margins"/>
    </style:style>
    <style:style style:name="Table3.A" style:family="table-column">
      <style:table-column-properties style:column-width="18.29cm" style:rel-column-width="65535*"/>
    </style:style>
    <style:style style:name="Table3.A1" style:family="table-cell">
      <style:table-cell-properties fo:padding="0.097cm" fo:border="0.05pt solid #000000"/>
    </style:style>
    <style:style style:name="Table2" style:family="table">
      <style:table-properties style:width="18.29cm" table:align="margins"/>
    </style:style>
    <style:style style:name="Table2.A" style:family="table-column">
      <style:table-column-properties style:column-width="18.29cm" style:rel-column-width="65535*"/>
    </style:style>
    <style:style style:name="Table2.A1" style:family="table-cell">
      <style:table-cell-properties fo:padding="0.097cm" fo:border="0.05pt solid #000000"/>
    </style:style>
    <style:style style:name="Table6" style:family="table">
      <style:table-properties style:width="18.29cm" table:align="margins"/>
    </style:style>
    <style:style style:name="Table6.A" style:family="table-column">
      <style:table-column-properties style:column-width="18.29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Baskerville" fo:font-style="normal" fo:font-weight="normal" officeooo:rsid="001e3d91" officeooo:paragraph-rsid="001e3d91"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style:font-name="Baskerville" fo:font-style="normal" fo:font-weight="normal" officeooo:rsid="0020302d" officeooo:paragraph-rsid="0020302d"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style:font-name="Baskerville" fo:font-style="normal" fo:font-weight="normal" officeooo:rsid="0020302d" officeooo:paragraph-rsid="001e3d91"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style:font-name="Baskerville" fo:font-style="normal" fo:font-weight="normal" officeooo:rsid="00221b93" officeooo:paragraph-rsid="00221b93"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style:font-name="Baskerville" fo:font-style="normal" fo:font-weight="normal" officeooo:rsid="00221b93" officeooo:paragraph-rsid="0022700f" style:font-style-asian="normal" style:font-weight-asian="normal" style:font-style-complex="normal" style:font-weight-complex="normal"/>
    </style:style>
    <style:style style:name="P6" style:family="paragraph" style:parent-style-name="Standard">
      <style:paragraph-properties fo:line-height="115%" fo:text-align="start" style:justify-single-word="false"/>
      <style:text-properties style:font-name="Baskerville" fo:font-style="normal" fo:font-weight="normal" officeooo:rsid="002e4697" officeooo:paragraph-rsid="002e4697" style:font-style-asian="normal" style:font-weight-asian="normal" style:font-style-complex="normal" style:font-weight-complex="normal"/>
    </style:style>
    <style:style style:name="P7" style:family="paragraph" style:parent-style-name="Standard">
      <style:paragraph-properties fo:line-height="115%" fo:text-align="justify" style:justify-single-word="false"/>
      <style:text-properties style:font-name="Baskerville" fo:font-style="normal" fo:font-weight="normal" officeooo:rsid="0019d031" officeooo:paragraph-rsid="001bc7d1"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Baskerville" fo:font-style="normal" fo:font-weight="normal" officeooo:rsid="0019d031" officeooo:paragraph-rsid="001bc7d1" style:font-style-asian="normal" style:font-weight-asian="normal" style:font-style-complex="normal" style:font-weight-complex="normal"/>
    </style:style>
    <style:style style:name="P9" style:family="paragraph" style:parent-style-name="Standard">
      <style:text-properties style:font-name="Baskerville" fo:font-style="normal" fo:font-weight="normal" officeooo:rsid="0019d031" officeooo:paragraph-rsid="001bc7d1"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Baskerville" fo:font-style="normal" fo:font-weight="normal" officeooo:rsid="001bc7d1" officeooo:paragraph-rsid="001bc7d1" style:font-style-asian="normal" style:font-weight-asian="normal" style:font-style-complex="normal" style:font-weight-complex="normal"/>
    </style:style>
    <style:style style:name="P11" style:family="paragraph" style:parent-style-name="Standard">
      <style:paragraph-properties fo:line-height="115%" fo:text-align="justify" style:justify-single-word="false"/>
      <style:text-properties style:font-name="Baskerville" fo:font-style="normal" fo:font-weight="normal" officeooo:rsid="001bc7d1" officeooo:paragraph-rsid="0019d031" style:font-style-asian="normal" style:font-weight-asian="normal" style:font-style-complex="normal" style:font-weight-complex="normal"/>
    </style:style>
    <style:style style:name="P12" style:family="paragraph" style:parent-style-name="Standard">
      <style:paragraph-properties fo:line-height="115%" fo:text-align="justify" style:justify-single-word="false"/>
      <style:text-properties style:font-name="Baskerville" fo:font-style="normal" fo:font-weight="normal" officeooo:rsid="0055263c" officeooo:paragraph-rsid="0055263c"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style:font-name="Baskerville" fo:font-style="normal" fo:font-weight="normal" officeooo:rsid="00a8cb1c" officeooo:paragraph-rsid="00a8cb1c"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style:font-name="Baskerville" fo:font-style="normal" fo:font-weight="normal" officeooo:rsid="00a8e518" officeooo:paragraph-rsid="00a8e518"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style:font-name="Baskerville" fo:font-style="normal" fo:font-weight="normal" officeooo:rsid="00ab1be2" officeooo:paragraph-rsid="00ab1be2"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style:font-name="Baskerville" fo:font-style="normal" fo:font-weight="normal" officeooo:rsid="00ab1be2" officeooo:paragraph-rsid="00a8e518" style:font-style-asian="normal" style:font-weight-asian="normal" style:font-style-complex="normal" style:font-weight-complex="normal"/>
    </style:style>
    <style:style style:name="P17" style:family="paragraph" style:parent-style-name="Standard">
      <style:paragraph-properties fo:line-height="115%" fo:text-align="justify" style:justify-single-word="false"/>
      <style:text-properties style:font-name="Baskerville" fo:font-style="normal" fo:font-weight="normal" officeooo:rsid="00ac063e" officeooo:paragraph-rsid="00ac063e"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style:font-name="Baskerville" fo:font-style="normal" fo:font-weight="normal" officeooo:rsid="00ad6b43" officeooo:paragraph-rsid="00ad6b43"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style:font-name="Baskerville" fo:font-style="normal" fo:font-weight="normal" officeooo:rsid="00ad6b43" officeooo:paragraph-rsid="00aee5e6" style:font-style-asian="normal" style:font-weight-asian="normal" style:font-style-complex="normal" style:font-weight-complex="normal"/>
    </style:style>
    <style:style style:name="P20" style:family="paragraph" style:parent-style-name="Standard">
      <style:paragraph-properties fo:line-height="115%" fo:text-align="justify" style:justify-single-word="false"/>
      <style:text-properties style:font-name="Baskerville" fo:font-style="normal" fo:font-weight="normal" officeooo:rsid="00aee5e6" officeooo:paragraph-rsid="00aee5e6"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style:font-name="Baskerville" fo:font-style="normal" fo:font-weight="normal" officeooo:rsid="00af0670" officeooo:paragraph-rsid="00af0670" style:font-style-asian="normal" style:font-weight-asian="normal" style:font-style-complex="normal" style:font-weight-complex="normal"/>
    </style:style>
    <style:style style:name="P22" style:family="paragraph" style:parent-style-name="Standard">
      <style:paragraph-properties fo:line-height="115%" fo:text-align="start" style:justify-single-word="false"/>
      <style:text-properties style:font-name="Baskerville" fo:font-style="normal" fo:font-weight="normal" officeooo:rsid="0022700f" officeooo:paragraph-rsid="0022700f" style:font-name-asian="Liberation Serif1" style:font-style-asian="normal" style:font-weight-asian="normal" style:font-name-complex="Liberation Serif1" style:font-style-complex="normal" style:font-weight-complex="normal"/>
    </style:style>
    <style:style style:name="P23" style:family="paragraph" style:parent-style-name="Standard">
      <style:paragraph-properties fo:line-height="115%" fo:text-align="justify" style:justify-single-word="false"/>
      <style:text-properties style:font-name="Baskerville" fo:font-style="normal" fo:font-weight="normal" officeooo:rsid="0024712c" officeooo:paragraph-rsid="0024712c" style:font-name-asian="Liberation Serif1" style:font-style-asian="normal" style:font-weight-asian="normal" style:font-name-complex="Liberation Serif1" style:font-style-complex="normal" style:font-weight-complex="normal"/>
    </style:style>
    <style:style style:name="P24" style:family="paragraph" style:parent-style-name="Standard">
      <style:paragraph-properties fo:line-height="150%" fo:text-align="justify" style:justify-single-word="false"/>
      <style:text-properties style:font-name="Baskerville" fo:font-style="normal" fo:font-weight="normal" officeooo:rsid="0024712c" officeooo:paragraph-rsid="0024712c" style:font-name-asian="Liberation Serif1" style:font-style-asian="normal" style:font-weight-asian="normal" style:font-name-complex="Liberation Serif1" style:font-style-complex="normal" style:font-weight-complex="normal"/>
    </style:style>
    <style:style style:name="P25" style:family="paragraph" style:parent-style-name="Standard">
      <style:paragraph-properties fo:line-height="115%" fo:text-align="justify" style:justify-single-word="false"/>
      <style:text-properties style:font-name="Baskerville" fo:font-style="normal" fo:font-weight="normal" officeooo:rsid="0026ce9f" officeooo:paragraph-rsid="00262ba1" style:font-name-asian="Liberation Serif1" style:font-style-asian="normal" style:font-weight-asian="normal" style:font-name-complex="Liberation Serif1" style:font-style-complex="normal" style:font-weight-complex="normal"/>
    </style:style>
    <style:style style:name="P26" style:family="paragraph" style:parent-style-name="Standard">
      <style:paragraph-properties fo:line-height="115%" fo:text-align="justify" style:justify-single-word="false"/>
      <style:text-properties style:font-name="Baskerville" fo:font-style="normal" fo:font-weight="normal" officeooo:rsid="002ac8b5" officeooo:paragraph-rsid="0027f637" style:font-name-asian="Liberation Serif1" style:font-style-asian="normal" style:font-weight-asian="normal" style:font-name-complex="Liberation Serif1" style:font-style-complex="normal" style:font-weight-complex="normal"/>
    </style:style>
    <style:style style:name="P27" style:family="paragraph" style:parent-style-name="Standard">
      <style:paragraph-properties fo:line-height="115%" fo:text-align="start" style:justify-single-word="false"/>
      <style:text-properties style:font-name="Baskerville" fo:font-style="normal" fo:font-weight="normal" officeooo:rsid="002ac8b5" officeooo:paragraph-rsid="002ac8b5" style:font-name-asian="Liberation Serif1" style:font-style-asian="normal" style:font-weight-asian="normal" style:font-name-complex="Liberation Serif1" style:font-style-complex="normal" style:font-weight-complex="normal"/>
    </style:style>
    <style:style style:name="P28" style:family="paragraph" style:parent-style-name="Standard">
      <style:paragraph-properties fo:line-height="115%" fo:text-align="justify" style:justify-single-word="false"/>
      <style:text-properties style:font-name="Baskerville" fo:font-style="normal" fo:font-weight="normal" officeooo:rsid="002b856b" officeooo:paragraph-rsid="002ac8b5" style:font-name-asian="Liberation Serif1" style:font-style-asian="normal" style:font-weight-asian="normal" style:font-name-complex="Liberation Serif1" style:font-style-complex="normal" style:font-weight-complex="normal"/>
    </style:style>
    <style:style style:name="P29" style:family="paragraph" style:parent-style-name="Standard">
      <style:paragraph-properties fo:line-height="115%" fo:text-align="start" style:justify-single-word="false"/>
      <style:text-properties style:font-name="Baskerville" fo:font-style="normal" fo:font-weight="normal" officeooo:rsid="0033ffa6" officeooo:paragraph-rsid="0033ffa6" style:font-name-asian="Liberation Serif1" style:font-style-asian="normal" style:font-weight-asian="normal" style:font-name-complex="Liberation Serif1" style:font-style-complex="normal" style:font-weight-complex="normal"/>
    </style:style>
    <style:style style:name="P30" style:family="paragraph" style:parent-style-name="Standard">
      <style:paragraph-properties fo:line-height="115%" fo:text-align="justify" style:justify-single-word="false"/>
      <style:text-properties style:font-name="Baskerville" fo:font-style="normal" fo:font-weight="normal" officeooo:rsid="0033ffa6" officeooo:paragraph-rsid="0033ffa6" style:font-name-asian="Liberation Serif1" style:font-style-asian="normal" style:font-weight-asian="normal" style:font-name-complex="Liberation Serif1" style:font-style-complex="normal" style:font-weight-complex="normal"/>
    </style:style>
    <style:style style:name="P31" style:family="paragraph" style:parent-style-name="Standard">
      <style:paragraph-properties fo:line-height="150%" fo:text-align="justify" style:justify-single-word="false"/>
      <style:text-properties style:font-name="Baskerville" fo:font-style="normal" fo:font-weight="normal" officeooo:rsid="0033ffa6" officeooo:paragraph-rsid="0033ffa6" style:font-name-asian="Liberation Serif1" style:font-style-asian="normal" style:font-weight-asian="normal" style:font-name-complex="Liberation Serif1" style:font-style-complex="normal" style:font-weight-complex="normal"/>
    </style:style>
    <style:style style:name="P32" style:family="paragraph" style:parent-style-name="Standard">
      <style:paragraph-properties fo:line-height="115%" fo:text-align="start" style:justify-single-word="false"/>
      <style:text-properties style:font-name="Baskerville" fo:font-style="normal" fo:font-weight="normal" officeooo:rsid="003682b8" officeooo:paragraph-rsid="003682b8" style:font-name-asian="Liberation Serif1" style:font-style-asian="normal" style:font-weight-asian="normal" style:font-name-complex="Liberation Serif1" style:font-style-complex="normal" style:font-weight-complex="normal"/>
    </style:style>
    <style:style style:name="P33" style:family="paragraph" style:parent-style-name="Standard">
      <style:paragraph-properties fo:line-height="115%" fo:text-align="justify" style:justify-single-word="false"/>
      <style:text-properties style:font-name="Baskerville" fo:font-style="normal" fo:font-weight="normal" officeooo:rsid="003682b8" officeooo:paragraph-rsid="003682b8" style:font-name-asian="Liberation Serif1" style:font-style-asian="normal" style:font-weight-asian="normal" style:font-name-complex="Liberation Serif1" style:font-style-complex="normal" style:font-weight-complex="normal"/>
    </style:style>
    <style:style style:name="P34" style:family="paragraph" style:parent-style-name="Standard">
      <style:paragraph-properties fo:line-height="115%" fo:text-align="start" style:justify-single-word="false"/>
      <style:text-properties style:font-name="Baskerville" fo:font-style="normal" fo:font-weight="normal" officeooo:rsid="0037bd30" officeooo:paragraph-rsid="0037bd30" style:font-name-asian="Liberation Serif1" style:font-style-asian="normal" style:font-weight-asian="normal" style:font-name-complex="Liberation Serif1" style:font-style-complex="normal" style:font-weight-complex="normal"/>
    </style:style>
    <style:style style:name="P35" style:family="paragraph" style:parent-style-name="Standard">
      <style:paragraph-properties fo:line-height="115%" fo:text-align="justify" style:justify-single-word="false"/>
      <style:text-properties style:font-name="Baskerville" fo:font-style="normal" fo:font-weight="normal" officeooo:rsid="0037bd30" officeooo:paragraph-rsid="0037bd30" style:font-name-asian="Liberation Serif1" style:font-style-asian="normal" style:font-weight-asian="normal" style:font-name-complex="Liberation Serif1" style:font-style-complex="normal" style:font-weight-complex="normal"/>
    </style:style>
    <style:style style:name="P36" style:family="paragraph" style:parent-style-name="Standard">
      <style:paragraph-properties fo:line-height="115%" fo:text-align="justify" style:justify-single-word="false"/>
      <style:text-properties style:font-name="Baskerville" fo:font-style="normal" fo:font-weight="normal" officeooo:rsid="003876d7" officeooo:paragraph-rsid="0037bd30" style:font-name-asian="Liberation Serif1" style:font-style-asian="normal" style:font-weight-asian="normal" style:font-name-complex="Liberation Serif1" style:font-style-complex="normal" style:font-weight-complex="normal"/>
    </style:style>
    <style:style style:name="P37" style:family="paragraph" style:parent-style-name="Standard">
      <style:paragraph-properties fo:line-height="115%" fo:text-align="justify" style:justify-single-word="false"/>
      <style:text-properties style:font-name="Baskerville" fo:font-style="normal" fo:font-weight="normal" officeooo:rsid="003876d7" officeooo:paragraph-rsid="003876d7" style:font-name-asian="Liberation Serif1" style:font-style-asian="normal" style:font-weight-asian="normal" style:font-name-complex="Liberation Serif1" style:font-style-complex="normal" style:font-weight-complex="normal"/>
    </style:style>
    <style:style style:name="P38" style:family="paragraph" style:parent-style-name="Standard">
      <style:paragraph-properties fo:line-height="115%" fo:text-align="justify" style:justify-single-word="false"/>
      <style:text-properties style:font-name="Baskerville" fo:font-style="normal" fo:font-weight="normal" officeooo:rsid="003876d7" officeooo:paragraph-rsid="003b60a1" style:font-name-asian="Liberation Serif1" style:font-style-asian="normal" style:font-weight-asian="normal" style:font-name-complex="Liberation Serif1" style:font-style-complex="normal" style:font-weight-complex="normal"/>
    </style:style>
    <style:style style:name="P39" style:family="paragraph" style:parent-style-name="Standard">
      <style:paragraph-properties fo:line-height="115%" fo:text-align="justify" style:justify-single-word="false"/>
      <style:text-properties style:font-name="Baskerville" fo:font-style="normal" fo:font-weight="normal" officeooo:rsid="003876d7" officeooo:paragraph-rsid="0055263c" style:font-name-asian="Liberation Serif1" style:font-style-asian="normal" style:font-weight-asian="normal" style:font-name-complex="Liberation Serif1" style:font-style-complex="normal" style:font-weight-complex="normal"/>
    </style:style>
    <style:style style:name="P40" style:family="paragraph" style:parent-style-name="Standard">
      <style:paragraph-properties fo:line-height="115%" fo:text-align="justify" style:justify-single-word="false"/>
      <style:text-properties style:font-name="Baskerville" fo:font-style="normal" fo:font-weight="normal" officeooo:rsid="003876d7" officeooo:paragraph-rsid="004d49f6" style:font-name-asian="Liberation Serif1" style:font-style-asian="normal" style:font-weight-asian="normal" style:font-name-complex="Liberation Serif1" style:font-style-complex="normal" style:font-weight-complex="normal"/>
    </style:style>
    <style:style style:name="P41" style:family="paragraph" style:parent-style-name="Standard">
      <style:paragraph-properties fo:line-height="115%" fo:text-align="start" style:justify-single-word="false"/>
      <style:text-properties style:font-name="Baskerville" fo:font-style="normal" fo:font-weight="normal" officeooo:rsid="003876d7" officeooo:paragraph-rsid="003dc459" style:font-name-asian="Liberation Serif1" style:font-style-asian="normal" style:font-weight-asian="normal" style:font-name-complex="Liberation Serif1" style:font-style-complex="normal" style:font-weight-complex="normal"/>
    </style:style>
    <style:style style:name="P42" style:family="paragraph" style:parent-style-name="Standard">
      <style:paragraph-properties fo:line-height="115%" fo:text-align="justify" style:justify-single-word="false"/>
      <style:text-properties style:font-name="Baskerville" fo:font-style="normal" fo:font-weight="normal" officeooo:rsid="003b60a1" officeooo:paragraph-rsid="003b60a1" style:font-name-asian="Liberation Serif1" style:font-style-asian="normal" style:font-weight-asian="normal" style:font-name-complex="Liberation Serif1" style:font-style-complex="normal" style:font-weight-complex="normal"/>
    </style:style>
    <style:style style:name="P43" style:family="paragraph" style:parent-style-name="Standard">
      <style:paragraph-properties fo:line-height="115%" fo:text-align="justify" style:justify-single-word="false"/>
      <style:text-properties style:font-name="Baskerville" fo:font-style="normal" fo:font-weight="normal" officeooo:rsid="003b60a1" officeooo:paragraph-rsid="017fe230" style:font-name-asian="Liberation Serif1" style:font-style-asian="normal" style:font-weight-asian="normal" style:font-name-complex="Liberation Serif1" style:font-style-complex="normal" style:font-weight-complex="normal"/>
    </style:style>
    <style:style style:name="P44" style:family="paragraph" style:parent-style-name="Standard">
      <style:paragraph-properties fo:line-height="115%" fo:text-align="start" style:justify-single-word="false"/>
      <style:text-properties style:font-name="Baskerville" fo:font-style="normal" fo:font-weight="normal" officeooo:rsid="003b60a1" officeooo:paragraph-rsid="017d93dc" style:font-name-asian="Liberation Serif1" style:font-style-asian="normal" style:font-weight-asian="normal" style:font-name-complex="Liberation Serif1" style:font-style-complex="normal" style:font-weight-complex="normal"/>
    </style:style>
    <style:style style:name="P45" style:family="paragraph" style:parent-style-name="Standard">
      <style:paragraph-properties fo:line-height="115%" fo:text-align="start" style:justify-single-word="false"/>
      <style:text-properties style:font-name="Baskerville" fo:font-style="normal" fo:font-weight="normal" officeooo:rsid="003dc459" officeooo:paragraph-rsid="003dc459" style:font-name-asian="Liberation Serif1" style:font-style-asian="normal" style:font-weight-asian="normal" style:font-name-complex="Liberation Serif1" style:font-style-complex="normal" style:font-weight-complex="normal"/>
    </style:style>
    <style:style style:name="P46" style:family="paragraph" style:parent-style-name="Standard">
      <style:paragraph-properties fo:line-height="115%" fo:text-align="justify" style:justify-single-word="false"/>
      <style:text-properties style:font-name="Baskerville" fo:font-style="normal" fo:font-weight="normal" officeooo:rsid="003dc459" officeooo:paragraph-rsid="003dc459" style:font-name-asian="Liberation Serif1" style:font-style-asian="normal" style:font-weight-asian="normal" style:font-name-complex="Liberation Serif1" style:font-style-complex="normal" style:font-weight-complex="normal"/>
    </style:style>
    <style:style style:name="P47" style:family="paragraph" style:parent-style-name="Standard">
      <style:paragraph-properties fo:line-height="115%" fo:text-align="justify" style:justify-single-word="false"/>
      <style:text-properties style:font-name="Baskerville" fo:font-style="normal" fo:font-weight="normal" officeooo:rsid="003dc459" officeooo:paragraph-rsid="01a22f1a" style:font-name-asian="Liberation Serif1" style:font-style-asian="normal" style:font-weight-asian="normal" style:font-name-complex="Liberation Serif1" style:font-style-complex="normal" style:font-weight-complex="normal"/>
    </style:style>
    <style:style style:name="P48" style:family="paragraph" style:parent-style-name="Standard">
      <style:paragraph-properties fo:line-height="115%" fo:text-align="justify" style:justify-single-word="false"/>
      <style:text-properties style:font-name="Baskerville" fo:font-style="normal" fo:font-weight="normal" officeooo:rsid="00400196" officeooo:paragraph-rsid="00400196" style:font-name-asian="Liberation Serif1" style:font-style-asian="normal" style:font-weight-asian="normal" style:font-name-complex="Liberation Serif1" style:font-style-complex="normal" style:font-weight-complex="normal"/>
    </style:style>
    <style:style style:name="P49" style:family="paragraph" style:parent-style-name="Standard">
      <style:paragraph-properties fo:line-height="115%" fo:text-align="start" style:justify-single-word="false"/>
      <style:text-properties style:font-name="Baskerville" fo:font-style="normal" fo:font-weight="normal" officeooo:rsid="00420df7" officeooo:paragraph-rsid="00420df7" style:font-name-asian="Liberation Serif1" style:font-style-asian="normal" style:font-weight-asian="normal" style:font-name-complex="Liberation Serif1" style:font-style-complex="normal" style:font-weight-complex="normal"/>
    </style:style>
    <style:style style:name="P50" style:family="paragraph" style:parent-style-name="Standard">
      <style:paragraph-properties fo:line-height="115%" fo:text-align="justify" style:justify-single-word="false"/>
      <style:text-properties style:font-name="Baskerville" fo:font-style="normal" fo:font-weight="normal" officeooo:rsid="00420df7" officeooo:paragraph-rsid="00420df7" style:font-name-asian="Liberation Serif1" style:font-style-asian="normal" style:font-weight-asian="normal" style:font-name-complex="Liberation Serif1" style:font-style-complex="normal" style:font-weight-complex="normal"/>
    </style:style>
    <style:style style:name="P51" style:family="paragraph" style:parent-style-name="Standard">
      <style:paragraph-properties fo:line-height="115%" fo:text-align="justify" style:justify-single-word="false"/>
      <style:text-properties style:font-name="Baskerville" fo:font-style="normal" fo:font-weight="normal" officeooo:rsid="004351cb" officeooo:paragraph-rsid="00458200" style:font-name-asian="Liberation Serif1" style:font-style-asian="normal" style:font-weight-asian="normal" style:font-name-complex="Liberation Serif1" style:font-style-complex="normal" style:font-weight-complex="normal"/>
    </style:style>
    <style:style style:name="P52" style:family="paragraph" style:parent-style-name="Standard">
      <style:paragraph-properties fo:line-height="115%" fo:text-align="start" style:justify-single-word="false"/>
      <style:text-properties style:font-name="Baskerville" fo:font-style="normal" fo:font-weight="normal" officeooo:rsid="004351cb" officeooo:paragraph-rsid="004351cb" style:font-name-asian="Liberation Serif1" style:font-style-asian="normal" style:font-weight-asian="normal" style:font-name-complex="Liberation Serif1" style:font-style-complex="normal" style:font-weight-complex="normal"/>
    </style:style>
    <style:style style:name="P53" style:family="paragraph" style:parent-style-name="Standard">
      <style:paragraph-properties fo:line-height="115%" fo:text-align="justify" style:justify-single-word="false"/>
      <style:text-properties style:font-name="Baskerville" fo:font-style="normal" fo:font-weight="normal" officeooo:rsid="00458200" officeooo:paragraph-rsid="00458200" style:font-name-asian="Liberation Serif1" style:font-style-asian="normal" style:font-weight-asian="normal" style:font-name-complex="Liberation Serif1" style:font-style-complex="normal" style:font-weight-complex="normal"/>
    </style:style>
    <style:style style:name="P54" style:family="paragraph" style:parent-style-name="Standard">
      <style:paragraph-properties fo:line-height="115%" fo:text-align="justify" style:justify-single-word="false"/>
      <style:text-properties style:font-name="Baskerville" fo:font-style="normal" fo:font-weight="normal" officeooo:rsid="00458200" officeooo:paragraph-rsid="009cf7b7" style:font-name-asian="Liberation Serif1" style:font-style-asian="normal" style:font-weight-asian="normal" style:font-name-complex="Liberation Serif1" style:font-style-complex="normal" style:font-weight-complex="normal"/>
    </style:style>
    <style:style style:name="P55" style:family="paragraph" style:parent-style-name="Standard">
      <style:paragraph-properties fo:line-height="115%" fo:text-align="justify" style:justify-single-word="false"/>
      <style:text-properties style:font-name="Baskerville" fo:font-style="normal" fo:font-weight="normal" officeooo:rsid="00458200" officeooo:paragraph-rsid="00a44f94" style:font-name-asian="Liberation Serif1" style:font-style-asian="normal" style:font-weight-asian="normal" style:font-name-complex="Liberation Serif1" style:font-style-complex="normal" style:font-weight-complex="normal"/>
    </style:style>
    <style:style style:name="P56" style:family="paragraph" style:parent-style-name="Standard">
      <style:paragraph-properties fo:line-height="115%" fo:text-align="justify" style:justify-single-word="false"/>
      <style:text-properties style:font-name="Baskerville" fo:font-style="normal" fo:font-weight="normal" officeooo:rsid="00458200" officeooo:paragraph-rsid="0128c51b" style:font-name-asian="Liberation Serif1" style:font-style-asian="normal" style:font-weight-asian="normal" style:font-name-complex="Liberation Serif1" style:font-style-complex="normal" style:font-weight-complex="normal"/>
    </style:style>
    <style:style style:name="P57" style:family="paragraph" style:parent-style-name="Standard">
      <style:paragraph-properties fo:line-height="115%" fo:text-align="justify" style:justify-single-word="false"/>
      <style:text-properties style:font-name="Baskerville" fo:font-style="normal" fo:font-weight="normal" officeooo:rsid="00458200" officeooo:paragraph-rsid="006a0112" style:font-name-asian="Liberation Serif1" style:font-style-asian="normal" style:font-weight-asian="normal" style:font-name-complex="Liberation Serif1" style:font-style-complex="normal" style:font-weight-complex="normal"/>
    </style:style>
    <style:style style:name="P58" style:family="paragraph" style:parent-style-name="Standard">
      <style:paragraph-properties fo:line-height="115%" fo:text-align="justify" style:justify-single-word="false"/>
      <style:text-properties style:font-name="Baskerville" fo:font-style="normal" fo:font-weight="normal" officeooo:rsid="00458200" officeooo:paragraph-rsid="00a3009c" style:font-name-asian="Liberation Serif1" style:font-style-asian="normal" style:font-weight-asian="normal" style:font-name-complex="Liberation Serif1" style:font-style-complex="normal" style:font-weight-complex="normal"/>
    </style:style>
    <style:style style:name="P59" style:family="paragraph" style:parent-style-name="Standard">
      <style:paragraph-properties fo:line-height="115%" fo:text-align="justify" style:justify-single-word="false"/>
      <style:text-properties style:font-name="Baskerville" fo:font-style="normal" fo:font-weight="normal" officeooo:rsid="00458200" officeooo:paragraph-rsid="007376df" style:font-name-asian="Liberation Serif1" style:font-style-asian="normal" style:font-weight-asian="normal" style:font-name-complex="Liberation Serif1" style:font-style-complex="normal" style:font-weight-complex="normal"/>
    </style:style>
    <style:style style:name="P60" style:family="paragraph" style:parent-style-name="Standard">
      <style:paragraph-properties fo:line-height="115%" fo:text-align="justify" style:justify-single-word="false"/>
      <style:text-properties style:font-name="Baskerville" fo:font-style="normal" fo:font-weight="normal" officeooo:rsid="00458200" officeooo:paragraph-rsid="00a1871b" style:font-name-asian="Liberation Serif1" style:font-style-asian="normal" style:font-weight-asian="normal" style:font-name-complex="Liberation Serif1" style:font-style-complex="normal" style:font-weight-complex="normal"/>
    </style:style>
    <style:style style:name="P61" style:family="paragraph" style:parent-style-name="Standard">
      <style:paragraph-properties fo:line-height="115%" fo:text-align="justify" style:justify-single-word="false"/>
      <style:text-properties style:font-name="Baskerville" fo:font-style="normal" fo:font-weight="normal" officeooo:rsid="00458200" officeooo:paragraph-rsid="008f57dc" style:font-name-asian="Liberation Serif1" style:font-style-asian="normal" style:font-weight-asian="normal" style:font-name-complex="Liberation Serif1" style:font-style-complex="normal" style:font-weight-complex="normal"/>
    </style:style>
    <style:style style:name="P62" style:family="paragraph" style:parent-style-name="Standard">
      <style:paragraph-properties fo:line-height="115%" fo:text-align="justify" style:justify-single-word="false"/>
      <style:text-properties style:font-name="Baskerville" fo:font-style="normal" fo:font-weight="normal" officeooo:rsid="00458200" officeooo:paragraph-rsid="01c8ecef" style:font-name-asian="Liberation Serif1" style:font-style-asian="normal" style:font-weight-asian="normal" style:font-name-complex="Liberation Serif1" style:font-style-complex="normal" style:font-weight-complex="normal"/>
    </style:style>
    <style:style style:name="P63" style:family="paragraph" style:parent-style-name="Standard">
      <style:paragraph-properties fo:line-height="115%" fo:text-align="justify" style:justify-single-word="false"/>
      <style:text-properties style:font-name="Baskerville" fo:font-style="normal" fo:font-weight="normal" officeooo:rsid="00458200" officeooo:paragraph-rsid="01cf044e" style:font-name-asian="Liberation Serif1" style:font-style-asian="normal" style:font-weight-asian="normal" style:font-name-complex="Liberation Serif1" style:font-style-complex="normal" style:font-weight-complex="normal"/>
    </style:style>
    <style:style style:name="P64" style:family="paragraph" style:parent-style-name="Standard">
      <style:paragraph-properties fo:line-height="115%" fo:text-align="justify" style:justify-single-word="false"/>
      <style:text-properties style:font-name="Baskerville" fo:font-style="normal" fo:font-weight="normal" officeooo:rsid="00458200" officeooo:paragraph-rsid="01cfa1f2" style:font-name-asian="Liberation Serif1" style:font-style-asian="normal" style:font-weight-asian="normal" style:font-name-complex="Liberation Serif1" style:font-style-complex="normal" style:font-weight-complex="normal"/>
    </style:style>
    <style:style style:name="P65" style:family="paragraph" style:parent-style-name="Standard">
      <style:paragraph-properties fo:line-height="115%" fo:text-align="justify" style:justify-single-word="false"/>
      <style:text-properties style:font-name="Baskerville" fo:font-style="normal" fo:font-weight="normal" officeooo:rsid="00458200" officeooo:paragraph-rsid="01d30cec" style:font-name-asian="Liberation Serif1" style:font-style-asian="normal" style:font-weight-asian="normal" style:font-name-complex="Liberation Serif1" style:font-style-complex="normal" style:font-weight-complex="normal"/>
    </style:style>
    <style:style style:name="P66" style:family="paragraph" style:parent-style-name="Standard">
      <style:paragraph-properties fo:line-height="115%" fo:text-align="justify" style:justify-single-word="false"/>
      <style:text-properties style:font-name="Baskerville" fo:font-style="normal" fo:font-weight="normal" officeooo:rsid="00458200" officeooo:paragraph-rsid="01dc63d8" style:font-name-asian="Liberation Serif1" style:font-style-asian="normal" style:font-weight-asian="normal" style:font-name-complex="Liberation Serif1" style:font-style-complex="normal" style:font-weight-complex="normal"/>
    </style:style>
    <style:style style:name="P67" style:family="paragraph" style:parent-style-name="Standard">
      <style:paragraph-properties fo:line-height="115%" fo:text-align="justify" style:justify-single-word="false"/>
      <style:text-properties style:font-name="Baskerville" fo:font-style="normal" fo:font-weight="normal" officeooo:rsid="00458200" officeooo:paragraph-rsid="01dff802" style:font-name-asian="Liberation Serif1" style:font-style-asian="normal" style:font-weight-asian="normal" style:font-name-complex="Liberation Serif1" style:font-style-complex="normal" style:font-weight-complex="normal"/>
    </style:style>
    <style:style style:name="P68" style:family="paragraph" style:parent-style-name="Standard">
      <style:paragraph-properties fo:line-height="115%" fo:text-align="justify" style:justify-single-word="false"/>
      <style:text-properties style:font-name="Baskerville" fo:font-style="normal" fo:font-weight="normal" officeooo:rsid="00458200" officeooo:paragraph-rsid="01e354fb" style:font-name-asian="Liberation Serif1" style:font-style-asian="normal" style:font-weight-asian="normal" style:font-name-complex="Liberation Serif1" style:font-style-complex="normal" style:font-weight-complex="normal"/>
    </style:style>
    <style:style style:name="P69" style:family="paragraph" style:parent-style-name="Standard">
      <style:paragraph-properties fo:line-height="115%" fo:text-align="justify" style:justify-single-word="false"/>
      <style:text-properties style:font-name="Baskerville" fo:font-style="normal" fo:font-weight="normal" officeooo:rsid="00458200" officeooo:paragraph-rsid="01e49750" style:font-name-asian="Liberation Serif1" style:font-style-asian="normal" style:font-weight-asian="normal" style:font-name-complex="Liberation Serif1" style:font-style-complex="normal" style:font-weight-complex="normal"/>
    </style:style>
    <style:style style:name="P70" style:family="paragraph" style:parent-style-name="Standard">
      <style:paragraph-properties fo:line-height="115%" fo:text-align="justify" style:justify-single-word="false"/>
      <style:text-properties style:font-name="Baskerville" fo:font-style="normal" fo:font-weight="normal" officeooo:rsid="00458200" officeooo:paragraph-rsid="00935f19" style:font-name-asian="Liberation Serif1" style:font-style-asian="normal" style:font-weight-asian="normal" style:font-name-complex="Liberation Serif1" style:font-style-complex="normal" style:font-weight-complex="normal"/>
    </style:style>
    <style:style style:name="P71" style:family="paragraph" style:parent-style-name="Standard">
      <style:paragraph-properties fo:line-height="115%" fo:text-align="justify" style:justify-single-word="false"/>
      <style:text-properties style:font-name="Baskerville" fo:font-style="normal" fo:font-weight="normal" officeooo:rsid="00458200" officeooo:paragraph-rsid="008406a4" style:font-name-asian="Liberation Serif1" style:font-style-asian="normal" style:font-weight-asian="normal" style:font-name-complex="Liberation Serif1" style:font-style-complex="normal" style:font-weight-complex="normal"/>
    </style:style>
    <style:style style:name="P72" style:family="paragraph" style:parent-style-name="Standard">
      <style:paragraph-properties fo:line-height="115%" fo:text-align="justify" style:justify-single-word="false"/>
      <style:text-properties style:font-name="Baskerville" fo:font-style="normal" fo:font-weight="normal" officeooo:rsid="00458200" officeooo:paragraph-rsid="007fb9ab" style:font-name-asian="Liberation Serif1" style:font-style-asian="normal" style:font-weight-asian="normal" style:font-name-complex="Liberation Serif1" style:font-style-complex="normal" style:font-weight-complex="normal"/>
    </style:style>
    <style:style style:name="P73" style:family="paragraph" style:parent-style-name="Standard">
      <style:paragraph-properties fo:line-height="115%" fo:text-align="justify" style:justify-single-word="false"/>
      <style:text-properties style:font-name="Baskerville" fo:font-style="normal" fo:font-weight="normal" officeooo:rsid="00458200" officeooo:paragraph-rsid="009b85f9" style:font-name-asian="Liberation Serif1" style:font-style-asian="normal" style:font-weight-asian="normal" style:font-name-complex="Liberation Serif1" style:font-style-complex="normal" style:font-weight-complex="normal"/>
    </style:style>
    <style:style style:name="P74" style:family="paragraph" style:parent-style-name="Standard">
      <style:paragraph-properties fo:line-height="115%" fo:text-align="justify" style:justify-single-word="false"/>
      <style:text-properties style:font-name="Baskerville" fo:font-style="normal" fo:font-weight="normal" officeooo:rsid="00458200" officeooo:paragraph-rsid="01f21864" style:font-name-asian="Liberation Serif1" style:font-style-asian="normal" style:font-weight-asian="normal" style:font-name-complex="Liberation Serif1" style:font-style-complex="normal" style:font-weight-complex="normal"/>
    </style:style>
    <style:style style:name="P75" style:family="paragraph" style:parent-style-name="Standard">
      <style:paragraph-properties fo:line-height="115%" fo:text-align="justify" style:justify-single-word="false"/>
      <style:text-properties style:font-name="Baskerville" fo:font-style="normal" fo:font-weight="normal" officeooo:rsid="00458200" officeooo:paragraph-rsid="01f86689" style:font-name-asian="Liberation Serif1" style:font-style-asian="normal" style:font-weight-asian="normal" style:font-name-complex="Liberation Serif1" style:font-style-complex="normal" style:font-weight-complex="normal"/>
    </style:style>
    <style:style style:name="P76" style:family="paragraph" style:parent-style-name="Standard">
      <style:paragraph-properties fo:line-height="115%" fo:text-align="justify" style:justify-single-word="false"/>
      <style:text-properties style:font-name="Baskerville" fo:font-style="normal" fo:font-weight="normal" officeooo:rsid="00458200" officeooo:paragraph-rsid="01fb9aaa" style:font-name-asian="Liberation Serif1" style:font-style-asian="normal" style:font-weight-asian="normal" style:font-name-complex="Liberation Serif1" style:font-style-complex="normal" style:font-weight-complex="normal"/>
    </style:style>
    <style:style style:name="P77" style:family="paragraph" style:parent-style-name="Standard">
      <style:paragraph-properties fo:line-height="115%" fo:text-align="start" style:justify-single-word="false"/>
      <style:text-properties style:font-name="Baskerville" fo:font-style="normal" fo:font-weight="normal" officeooo:rsid="00458200" officeooo:paragraph-rsid="0128c51b" style:font-name-asian="Liberation Serif1" style:font-style-asian="normal" style:font-weight-asian="normal" style:font-name-complex="Liberation Serif1" style:font-style-complex="normal" style:font-weight-complex="normal"/>
    </style:style>
    <style:style style:name="P78" style:family="paragraph" style:parent-style-name="Standard">
      <style:paragraph-properties fo:line-height="115%" fo:text-align="justify" style:justify-single-word="false"/>
      <style:text-properties style:font-name="Baskerville" fo:font-style="normal" fo:font-weight="normal" officeooo:rsid="00469c01" officeooo:paragraph-rsid="00469c01" style:font-name-asian="Liberation Serif1" style:font-style-asian="normal" style:font-weight-asian="normal" style:font-name-complex="Liberation Serif1" style:font-style-complex="normal" style:font-weight-complex="normal"/>
    </style:style>
    <style:style style:name="P79" style:family="paragraph" style:parent-style-name="Standard">
      <style:paragraph-properties fo:line-height="115%" fo:text-align="justify" style:justify-single-word="false"/>
      <style:text-properties style:font-name="Baskerville" fo:font-style="normal" fo:font-weight="normal" officeooo:rsid="0048363b" officeooo:paragraph-rsid="0048363b" style:font-name-asian="Liberation Serif1" style:font-style-asian="normal" style:font-weight-asian="normal" style:font-name-complex="Liberation Serif1" style:font-style-complex="normal" style:font-weight-complex="normal"/>
    </style:style>
    <style:style style:name="P80" style:family="paragraph" style:parent-style-name="Standard">
      <style:paragraph-properties fo:line-height="115%" fo:text-align="justify" style:justify-single-word="false"/>
      <style:text-properties style:font-name="Baskerville" fo:font-style="normal" fo:font-weight="normal" officeooo:rsid="0048534f" officeooo:paragraph-rsid="0048534f" style:font-name-asian="Liberation Serif1" style:font-style-asian="normal" style:font-weight-asian="normal" style:font-name-complex="Liberation Serif1" style:font-style-complex="normal" style:font-weight-complex="normal"/>
    </style:style>
    <style:style style:name="P81" style:family="paragraph" style:parent-style-name="Standard">
      <style:paragraph-properties fo:line-height="115%" fo:text-align="justify" style:justify-single-word="false"/>
      <style:text-properties style:font-name="Baskerville" fo:font-style="normal" fo:font-weight="normal" officeooo:rsid="004d49f6" officeooo:paragraph-rsid="004d49f6" style:font-name-asian="Liberation Serif1" style:font-style-asian="normal" style:font-weight-asian="normal" style:font-name-complex="Liberation Serif1" style:font-style-complex="normal" style:font-weight-complex="normal"/>
    </style:style>
    <style:style style:name="P82" style:family="paragraph" style:parent-style-name="Standard">
      <style:paragraph-properties fo:line-height="115%" fo:text-align="justify" style:justify-single-word="false"/>
      <style:text-properties style:font-name="Baskerville" fo:font-style="normal" fo:font-weight="normal" officeooo:rsid="004b897e" officeooo:paragraph-rsid="004d49f6" style:font-name-asian="Liberation Serif1" style:font-style-asian="normal" style:font-weight-asian="normal" style:font-name-complex="Liberation Serif1" style:font-style-complex="normal" style:font-weight-complex="normal"/>
    </style:style>
    <style:style style:name="P83" style:family="paragraph" style:parent-style-name="Standard">
      <style:paragraph-properties fo:line-height="115%" fo:text-align="justify" style:justify-single-word="false"/>
      <style:text-properties style:font-name="Baskerville" fo:font-style="normal" fo:font-weight="normal" officeooo:rsid="004b897e" officeooo:paragraph-rsid="004b897e" style:font-name-asian="Liberation Serif1" style:font-style-asian="normal" style:font-weight-asian="normal" style:font-name-complex="Liberation Serif1" style:font-style-complex="normal" style:font-weight-complex="normal"/>
    </style:style>
    <style:style style:name="P84" style:family="paragraph" style:parent-style-name="Standard">
      <style:paragraph-properties fo:line-height="115%" fo:text-align="justify" style:justify-single-word="false"/>
      <style:text-properties style:font-name="Baskerville" fo:font-style="normal" fo:font-weight="normal" officeooo:rsid="004dbaff" officeooo:paragraph-rsid="004dbaff" style:font-name-asian="Liberation Serif1" style:font-style-asian="normal" style:font-weight-asian="normal" style:font-name-complex="Liberation Serif1" style:font-style-complex="normal" style:font-weight-complex="normal"/>
    </style:style>
    <style:style style:name="P85" style:family="paragraph" style:parent-style-name="Standard">
      <style:paragraph-properties fo:line-height="115%" fo:text-align="justify" style:justify-single-word="false"/>
      <style:text-properties style:font-name="Baskerville" fo:font-style="normal" fo:font-weight="normal" officeooo:rsid="004dbaff" officeooo:paragraph-rsid="004d49f6" style:font-name-asian="Liberation Serif1" style:font-style-asian="normal" style:font-weight-asian="normal" style:font-name-complex="Liberation Serif1" style:font-style-complex="normal" style:font-weight-complex="normal"/>
    </style:style>
    <style:style style:name="P86" style:family="paragraph" style:parent-style-name="Standard">
      <style:paragraph-properties fo:line-height="115%" fo:text-align="justify" style:justify-single-word="false"/>
      <style:text-properties style:font-name="Baskerville" fo:font-style="normal" fo:font-weight="normal" officeooo:rsid="0055263c" officeooo:paragraph-rsid="0055263c" style:font-name-asian="Liberation Serif1" style:font-style-asian="normal" style:font-weight-asian="normal" style:font-name-complex="Liberation Serif1" style:font-style-complex="normal" style:font-weight-complex="normal"/>
    </style:style>
    <style:style style:name="P87" style:family="paragraph" style:parent-style-name="Standard">
      <style:paragraph-properties fo:line-height="115%" fo:text-align="justify" style:justify-single-word="false"/>
      <style:text-properties style:font-name="Baskerville" fo:font-style="normal" fo:font-weight="normal" officeooo:rsid="0056c469" officeooo:paragraph-rsid="0056c469" style:font-name-asian="Liberation Serif1" style:font-style-asian="normal" style:font-weight-asian="normal" style:font-name-complex="Liberation Serif1" style:font-style-complex="normal" style:font-weight-complex="normal"/>
    </style:style>
    <style:style style:name="P88" style:family="paragraph" style:parent-style-name="Standard">
      <style:paragraph-properties fo:line-height="115%" fo:text-align="justify" style:justify-single-word="false"/>
      <style:text-properties style:font-name="Baskerville" fo:font-style="normal" fo:font-weight="normal" officeooo:rsid="0059cbd9" officeooo:paragraph-rsid="0059cbd9" style:font-name-asian="Liberation Serif1" style:font-style-asian="normal" style:font-weight-asian="normal" style:font-name-complex="Liberation Serif1" style:font-style-complex="normal" style:font-weight-complex="normal"/>
    </style:style>
    <style:style style:name="P89" style:family="paragraph" style:parent-style-name="Standard">
      <style:paragraph-properties fo:line-height="115%" fo:text-align="justify" style:justify-single-word="false"/>
      <style:text-properties style:font-name="Baskerville" fo:font-style="normal" fo:font-weight="normal" officeooo:rsid="005b639a" officeooo:paragraph-rsid="005b639a" style:font-name-asian="Liberation Serif1" style:font-style-asian="normal" style:font-weight-asian="normal" style:font-name-complex="Liberation Serif1" style:font-style-complex="normal" style:font-weight-complex="normal"/>
    </style:style>
    <style:style style:name="P90" style:family="paragraph" style:parent-style-name="Standard">
      <style:paragraph-properties fo:line-height="115%" fo:text-align="justify" style:justify-single-word="false"/>
      <style:text-properties style:font-name="Baskerville" fo:font-style="normal" fo:font-weight="normal" officeooo:rsid="005c53ed" officeooo:paragraph-rsid="005c53ed" style:font-name-asian="Liberation Serif1" style:font-style-asian="normal" style:font-weight-asian="normal" style:font-name-complex="Liberation Serif1" style:font-style-complex="normal" style:font-weight-complex="normal"/>
    </style:style>
    <style:style style:name="P91" style:family="paragraph" style:parent-style-name="Standard">
      <style:paragraph-properties fo:line-height="115%" fo:text-align="justify" style:justify-single-word="false"/>
      <style:text-properties style:font-name="Baskerville" fo:font-style="normal" fo:font-weight="normal" officeooo:rsid="00439b33" officeooo:paragraph-rsid="00539118" style:font-name-asian="Liberation Serif1" style:font-style-asian="normal" style:font-weight-asian="normal" style:font-name-complex="Liberation Serif1" style:font-style-complex="normal" style:font-weight-complex="normal"/>
    </style:style>
    <style:style style:name="P92" style:family="paragraph" style:parent-style-name="Standard">
      <style:paragraph-properties fo:line-height="115%" fo:text-align="justify" style:justify-single-word="false"/>
      <style:text-properties style:font-name="Baskerville" fo:font-style="normal" fo:font-weight="normal" officeooo:rsid="005e0908" officeooo:paragraph-rsid="005e0908" style:font-name-asian="Liberation Serif1" style:font-style-asian="normal" style:font-weight-asian="normal" style:font-name-complex="Liberation Serif1" style:font-style-complex="normal" style:font-weight-complex="normal"/>
    </style:style>
    <style:style style:name="P93" style:family="paragraph" style:parent-style-name="Standard">
      <style:paragraph-properties fo:line-height="115%" fo:text-align="justify" style:justify-single-word="false"/>
      <style:text-properties style:font-name="Baskerville" fo:font-style="normal" fo:font-weight="normal" officeooo:rsid="005e3874" officeooo:paragraph-rsid="005e3874" style:font-name-asian="Liberation Serif1" style:font-style-asian="normal" style:font-weight-asian="normal" style:font-name-complex="Liberation Serif1" style:font-style-complex="normal" style:font-weight-complex="normal"/>
    </style:style>
    <style:style style:name="P94" style:family="paragraph" style:parent-style-name="Standard">
      <style:paragraph-properties fo:line-height="115%" fo:text-align="justify" style:justify-single-word="false"/>
      <style:text-properties style:font-name="Baskerville" fo:font-style="normal" fo:font-weight="normal" officeooo:rsid="005e3874" officeooo:paragraph-rsid="00539118" style:font-name-asian="Liberation Serif1" style:font-style-asian="normal" style:font-weight-asian="normal" style:font-name-complex="Liberation Serif1" style:font-style-complex="normal" style:font-weight-complex="normal"/>
    </style:style>
    <style:style style:name="P95" style:family="paragraph" style:parent-style-name="Standard">
      <style:paragraph-properties fo:line-height="115%" fo:text-align="justify" style:justify-single-word="false"/>
      <style:text-properties style:font-name="Baskerville" fo:font-style="normal" fo:font-weight="normal" officeooo:rsid="005f2747" officeooo:paragraph-rsid="005f2747" style:font-name-asian="Liberation Serif1" style:font-style-asian="normal" style:font-weight-asian="normal" style:font-name-complex="Liberation Serif1" style:font-style-complex="normal" style:font-weight-complex="normal"/>
    </style:style>
    <style:style style:name="P96" style:family="paragraph" style:parent-style-name="Standard">
      <style:paragraph-properties fo:line-height="115%" fo:text-align="justify" style:justify-single-word="false"/>
      <style:text-properties style:font-name="Baskerville" fo:font-style="normal" fo:font-weight="normal" officeooo:rsid="005feffa" officeooo:paragraph-rsid="005feffa" style:font-name-asian="Liberation Serif1" style:font-style-asian="normal" style:font-weight-asian="normal" style:font-name-complex="Liberation Serif1" style:font-style-complex="normal" style:font-weight-complex="normal"/>
    </style:style>
    <style:style style:name="P97" style:family="paragraph" style:parent-style-name="Standard">
      <style:paragraph-properties fo:line-height="115%" fo:text-align="justify" style:justify-single-word="false"/>
      <style:text-properties style:font-name="Baskerville" fo:font-style="normal" fo:font-weight="normal" officeooo:rsid="005ffc28" officeooo:paragraph-rsid="005ffc28" style:font-name-asian="Liberation Serif1" style:font-style-asian="normal" style:font-weight-asian="normal" style:font-name-complex="Liberation Serif1" style:font-style-complex="normal" style:font-weight-complex="normal"/>
    </style:style>
    <style:style style:name="P98" style:family="paragraph" style:parent-style-name="Standard">
      <style:paragraph-properties fo:line-height="115%" fo:text-align="justify" style:justify-single-word="false"/>
      <style:text-properties style:font-name="Baskerville" fo:font-style="normal" fo:font-weight="normal" officeooo:rsid="006424bd" officeooo:paragraph-rsid="006424bd" style:font-name-asian="Liberation Serif1" style:font-style-asian="normal" style:font-weight-asian="normal" style:font-name-complex="Liberation Serif1" style:font-style-complex="normal" style:font-weight-complex="normal"/>
    </style:style>
    <style:style style:name="P99" style:family="paragraph" style:parent-style-name="Standard">
      <style:paragraph-properties fo:line-height="115%" fo:text-align="justify" style:justify-single-word="false"/>
      <style:text-properties style:font-name="Baskerville" fo:font-style="normal" fo:font-weight="normal" officeooo:rsid="00660b32" officeooo:paragraph-rsid="00660b32" style:font-name-asian="Liberation Serif1" style:font-style-asian="normal" style:font-weight-asian="normal" style:font-name-complex="Liberation Serif1" style:font-style-complex="normal" style:font-weight-complex="normal"/>
    </style:style>
    <style:style style:name="P100" style:family="paragraph" style:parent-style-name="Standard">
      <style:paragraph-properties fo:line-height="115%" fo:text-align="justify" style:justify-single-word="false"/>
      <style:text-properties style:font-name="Baskerville" fo:font-style="normal" fo:font-weight="normal" officeooo:rsid="00660b32" officeooo:paragraph-rsid="00759d3f" style:font-name-asian="Liberation Serif1" style:font-style-asian="normal" style:font-weight-asian="normal" style:font-name-complex="Liberation Serif1" style:font-style-complex="normal" style:font-weight-complex="normal"/>
    </style:style>
    <style:style style:name="P101" style:family="paragraph" style:parent-style-name="Standard">
      <style:paragraph-properties fo:line-height="115%" fo:text-align="justify" style:justify-single-word="false"/>
      <style:text-properties style:font-name="Baskerville" fo:font-style="normal" fo:font-weight="normal" officeooo:rsid="00653758" officeooo:paragraph-rsid="00759d3f" style:font-name-asian="Liberation Serif1" style:font-style-asian="normal" style:font-weight-asian="normal" style:font-name-complex="Liberation Serif1" style:font-style-complex="normal" style:font-weight-complex="normal"/>
    </style:style>
    <style:style style:name="P102" style:family="paragraph" style:parent-style-name="Standard">
      <style:paragraph-properties fo:line-height="115%" fo:text-align="justify" style:justify-single-word="false"/>
      <style:text-properties style:font-name="Baskerville" fo:font-style="normal" fo:font-weight="normal" officeooo:rsid="00653758" officeooo:paragraph-rsid="024f8962" style:font-name-asian="Liberation Serif1" style:font-style-asian="normal" style:font-weight-asian="normal" style:font-name-complex="Liberation Serif1" style:font-style-complex="normal" style:font-weight-complex="normal"/>
    </style:style>
    <style:style style:name="P103" style:family="paragraph" style:parent-style-name="Standard">
      <style:paragraph-properties fo:line-height="115%" fo:text-align="justify" style:justify-single-word="false"/>
      <style:text-properties style:font-name="Baskerville" fo:font-style="normal" fo:font-weight="normal" officeooo:rsid="006a0112" officeooo:paragraph-rsid="00759d3f" style:font-name-asian="Liberation Serif1" style:font-style-asian="normal" style:font-weight-asian="normal" style:font-name-complex="Liberation Serif1" style:font-style-complex="normal" style:font-weight-complex="normal"/>
    </style:style>
    <style:style style:name="P104" style:family="paragraph" style:parent-style-name="Standard">
      <style:paragraph-properties fo:line-height="115%" fo:text-align="justify" style:justify-single-word="false"/>
      <style:text-properties style:font-name="Baskerville" fo:font-style="normal" fo:font-weight="normal" officeooo:rsid="00681323" officeooo:paragraph-rsid="00759d3f" style:font-name-asian="Liberation Serif1" style:font-style-asian="normal" style:font-weight-asian="normal" style:font-name-complex="Liberation Serif1" style:font-style-complex="normal" style:font-weight-complex="normal"/>
    </style:style>
    <style:style style:name="P105" style:family="paragraph" style:parent-style-name="Standard">
      <style:paragraph-properties fo:line-height="115%" fo:text-align="justify" style:justify-single-word="false"/>
      <style:text-properties style:font-name="Baskerville" fo:font-style="normal" fo:font-weight="normal" officeooo:rsid="006beb7b" officeooo:paragraph-rsid="00759d3f" style:font-name-asian="Liberation Serif1" style:font-style-asian="normal" style:font-weight-asian="normal" style:font-name-complex="Liberation Serif1" style:font-style-complex="normal" style:font-weight-complex="normal"/>
    </style:style>
    <style:style style:name="P106" style:family="paragraph" style:parent-style-name="Standard">
      <style:paragraph-properties fo:line-height="115%" fo:text-align="justify" style:justify-single-word="false"/>
      <style:text-properties style:font-name="Baskerville" fo:font-style="normal" fo:font-weight="normal" officeooo:rsid="006d8f5a" officeooo:paragraph-rsid="00759d3f" style:font-name-asian="Liberation Serif1" style:font-style-asian="normal" style:font-weight-asian="normal" style:font-name-complex="Liberation Serif1" style:font-style-complex="normal" style:font-weight-complex="normal"/>
    </style:style>
    <style:style style:name="P107" style:family="paragraph" style:parent-style-name="Standard">
      <style:paragraph-properties fo:line-height="115%" fo:text-align="justify" style:justify-single-word="false"/>
      <style:text-properties style:font-name="Baskerville" fo:font-style="normal" fo:font-weight="normal" officeooo:rsid="006dbe57" officeooo:paragraph-rsid="006dbe57" style:font-name-asian="Liberation Serif1" style:font-style-asian="normal" style:font-weight-asian="normal" style:font-name-complex="Liberation Serif1" style:font-style-complex="normal" style:font-weight-complex="normal"/>
    </style:style>
    <style:style style:name="P108" style:family="paragraph" style:parent-style-name="Standard">
      <style:paragraph-properties fo:line-height="115%" fo:text-align="justify" style:justify-single-word="false"/>
      <style:text-properties style:font-name="Baskerville" fo:font-style="normal" fo:font-weight="normal" officeooo:rsid="006dbe57" officeooo:paragraph-rsid="00759d3f" style:font-name-asian="Liberation Serif1" style:font-style-asian="normal" style:font-weight-asian="normal" style:font-name-complex="Liberation Serif1" style:font-style-complex="normal" style:font-weight-complex="normal"/>
    </style:style>
    <style:style style:name="P109" style:family="paragraph" style:parent-style-name="Standard">
      <style:paragraph-properties fo:line-height="115%" fo:text-align="justify" style:justify-single-word="false"/>
      <style:text-properties style:font-name="Baskerville" fo:font-style="normal" fo:font-weight="normal" officeooo:rsid="006dbe57" officeooo:paragraph-rsid="019dbf6e" style:font-name-asian="Liberation Serif1" style:font-style-asian="normal" style:font-weight-asian="normal" style:font-name-complex="Liberation Serif1" style:font-style-complex="normal" style:font-weight-complex="normal"/>
    </style:style>
    <style:style style:name="P110" style:family="paragraph" style:parent-style-name="Standard">
      <style:paragraph-properties fo:line-height="115%" fo:text-align="justify" style:justify-single-word="false"/>
      <style:text-properties style:font-name="Baskerville" fo:font-style="normal" fo:font-weight="normal" officeooo:rsid="006efbf0" officeooo:paragraph-rsid="00759d3f" style:font-name-asian="Liberation Serif1" style:font-style-asian="normal" style:font-weight-asian="normal" style:font-name-complex="Liberation Serif1" style:font-style-complex="normal" style:font-weight-complex="normal"/>
    </style:style>
    <style:style style:name="P111" style:family="paragraph" style:parent-style-name="Standard">
      <style:paragraph-properties fo:line-height="115%" fo:text-align="justify" style:justify-single-word="false"/>
      <style:text-properties style:font-name="Baskerville" fo:font-style="normal" fo:font-weight="normal" officeooo:rsid="006fb194" officeooo:paragraph-rsid="00759d3f" style:font-name-asian="Liberation Serif1" style:font-style-asian="normal" style:font-weight-asian="normal" style:font-name-complex="Liberation Serif1" style:font-style-complex="normal" style:font-weight-complex="normal"/>
    </style:style>
    <style:style style:name="P112" style:family="paragraph" style:parent-style-name="Standard">
      <style:paragraph-properties fo:line-height="115%" fo:text-align="justify" style:justify-single-word="false"/>
      <style:text-properties style:font-name="Baskerville" fo:font-style="normal" fo:font-weight="normal" officeooo:rsid="007376df" officeooo:paragraph-rsid="007376df" style:font-name-asian="Liberation Serif1" style:font-style-asian="normal" style:font-weight-asian="normal" style:font-name-complex="Liberation Serif1" style:font-style-complex="normal" style:font-weight-complex="normal"/>
    </style:style>
    <style:style style:name="P113" style:family="paragraph" style:parent-style-name="Standard">
      <style:paragraph-properties fo:line-height="115%" fo:text-align="justify" style:justify-single-word="false"/>
      <style:text-properties style:font-name="Baskerville" fo:font-style="normal" fo:font-weight="normal" officeooo:rsid="007376df" officeooo:paragraph-rsid="00759d3f" style:font-name-asian="Liberation Serif1" style:font-style-asian="normal" style:font-weight-asian="normal" style:font-name-complex="Liberation Serif1" style:font-style-complex="normal" style:font-weight-complex="normal"/>
    </style:style>
    <style:style style:name="P114" style:family="paragraph" style:parent-style-name="Standard">
      <style:paragraph-properties fo:line-height="115%" fo:text-align="justify" style:justify-single-word="false"/>
      <style:text-properties style:font-name="Baskerville" fo:font-style="normal" fo:font-weight="normal" officeooo:rsid="0077c4ca" officeooo:paragraph-rsid="0077c4ca" style:font-name-asian="Liberation Serif1" style:font-style-asian="normal" style:font-weight-asian="normal" style:font-name-complex="Liberation Serif1" style:font-style-complex="normal" style:font-weight-complex="normal"/>
    </style:style>
    <style:style style:name="P115" style:family="paragraph" style:parent-style-name="Standard">
      <style:paragraph-properties fo:line-height="115%" fo:text-align="justify" style:justify-single-word="false"/>
      <style:text-properties style:font-name="Baskerville" fo:font-style="normal" fo:font-weight="normal" officeooo:rsid="00782799" officeooo:paragraph-rsid="00782799" style:font-name-asian="Liberation Serif1" style:font-style-asian="normal" style:font-weight-asian="normal" style:font-name-complex="Liberation Serif1" style:font-style-complex="normal" style:font-weight-complex="normal"/>
    </style:style>
    <style:style style:name="P116" style:family="paragraph" style:parent-style-name="Standard">
      <style:paragraph-properties fo:line-height="115%" fo:text-align="justify" style:justify-single-word="false"/>
      <style:text-properties style:font-name="Baskerville" fo:font-style="normal" fo:font-weight="normal" officeooo:rsid="00782799" officeooo:paragraph-rsid="0077c4ca" style:font-name-asian="Liberation Serif1" style:font-style-asian="normal" style:font-weight-asian="normal" style:font-name-complex="Liberation Serif1" style:font-style-complex="normal" style:font-weight-complex="normal"/>
    </style:style>
    <style:style style:name="P117" style:family="paragraph" style:parent-style-name="Standard">
      <style:paragraph-properties fo:line-height="115%" fo:text-align="justify" style:justify-single-word="false"/>
      <style:text-properties style:font-name="Baskerville" fo:font-style="normal" fo:font-weight="normal" officeooo:rsid="00785ed5" officeooo:paragraph-rsid="00785ed5" style:font-name-asian="Liberation Serif1" style:font-style-asian="normal" style:font-weight-asian="normal" style:font-name-complex="Liberation Serif1" style:font-style-complex="normal" style:font-weight-complex="normal"/>
    </style:style>
    <style:style style:name="P118" style:family="paragraph" style:parent-style-name="Standard">
      <style:paragraph-properties fo:line-height="115%" fo:text-align="justify" style:justify-single-word="false"/>
      <style:text-properties style:font-name="Baskerville" fo:font-style="normal" fo:font-weight="normal" officeooo:rsid="0079c103" officeooo:paragraph-rsid="007a0ed3" style:font-name-asian="Liberation Serif1" style:font-style-asian="normal" style:font-weight-asian="normal" style:font-name-complex="Liberation Serif1" style:font-style-complex="normal" style:font-weight-complex="normal"/>
    </style:style>
    <style:style style:name="P119" style:family="paragraph" style:parent-style-name="Standard">
      <style:paragraph-properties fo:line-height="115%" fo:text-align="justify" style:justify-single-word="false"/>
      <style:text-properties style:font-name="Baskerville" fo:font-style="normal" fo:font-weight="normal" officeooo:rsid="0079c103" officeooo:paragraph-rsid="007cbbd2" style:font-name-asian="Liberation Serif1" style:font-style-asian="normal" style:font-weight-asian="normal" style:font-name-complex="Liberation Serif1" style:font-style-complex="normal" style:font-weight-complex="normal"/>
    </style:style>
    <style:style style:name="P120" style:family="paragraph" style:parent-style-name="Standard">
      <style:paragraph-properties fo:line-height="115%" fo:text-align="justify" style:justify-single-word="false"/>
      <style:text-properties style:font-name="Baskerville" fo:font-style="normal" fo:font-weight="normal" officeooo:rsid="007e3207" officeooo:paragraph-rsid="007e3207" style:font-name-asian="Liberation Serif1" style:font-style-asian="normal" style:font-weight-asian="normal" style:font-name-complex="Liberation Serif1" style:font-style-complex="normal" style:font-weight-complex="normal"/>
    </style:style>
    <style:style style:name="P121" style:family="paragraph" style:parent-style-name="Standard">
      <style:paragraph-properties fo:line-height="115%" fo:text-align="justify" style:justify-single-word="false"/>
      <style:text-properties style:font-name="Baskerville" fo:font-style="normal" fo:font-weight="normal" officeooo:rsid="007fb9ab" officeooo:paragraph-rsid="007fb9ab" style:font-name-asian="Liberation Serif1" style:font-style-asian="normal" style:font-weight-asian="normal" style:font-name-complex="Liberation Serif1" style:font-style-complex="normal" style:font-weight-complex="normal"/>
    </style:style>
    <style:style style:name="P122" style:family="paragraph" style:parent-style-name="Standard">
      <style:paragraph-properties fo:line-height="115%" fo:text-align="justify" style:justify-single-word="false"/>
      <style:text-properties style:font-name="Baskerville" fo:font-style="normal" fo:font-weight="normal" officeooo:rsid="007fb9ab" officeooo:paragraph-rsid="008406a4" style:font-name-asian="Liberation Serif1" style:font-style-asian="normal" style:font-weight-asian="normal" style:font-name-complex="Liberation Serif1" style:font-style-complex="normal" style:font-weight-complex="normal"/>
    </style:style>
    <style:style style:name="P123" style:family="paragraph" style:parent-style-name="Standard">
      <style:paragraph-properties fo:line-height="115%" fo:text-align="justify" style:justify-single-word="false"/>
      <style:text-properties style:font-name="Baskerville" fo:font-style="normal" fo:font-weight="normal" officeooo:rsid="0083170e" officeooo:paragraph-rsid="0083170e" style:font-name-asian="Liberation Serif1" style:font-style-asian="normal" style:font-weight-asian="normal" style:font-name-complex="Liberation Serif1" style:font-style-complex="normal" style:font-weight-complex="normal"/>
    </style:style>
    <style:style style:name="P124" style:family="paragraph" style:parent-style-name="Standard">
      <style:paragraph-properties fo:line-height="115%" fo:text-align="justify" style:justify-single-word="false"/>
      <style:text-properties style:font-name="Baskerville" fo:font-style="normal" fo:font-weight="normal" officeooo:rsid="008406a4" officeooo:paragraph-rsid="008406a4" style:font-name-asian="Liberation Serif1" style:font-style-asian="normal" style:font-weight-asian="normal" style:font-name-complex="Liberation Serif1" style:font-style-complex="normal" style:font-weight-complex="normal"/>
    </style:style>
    <style:style style:name="P125" style:family="paragraph" style:parent-style-name="Standard">
      <style:paragraph-properties fo:line-height="115%" fo:text-align="justify" style:justify-single-word="false"/>
      <style:text-properties style:font-name="Baskerville" fo:font-style="normal" fo:font-weight="normal" officeooo:rsid="0084e390" officeooo:paragraph-rsid="0084e390" style:font-name-asian="Liberation Serif1" style:font-style-asian="normal" style:font-weight-asian="normal" style:font-name-complex="Liberation Serif1" style:font-style-complex="normal" style:font-weight-complex="normal"/>
    </style:style>
    <style:style style:name="P126" style:family="paragraph" style:parent-style-name="Standard">
      <style:paragraph-properties fo:line-height="115%" fo:text-align="justify" style:justify-single-word="false"/>
      <style:text-properties style:font-name="Baskerville" fo:font-style="normal" fo:font-weight="normal" officeooo:rsid="0082c94c" officeooo:paragraph-rsid="007fb9ab" style:font-name-asian="Liberation Serif1" style:font-style-asian="normal" style:font-weight-asian="normal" style:font-name-complex="Liberation Serif1" style:font-style-complex="normal" style:font-weight-complex="normal"/>
    </style:style>
    <style:style style:name="P127" style:family="paragraph" style:parent-style-name="Standard">
      <style:paragraph-properties fo:line-height="115%" fo:text-align="justify" style:justify-single-word="false"/>
      <style:text-properties style:font-name="Baskerville" fo:font-style="normal" fo:font-weight="normal" officeooo:rsid="00818021" officeooo:paragraph-rsid="008406a4" style:font-name-asian="Liberation Serif1" style:font-style-asian="normal" style:font-weight-asian="normal" style:font-name-complex="Liberation Serif1" style:font-style-complex="normal" style:font-weight-complex="normal"/>
    </style:style>
    <style:style style:name="P128" style:family="paragraph" style:parent-style-name="Standard">
      <style:paragraph-properties fo:line-height="115%" fo:text-align="justify" style:justify-single-word="false"/>
      <style:text-properties style:font-name="Baskerville" fo:font-style="normal" fo:font-weight="normal" officeooo:rsid="00885c16" officeooo:paragraph-rsid="00885c16" style:font-name-asian="Liberation Serif1" style:font-style-asian="normal" style:font-weight-asian="normal" style:font-name-complex="Liberation Serif1" style:font-style-complex="normal" style:font-weight-complex="normal"/>
    </style:style>
    <style:style style:name="P129" style:family="paragraph" style:parent-style-name="Standard">
      <style:paragraph-properties fo:line-height="115%" fo:text-align="justify" style:justify-single-word="false"/>
      <style:text-properties style:font-name="Baskerville" fo:font-style="normal" fo:font-weight="normal" officeooo:rsid="0088ab91" officeooo:paragraph-rsid="0088ab91" style:font-name-asian="Liberation Serif1" style:font-style-asian="normal" style:font-weight-asian="normal" style:font-name-complex="Liberation Serif1" style:font-style-complex="normal" style:font-weight-complex="normal"/>
    </style:style>
    <style:style style:name="P130" style:family="paragraph" style:parent-style-name="Standard">
      <style:paragraph-properties fo:line-height="115%" fo:text-align="justify" style:justify-single-word="false"/>
      <style:text-properties style:font-name="Baskerville" fo:font-style="normal" fo:font-weight="normal" officeooo:rsid="008b19d6" officeooo:paragraph-rsid="008b19d6" style:font-name-asian="Liberation Serif1" style:font-style-asian="normal" style:font-weight-asian="normal" style:font-name-complex="Liberation Serif1" style:font-style-complex="normal" style:font-weight-complex="normal"/>
    </style:style>
    <style:style style:name="P131" style:family="paragraph" style:parent-style-name="Standard">
      <style:paragraph-properties fo:line-height="115%" fo:text-align="justify" style:justify-single-word="false"/>
      <style:text-properties style:font-name="Baskerville" fo:font-style="normal" fo:font-weight="normal" officeooo:rsid="008b19d6" officeooo:paragraph-rsid="008bdc30" style:font-name-asian="Liberation Serif1" style:font-style-asian="normal" style:font-weight-asian="normal" style:font-name-complex="Liberation Serif1" style:font-style-complex="normal" style:font-weight-complex="normal"/>
    </style:style>
    <style:style style:name="P132" style:family="paragraph" style:parent-style-name="Standard">
      <style:paragraph-properties fo:line-height="115%" fo:text-align="justify" style:justify-single-word="false"/>
      <style:text-properties style:font-name="Baskerville" fo:font-style="normal" fo:font-weight="normal" officeooo:rsid="008f57dc" officeooo:paragraph-rsid="008f57dc" style:font-name-asian="Liberation Serif1" style:font-style-asian="normal" style:font-weight-asian="normal" style:font-name-complex="Liberation Serif1" style:font-style-complex="normal" style:font-weight-complex="normal"/>
    </style:style>
    <style:style style:name="P133" style:family="paragraph" style:parent-style-name="Standard">
      <style:paragraph-properties fo:line-height="115%" fo:text-align="justify" style:justify-single-word="false"/>
      <style:text-properties style:font-name="Baskerville" fo:font-style="normal" fo:font-weight="normal" officeooo:rsid="00917f96" officeooo:paragraph-rsid="00917f96" style:font-name-asian="Liberation Serif1" style:font-style-asian="normal" style:font-weight-asian="normal" style:font-name-complex="Liberation Serif1" style:font-style-complex="normal" style:font-weight-complex="normal"/>
    </style:style>
    <style:style style:name="P134" style:family="paragraph" style:parent-style-name="Standard">
      <style:paragraph-properties fo:line-height="115%" fo:text-align="justify" style:justify-single-word="false"/>
      <style:text-properties style:font-name="Baskerville" fo:font-style="normal" fo:font-weight="normal" officeooo:rsid="00935f19" officeooo:paragraph-rsid="00935f19" style:font-name-asian="Liberation Serif1" style:font-style-asian="normal" style:font-weight-asian="normal" style:font-name-complex="Liberation Serif1" style:font-style-complex="normal" style:font-weight-complex="normal"/>
    </style:style>
    <style:style style:name="P135" style:family="paragraph" style:parent-style-name="Standard">
      <style:paragraph-properties fo:line-height="115%" fo:text-align="justify" style:justify-single-word="false"/>
      <style:text-properties style:font-name="Baskerville" fo:font-style="normal" fo:font-weight="normal" officeooo:rsid="00935f19" officeooo:paragraph-rsid="01c8ecef" style:font-name-asian="Liberation Serif1" style:font-style-asian="normal" style:font-weight-asian="normal" style:font-name-complex="Liberation Serif1" style:font-style-complex="normal" style:font-weight-complex="normal"/>
    </style:style>
    <style:style style:name="P136" style:family="paragraph" style:parent-style-name="Standard">
      <style:paragraph-properties fo:line-height="115%" fo:text-align="justify" style:justify-single-word="false"/>
      <style:text-properties style:font-name="Baskerville" fo:font-style="normal" fo:font-weight="normal" officeooo:rsid="00957c67" officeooo:paragraph-rsid="00957c67" style:font-name-asian="Liberation Serif1" style:font-style-asian="normal" style:font-weight-asian="normal" style:font-name-complex="Liberation Serif1" style:font-style-complex="normal" style:font-weight-complex="normal"/>
    </style:style>
    <style:style style:name="P137" style:family="paragraph" style:parent-style-name="Standard">
      <style:paragraph-properties fo:line-height="115%" fo:text-align="justify" style:justify-single-word="false"/>
      <style:text-properties style:font-name="Baskerville" fo:font-style="normal" fo:font-weight="normal" officeooo:rsid="009789ff" officeooo:paragraph-rsid="009789ff" style:font-name-asian="Liberation Serif1" style:font-style-asian="normal" style:font-weight-asian="normal" style:font-name-complex="Liberation Serif1" style:font-style-complex="normal" style:font-weight-complex="normal"/>
    </style:style>
    <style:style style:name="P138" style:family="paragraph" style:parent-style-name="Standard">
      <style:paragraph-properties fo:line-height="115%" fo:text-align="justify" style:justify-single-word="false"/>
      <style:text-properties style:font-name="Baskerville" fo:font-style="normal" fo:font-weight="normal" officeooo:rsid="0098b441" officeooo:paragraph-rsid="0098b441" style:font-name-asian="Liberation Serif1" style:font-style-asian="normal" style:font-weight-asian="normal" style:font-name-complex="Liberation Serif1" style:font-style-complex="normal" style:font-weight-complex="normal"/>
    </style:style>
    <style:style style:name="P139" style:family="paragraph" style:parent-style-name="Standard">
      <style:paragraph-properties fo:line-height="115%" fo:text-align="justify" style:justify-single-word="false"/>
      <style:text-properties style:font-name="Baskerville" fo:font-style="normal" fo:font-weight="normal" officeooo:rsid="00999b2f" officeooo:paragraph-rsid="00999b2f" style:font-name-asian="Liberation Serif1" style:font-style-asian="normal" style:font-weight-asian="normal" style:font-name-complex="Liberation Serif1" style:font-style-complex="normal" style:font-weight-complex="normal"/>
    </style:style>
    <style:style style:name="P140" style:family="paragraph" style:parent-style-name="Standard">
      <style:paragraph-properties fo:line-height="115%" fo:text-align="justify" style:justify-single-word="false"/>
      <style:text-properties style:font-name="Baskerville" fo:font-style="normal" fo:font-weight="normal" officeooo:rsid="00999b2f" officeooo:paragraph-rsid="01fdcb9f" style:font-name-asian="Liberation Serif1" style:font-style-asian="normal" style:font-weight-asian="normal" style:font-name-complex="Liberation Serif1" style:font-style-complex="normal" style:font-weight-complex="normal"/>
    </style:style>
    <style:style style:name="P141" style:family="paragraph" style:parent-style-name="Standard">
      <style:paragraph-properties fo:line-height="115%" fo:text-align="justify" style:justify-single-word="false"/>
      <style:text-properties style:font-name="Baskerville" fo:font-style="normal" fo:font-weight="normal" officeooo:rsid="009b85f9" officeooo:paragraph-rsid="009b85f9" style:font-name-asian="Liberation Serif1" style:font-style-asian="normal" style:font-weight-asian="normal" style:font-name-complex="Liberation Serif1" style:font-style-complex="normal" style:font-weight-complex="normal"/>
    </style:style>
    <style:style style:name="P142" style:family="paragraph" style:parent-style-name="Standard">
      <style:paragraph-properties fo:line-height="115%" fo:text-align="justify" style:justify-single-word="false"/>
      <style:text-properties style:font-name="Baskerville" fo:font-style="normal" fo:font-weight="normal" officeooo:rsid="009cf7b7" officeooo:paragraph-rsid="009cf7b7" style:font-name-asian="Liberation Serif1" style:font-style-asian="normal" style:font-weight-asian="normal" style:font-name-complex="Liberation Serif1" style:font-style-complex="normal" style:font-weight-complex="normal"/>
    </style:style>
    <style:style style:name="P143" style:family="paragraph" style:parent-style-name="Standard">
      <style:paragraph-properties fo:line-height="115%" fo:text-align="justify" style:justify-single-word="false"/>
      <style:text-properties style:font-name="Baskerville" fo:font-style="normal" fo:font-weight="normal" officeooo:rsid="009e7dc2" officeooo:paragraph-rsid="009e7dc2" style:font-name-asian="Liberation Serif1" style:font-style-asian="normal" style:font-weight-asian="normal" style:font-name-complex="Liberation Serif1" style:font-style-complex="normal" style:font-weight-complex="normal"/>
    </style:style>
    <style:style style:name="P144" style:family="paragraph" style:parent-style-name="Standard">
      <style:paragraph-properties fo:line-height="115%" fo:text-align="justify" style:justify-single-word="false"/>
      <style:text-properties style:font-name="Baskerville" fo:font-style="normal" fo:font-weight="normal" officeooo:rsid="00a1871b" officeooo:paragraph-rsid="00a1871b" style:font-name-asian="Liberation Serif1" style:font-style-asian="normal" style:font-weight-asian="normal" style:font-name-complex="Liberation Serif1" style:font-style-complex="normal" style:font-weight-complex="normal"/>
    </style:style>
    <style:style style:name="P145" style:family="paragraph" style:parent-style-name="Standard">
      <style:paragraph-properties fo:line-height="115%" fo:text-align="justify" style:justify-single-word="false"/>
      <style:text-properties style:font-name="Baskerville" fo:font-style="normal" fo:font-weight="normal" officeooo:rsid="00a3009c" officeooo:paragraph-rsid="00a3009c" style:font-name-asian="Liberation Serif1" style:font-style-asian="normal" style:font-weight-asian="normal" style:font-name-complex="Liberation Serif1" style:font-style-complex="normal" style:font-weight-complex="normal"/>
    </style:style>
    <style:style style:name="P146" style:family="paragraph" style:parent-style-name="Standard">
      <style:paragraph-properties fo:line-height="115%" fo:text-align="justify" style:justify-single-word="false"/>
      <style:text-properties style:font-name="Baskerville" fo:font-style="normal" fo:font-weight="normal" officeooo:rsid="009d841e" officeooo:paragraph-rsid="00a68064" style:font-name-asian="Liberation Serif1" style:font-style-asian="normal" style:font-weight-asian="normal" style:font-name-complex="Liberation Serif1" style:font-style-complex="normal" style:font-weight-complex="normal"/>
    </style:style>
    <style:style style:name="P147" style:family="paragraph" style:parent-style-name="Standard">
      <style:paragraph-properties fo:line-height="115%" fo:text-align="justify" style:justify-single-word="false"/>
      <style:text-properties style:font-name="Baskerville" fo:font-style="normal" fo:font-weight="normal" officeooo:rsid="009d841e" officeooo:paragraph-rsid="009d841e" style:font-name-asian="Liberation Serif1" style:font-style-asian="normal" style:font-weight-asian="normal" style:font-name-complex="Liberation Serif1" style:font-style-complex="normal" style:font-weight-complex="normal"/>
    </style:style>
    <style:style style:name="P148" style:family="paragraph" style:parent-style-name="Standard">
      <style:paragraph-properties fo:line-height="115%" fo:text-align="justify" style:justify-single-word="false"/>
      <style:text-properties style:font-name="Baskerville" fo:font-style="normal" fo:font-weight="normal" officeooo:rsid="00a7aba9" officeooo:paragraph-rsid="00a7aba9" style:font-name-asian="Liberation Serif1" style:font-style-asian="normal" style:font-weight-asian="normal" style:font-name-complex="Liberation Serif1" style:font-style-complex="normal" style:font-weight-complex="normal"/>
    </style:style>
    <style:style style:name="P149" style:family="paragraph" style:parent-style-name="Standard">
      <style:paragraph-properties fo:line-height="115%" fo:text-align="justify" style:justify-single-word="false"/>
      <style:text-properties style:font-name="Baskerville" fo:font-style="normal" fo:font-weight="normal" officeooo:rsid="00a8ab81" officeooo:paragraph-rsid="00a8ab81" style:font-name-asian="Liberation Serif1" style:font-style-asian="normal" style:font-weight-asian="normal" style:font-name-complex="Liberation Serif1" style:font-style-complex="normal" style:font-weight-complex="normal"/>
    </style:style>
    <style:style style:name="P150" style:family="paragraph" style:parent-style-name="Standard">
      <style:paragraph-properties fo:line-height="115%" fo:text-align="justify" style:justify-single-word="false"/>
      <style:text-properties style:font-name="Baskerville" fo:font-style="normal" fo:font-weight="normal" officeooo:rsid="002c2036" officeooo:paragraph-rsid="002ac8b5" style:font-name-asian="Liberation Serif1" style:font-style-asian="normal" style:font-weight-asian="normal" style:font-name-complex="Liberation Serif1" style:font-style-complex="normal" style:font-weight-complex="normal"/>
    </style:style>
    <style:style style:name="P151" style:family="paragraph" style:parent-style-name="Standard">
      <style:paragraph-properties fo:line-height="115%" fo:text-align="start" style:justify-single-word="false"/>
      <style:text-properties style:font-name="Baskerville" fo:font-style="normal" fo:font-weight="normal" officeooo:rsid="002c2036" officeooo:paragraph-rsid="0245cc08" style:font-name-asian="Liberation Serif1" style:font-style-asian="normal" style:font-weight-asian="normal" style:font-name-complex="Liberation Serif1" style:font-style-complex="normal" style:font-weight-complex="normal"/>
    </style:style>
    <style:style style:name="P152" style:family="paragraph" style:parent-style-name="Standard">
      <style:paragraph-properties fo:line-height="115%" fo:text-align="justify" style:justify-single-word="false"/>
      <style:text-properties style:font-name="Baskerville" fo:font-style="normal" fo:font-weight="normal" officeooo:rsid="003791d5" officeooo:paragraph-rsid="003791d5" style:font-name-asian="Liberation Serif1" style:font-style-asian="normal" style:font-weight-asian="normal" style:font-name-complex="Liberation Serif1" style:font-style-complex="normal" style:font-weight-complex="normal"/>
    </style:style>
    <style:style style:name="P153" style:family="paragraph" style:parent-style-name="Standard">
      <style:paragraph-properties fo:line-height="115%" fo:text-align="start" style:justify-single-word="false"/>
      <style:text-properties style:font-name="Baskerville" fo:font-style="normal" fo:font-weight="normal" officeooo:rsid="0126fb7b" officeooo:paragraph-rsid="0126fb7b" style:font-name-asian="Liberation Serif1" style:font-style-asian="normal" style:font-weight-asian="normal" style:font-name-complex="Liberation Serif1" style:font-style-complex="normal" style:font-weight-complex="normal"/>
    </style:style>
    <style:style style:name="P154" style:family="paragraph" style:parent-style-name="Standard">
      <style:paragraph-properties fo:line-height="115%" fo:text-align="start" style:justify-single-word="false"/>
      <style:text-properties style:font-name="Baskerville" fo:font-style="normal" fo:font-weight="normal" officeooo:rsid="0128c51b" officeooo:paragraph-rsid="0128c51b" style:font-name-asian="Liberation Serif1" style:font-style-asian="normal" style:font-weight-asian="normal" style:font-name-complex="Liberation Serif1" style:font-style-complex="normal" style:font-weight-complex="normal"/>
    </style:style>
    <style:style style:name="P155" style:family="paragraph" style:parent-style-name="Standard">
      <style:paragraph-properties fo:line-height="115%" fo:text-align="justify" style:justify-single-word="false"/>
      <style:text-properties style:font-name="Baskerville" fo:font-style="normal" fo:font-weight="normal" officeooo:rsid="003077e9" officeooo:paragraph-rsid="002f065e" style:font-name-asian="Liberation Serif1" style:font-style-asian="normal" style:font-weight-asian="normal" style:font-name-complex="Liberation Serif1" style:font-style-complex="normal" style:font-weight-complex="normal"/>
    </style:style>
    <style:style style:name="P156" style:family="paragraph" style:parent-style-name="Standard">
      <style:paragraph-properties fo:line-height="115%" fo:text-align="justify" style:justify-single-word="false"/>
      <style:text-properties style:font-name="Baskerville" fo:font-style="normal" fo:font-weight="normal" officeooo:rsid="003077e9" officeooo:paragraph-rsid="00327687" style:font-name-asian="Liberation Serif1" style:font-style-asian="normal" style:font-weight-asian="normal" style:font-name-complex="Liberation Serif1" style:font-style-complex="normal" style:font-weight-complex="normal"/>
    </style:style>
    <style:style style:name="P157" style:family="paragraph" style:parent-style-name="Standard">
      <style:paragraph-properties fo:line-height="115%" fo:text-align="start" style:justify-single-word="false"/>
      <style:text-properties style:font-name="Baskerville" fo:font-style="normal" fo:font-weight="normal" officeooo:rsid="0180917b" officeooo:paragraph-rsid="0180917b" style:font-name-asian="Liberation Serif1" style:font-style-asian="normal" style:font-weight-asian="normal" style:font-name-complex="Liberation Serif1" style:font-style-complex="normal" style:font-weight-complex="normal"/>
    </style:style>
    <style:style style:name="P158" style:family="paragraph" style:parent-style-name="Standard">
      <style:paragraph-properties fo:line-height="150%" fo:text-align="justify" style:justify-single-word="false"/>
      <style:text-properties style:font-name="Baskerville" fo:font-style="normal" fo:font-weight="normal" officeooo:rsid="0022bd16" officeooo:paragraph-rsid="0022700f" style:font-name-asian="Liberation Serif1" style:font-style-asian="normal" style:font-weight-asian="normal" style:font-name-complex="Liberation Serif1" style:font-style-complex="normal" style:font-weight-complex="normal"/>
    </style:style>
    <style:style style:name="P159" style:family="paragraph" style:parent-style-name="Standard">
      <style:paragraph-properties fo:line-height="115%" fo:text-align="justify" style:justify-single-word="false"/>
      <style:text-properties style:font-name="Baskerville" fo:font-style="normal" fo:font-weight="normal" officeooo:rsid="01c8ecef" officeooo:paragraph-rsid="01c8ecef" style:font-name-asian="Liberation Serif1" style:font-style-asian="normal" style:font-weight-asian="normal" style:font-name-complex="Liberation Serif1" style:font-style-complex="normal" style:font-weight-complex="normal"/>
    </style:style>
    <style:style style:name="P160" style:family="paragraph" style:parent-style-name="Standard">
      <style:paragraph-properties fo:line-height="115%" fo:text-align="justify" style:justify-single-word="false"/>
      <style:text-properties style:font-name="Baskerville" fo:font-style="normal" fo:font-weight="normal" officeooo:rsid="01ccbdb5" officeooo:paragraph-rsid="01c8ecef" style:font-name-asian="Liberation Serif1" style:font-style-asian="normal" style:font-weight-asian="normal" style:font-name-complex="Liberation Serif1" style:font-style-complex="normal" style:font-weight-complex="normal"/>
    </style:style>
    <style:style style:name="P161" style:family="paragraph" style:parent-style-name="Standard">
      <style:paragraph-properties fo:line-height="115%" fo:text-align="justify" style:justify-single-word="false"/>
      <style:text-properties style:font-name="Baskerville" fo:font-style="normal" fo:font-weight="normal" officeooo:rsid="01e6badd" officeooo:paragraph-rsid="01e6badd" style:font-name-asian="Liberation Serif1" style:font-style-asian="normal" style:font-weight-asian="normal" style:font-name-complex="Liberation Serif1" style:font-style-complex="normal" style:font-weight-complex="normal"/>
    </style:style>
    <style:style style:name="P162" style:family="paragraph" style:parent-style-name="Standard">
      <style:paragraph-properties fo:line-height="115%" fo:text-align="justify" style:justify-single-word="false"/>
      <style:text-properties style:font-name="Baskerville" fo:font-style="normal" fo:font-weight="normal" officeooo:rsid="00a44f94" officeooo:paragraph-rsid="00a44f94" style:font-name-asian="Liberation Serif1" style:font-style-asian="normal" style:font-weight-asian="normal" style:font-name-complex="Liberation Serif1" style:font-style-complex="normal" style:font-weight-complex="normal"/>
    </style:style>
    <style:style style:name="P163" style:family="paragraph" style:parent-style-name="Standard">
      <style:paragraph-properties fo:line-height="115%" fo:text-align="justify" style:justify-single-word="false"/>
      <style:text-properties style:font-name="Baskerville" fo:font-style="normal" fo:font-weight="normal" officeooo:rsid="01ee559e" officeooo:paragraph-rsid="01ee559e" style:font-name-asian="Liberation Serif1" style:font-style-asian="normal" style:font-weight-asian="normal" style:font-name-complex="Liberation Serif1" style:font-style-complex="normal" style:font-weight-complex="normal"/>
    </style:style>
    <style:style style:name="P164" style:family="paragraph" style:parent-style-name="Standard">
      <style:paragraph-properties fo:line-height="115%" fo:text-align="justify" style:justify-single-word="false"/>
      <style:text-properties style:font-name="Baskerville" fo:font-style="normal" fo:font-weight="normal" officeooo:rsid="01f009dd" officeooo:paragraph-rsid="01f009dd" style:font-name-asian="Liberation Serif1" style:font-style-asian="normal" style:font-weight-asian="normal" style:font-name-complex="Liberation Serif1" style:font-style-complex="normal" style:font-weight-complex="normal"/>
    </style:style>
    <style:style style:name="P165" style:family="paragraph" style:parent-style-name="Standard">
      <style:paragraph-properties fo:line-height="115%" fo:text-align="justify" style:justify-single-word="false"/>
      <style:text-properties style:font-name="Baskerville" fo:font-style="normal" fo:font-weight="normal" officeooo:rsid="01f47ce9" officeooo:paragraph-rsid="01f47ce9" style:font-name-asian="Liberation Serif1" style:font-style-asian="normal" style:font-weight-asian="normal" style:font-name-complex="Liberation Serif1" style:font-style-complex="normal" style:font-weight-complex="normal"/>
    </style:style>
    <style:style style:name="P166" style:family="paragraph" style:parent-style-name="Standard">
      <style:paragraph-properties fo:line-height="115%" fo:text-align="justify" style:justify-single-word="false"/>
      <style:text-properties style:font-name="Baskerville" fo:font-style="normal" fo:font-weight="normal" officeooo:rsid="00a50557" officeooo:paragraph-rsid="01f757cb" style:font-name-asian="Liberation Serif1" style:font-style-asian="normal" style:font-weight-asian="normal" style:font-name-complex="Liberation Serif1" style:font-style-complex="normal" style:font-weight-complex="normal"/>
    </style:style>
    <style:style style:name="P167" style:family="paragraph" style:parent-style-name="Standard">
      <style:paragraph-properties fo:line-height="115%" fo:text-align="justify" style:justify-single-word="false"/>
      <style:text-properties style:font-name="Baskerville" fo:font-style="normal" fo:font-weight="normal" officeooo:rsid="011dcab4" officeooo:paragraph-rsid="002c2036" style:font-name-asian="Liberation Serif1" style:font-style-asian="normal" style:font-weight-asian="normal" style:font-name-complex="Liberation Serif1" style:font-style-complex="normal" style:font-weight-complex="normal"/>
    </style:style>
    <style:style style:name="P168" style:family="paragraph" style:parent-style-name="Standard">
      <style:paragraph-properties fo:line-height="115%" fo:text-align="start" style:justify-single-word="false"/>
      <style:text-properties style:font-name="Baskerville" fo:font-style="normal" fo:font-weight="normal" officeooo:rsid="002e4697" officeooo:paragraph-rsid="003d4f7b" style:font-name-asian="Liberation Serif1" style:font-style-asian="normal" style:font-weight-asian="normal" style:font-name-complex="Liberation Serif1" style:font-style-complex="normal" style:font-weight-complex="normal"/>
    </style:style>
    <style:style style:name="P169" style:family="paragraph" style:parent-style-name="Standard">
      <style:paragraph-properties fo:line-height="150%" fo:text-align="justify" style:justify-single-word="false"/>
      <style:text-properties style:font-name="Baskerville" fo:font-style="normal" fo:font-weight="normal" officeooo:rsid="003d4f7b" officeooo:paragraph-rsid="003d4f7b" style:font-name-asian="Liberation Serif1" style:font-style-asian="normal" style:font-weight-asian="normal" style:font-name-complex="Liberation Serif1" style:font-style-complex="normal" style:font-weight-complex="normal"/>
    </style:style>
    <style:style style:name="P170" style:family="paragraph" style:parent-style-name="Standard">
      <style:paragraph-properties fo:line-height="115%" fo:text-align="justify" style:justify-single-word="false"/>
      <style:text-properties style:font-name="Baskerville" fo:font-style="normal" fo:font-weight="normal" officeooo:rsid="00ab1be2" officeooo:paragraph-rsid="00ab1be2" style:font-name-asian="SimSun" style:font-style-asian="normal" style:font-weight-asian="normal" style:font-name-complex="Lucida Sans" style:font-style-complex="normal" style:font-weight-complex="normal"/>
    </style:style>
    <style:style style:name="P171" style:family="paragraph" style:parent-style-name="Standard">
      <style:paragraph-properties fo:line-height="115%" fo:text-align="justify" style:justify-single-word="false"/>
      <style:text-properties style:font-name="Baskerville" fo:font-style="normal" fo:font-weight="normal" officeooo:rsid="00ad6b43" officeooo:paragraph-rsid="00ac063e" style:font-name-asian="SimSun" style:font-style-asian="normal" style:font-weight-asian="normal" style:font-name-complex="Lucida Sans" style:font-style-complex="normal" style:font-weight-complex="normal"/>
    </style:style>
    <style:style style:name="P172" style:family="paragraph" style:parent-style-name="Standard">
      <style:paragraph-properties fo:line-height="115%" fo:text-align="justify" style:justify-single-word="false"/>
      <style:text-properties style:font-name="Baskerville" fo:font-style="normal" fo:font-weight="normal" officeooo:rsid="00ad6b43" officeooo:paragraph-rsid="00ad6b43" style:font-name-asian="SimSun" style:font-style-asian="normal" style:font-weight-asian="normal" style:font-name-complex="Lucida Sans" style:font-style-complex="normal" style:font-weight-complex="normal"/>
    </style:style>
    <style:style style:name="P173" style:family="paragraph" style:parent-style-name="Standard">
      <style:paragraph-properties fo:line-height="115%" fo:text-align="justify" style:justify-single-word="false"/>
      <style:text-properties style:font-name="Baskerville" fo:font-style="normal" fo:font-weight="normal" officeooo:rsid="00aee5e6" officeooo:paragraph-rsid="00aee5e6" style:font-name-asian="SimSun" style:font-style-asian="normal" style:font-weight-asian="normal" style:font-name-complex="Lucida Sans" style:font-style-complex="normal" style:font-weight-complex="normal"/>
    </style:style>
    <style:style style:name="P174" style:family="paragraph" style:parent-style-name="Standard">
      <style:paragraph-properties fo:line-height="115%" fo:text-align="justify" style:justify-single-word="false"/>
      <style:text-properties style:font-name="Baskerville" fo:font-style="normal" fo:font-weight="normal" officeooo:rsid="00af0670" officeooo:paragraph-rsid="00aee5e6" style:font-name-asian="SimSun" style:font-style-asian="normal" style:font-weight-asian="normal" style:font-name-complex="Lucida Sans" style:font-style-complex="normal" style:font-weight-complex="normal"/>
    </style:style>
    <style:style style:name="P175" style:family="paragraph" style:parent-style-name="Standard">
      <style:paragraph-properties fo:line-height="115%" fo:text-align="justify" style:justify-single-word="false"/>
      <style:text-properties style:font-name="Baskerville" fo:font-style="normal" fo:font-weight="normal" officeooo:rsid="00b53b9d" officeooo:paragraph-rsid="00b53b9d" style:font-name-asian="SimSun" style:font-style-asian="normal" style:font-weight-asian="normal" style:font-name-complex="Lucida Sans" style:font-style-complex="normal" style:font-weight-complex="normal"/>
    </style:style>
    <style:style style:name="P176" style:family="paragraph" style:parent-style-name="Standard">
      <style:paragraph-properties fo:line-height="115%" fo:text-align="justify" style:justify-single-word="false"/>
      <style:text-properties style:font-name="Baskerville" fo:font-style="normal" fo:font-weight="normal" officeooo:rsid="00b53b9d" officeooo:paragraph-rsid="00b93b1f" style:font-name-asian="SimSun" style:font-style-asian="normal" style:font-weight-asian="normal" style:font-name-complex="Lucida Sans" style:font-style-complex="normal" style:font-weight-complex="normal"/>
    </style:style>
    <style:style style:name="P177" style:family="paragraph" style:parent-style-name="Standard">
      <style:paragraph-properties fo:line-height="115%" fo:text-align="justify" style:justify-single-word="false"/>
      <style:text-properties style:font-name="Baskerville" fo:font-style="normal" fo:font-weight="normal" officeooo:rsid="00b85700" officeooo:paragraph-rsid="00b85700" style:font-name-asian="SimSun" style:font-style-asian="normal" style:font-weight-asian="normal" style:font-name-complex="Lucida Sans" style:font-style-complex="normal" style:font-weight-complex="normal"/>
    </style:style>
    <style:style style:name="P178" style:family="paragraph" style:parent-style-name="Standard">
      <style:paragraph-properties fo:line-height="115%" fo:text-align="justify" style:justify-single-word="false"/>
      <style:text-properties style:font-name="Baskerville" fo:font-style="normal" fo:font-weight="normal" officeooo:rsid="00b93b1f" officeooo:paragraph-rsid="00b93b1f" style:font-name-asian="SimSun" style:font-style-asian="normal" style:font-weight-asian="normal" style:font-name-complex="Lucida Sans" style:font-style-complex="normal" style:font-weight-complex="normal"/>
    </style:style>
    <style:style style:name="P179" style:family="paragraph" style:parent-style-name="Standard">
      <style:paragraph-properties fo:line-height="115%" fo:text-align="justify" style:justify-single-word="false"/>
      <style:text-properties style:font-name="Baskerville" fo:font-style="normal" fo:font-weight="normal" officeooo:rsid="00bbc5e0" officeooo:paragraph-rsid="00bbc5e0" style:font-name-asian="SimSun" style:font-style-asian="normal" style:font-weight-asian="normal" style:font-name-complex="Lucida Sans" style:font-style-complex="normal" style:font-weight-complex="normal"/>
    </style:style>
    <style:style style:name="P180" style:family="paragraph" style:parent-style-name="Standard">
      <style:paragraph-properties fo:line-height="115%" fo:text-align="justify" style:justify-single-word="false"/>
      <style:text-properties style:font-name="Baskerville" fo:font-style="normal" fo:font-weight="normal" officeooo:rsid="00bdb2ad" officeooo:paragraph-rsid="00bdb2ad" style:font-name-asian="SimSun" style:font-style-asian="normal" style:font-weight-asian="normal" style:font-name-complex="Lucida Sans" style:font-style-complex="normal" style:font-weight-complex="normal"/>
    </style:style>
    <style:style style:name="P181" style:family="paragraph" style:parent-style-name="Standard">
      <style:paragraph-properties fo:line-height="115%" fo:text-align="justify" style:justify-single-word="false"/>
      <style:text-properties style:font-name="Baskerville" fo:font-style="normal" fo:font-weight="normal" officeooo:rsid="00bf948b" officeooo:paragraph-rsid="00bf948b" style:font-name-asian="SimSun" style:font-style-asian="normal" style:font-weight-asian="normal" style:font-name-complex="Lucida Sans" style:font-style-complex="normal" style:font-weight-complex="normal"/>
    </style:style>
    <style:style style:name="P182" style:family="paragraph" style:parent-style-name="Standard">
      <style:paragraph-properties fo:line-height="115%" fo:text-align="justify" style:justify-single-word="false"/>
      <style:text-properties style:font-name="Baskerville" fo:font-style="normal" fo:font-weight="normal" officeooo:rsid="00c031be" officeooo:paragraph-rsid="00c031be" style:font-name-asian="SimSun" style:font-style-asian="normal" style:font-weight-asian="normal" style:font-name-complex="Lucida Sans" style:font-style-complex="normal" style:font-weight-complex="normal"/>
    </style:style>
    <style:style style:name="P183" style:family="paragraph" style:parent-style-name="Standard">
      <style:paragraph-properties fo:line-height="115%" fo:text-align="justify" style:justify-single-word="false"/>
      <style:text-properties style:font-name="Baskerville" fo:font-style="normal" fo:font-weight="normal" officeooo:rsid="00c0f2df" officeooo:paragraph-rsid="00c0f2df" style:font-name-asian="SimSun" style:font-style-asian="normal" style:font-weight-asian="normal" style:font-name-complex="Lucida Sans" style:font-style-complex="normal" style:font-weight-complex="normal"/>
    </style:style>
    <style:style style:name="P184" style:family="paragraph" style:parent-style-name="Standard">
      <style:paragraph-properties fo:line-height="115%" fo:text-align="justify" style:justify-single-word="false"/>
      <style:text-properties style:font-name="Baskerville" fo:font-style="normal" fo:font-weight="normal" officeooo:rsid="00c46e4f" officeooo:paragraph-rsid="00c46e4f" style:font-name-asian="SimSun" style:font-style-asian="normal" style:font-weight-asian="normal" style:font-name-complex="Lucida Sans" style:font-style-complex="normal" style:font-weight-complex="normal"/>
    </style:style>
    <style:style style:name="P185" style:family="paragraph" style:parent-style-name="Standard">
      <style:paragraph-properties fo:line-height="115%" fo:text-align="justify" style:justify-single-word="false"/>
      <style:text-properties style:font-name="Baskerville" fo:font-style="normal" fo:font-weight="normal" officeooo:rsid="00c4c91b" officeooo:paragraph-rsid="00c4c91b" style:font-name-asian="SimSun" style:font-style-asian="normal" style:font-weight-asian="normal" style:font-name-complex="Lucida Sans" style:font-style-complex="normal" style:font-weight-complex="normal"/>
    </style:style>
    <style:style style:name="P186" style:family="paragraph" style:parent-style-name="Standard">
      <style:paragraph-properties fo:line-height="115%" fo:text-align="justify" style:justify-single-word="false"/>
      <style:text-properties style:font-name="Baskerville" fo:font-style="normal" fo:font-weight="normal" officeooo:rsid="00c6072c" officeooo:paragraph-rsid="00c6072c" style:font-name-asian="SimSun" style:font-style-asian="normal" style:font-weight-asian="normal" style:font-name-complex="Lucida Sans" style:font-style-complex="normal" style:font-weight-complex="normal"/>
    </style:style>
    <style:style style:name="P187" style:family="paragraph" style:parent-style-name="Standard">
      <style:paragraph-properties fo:line-height="115%" fo:text-align="justify" style:justify-single-word="false"/>
      <style:text-properties style:font-name="Baskerville" fo:font-style="normal" fo:font-weight="normal" officeooo:rsid="00c6d4b4" officeooo:paragraph-rsid="00c6d4b4" style:font-name-asian="SimSun" style:font-style-asian="normal" style:font-weight-asian="normal" style:font-name-complex="Lucida Sans" style:font-style-complex="normal" style:font-weight-complex="normal"/>
    </style:style>
    <style:style style:name="P188" style:family="paragraph" style:parent-style-name="Standard">
      <style:paragraph-properties fo:line-height="115%" fo:text-align="justify" style:justify-single-word="false"/>
      <style:text-properties style:font-name="Baskerville" fo:font-style="normal" fo:font-weight="normal" officeooo:rsid="00c7d21f" officeooo:paragraph-rsid="00c7d21f" style:font-name-asian="SimSun" style:font-style-asian="normal" style:font-weight-asian="normal" style:font-name-complex="Lucida Sans" style:font-style-complex="normal" style:font-weight-complex="normal"/>
    </style:style>
    <style:style style:name="P189" style:family="paragraph" style:parent-style-name="Standard">
      <style:paragraph-properties fo:line-height="115%" fo:text-align="justify" style:justify-single-word="false"/>
      <style:text-properties style:font-name="Baskerville" fo:font-style="normal" fo:font-weight="normal" officeooo:rsid="00c7d21f" officeooo:paragraph-rsid="00cc19cc" style:font-name-asian="SimSun" style:font-style-asian="normal" style:font-weight-asian="normal" style:font-name-complex="Lucida Sans" style:font-style-complex="normal" style:font-weight-complex="normal"/>
    </style:style>
    <style:style style:name="P190" style:family="paragraph" style:parent-style-name="Standard">
      <style:paragraph-properties fo:line-height="115%" fo:text-align="justify" style:justify-single-word="false"/>
      <style:text-properties style:font-name="Baskerville" fo:font-style="normal" fo:font-weight="normal" officeooo:rsid="00cc19cc" officeooo:paragraph-rsid="00cc19cc" style:font-name-asian="SimSun" style:font-style-asian="normal" style:font-weight-asian="normal" style:font-name-complex="Lucida Sans" style:font-style-complex="normal" style:font-weight-complex="normal"/>
    </style:style>
    <style:style style:name="P191" style:family="paragraph" style:parent-style-name="Standard">
      <style:paragraph-properties fo:line-height="115%" fo:text-align="justify" style:justify-single-word="false"/>
      <style:text-properties style:font-name="Baskerville" fo:font-style="normal" fo:font-weight="normal" officeooo:rsid="00cc3c3b" officeooo:paragraph-rsid="00cc3c3b" style:font-name-asian="SimSun" style:font-style-asian="normal" style:font-weight-asian="normal" style:font-name-complex="Lucida Sans" style:font-style-complex="normal" style:font-weight-complex="normal"/>
    </style:style>
    <style:style style:name="P192" style:family="paragraph" style:parent-style-name="Standard">
      <style:paragraph-properties fo:line-height="115%" fo:text-align="justify" style:justify-single-word="false"/>
      <style:text-properties style:font-name="Baskerville" fo:font-style="normal" fo:font-weight="normal" officeooo:rsid="00ccfb6d" officeooo:paragraph-rsid="00ccfb6d" style:font-name-asian="SimSun" style:font-style-asian="normal" style:font-weight-asian="normal" style:font-name-complex="Lucida Sans" style:font-style-complex="normal" style:font-weight-complex="normal"/>
    </style:style>
    <style:style style:name="P193" style:family="paragraph" style:parent-style-name="Standard">
      <style:paragraph-properties fo:line-height="115%" fo:text-align="justify" style:justify-single-word="false"/>
      <style:text-properties style:font-name="Baskerville" fo:font-style="normal" fo:font-weight="normal" officeooo:rsid="00cd5933" officeooo:paragraph-rsid="00cd5933" style:font-name-asian="SimSun" style:font-style-asian="normal" style:font-weight-asian="normal" style:font-name-complex="Lucida Sans" style:font-style-complex="normal" style:font-weight-complex="normal"/>
    </style:style>
    <style:style style:name="P194" style:family="paragraph" style:parent-style-name="Standard">
      <style:paragraph-properties fo:line-height="115%" fo:text-align="justify" style:justify-single-word="false"/>
      <style:text-properties style:font-name="Baskerville" fo:font-style="normal" fo:font-weight="normal" officeooo:rsid="00cdb617" officeooo:paragraph-rsid="00cdb617" style:font-name-asian="SimSun" style:font-style-asian="normal" style:font-weight-asian="normal" style:font-name-complex="Lucida Sans" style:font-style-complex="normal" style:font-weight-complex="normal"/>
    </style:style>
    <style:style style:name="P195" style:family="paragraph" style:parent-style-name="Standard">
      <style:paragraph-properties fo:line-height="115%" fo:text-align="justify" style:justify-single-word="false"/>
      <style:text-properties style:font-name="Baskerville" fo:font-style="normal" fo:font-weight="normal" officeooo:rsid="00ce0bfe" officeooo:paragraph-rsid="00ce0bfe" style:font-name-asian="SimSun" style:font-style-asian="normal" style:font-weight-asian="normal" style:font-name-complex="Lucida Sans" style:font-style-complex="normal" style:font-weight-complex="normal"/>
    </style:style>
    <style:style style:name="P196" style:family="paragraph" style:parent-style-name="Standard">
      <style:paragraph-properties fo:line-height="115%" fo:text-align="justify" style:justify-single-word="false"/>
      <style:text-properties style:font-name="Baskerville" fo:font-style="normal" fo:font-weight="normal" officeooo:rsid="0019d031" officeooo:paragraph-rsid="00d4deed" style:font-name-asian="SimSun" style:font-style-asian="normal" style:font-weight-asian="normal" style:font-name-complex="Lucida Sans" style:font-style-complex="normal" style:font-weight-complex="normal"/>
    </style:style>
    <style:style style:name="P197" style:family="paragraph" style:parent-style-name="Standard">
      <style:paragraph-properties fo:line-height="115%" fo:text-align="justify" style:justify-single-word="false"/>
      <style:text-properties style:font-name="Baskerville" fo:font-style="normal" fo:font-weight="normal" officeooo:rsid="0019d031" officeooo:paragraph-rsid="00d82843" style:font-name-asian="SimSun" style:font-style-asian="normal" style:font-weight-asian="normal" style:font-name-complex="Lucida Sans" style:font-style-complex="normal" style:font-weight-complex="normal"/>
    </style:style>
    <style:style style:name="P198" style:family="paragraph" style:parent-style-name="Standard">
      <style:paragraph-properties fo:line-height="115%" fo:text-align="justify" style:justify-single-word="false"/>
      <style:text-properties style:font-name="Baskerville" fo:font-style="normal" fo:font-weight="normal" officeooo:rsid="0019d031" officeooo:paragraph-rsid="00d3044d" style:font-name-asian="SimSun" style:font-style-asian="normal" style:font-weight-asian="normal" style:font-name-complex="Lucida Sans" style:font-style-complex="normal" style:font-weight-complex="normal"/>
    </style:style>
    <style:style style:name="P199" style:family="paragraph" style:parent-style-name="Standard">
      <style:paragraph-properties fo:line-height="115%" fo:text-align="justify" style:justify-single-word="false"/>
      <style:text-properties style:font-name="Baskerville" fo:font-style="normal" fo:font-weight="normal" officeooo:rsid="0019d031" officeooo:paragraph-rsid="00ac063e" style:font-name-asian="SimSun" style:font-style-asian="normal" style:font-weight-asian="normal" style:font-name-complex="Lucida Sans" style:font-style-complex="normal" style:font-weight-complex="normal"/>
    </style:style>
    <style:style style:name="P200" style:family="paragraph" style:parent-style-name="Standard">
      <style:paragraph-properties fo:line-height="115%" fo:text-align="justify" style:justify-single-word="false"/>
      <style:text-properties style:font-name="Baskerville" fo:font-style="normal" fo:font-weight="normal" officeooo:rsid="0019d031" officeooo:paragraph-rsid="00aee5e6" style:font-name-asian="SimSun" style:font-style-asian="normal" style:font-weight-asian="normal" style:font-name-complex="Lucida Sans" style:font-style-complex="normal" style:font-weight-complex="normal"/>
    </style:style>
    <style:style style:name="P201" style:family="paragraph" style:parent-style-name="Standard">
      <style:paragraph-properties fo:line-height="115%" fo:text-align="justify" style:justify-single-word="false"/>
      <style:text-properties style:font-name="Baskerville" fo:font-style="normal" fo:font-weight="normal" officeooo:rsid="00d4deed" officeooo:paragraph-rsid="00d4deed" style:font-name-asian="SimSun" style:font-style-asian="normal" style:font-weight-asian="normal" style:font-name-complex="Lucida Sans" style:font-style-complex="normal" style:font-weight-complex="normal"/>
    </style:style>
    <style:style style:name="P202" style:family="paragraph" style:parent-style-name="Standard">
      <style:paragraph-properties fo:line-height="115%" fo:text-align="justify" style:justify-single-word="false"/>
      <style:text-properties style:font-name="Baskerville" fo:font-style="normal" fo:font-weight="normal" officeooo:rsid="00d82843" officeooo:paragraph-rsid="00d82843" style:font-name-asian="SimSun" style:font-style-asian="normal" style:font-weight-asian="normal" style:font-name-complex="Lucida Sans" style:font-style-complex="normal" style:font-weight-complex="normal"/>
    </style:style>
    <style:style style:name="P203" style:family="paragraph" style:parent-style-name="Standard">
      <style:paragraph-properties fo:line-height="115%" fo:text-align="justify" style:justify-single-word="false"/>
      <style:text-properties style:font-name="Baskerville" fo:font-style="normal" fo:font-weight="normal" officeooo:rsid="00d8807d" officeooo:paragraph-rsid="00d8807d" style:font-name-asian="SimSun" style:font-style-asian="normal" style:font-weight-asian="normal" style:font-name-complex="Lucida Sans" style:font-style-complex="normal" style:font-weight-complex="normal"/>
    </style:style>
    <style:style style:name="P204" style:family="paragraph" style:parent-style-name="Standard">
      <style:paragraph-properties fo:line-height="115%" fo:text-align="justify" style:justify-single-word="false"/>
      <style:text-properties style:font-name="Baskerville" fo:font-style="normal" fo:font-weight="normal" officeooo:rsid="00dc3683" officeooo:paragraph-rsid="00dc3683" style:font-name-asian="SimSun" style:font-style-asian="normal" style:font-weight-asian="normal" style:font-name-complex="Lucida Sans" style:font-style-complex="normal" style:font-weight-complex="normal"/>
    </style:style>
    <style:style style:name="P205" style:family="paragraph" style:parent-style-name="Standard">
      <style:paragraph-properties fo:line-height="115%" fo:text-align="justify" style:justify-single-word="false"/>
      <style:text-properties style:font-name="Baskerville" fo:font-style="normal" fo:font-weight="normal" officeooo:rsid="00dc3683" officeooo:paragraph-rsid="00d8807d" style:font-name-asian="SimSun" style:font-style-asian="normal" style:font-weight-asian="normal" style:font-name-complex="Lucida Sans" style:font-style-complex="normal" style:font-weight-complex="normal"/>
    </style:style>
    <style:style style:name="P206" style:family="paragraph" style:parent-style-name="Standard">
      <style:paragraph-properties fo:line-height="115%" fo:text-align="justify" style:justify-single-word="false"/>
      <style:text-properties style:font-name="Baskerville" fo:font-style="normal" fo:font-weight="normal" officeooo:rsid="00ddad45" officeooo:paragraph-rsid="00ddad45" style:font-name-asian="SimSun" style:font-style-asian="normal" style:font-weight-asian="normal" style:font-name-complex="Lucida Sans" style:font-style-complex="normal" style:font-weight-complex="normal"/>
    </style:style>
    <style:style style:name="P207" style:family="paragraph" style:parent-style-name="Standard">
      <style:paragraph-properties fo:line-height="115%" fo:text-align="justify" style:justify-single-word="false"/>
      <style:text-properties style:font-name="Baskerville" fo:font-style="normal" fo:font-weight="normal" officeooo:rsid="00df3b20" officeooo:paragraph-rsid="00df3b20" style:font-name-asian="SimSun" style:font-style-asian="normal" style:font-weight-asian="normal" style:font-name-complex="Lucida Sans" style:font-style-complex="normal" style:font-weight-complex="normal"/>
    </style:style>
    <style:style style:name="P208" style:family="paragraph" style:parent-style-name="Standard">
      <style:paragraph-properties fo:line-height="115%" fo:text-align="justify" style:justify-single-word="false"/>
      <style:text-properties style:font-name="Baskerville" fo:font-style="normal" fo:font-weight="normal" officeooo:rsid="00e0dc80" officeooo:paragraph-rsid="00e0dc80" style:font-name-asian="SimSun" style:font-style-asian="normal" style:font-weight-asian="normal" style:font-name-complex="Lucida Sans" style:font-style-complex="normal" style:font-weight-complex="normal"/>
    </style:style>
    <style:style style:name="P209" style:family="paragraph" style:parent-style-name="Standard">
      <style:paragraph-properties fo:line-height="115%" fo:text-align="justify" style:justify-single-word="false"/>
      <style:text-properties style:font-name="Baskerville" fo:font-style="normal" fo:font-weight="normal" officeooo:rsid="00e22ce2" officeooo:paragraph-rsid="00e22ce2" style:font-name-asian="SimSun" style:font-style-asian="normal" style:font-weight-asian="normal" style:font-name-complex="Lucida Sans" style:font-style-complex="normal" style:font-weight-complex="normal"/>
    </style:style>
    <style:style style:name="P210" style:family="paragraph" style:parent-style-name="Standard">
      <style:paragraph-properties fo:line-height="115%" fo:text-align="justify" style:justify-single-word="false"/>
      <style:text-properties style:font-name="Baskerville" fo:font-style="normal" fo:font-weight="normal" officeooo:rsid="00e3f718" officeooo:paragraph-rsid="00e5dc86" style:font-name-asian="SimSun" style:font-style-asian="normal" style:font-weight-asian="normal" style:font-name-complex="Lucida Sans" style:font-style-complex="normal" style:font-weight-complex="normal"/>
    </style:style>
    <style:style style:name="P211" style:family="paragraph" style:parent-style-name="Standard">
      <style:paragraph-properties fo:line-height="115%" fo:text-align="justify" style:justify-single-word="false"/>
      <style:text-properties style:font-name="Baskerville" fo:font-style="normal" fo:font-weight="normal" officeooo:rsid="00e5dc86" officeooo:paragraph-rsid="00e5dc86" style:font-name-asian="SimSun" style:font-style-asian="normal" style:font-weight-asian="normal" style:font-name-complex="Lucida Sans" style:font-style-complex="normal" style:font-weight-complex="normal"/>
    </style:style>
    <style:style style:name="P212" style:family="paragraph" style:parent-style-name="Standard">
      <style:paragraph-properties fo:line-height="115%" fo:text-align="justify" style:justify-single-word="false"/>
      <style:text-properties style:font-name="Baskerville" fo:font-style="normal" fo:font-weight="normal" officeooo:rsid="00e6f686" officeooo:paragraph-rsid="00e6f686" style:font-name-asian="SimSun" style:font-style-asian="normal" style:font-weight-asian="normal" style:font-name-complex="Lucida Sans" style:font-style-complex="normal" style:font-weight-complex="normal"/>
    </style:style>
    <style:style style:name="P213" style:family="paragraph" style:parent-style-name="Standard">
      <style:paragraph-properties fo:line-height="115%" fo:text-align="justify" style:justify-single-word="false"/>
      <style:text-properties style:font-name="Baskerville" fo:font-style="normal" fo:font-weight="normal" officeooo:rsid="00e87031" officeooo:paragraph-rsid="00e87031" style:font-name-asian="SimSun" style:font-style-asian="normal" style:font-weight-asian="normal" style:font-name-complex="Lucida Sans" style:font-style-complex="normal" style:font-weight-complex="normal"/>
    </style:style>
    <style:style style:name="P214" style:family="paragraph" style:parent-style-name="Standard">
      <style:paragraph-properties fo:line-height="115%" fo:text-align="justify" style:justify-single-word="false"/>
      <style:text-properties style:font-name="Baskerville" fo:font-style="normal" fo:font-weight="normal" officeooo:rsid="00e9325a" officeooo:paragraph-rsid="00e9325a" style:font-name-asian="SimSun" style:font-style-asian="normal" style:font-weight-asian="normal" style:font-name-complex="Lucida Sans" style:font-style-complex="normal" style:font-weight-complex="normal"/>
    </style:style>
    <style:style style:name="P215" style:family="paragraph" style:parent-style-name="Standard">
      <style:paragraph-properties fo:line-height="115%" fo:text-align="justify" style:justify-single-word="false"/>
      <style:text-properties style:font-name="Baskerville" fo:font-style="normal" fo:font-weight="normal" officeooo:rsid="00ea59bd" officeooo:paragraph-rsid="00ea59bd" style:font-name-asian="SimSun" style:font-style-asian="normal" style:font-weight-asian="normal" style:font-name-complex="Lucida Sans" style:font-style-complex="normal" style:font-weight-complex="normal"/>
    </style:style>
    <style:style style:name="P216" style:family="paragraph" style:parent-style-name="Standard">
      <style:paragraph-properties fo:line-height="115%" fo:text-align="justify" style:justify-single-word="false"/>
      <style:text-properties style:font-name="Baskerville" fo:font-style="normal" fo:font-weight="normal" officeooo:rsid="00eb14a6" officeooo:paragraph-rsid="00eb14a6" style:font-name-asian="SimSun" style:font-style-asian="normal" style:font-weight-asian="normal" style:font-name-complex="Lucida Sans" style:font-style-complex="normal" style:font-weight-complex="normal"/>
    </style:style>
    <style:style style:name="P217" style:family="paragraph" style:parent-style-name="Standard">
      <style:paragraph-properties fo:line-height="115%" fo:text-align="justify" style:justify-single-word="false"/>
      <style:text-properties style:font-name="Baskerville" fo:font-style="normal" fo:font-weight="normal" officeooo:rsid="00ecbe2a" officeooo:paragraph-rsid="00ecbe2a" style:font-name-asian="SimSun" style:font-style-asian="normal" style:font-weight-asian="normal" style:font-name-complex="Lucida Sans" style:font-style-complex="normal" style:font-weight-complex="normal"/>
    </style:style>
    <style:style style:name="P218" style:family="paragraph" style:parent-style-name="Standard">
      <style:paragraph-properties fo:line-height="115%" fo:text-align="justify" style:justify-single-word="false"/>
      <style:text-properties style:font-name="Baskerville" fo:font-style="normal" fo:font-weight="normal" officeooo:rsid="00ef1cbe" officeooo:paragraph-rsid="00ef1cbe" style:font-name-asian="SimSun" style:font-style-asian="normal" style:font-weight-asian="normal" style:font-name-complex="Lucida Sans" style:font-style-complex="normal" style:font-weight-complex="normal"/>
    </style:style>
    <style:style style:name="P219" style:family="paragraph" style:parent-style-name="Standard">
      <style:paragraph-properties fo:line-height="115%" fo:text-align="justify" style:justify-single-word="false"/>
      <style:text-properties style:font-name="Baskerville" fo:font-style="normal" fo:font-weight="normal" officeooo:rsid="00f0276c" officeooo:paragraph-rsid="00f0276c" style:font-name-asian="SimSun" style:font-style-asian="normal" style:font-weight-asian="normal" style:font-name-complex="Lucida Sans" style:font-style-complex="normal" style:font-weight-complex="normal"/>
    </style:style>
    <style:style style:name="P220" style:family="paragraph" style:parent-style-name="Standard">
      <style:paragraph-properties fo:line-height="115%" fo:text-align="justify" style:justify-single-word="false"/>
      <style:text-properties style:font-name="Baskerville" fo:font-style="normal" fo:font-weight="normal" officeooo:rsid="00f1c6d0" officeooo:paragraph-rsid="00f1c6d0" style:font-name-asian="SimSun" style:font-style-asian="normal" style:font-weight-asian="normal" style:font-name-complex="Lucida Sans" style:font-style-complex="normal" style:font-weight-complex="normal"/>
    </style:style>
    <style:style style:name="P221" style:family="paragraph" style:parent-style-name="Standard">
      <style:paragraph-properties fo:line-height="115%" fo:text-align="justify" style:justify-single-word="false"/>
      <style:text-properties style:font-name="Baskerville" fo:font-style="normal" fo:font-weight="normal" officeooo:rsid="00f59503" officeooo:paragraph-rsid="00f59503" style:font-name-asian="SimSun" style:font-style-asian="normal" style:font-weight-asian="normal" style:font-name-complex="Lucida Sans" style:font-style-complex="normal" style:font-weight-complex="normal"/>
    </style:style>
    <style:style style:name="P222" style:family="paragraph" style:parent-style-name="Standard">
      <style:paragraph-properties fo:line-height="115%" fo:text-align="justify" style:justify-single-word="false"/>
      <style:text-properties style:font-name="Baskerville" fo:font-style="normal" fo:font-weight="normal" officeooo:rsid="00f78cfb" officeooo:paragraph-rsid="00f84659" style:font-name-asian="SimSun" style:font-style-asian="normal" style:font-weight-asian="normal" style:font-name-complex="Lucida Sans" style:font-style-complex="normal" style:font-weight-complex="normal"/>
    </style:style>
    <style:style style:name="P223" style:family="paragraph" style:parent-style-name="Standard">
      <style:paragraph-properties fo:line-height="115%" fo:text-align="justify" style:justify-single-word="false"/>
      <style:text-properties style:font-name="Baskerville" fo:font-style="normal" fo:font-weight="normal" officeooo:rsid="00faadcc" officeooo:paragraph-rsid="00faadcc" style:font-name-asian="SimSun" style:font-style-asian="normal" style:font-weight-asian="normal" style:font-name-complex="Lucida Sans" style:font-style-complex="normal" style:font-weight-complex="normal"/>
    </style:style>
    <style:style style:name="P224" style:family="paragraph" style:parent-style-name="Standard">
      <style:paragraph-properties fo:line-height="115%" fo:text-align="justify" style:justify-single-word="false"/>
      <style:text-properties style:font-name="Baskerville" fo:font-style="normal" fo:font-weight="normal" officeooo:rsid="00fac964" officeooo:paragraph-rsid="00fac964" style:font-name-asian="SimSun" style:font-style-asian="normal" style:font-weight-asian="normal" style:font-name-complex="Lucida Sans" style:font-style-complex="normal" style:font-weight-complex="normal"/>
    </style:style>
    <style:style style:name="P225" style:family="paragraph" style:parent-style-name="Standard">
      <style:paragraph-properties fo:line-height="115%" fo:text-align="justify" style:justify-single-word="false"/>
      <style:text-properties style:font-name="Baskerville" fo:font-style="normal" fo:font-weight="normal" officeooo:rsid="00fb9f90" officeooo:paragraph-rsid="00fb9f90" style:font-name-asian="SimSun" style:font-style-asian="normal" style:font-weight-asian="normal" style:font-name-complex="Lucida Sans" style:font-style-complex="normal" style:font-weight-complex="normal"/>
    </style:style>
    <style:style style:name="P226" style:family="paragraph" style:parent-style-name="Standard">
      <style:paragraph-properties fo:line-height="115%" fo:text-align="justify" style:justify-single-word="false"/>
      <style:text-properties style:font-name="Baskerville" fo:font-style="normal" fo:font-weight="normal" officeooo:rsid="00fc86b7" officeooo:paragraph-rsid="00fc86b7" style:font-name-asian="SimSun" style:font-style-asian="normal" style:font-weight-asian="normal" style:font-name-complex="Lucida Sans" style:font-style-complex="normal" style:font-weight-complex="normal"/>
    </style:style>
    <style:style style:name="P227" style:family="paragraph" style:parent-style-name="Standard">
      <style:paragraph-properties fo:line-height="115%" fo:text-align="justify" style:justify-single-word="false"/>
      <style:text-properties style:font-name="Baskerville" fo:font-style="normal" fo:font-weight="normal" officeooo:rsid="00ff4521" officeooo:paragraph-rsid="00ff4521" style:font-name-asian="SimSun" style:font-style-asian="normal" style:font-weight-asian="normal" style:font-name-complex="Lucida Sans" style:font-style-complex="normal" style:font-weight-complex="normal"/>
    </style:style>
    <style:style style:name="P228" style:family="paragraph" style:parent-style-name="Standard">
      <style:paragraph-properties fo:line-height="115%" fo:text-align="justify" style:justify-single-word="false"/>
      <style:text-properties style:font-name="Baskerville" fo:font-style="normal" fo:font-weight="normal" officeooo:rsid="01004da8" officeooo:paragraph-rsid="01004da8" style:font-name-asian="SimSun" style:font-style-asian="normal" style:font-weight-asian="normal" style:font-name-complex="Lucida Sans" style:font-style-complex="normal" style:font-weight-complex="normal"/>
    </style:style>
    <style:style style:name="P229" style:family="paragraph" style:parent-style-name="Standard">
      <style:paragraph-properties fo:line-height="115%" fo:text-align="justify" style:justify-single-word="false"/>
      <style:text-properties style:font-name="Baskerville" fo:font-style="normal" fo:font-weight="normal" officeooo:rsid="0101d73f" officeooo:paragraph-rsid="0101d73f" style:font-name-asian="SimSun" style:font-style-asian="normal" style:font-weight-asian="normal" style:font-name-complex="Lucida Sans" style:font-style-complex="normal" style:font-weight-complex="normal"/>
    </style:style>
    <style:style style:name="P230" style:family="paragraph" style:parent-style-name="Standard">
      <style:paragraph-properties fo:line-height="115%" fo:text-align="justify" style:justify-single-word="false"/>
      <style:text-properties style:font-name="Baskerville" fo:font-style="normal" fo:font-weight="normal" officeooo:rsid="00e675e5" officeooo:paragraph-rsid="00e675e5" style:font-name-asian="SimSun" style:font-style-asian="normal" style:font-weight-asian="normal" style:font-name-complex="Lucida Sans" style:font-style-complex="normal" style:font-weight-complex="normal"/>
    </style:style>
    <style:style style:name="P231" style:family="paragraph" style:parent-style-name="Standard">
      <style:paragraph-properties fo:line-height="115%" fo:text-align="justify" style:justify-single-word="false"/>
      <style:text-properties style:font-name="Baskerville" fo:font-style="normal" fo:font-weight="normal" officeooo:rsid="004351cb" officeooo:paragraph-rsid="02102c51" style:font-name-asian="SimSun" style:font-style-asian="normal" style:font-weight-asian="normal" style:font-name-complex="Lucida Sans" style:font-style-complex="normal" style:font-weight-complex="normal"/>
    </style:style>
    <style:style style:name="P232" style:family="paragraph" style:parent-style-name="Standard">
      <style:paragraph-properties fo:line-height="115%" fo:text-align="justify" style:justify-single-word="false"/>
      <style:text-properties style:font-name="Baskerville" fo:font-style="normal" fo:font-weight="normal" officeooo:rsid="02102c51" officeooo:paragraph-rsid="00ce0bfe" style:font-name-asian="SimSun" style:font-style-asian="normal" style:font-weight-asian="normal" style:font-name-complex="Lucida Sans" style:font-style-complex="normal" style:font-weight-complex="normal"/>
    </style:style>
    <style:style style:name="P233" style:family="paragraph" style:parent-style-name="Standard">
      <style:paragraph-properties fo:line-height="115%" fo:text-align="justify" style:justify-single-word="false"/>
      <style:text-properties style:font-name="Baskerville" fo:font-style="normal" fo:font-weight="normal" officeooo:rsid="02161fda" officeooo:paragraph-rsid="02161fda" style:font-name-asian="SimSun" style:font-style-asian="normal" style:font-weight-asian="normal" style:font-name-complex="Lucida Sans" style:font-style-complex="normal" style:font-weight-complex="normal"/>
    </style:style>
    <style:style style:name="P234" style:family="paragraph" style:parent-style-name="Standard">
      <style:paragraph-properties fo:line-height="115%" fo:text-align="justify" style:justify-single-word="false"/>
      <style:text-properties style:font-name="Baskerville" fo:font-style="normal" fo:font-weight="normal" officeooo:rsid="021e0057" officeooo:paragraph-rsid="021e0057" style:font-name-asian="SimSun" style:font-style-asian="normal" style:font-weight-asian="normal" style:font-name-complex="Lucida Sans" style:font-style-complex="normal" style:font-weight-complex="normal"/>
    </style:style>
    <style:style style:name="P235" style:family="paragraph" style:parent-style-name="Standard">
      <style:paragraph-properties fo:line-height="115%" fo:text-align="justify" style:justify-single-word="false"/>
      <style:text-properties style:font-name="Baskerville" fo:font-style="normal" fo:font-weight="normal" officeooo:rsid="02330dfe" officeooo:paragraph-rsid="02330dfe" style:font-name-asian="SimSun" style:font-style-asian="normal" style:font-weight-asian="normal" style:font-name-complex="Lucida Sans" style:font-style-complex="normal" style:font-weight-complex="normal"/>
    </style:style>
    <style:style style:name="P236" style:family="paragraph" style:parent-style-name="Standard">
      <style:paragraph-properties fo:line-height="150%" fo:text-align="justify" style:justify-single-word="false"/>
      <style:text-properties style:font-name="Baskerville" fo:font-style="normal" fo:font-weight="normal" officeooo:rsid="027f300f" officeooo:paragraph-rsid="027f300f" style:font-name-asian="SimSun" style:font-style-asian="normal" style:font-weight-asian="normal" style:font-name-complex="Lucida Sans" style:font-style-complex="normal" style:font-weight-complex="normal"/>
    </style:style>
    <style:style style:name="P237" style:family="paragraph" style:parent-style-name="Standard">
      <style:paragraph-properties fo:text-align="start" style:justify-single-word="false"/>
      <style:text-properties style:font-name="Baskerville" fo:font-style="normal" fo:font-weight="bold" officeooo:rsid="001e3d91" officeooo:paragraph-rsid="001e3d91" style:font-style-asian="normal" style:font-weight-asian="bold" style:font-style-complex="normal" style:font-weight-complex="bold"/>
    </style:style>
    <style:style style:name="P238" style:family="paragraph" style:parent-style-name="Standard">
      <style:paragraph-properties fo:text-align="center" style:justify-single-word="false"/>
      <style:text-properties style:font-name="Baskerville" fo:font-style="normal" fo:font-weight="bold" officeooo:rsid="001e3d91" officeooo:paragraph-rsid="004b332c" style:font-style-asian="normal" style:font-weight-asian="bold" style:font-style-complex="normal" style:font-weight-complex="bold"/>
    </style:style>
    <style:style style:name="P239" style:family="paragraph" style:parent-style-name="Standard">
      <style:paragraph-properties fo:line-height="115%" fo:text-align="start" style:justify-single-word="false"/>
      <style:text-properties style:font-name="Baskerville" fo:font-style="normal" fo:font-weight="bold" officeooo:rsid="0024712c" officeooo:paragraph-rsid="0024712c" style:font-style-asian="normal" style:font-weight-asian="bold" style:font-style-complex="normal" style:font-weight-complex="bold"/>
    </style:style>
    <style:style style:name="P240" style:family="paragraph" style:parent-style-name="Standard">
      <style:paragraph-properties fo:line-height="115%" fo:text-align="justify" style:justify-single-word="false"/>
      <style:text-properties style:font-name="Baskerville" fo:font-style="normal" fo:font-weight="bold" officeooo:rsid="0024712c" officeooo:paragraph-rsid="0024712c" style:font-style-asian="normal" style:font-weight-asian="bold" style:font-style-complex="normal" style:font-weight-complex="bold"/>
    </style:style>
    <style:style style:name="P241" style:family="paragraph" style:parent-style-name="Standard">
      <style:paragraph-properties fo:line-height="115%" fo:text-align="justify" style:justify-single-word="false"/>
      <style:text-properties style:font-name="Baskerville" fo:font-style="normal" fo:font-weight="bold" officeooo:rsid="00262ba1" officeooo:paragraph-rsid="00262ba1" style:font-style-asian="normal" style:font-weight-asian="bold" style:font-style-complex="normal" style:font-weight-complex="bold"/>
    </style:style>
    <style:style style:name="P242" style:family="paragraph" style:parent-style-name="Standard">
      <style:paragraph-properties fo:line-height="115%" fo:text-align="justify" style:justify-single-word="false"/>
      <style:text-properties style:font-name="Baskerville" fo:font-style="normal" fo:font-weight="bold" officeooo:rsid="0027f637" officeooo:paragraph-rsid="0027f637" style:font-style-asian="normal" style:font-weight-asian="bold" style:font-style-complex="normal" style:font-weight-complex="bold"/>
    </style:style>
    <style:style style:name="P243" style:family="paragraph" style:parent-style-name="Standard">
      <style:paragraph-properties fo:line-height="115%" fo:text-align="justify" style:justify-single-word="false"/>
      <style:text-properties style:font-name="Baskerville" fo:font-style="normal" fo:font-weight="bold" officeooo:rsid="002ac8b5" officeooo:paragraph-rsid="002ac8b5" style:font-style-asian="normal" style:font-weight-asian="bold" style:font-style-complex="normal" style:font-weight-complex="bold"/>
    </style:style>
    <style:style style:name="P244" style:family="paragraph" style:parent-style-name="Standard">
      <style:paragraph-properties fo:line-height="115%" fo:text-align="start" style:justify-single-word="false"/>
      <style:text-properties style:font-name="Baskerville" fo:font-style="normal" fo:font-weight="bold" officeooo:rsid="002c2036" officeooo:paragraph-rsid="002c2036" style:font-style-asian="normal" style:font-weight-asian="bold" style:font-style-complex="normal" style:font-weight-complex="bold"/>
    </style:style>
    <style:style style:name="P245" style:family="paragraph" style:parent-style-name="Standard">
      <style:paragraph-properties fo:line-height="115%" fo:text-align="justify" style:justify-single-word="false"/>
      <style:text-properties style:font-name="Baskerville" fo:font-style="normal" fo:font-weight="bold" officeooo:rsid="002c2036" officeooo:paragraph-rsid="002c2036" style:font-style-asian="normal" style:font-weight-asian="bold" style:font-style-complex="normal" style:font-weight-complex="bold"/>
    </style:style>
    <style:style style:name="P246" style:family="paragraph" style:parent-style-name="Standard">
      <style:paragraph-properties fo:line-height="115%" fo:text-align="justify" style:justify-single-word="false"/>
      <style:text-properties style:font-name="Baskerville" fo:font-style="normal" fo:font-weight="bold" officeooo:rsid="002c2036" officeooo:paragraph-rsid="002f065e" style:font-style-asian="normal" style:font-weight-asian="bold" style:font-style-complex="normal" style:font-weight-complex="bold"/>
    </style:style>
    <style:style style:name="P247" style:family="paragraph" style:parent-style-name="Standard">
      <style:paragraph-properties fo:line-height="115%" fo:text-align="justify" style:justify-single-word="false"/>
      <style:text-properties style:font-name="Baskerville" fo:font-style="normal" fo:font-weight="bold" officeooo:rsid="00327687" officeooo:paragraph-rsid="00327687" style:font-style-asian="normal" style:font-weight-asian="bold" style:font-style-complex="normal" style:font-weight-complex="bold"/>
    </style:style>
    <style:style style:name="P248" style:family="paragraph" style:parent-style-name="Standard">
      <style:paragraph-properties fo:line-height="115%" fo:text-align="justify" style:justify-single-word="false"/>
      <style:text-properties style:font-name="Baskerville" fo:font-style="normal" fo:font-weight="bold" officeooo:rsid="0055263c" officeooo:paragraph-rsid="0055263c" style:font-style-asian="normal" style:font-weight-asian="bold" style:font-style-complex="normal" style:font-weight-complex="bold"/>
    </style:style>
    <style:style style:name="P249" style:family="paragraph" style:parent-style-name="Standard">
      <style:paragraph-properties fo:line-height="150%" fo:text-align="justify" style:justify-single-word="false"/>
      <style:text-properties style:font-name="Baskerville" fo:font-style="normal" fo:font-weight="bold" officeooo:rsid="0022700f" officeooo:paragraph-rsid="0022700f" style:font-style-asian="normal" style:font-weight-asian="bold" style:font-style-complex="normal" style:font-weight-complex="bold"/>
    </style:style>
    <style:style style:name="P250" style:family="paragraph" style:parent-style-name="Standard">
      <style:paragraph-properties fo:text-align="justify" style:justify-single-word="false"/>
      <style:text-properties style:font-name="Baskerville" fo:font-style="normal" fo:font-weight="bold" officeooo:rsid="000fe769" officeooo:paragraph-rsid="02476611" style:font-style-asian="normal" style:font-weight-asian="bold" style:font-style-complex="normal" style:font-weight-complex="bold"/>
    </style:style>
    <style:style style:name="P251" style:family="paragraph" style:parent-style-name="Standard">
      <style:paragraph-properties fo:line-height="115%" fo:text-align="justify" style:justify-single-word="false"/>
      <style:text-properties style:font-name="Baskerville" fo:font-style="normal" fo:font-weight="bold" officeooo:rsid="002e4697" officeooo:paragraph-rsid="002c2036" style:font-name-asian="Liberation Serif1" style:font-style-asian="normal" style:font-weight-asian="bold" style:font-name-complex="Liberation Serif1" style:font-style-complex="normal" style:font-weight-complex="bold"/>
    </style:style>
    <style:style style:name="P252" style:family="paragraph" style:parent-style-name="Standard">
      <style:paragraph-properties fo:line-height="115%" fo:text-align="justify" style:justify-single-word="false"/>
      <style:text-properties style:font-name="Baskerville" fo:font-style="normal" fo:font-weight="bold" officeooo:rsid="0033ffa6" officeooo:paragraph-rsid="00327687" style:font-name-asian="Liberation Serif1" style:font-style-asian="normal" style:font-weight-asian="bold" style:font-name-complex="Liberation Serif1" style:font-style-complex="normal" style:font-weight-complex="bold"/>
    </style:style>
    <style:style style:name="P253" style:family="paragraph" style:parent-style-name="Standard">
      <style:paragraph-properties fo:line-height="115%" fo:text-align="justify" style:justify-single-word="false"/>
      <style:text-properties style:font-name="Baskerville" fo:font-style="normal" fo:font-weight="bold" officeooo:rsid="0033ffa6" officeooo:paragraph-rsid="0248f6b2" style:font-name-asian="Liberation Serif1" style:font-style-asian="normal" style:font-weight-asian="bold" style:font-name-complex="Liberation Serif1" style:font-style-complex="normal" style:font-weight-complex="bold"/>
    </style:style>
    <style:style style:name="P254" style:family="paragraph" style:parent-style-name="Standard">
      <style:paragraph-properties fo:line-height="115%" fo:text-align="justify" style:justify-single-word="false"/>
      <style:text-properties style:font-name="Baskerville" fo:font-style="normal" fo:font-weight="bold" officeooo:rsid="00439b33" officeooo:paragraph-rsid="00539118" style:font-name-asian="Liberation Serif1" style:font-style-asian="normal" style:font-weight-asian="bold" style:font-name-complex="Liberation Serif1" style:font-style-complex="normal" style:font-weight-complex="bold"/>
    </style:style>
    <style:style style:name="P255" style:family="paragraph" style:parent-style-name="Standard">
      <style:paragraph-properties fo:line-height="115%" fo:text-align="justify" style:justify-single-word="false"/>
      <style:text-properties style:font-name="Baskerville" fo:font-style="normal" fo:font-weight="bold" officeooo:rsid="006fb194" officeooo:paragraph-rsid="00759d3f" style:font-name-asian="Liberation Serif1" style:font-style-asian="normal" style:font-weight-asian="bold" style:font-name-complex="Liberation Serif1" style:font-style-complex="normal" style:font-weight-complex="bold"/>
    </style:style>
    <style:style style:name="P256" style:family="paragraph" style:parent-style-name="Standard">
      <style:paragraph-properties fo:line-height="115%" fo:text-align="justify" style:justify-single-word="false"/>
      <style:text-properties style:font-name="Baskerville" fo:font-style="normal" fo:font-weight="bold" officeooo:rsid="006fb194" officeooo:paragraph-rsid="01a09847" style:font-name-asian="Liberation Serif1" style:font-style-asian="normal" style:font-weight-asian="bold" style:font-name-complex="Liberation Serif1" style:font-style-complex="normal" style:font-weight-complex="bold"/>
    </style:style>
    <style:style style:name="P257" style:family="paragraph" style:parent-style-name="Standard">
      <style:paragraph-properties fo:line-height="115%" fo:text-align="justify" style:justify-single-word="false"/>
      <style:text-properties style:font-name="Baskerville" fo:font-style="normal" fo:font-weight="bold" officeooo:rsid="0077c4ca" officeooo:paragraph-rsid="0077c4ca" style:font-name-asian="Liberation Serif1" style:font-style-asian="normal" style:font-weight-asian="bold" style:font-name-complex="Liberation Serif1" style:font-style-complex="normal" style:font-weight-complex="bold"/>
    </style:style>
    <style:style style:name="P258" style:family="paragraph" style:parent-style-name="Standard">
      <style:paragraph-properties fo:line-height="115%" fo:text-align="justify" style:justify-single-word="false"/>
      <style:text-properties style:font-name="Baskerville" fo:font-style="normal" fo:font-weight="bold" officeooo:rsid="00785ed5" officeooo:paragraph-rsid="00785ed5" style:font-name-asian="Liberation Serif1" style:font-style-asian="normal" style:font-weight-asian="bold" style:font-name-complex="Liberation Serif1" style:font-style-complex="normal" style:font-weight-complex="bold"/>
    </style:style>
    <style:style style:name="P259" style:family="paragraph" style:parent-style-name="Standard">
      <style:paragraph-properties fo:line-height="115%" fo:text-align="justify" style:justify-single-word="false"/>
      <style:text-properties style:font-name="Baskerville" fo:font-style="normal" fo:font-weight="bold" officeooo:rsid="00660b32" officeooo:paragraph-rsid="00759d3f" style:font-name-asian="Liberation Serif1" style:font-style-asian="normal" style:font-weight-asian="bold" style:font-name-complex="Liberation Serif1" style:font-style-complex="normal" style:font-weight-complex="bold"/>
    </style:style>
    <style:style style:name="P260" style:family="paragraph" style:parent-style-name="Standard">
      <style:paragraph-properties fo:line-height="115%" fo:text-align="justify" style:justify-single-word="false"/>
      <style:text-properties style:font-name="Baskerville" fo:font-style="normal" fo:font-weight="bold" officeooo:rsid="008f57dc" officeooo:paragraph-rsid="008f57dc" style:font-name-asian="Liberation Serif1" style:font-style-asian="normal" style:font-weight-asian="bold" style:font-name-complex="Liberation Serif1" style:font-style-complex="normal" style:font-weight-complex="bold"/>
    </style:style>
    <style:style style:name="P261" style:family="paragraph" style:parent-style-name="Standard">
      <style:paragraph-properties fo:line-height="115%" fo:text-align="justify" style:justify-single-word="false"/>
      <style:text-properties style:font-name="Baskerville" fo:font-style="normal" fo:font-weight="bold" officeooo:rsid="008dc525" officeooo:paragraph-rsid="008b19d6" style:font-name-asian="Liberation Serif1" style:font-style-asian="normal" style:font-weight-asian="bold" style:font-name-complex="Liberation Serif1" style:font-style-complex="normal" style:font-weight-complex="bold"/>
    </style:style>
    <style:style style:name="P262" style:family="paragraph" style:parent-style-name="Standard">
      <style:paragraph-properties fo:line-height="115%" fo:text-align="justify" style:justify-single-word="false"/>
      <style:text-properties style:font-name="Baskerville" fo:font-style="normal" fo:font-weight="bold" officeooo:rsid="003876d7" officeooo:paragraph-rsid="009cf7b7" style:font-name-asian="Liberation Serif1" style:font-style-asian="normal" style:font-weight-asian="bold" style:font-name-complex="Liberation Serif1" style:font-style-complex="normal" style:font-weight-complex="bold"/>
    </style:style>
    <style:style style:name="P263" style:family="paragraph" style:parent-style-name="Standard">
      <style:paragraph-properties fo:line-height="115%" fo:text-align="justify" style:justify-single-word="false"/>
      <style:text-properties style:font-name="Baskerville" fo:font-style="normal" fo:font-weight="bold" officeooo:rsid="003876d7" officeooo:paragraph-rsid="00a68064" style:font-name-asian="Liberation Serif1" style:font-style-asian="normal" style:font-weight-asian="bold" style:font-name-complex="Liberation Serif1" style:font-style-complex="normal" style:font-weight-complex="bold"/>
    </style:style>
    <style:style style:name="P264" style:family="paragraph" style:parent-style-name="Standard">
      <style:paragraph-properties fo:line-height="115%" fo:text-align="justify" style:justify-single-word="false"/>
      <style:text-properties style:font-name="Baskerville" fo:font-style="normal" fo:font-weight="bold" officeooo:rsid="003876d7" officeooo:paragraph-rsid="0048534f" style:font-name-asian="Liberation Serif1" style:font-style-asian="normal" style:font-weight-asian="bold" style:font-name-complex="Liberation Serif1" style:font-style-complex="normal" style:font-weight-complex="bold"/>
    </style:style>
    <style:style style:name="P265" style:family="paragraph" style:parent-style-name="Standard">
      <style:paragraph-properties fo:line-height="115%" fo:text-align="start" style:justify-single-word="false"/>
      <style:text-properties style:font-name="Baskerville" fo:font-style="normal" fo:font-weight="bold" officeooo:rsid="003876d7" officeooo:paragraph-rsid="00400196" style:font-name-asian="Liberation Serif1" style:font-style-asian="normal" style:font-weight-asian="bold" style:font-name-complex="Liberation Serif1" style:font-style-complex="normal" style:font-weight-complex="bold"/>
    </style:style>
    <style:style style:name="P266" style:family="paragraph" style:parent-style-name="Standard">
      <style:paragraph-properties fo:line-height="115%" fo:text-align="start" style:justify-single-word="false"/>
      <style:text-properties style:font-name="Baskerville" fo:font-style="normal" fo:font-weight="bold" officeooo:rsid="003876d7" officeooo:paragraph-rsid="003876d7" style:font-name-asian="Liberation Serif1" style:font-style-asian="normal" style:font-weight-asian="bold" style:font-name-complex="Liberation Serif1" style:font-style-complex="normal" style:font-weight-complex="bold"/>
    </style:style>
    <style:style style:name="P267" style:family="paragraph" style:parent-style-name="Standard">
      <style:paragraph-properties fo:line-height="115%" fo:text-align="justify" style:justify-single-word="false"/>
      <style:text-properties style:font-name="Baskerville" fo:font-style="normal" fo:font-weight="bold" officeooo:rsid="003f1e03" officeooo:paragraph-rsid="003dc459" style:font-name-asian="Liberation Serif1" style:font-style-asian="normal" style:font-weight-asian="bold" style:font-name-complex="Liberation Serif1" style:font-style-complex="normal" style:font-weight-complex="bold"/>
    </style:style>
    <style:style style:name="P268" style:family="paragraph" style:parent-style-name="Standard">
      <style:paragraph-properties fo:line-height="115%" fo:text-align="center" style:justify-single-word="false"/>
      <style:text-properties style:font-name="Baskerville" fo:font-style="normal" fo:font-weight="bold" officeooo:rsid="00469c01" officeooo:paragraph-rsid="0128c51b" style:font-name-asian="Liberation Serif1" style:font-style-asian="normal" style:font-weight-asian="bold" style:font-name-complex="Liberation Serif1" style:font-style-complex="normal" style:font-weight-complex="bold"/>
    </style:style>
    <style:style style:name="P269" style:family="paragraph" style:parent-style-name="Standard">
      <style:paragraph-properties fo:line-height="115%" fo:text-align="justify" style:justify-single-word="false"/>
      <style:text-properties style:font-name="Baskerville" fo:font-style="normal" fo:font-weight="bold" officeooo:rsid="00469c01" officeooo:paragraph-rsid="0128c51b" style:font-name-asian="Liberation Serif1" style:font-style-asian="normal" style:font-weight-asian="bold" style:font-name-complex="Liberation Serif1" style:font-style-complex="normal" style:font-weight-complex="bold"/>
    </style:style>
    <style:style style:name="P270" style:family="paragraph" style:parent-style-name="Standard">
      <style:paragraph-properties fo:line-height="115%" fo:text-align="justify" style:justify-single-word="false"/>
      <style:text-properties style:font-name="Baskerville" fo:font-style="normal" fo:font-weight="bold" officeooo:rsid="00653758" officeooo:paragraph-rsid="00759d3f" style:font-name-asian="Liberation Serif1" style:font-style-asian="normal" style:font-weight-asian="bold" style:font-name-complex="Liberation Serif1" style:font-style-complex="normal" style:font-weight-complex="bold"/>
    </style:style>
    <style:style style:name="P271" style:family="paragraph" style:parent-style-name="Standard">
      <style:paragraph-properties fo:line-height="115%" fo:text-align="justify" style:justify-single-word="false"/>
      <style:text-properties style:font-name="Baskerville" fo:font-style="normal" fo:font-weight="bold" officeooo:rsid="0082c94c" officeooo:paragraph-rsid="007fb9ab" style:font-name-asian="Liberation Serif1" style:font-style-asian="normal" style:font-weight-asian="bold" style:font-name-complex="Liberation Serif1" style:font-style-complex="normal" style:font-weight-complex="bold"/>
    </style:style>
    <style:style style:name="P272" style:family="paragraph" style:parent-style-name="Standard">
      <style:paragraph-properties fo:line-height="115%" fo:text-align="justify" style:justify-single-word="false"/>
      <style:text-properties style:font-name="Baskerville" fo:font-style="normal" fo:font-weight="bold" officeooo:rsid="0083170e" officeooo:paragraph-rsid="0083170e" style:font-name-asian="Liberation Serif1" style:font-style-asian="normal" style:font-weight-asian="bold" style:font-name-complex="Liberation Serif1" style:font-style-complex="normal" style:font-weight-complex="bold"/>
    </style:style>
    <style:style style:name="P273" style:family="paragraph" style:parent-style-name="Standard">
      <style:paragraph-properties fo:line-height="115%" fo:text-align="justify" style:justify-single-word="false"/>
      <style:text-properties style:font-name="Baskerville" fo:font-style="normal" fo:font-weight="bold" officeooo:rsid="008406a4" officeooo:paragraph-rsid="008406a4" style:font-name-asian="Liberation Serif1" style:font-style-asian="normal" style:font-weight-asian="bold" style:font-name-complex="Liberation Serif1" style:font-style-complex="normal" style:font-weight-complex="bold"/>
    </style:style>
    <style:style style:name="P274" style:family="paragraph" style:parent-style-name="Standard">
      <style:paragraph-properties fo:line-height="115%" fo:text-align="justify" style:justify-single-word="false"/>
      <style:text-properties style:font-name="Baskerville" fo:font-style="normal" fo:font-weight="bold" officeooo:rsid="0098b441" officeooo:paragraph-rsid="009789ff" style:font-name-asian="Liberation Serif1" style:font-style-asian="normal" style:font-weight-asian="bold" style:font-name-complex="Liberation Serif1" style:font-style-complex="normal" style:font-weight-complex="bold"/>
    </style:style>
    <style:style style:name="P275" style:family="paragraph" style:parent-style-name="Standard">
      <style:paragraph-properties fo:line-height="115%" fo:text-align="justify" style:justify-single-word="false"/>
      <style:text-properties style:font-name="Baskerville" fo:font-style="normal" fo:font-weight="bold" officeooo:rsid="009cf7b7" officeooo:paragraph-rsid="009cf7b7" style:font-name-asian="Liberation Serif1" style:font-style-asian="normal" style:font-weight-asian="bold" style:font-name-complex="Liberation Serif1" style:font-style-complex="normal" style:font-weight-complex="bold"/>
    </style:style>
    <style:style style:name="P276" style:family="paragraph" style:parent-style-name="Standard">
      <style:paragraph-properties fo:line-height="115%" fo:text-align="justify" style:justify-single-word="false"/>
      <style:text-properties style:font-name="Baskerville" fo:font-style="normal" fo:font-weight="bold" officeooo:rsid="00a1871b" officeooo:paragraph-rsid="00a1871b" style:font-name-asian="Liberation Serif1" style:font-style-asian="normal" style:font-weight-asian="bold" style:font-name-complex="Liberation Serif1" style:font-style-complex="normal" style:font-weight-complex="bold"/>
    </style:style>
    <style:style style:name="P277" style:family="paragraph" style:parent-style-name="Standard">
      <style:paragraph-properties fo:line-height="115%" fo:text-align="justify" style:justify-single-word="false"/>
      <style:text-properties style:font-name="Baskerville" fo:font-style="normal" fo:font-weight="bold" officeooo:rsid="00a3009c" officeooo:paragraph-rsid="00a3009c" style:font-name-asian="Liberation Serif1" style:font-style-asian="normal" style:font-weight-asian="bold" style:font-name-complex="Liberation Serif1" style:font-style-complex="normal" style:font-weight-complex="bold"/>
    </style:style>
    <style:style style:name="P278" style:family="paragraph" style:parent-style-name="Standard">
      <style:paragraph-properties fo:line-height="115%" fo:text-align="justify" style:justify-single-word="false"/>
      <style:text-properties style:font-name="Baskerville" fo:font-style="normal" fo:font-weight="bold" officeooo:rsid="00a44f94" officeooo:paragraph-rsid="00a44f94" style:font-name-asian="Liberation Serif1" style:font-style-asian="normal" style:font-weight-asian="bold" style:font-name-complex="Liberation Serif1" style:font-style-complex="normal" style:font-weight-complex="bold"/>
    </style:style>
    <style:style style:name="P279" style:family="paragraph" style:parent-style-name="Standard">
      <style:paragraph-properties fo:line-height="115%" fo:text-align="justify" style:justify-single-word="false"/>
      <style:text-properties style:font-name="Baskerville" fo:font-style="normal" fo:font-weight="bold" officeooo:rsid="00935f19" officeooo:paragraph-rsid="00935f19" style:font-name-asian="Liberation Serif1" style:font-style-asian="normal" style:font-weight-asian="bold" style:font-name-complex="Liberation Serif1" style:font-style-complex="normal" style:font-weight-complex="bold"/>
    </style:style>
    <style:style style:name="P280" style:family="paragraph" style:parent-style-name="Standard">
      <style:paragraph-properties fo:line-height="115%" fo:text-align="justify" style:justify-single-word="false"/>
      <style:text-properties style:font-name="Baskerville" fo:font-style="normal" fo:font-weight="bold" officeooo:rsid="01cf044e" officeooo:paragraph-rsid="01cf044e" style:font-name-asian="Liberation Serif1" style:font-style-asian="normal" style:font-weight-asian="bold" style:font-name-complex="Liberation Serif1" style:font-style-complex="normal" style:font-weight-complex="bold"/>
    </style:style>
    <style:style style:name="P281" style:family="paragraph" style:parent-style-name="Standard">
      <style:paragraph-properties fo:line-height="115%" fo:text-align="justify" style:justify-single-word="false"/>
      <style:text-properties style:font-name="Baskerville" fo:font-style="normal" fo:font-weight="bold" officeooo:rsid="01e6badd" officeooo:paragraph-rsid="01e6badd" style:font-name-asian="Liberation Serif1" style:font-style-asian="normal" style:font-weight-asian="bold" style:font-name-complex="Liberation Serif1" style:font-style-complex="normal" style:font-weight-complex="bold"/>
    </style:style>
    <style:style style:name="P282" style:family="paragraph" style:parent-style-name="Standard">
      <style:paragraph-properties fo:line-height="115%" fo:text-align="justify" style:justify-single-word="false"/>
      <style:text-properties style:font-name="Baskerville" fo:font-style="normal" fo:font-weight="bold" officeooo:rsid="00327687" officeooo:paragraph-rsid="0248f6b2" style:font-name-asian="Liberation Serif1" style:font-style-asian="normal" style:font-weight-asian="bold" style:font-name-complex="Liberation Serif1" style:font-style-complex="normal" style:font-weight-complex="bold"/>
    </style:style>
    <style:style style:name="P283" style:family="paragraph" style:parent-style-name="Standard">
      <style:paragraph-properties fo:line-height="115%" fo:text-align="justify" style:justify-single-word="false"/>
      <style:text-properties style:font-name="Baskerville" fo:font-style="normal" fo:font-weight="bold" officeooo:rsid="00bf948b" officeooo:paragraph-rsid="00bf948b" style:font-name-asian="SimSun" style:font-style-asian="normal" style:font-weight-asian="bold" style:font-name-complex="Lucida Sans" style:font-style-complex="normal" style:font-weight-complex="bold"/>
    </style:style>
    <style:style style:name="P284" style:family="paragraph" style:parent-style-name="Standard">
      <style:paragraph-properties fo:line-height="115%" fo:text-align="justify" style:justify-single-word="false"/>
      <style:text-properties style:font-name="Baskerville" fo:font-style="normal" fo:font-weight="bold" officeooo:rsid="00cdb617" officeooo:paragraph-rsid="00cdb617" style:font-name-asian="SimSun" style:font-style-asian="normal" style:font-weight-asian="bold" style:font-name-complex="Lucida Sans" style:font-style-complex="normal" style:font-weight-complex="bold"/>
    </style:style>
    <style:style style:name="P285" style:family="paragraph" style:parent-style-name="Standard">
      <style:paragraph-properties fo:line-height="115%" fo:text-align="justify" style:justify-single-word="false"/>
      <style:text-properties style:font-name="Baskerville" fo:font-style="normal" fo:font-weight="bold" officeooo:rsid="00ce0bfe" officeooo:paragraph-rsid="00ce0bfe" style:font-name-asian="SimSun" style:font-style-asian="normal" style:font-weight-asian="bold" style:font-name-complex="Lucida Sans" style:font-style-complex="normal" style:font-weight-complex="bold"/>
    </style:style>
    <style:style style:name="P286" style:family="paragraph" style:parent-style-name="Standard">
      <style:paragraph-properties fo:line-height="115%" fo:text-align="justify" style:justify-single-word="false"/>
      <style:text-properties style:font-name="Baskerville" fo:font-style="normal" fo:font-weight="bold" officeooo:rsid="00e87031" officeooo:paragraph-rsid="00e87031" style:font-name-asian="SimSun" style:font-style-asian="normal" style:font-weight-asian="bold" style:font-name-complex="Lucida Sans" style:font-style-complex="normal" style:font-weight-complex="bold"/>
    </style:style>
    <style:style style:name="P287" style:family="paragraph" style:parent-style-name="Standard">
      <style:paragraph-properties fo:line-height="115%" fo:text-align="justify" style:justify-single-word="false"/>
      <style:text-properties style:font-name="Baskerville" fo:font-style="normal" fo:font-weight="bold" officeooo:rsid="00eb14a6" officeooo:paragraph-rsid="00eb14a6" style:font-name-asian="SimSun" style:font-style-asian="normal" style:font-weight-asian="bold" style:font-name-complex="Lucida Sans" style:font-style-complex="normal" style:font-weight-complex="bold"/>
    </style:style>
    <style:style style:name="P288" style:family="paragraph" style:parent-style-name="Standard">
      <style:paragraph-properties fo:line-height="115%" fo:text-align="justify" style:justify-single-word="false"/>
      <style:text-properties style:font-name="Baskerville" fo:font-style="normal" style:text-underline-style="none" fo:font-weight="normal" officeooo:rsid="0055263c" officeooo:paragraph-rsid="0055263c" style:font-name-asian="Liberation Serif1" style:font-style-asian="normal" style:font-weight-asian="normal" style:font-name-complex="Liberation Serif1" style:font-style-complex="normal" style:font-weight-complex="normal"/>
    </style:style>
    <style:style style:name="P289" style:family="paragraph" style:parent-style-name="Standard">
      <style:paragraph-properties fo:line-height="115%" fo:text-align="justify" style:justify-single-word="false"/>
      <style:text-properties style:font-name="Baskerville" fo:font-style="normal" style:text-underline-style="none" fo:font-weight="normal" officeooo:rsid="003876d7" officeooo:paragraph-rsid="0056c469" style:font-name-asian="Liberation Serif1" style:font-style-asian="normal" style:font-weight-asian="normal" style:font-name-complex="Liberation Serif1" style:font-style-complex="normal" style:font-weight-complex="normal"/>
    </style:style>
    <style:style style:name="P290" style:family="paragraph" style:parent-style-name="Standard">
      <style:paragraph-properties fo:line-height="115%" fo:text-align="justify" style:justify-single-word="false"/>
      <style:text-properties style:font-name="Baskerville" fo:font-style="normal" style:text-underline-style="none" fo:font-weight="normal" officeooo:rsid="003876d7" officeooo:paragraph-rsid="01dc63d8" style:font-name-asian="Liberation Serif1" style:font-style-asian="normal" style:font-weight-asian="normal" style:font-name-complex="Liberation Serif1" style:font-style-complex="normal" style:font-weight-complex="normal"/>
    </style:style>
    <style:style style:name="P291" style:family="paragraph" style:parent-style-name="Standard">
      <style:paragraph-properties fo:line-height="115%" fo:text-align="justify" style:justify-single-word="false"/>
      <style:text-properties style:font-name="Baskerville" fo:font-style="normal" style:text-underline-style="none" fo:font-weight="normal" officeooo:rsid="003876d7" officeooo:paragraph-rsid="01dff802" style:font-name-asian="Liberation Serif1" style:font-style-asian="normal" style:font-weight-asian="normal" style:font-name-complex="Liberation Serif1" style:font-style-complex="normal" style:font-weight-complex="normal"/>
    </style:style>
    <style:style style:name="P292" style:family="paragraph" style:parent-style-name="Standard">
      <style:paragraph-properties fo:line-height="115%" fo:text-align="justify" style:justify-single-word="false"/>
      <style:text-properties style:font-name="Baskerville" fo:font-style="normal" style:text-underline-style="none" fo:font-weight="normal" officeooo:rsid="01d63b67" officeooo:paragraph-rsid="01d30cec" style:font-name-asian="Liberation Serif1" style:font-style-asian="normal" style:font-weight-asian="normal" style:font-name-complex="Liberation Serif1" style:font-style-complex="normal" style:font-weight-complex="normal"/>
    </style:style>
    <style:style style:name="P293" style:family="paragraph" style:parent-style-name="Standard">
      <style:paragraph-properties fo:line-height="115%" fo:text-align="justify" style:justify-single-word="false"/>
      <style:text-properties style:font-name="Baskerville" fo:font-style="normal" style:text-underline-style="none" fo:font-weight="normal" officeooo:rsid="01dff802" officeooo:paragraph-rsid="01dc63d8" style:font-name-asian="Liberation Serif1" style:font-style-asian="normal" style:font-weight-asian="normal" style:font-name-complex="Liberation Serif1" style:font-style-complex="normal" style:font-weight-complex="normal"/>
    </style:style>
    <style:style style:name="P294" style:family="paragraph" style:parent-style-name="Standard">
      <style:paragraph-properties fo:text-align="justify" style:justify-single-word="false"/>
      <style:text-properties style:font-name="Baskerville" fo:font-style="normal" style:text-underline-style="none" fo:font-weight="normal" officeooo:rsid="0024c385" officeooo:paragraph-rsid="02476611" style:font-name-asian="Liberation Serif1" style:font-style-asian="normal" style:font-weight-asian="normal" style:font-name-complex="Liberation Serif1" style:font-style-complex="normal" style:font-weight-complex="normal"/>
    </style:style>
    <style:style style:name="P295" style:family="paragraph" style:parent-style-name="Standard">
      <style:paragraph-properties fo:line-height="115%" fo:text-align="justify" style:justify-single-word="false"/>
      <style:text-properties style:font-name="Baskerville" fo:font-style="normal" style:text-underline-style="none" fo:font-weight="bold" officeooo:rsid="0055263c" officeooo:paragraph-rsid="0055263c" style:font-name-asian="Liberation Serif1" style:font-style-asian="normal" style:font-weight-asian="bold" style:font-name-complex="Liberation Serif1" style:font-style-complex="normal" style:font-weight-complex="bold"/>
    </style:style>
    <style:style style:name="P296" style:family="paragraph" style:parent-style-name="Standard">
      <style:paragraph-properties fo:line-height="115%" fo:text-align="start" style:justify-single-word="false"/>
      <style:text-properties style:font-name="Baskerville" fo:font-style="italic" fo:font-weight="normal" officeooo:rsid="00262ba1" officeooo:paragraph-rsid="00262ba1" style:font-name-asian="Liberation Serif1" style:font-style-asian="italic" style:font-weight-asian="normal" style:font-name-complex="Liberation Serif1" style:font-style-complex="italic" style:font-weight-complex="normal"/>
    </style:style>
    <style:style style:name="P297" style:family="paragraph" style:parent-style-name="Standard">
      <style:paragraph-properties fo:line-height="115%" fo:text-align="justify" style:justify-single-word="false"/>
      <style:text-properties style:font-name="Baskerville" fo:font-style="italic" fo:font-weight="normal" officeooo:rsid="0055263c" officeooo:paragraph-rsid="0055263c" style:font-name-asian="Liberation Serif1" style:font-style-asian="italic" style:font-weight-asian="normal" style:font-name-complex="Liberation Serif1" style:font-style-complex="italic" style:font-weight-complex="normal"/>
    </style:style>
    <style:style style:name="P298" style:family="paragraph" style:parent-style-name="Standard">
      <style:paragraph-properties fo:line-height="115%" fo:text-align="start" style:justify-single-word="false"/>
      <style:text-properties style:font-name="Baskerville" fo:font-style="italic" fo:font-weight="normal" officeooo:rsid="0024712c" officeooo:paragraph-rsid="0024712c" style:font-name-asian="Liberation Serif1" style:font-style-asian="italic" style:font-weight-asian="normal" style:font-name-complex="Liberation Serif1" style:font-style-complex="italic" style:font-weight-complex="normal"/>
    </style:style>
    <style:style style:name="P299" style:family="paragraph" style:parent-style-name="Standard">
      <style:paragraph-properties fo:line-height="115%" fo:text-align="justify" style:justify-single-word="false"/>
      <style:text-properties style:font-name="Baskerville" fo:font-style="italic" fo:font-weight="normal" officeooo:rsid="009d841e" officeooo:paragraph-rsid="009d841e" style:font-name-asian="Liberation Serif1" style:font-style-asian="italic" style:font-weight-asian="normal" style:font-name-complex="Liberation Serif1" style:font-style-complex="italic" style:font-weight-complex="normal"/>
    </style:style>
    <style:style style:name="P300" style:family="paragraph" style:parent-style-name="Standard">
      <style:paragraph-properties fo:line-height="115%" fo:text-align="start" style:justify-single-word="false"/>
      <style:text-properties style:font-name="Baskerville" fo:font-style="italic" fo:font-weight="normal" officeooo:rsid="0026ce9f" officeooo:paragraph-rsid="0026ce9f" style:font-name-asian="Liberation Serif1" style:font-style-asian="italic" style:font-weight-asian="normal" style:font-name-complex="Liberation Serif1" style:font-style-complex="italic" style:font-weight-complex="normal"/>
    </style:style>
    <style:style style:name="P301" style:family="paragraph" style:parent-style-name="Standard">
      <style:paragraph-properties fo:line-height="115%" fo:text-align="justify" style:justify-single-word="false"/>
      <style:text-properties style:font-name="Baskerville" fo:font-style="italic" fo:font-weight="normal" officeooo:rsid="0055263c" officeooo:paragraph-rsid="0055263c" style:font-style-asian="italic" style:font-weight-asian="normal" style:font-style-complex="italic" style:font-weight-complex="normal"/>
    </style:style>
    <style:style style:name="P302" style:family="paragraph" style:parent-style-name="Standard">
      <style:paragraph-properties fo:line-height="115%" fo:text-align="justify" style:justify-single-word="false"/>
      <style:text-properties style:font-name="Baskerville" fo:font-style="italic" fo:font-weight="normal" officeooo:rsid="0019d031" officeooo:paragraph-rsid="00ad6b43" style:font-name-asian="SimSun" style:font-style-asian="italic" style:font-weight-asian="normal" style:font-name-complex="Lucida Sans" style:font-style-complex="italic" style:font-weight-complex="normal"/>
    </style:style>
    <style:style style:name="P303" style:family="paragraph" style:parent-style-name="Standard">
      <style:paragraph-properties fo:line-height="115%" fo:text-align="justify" style:justify-single-word="false"/>
      <style:text-properties style:font-name="Baskerville" fo:font-style="italic" fo:font-weight="normal" officeooo:rsid="0019d031" officeooo:paragraph-rsid="00af0670" style:font-name-asian="SimSun" style:font-style-asian="italic" style:font-weight-asian="normal" style:font-name-complex="Lucida Sans" style:font-style-complex="italic" style:font-weight-complex="normal"/>
    </style:style>
    <style:style style:name="P304" style:family="paragraph" style:parent-style-name="Standard">
      <style:paragraph-properties fo:line-height="115%" fo:text-align="justify" style:justify-single-word="false"/>
      <style:text-properties style:font-name="Baskerville" fo:font-style="italic" fo:font-weight="normal" officeooo:rsid="0019d031" officeooo:paragraph-rsid="00ce0bfe" style:font-name-asian="SimSun" style:font-style-asian="italic" style:font-weight-asian="normal" style:font-name-complex="Lucida Sans" style:font-style-complex="italic" style:font-weight-complex="normal"/>
    </style:style>
    <style:style style:name="P305" style:family="paragraph" style:parent-style-name="Standard">
      <style:paragraph-properties fo:line-height="115%" fo:text-align="justify" style:justify-single-word="false"/>
      <style:text-properties style:font-name="Baskerville" fo:font-style="italic" fo:font-weight="normal" officeooo:rsid="0019d031" officeooo:paragraph-rsid="00dc3683" style:font-name-asian="SimSun" style:font-style-asian="italic" style:font-weight-asian="normal" style:font-name-complex="Lucida Sans" style:font-style-complex="italic" style:font-weight-complex="normal"/>
    </style:style>
    <style:style style:name="P306" style:family="paragraph" style:parent-style-name="Standard">
      <style:paragraph-properties fo:line-height="115%" fo:text-align="justify" style:justify-single-word="false"/>
      <style:text-properties style:font-name="Baskerville" fo:font-style="italic" fo:font-weight="normal" officeooo:rsid="0019d031" officeooo:paragraph-rsid="00e87031" style:font-name-asian="SimSun" style:font-style-asian="italic" style:font-weight-asian="normal" style:font-name-complex="Lucida Sans" style:font-style-complex="italic" style:font-weight-complex="normal"/>
    </style:style>
    <style:style style:name="P307" style:family="paragraph" style:parent-style-name="Standard">
      <style:paragraph-properties fo:line-height="115%" fo:text-align="justify" style:justify-single-word="false"/>
      <style:text-properties style:font-name="Baskerville" fo:font-style="italic" fo:font-weight="normal" officeooo:rsid="0019d031" officeooo:paragraph-rsid="00eb14a6" style:font-name-asian="SimSun" style:font-style-asian="italic" style:font-weight-asian="normal" style:font-name-complex="Lucida Sans" style:font-style-complex="italic" style:font-weight-complex="normal"/>
    </style:style>
    <style:style style:name="P308" style:family="paragraph" style:parent-style-name="Standard">
      <style:paragraph-properties fo:line-height="115%" fo:text-align="justify" style:justify-single-word="false"/>
      <style:text-properties style:font-name="Baskerville" fo:font-style="italic" fo:font-weight="normal" officeooo:rsid="0019d031" officeooo:paragraph-rsid="02026431" style:font-name-asian="SimSun" style:font-style-asian="italic" style:font-weight-asian="normal" style:font-name-complex="Lucida Sans" style:font-style-complex="italic" style:font-weight-complex="normal"/>
    </style:style>
    <style:style style:name="P309" style:family="paragraph" style:parent-style-name="Standard">
      <style:paragraph-properties fo:line-height="115%" fo:text-align="justify" style:justify-single-word="false"/>
      <style:text-properties style:font-name="Baskerville" fo:font-style="italic" fo:font-weight="normal" officeooo:rsid="0019d031" officeooo:paragraph-rsid="02102c51" style:font-name-asian="SimSun" style:font-style-asian="italic" style:font-weight-asian="normal" style:font-name-complex="Lucida Sans" style:font-style-complex="italic" style:font-weight-complex="normal"/>
    </style:style>
    <style:style style:name="P310" style:family="paragraph" style:parent-style-name="Standard">
      <style:paragraph-properties fo:line-height="115%" fo:text-align="justify" style:justify-single-word="false"/>
      <style:text-properties style:font-name="Baskerville" fo:font-style="italic" fo:font-weight="normal" officeooo:rsid="0019d031" officeooo:paragraph-rsid="02161fda" style:font-name-asian="SimSun" style:font-style-asian="italic" style:font-weight-asian="normal" style:font-name-complex="Lucida Sans" style:font-style-complex="italic" style:font-weight-complex="normal"/>
    </style:style>
    <style:style style:name="P311" style:family="paragraph" style:parent-style-name="Standard">
      <style:paragraph-properties fo:line-height="115%" fo:text-align="start" style:justify-single-word="false"/>
      <style:text-properties style:font-name="Baskerville" fo:font-style="italic" fo:font-weight="bold" officeooo:rsid="002c2036" officeooo:paragraph-rsid="002c2036" style:font-name-asian="Liberation Serif1" style:font-style-asian="italic" style:font-weight-asian="bold" style:font-name-complex="Liberation Serif1" style:font-style-complex="italic" style:font-weight-complex="bold"/>
    </style:style>
    <style:style style:name="P312" style:family="paragraph" style:parent-style-name="Standard">
      <style:paragraph-properties fo:line-height="115%" fo:text-align="justify" style:justify-single-word="false"/>
      <style:text-properties style:font-name="Baskerville" fo:font-style="italic" fo:font-weight="bold" officeooo:rsid="00bf948b" officeooo:paragraph-rsid="00bf948b" style:font-name-asian="SimSun" style:font-style-asian="italic" style:font-weight-asian="bold" style:font-name-complex="Lucida Sans" style:font-style-complex="italic" style:font-weight-complex="bold"/>
    </style:style>
    <style:style style:name="P313" style:family="paragraph" style:parent-style-name="Standard">
      <style:paragraph-properties fo:line-height="115%" fo:text-align="justify" style:justify-single-word="false"/>
      <style:text-properties style:font-name="Baskerville" fo:font-style="italic" fo:font-weight="bold" officeooo:rsid="00a8e518" officeooo:paragraph-rsid="00a8e518" style:font-style-asian="italic" style:font-weight-asian="bold" style:font-style-complex="italic" style:font-weight-complex="bold"/>
    </style:style>
    <style:style style:name="P314" style:family="paragraph" style:parent-style-name="Standard">
      <style:paragraph-properties fo:line-height="115%" fo:text-align="justify" style:justify-single-word="false"/>
      <style:text-properties style:font-name="Baskerville" fo:font-size="10pt" fo:font-style="normal" fo:font-weight="normal" officeooo:rsid="010ac0db" officeooo:paragraph-rsid="010ac0db" style:font-name-asian="Liberation Serif1" style:font-size-asian="8.75pt" style:font-style-asian="normal" style:font-weight-asian="normal" style:font-name-complex="Liberation Serif1" style:font-size-complex="10pt" style:font-style-complex="normal" style:font-weight-complex="normal"/>
    </style:style>
    <style:style style:name="P315" style:family="paragraph" style:parent-style-name="Standard">
      <style:paragraph-properties fo:line-height="115%" fo:text-align="justify" style:justify-single-word="false"/>
      <style:text-properties style:font-name="Baskerville" fo:font-size="10pt" fo:font-style="normal" fo:font-weight="normal" officeooo:rsid="005ffc28" officeooo:paragraph-rsid="005ffc28" style:font-name-asian="Liberation Serif1" style:font-size-asian="10pt" style:font-style-asian="normal" style:font-weight-asian="normal" style:font-name-complex="Liberation Serif1" style:font-size-complex="10pt" style:font-style-complex="normal" style:font-weight-complex="normal"/>
    </style:style>
    <style:style style:name="P316" style:family="paragraph" style:parent-style-name="Standard">
      <style:paragraph-properties fo:line-height="115%" fo:text-align="justify" style:justify-single-word="false"/>
      <style:text-properties style:font-name="Baskerville" fo:font-size="10pt" fo:font-style="normal" fo:font-weight="normal" officeooo:rsid="0061d241" officeooo:paragraph-rsid="0061d241" style:font-name-asian="Liberation Serif1" style:font-size-asian="10pt" style:font-style-asian="normal" style:font-weight-asian="normal" style:font-name-complex="Liberation Serif1" style:font-size-complex="10pt" style:font-style-complex="normal" style:font-weight-complex="normal"/>
    </style:style>
    <style:style style:name="P317" style:family="paragraph" style:parent-style-name="Standard">
      <style:paragraph-properties fo:line-height="115%" fo:text-align="justify" style:justify-single-word="false"/>
      <style:text-properties style:font-name="Baskerville" fo:font-size="10pt" fo:font-style="normal" fo:font-weight="normal" officeooo:rsid="010ff0e9" officeooo:paragraph-rsid="010ff0e9" style:font-name-asian="Liberation Serif1" style:font-size-asian="10pt" style:font-style-asian="normal" style:font-weight-asian="normal" style:font-name-complex="Liberation Serif1" style:font-size-complex="10pt" style:font-style-complex="normal" style:font-weight-complex="normal"/>
    </style:style>
    <style:style style:name="P318" style:family="paragraph" style:parent-style-name="Standard">
      <style:paragraph-properties fo:line-height="115%" fo:text-align="justify" style:justify-single-word="false"/>
      <style:text-properties style:font-name="Baskerville" fo:font-size="10pt" fo:font-style="normal" fo:font-weight="normal" officeooo:rsid="003077e9" officeooo:paragraph-rsid="002f065e" style:font-name-asian="Liberation Serif1" style:font-size-asian="10pt" style:font-style-asian="normal" style:font-weight-asian="normal" style:font-name-complex="Liberation Serif1" style:font-size-complex="10pt" style:font-style-complex="normal" style:font-weight-complex="normal"/>
    </style:style>
    <style:style style:name="P319" style:family="paragraph" style:parent-style-name="Standard">
      <style:paragraph-properties fo:line-height="115%" fo:text-align="justify" style:justify-single-word="false"/>
      <style:text-properties style:font-name="Baskerville" fo:font-size="10.5pt" fo:font-style="normal" fo:font-weight="normal" officeooo:rsid="00660b32" officeooo:paragraph-rsid="010ed6b0" style:font-name-asian="Liberation Serif1" style:font-size-asian="10.5pt" style:font-style-asian="normal" style:font-weight-asian="normal" style:font-name-complex="Liberation Serif1" style:font-size-complex="10.5pt" style:font-style-complex="normal" style:font-weight-complex="normal"/>
    </style:style>
    <style:style style:name="P320" style:family="paragraph" style:parent-style-name="Standard">
      <style:paragraph-properties fo:line-height="115%" fo:text-align="justify" style:justify-single-word="false"/>
      <style:text-properties style:font-name="Baskerville" fo:font-size="10.5pt" fo:font-style="normal" fo:font-weight="normal" officeooo:rsid="010ed6b0" officeooo:paragraph-rsid="010ed6b0" style:font-name-asian="Liberation Serif1" style:font-size-asian="10.5pt" style:font-style-asian="normal" style:font-weight-asian="normal" style:font-name-complex="Liberation Serif1" style:font-size-complex="10.5pt" style:font-style-complex="normal" style:font-weight-complex="normal"/>
    </style:style>
    <style:style style:name="P321" style:family="paragraph" style:parent-style-name="Standard">
      <style:paragraph-properties fo:line-height="115%" fo:text-align="justify" style:justify-single-word="false"/>
      <style:text-properties style:font-name="Baskerville" fo:font-size="10.5pt" fo:font-style="normal" fo:font-weight="normal" officeooo:rsid="002c2036" officeooo:paragraph-rsid="002ac8b5" style:font-name-asian="Liberation Serif1" style:font-size-asian="10.5pt" style:font-style-asian="normal" style:font-weight-asian="normal" style:font-name-complex="Liberation Serif1" style:font-size-complex="10.5pt" style:font-style-complex="normal" style:font-weight-complex="normal"/>
    </style:style>
    <style:style style:name="P322" style:family="paragraph" style:parent-style-name="Standard">
      <style:paragraph-properties fo:line-height="115%" fo:text-align="justify" style:justify-single-word="false"/>
      <style:text-properties style:font-name="Baskerville" fo:font-size="10.5pt" fo:font-style="normal" fo:font-weight="normal" officeooo:rsid="02754d1e" officeooo:paragraph-rsid="02754d1e" style:font-name-asian="SimSun" style:font-size-asian="10.5pt" style:font-style-asian="normal" style:font-weight-asian="normal" style:font-name-complex="Lucida Sans" style:font-size-complex="10.5pt" style:font-style-complex="normal" style:font-weight-complex="normal"/>
    </style:style>
    <style:style style:name="P323" style:family="paragraph" style:parent-style-name="Standard">
      <style:paragraph-properties fo:line-height="115%" fo:text-align="justify" style:justify-single-word="false"/>
      <style:text-properties style:font-name="Baskerville" fo:font-size="10.5pt" fo:font-style="normal" fo:font-weight="normal" officeooo:rsid="0276d61f" officeooo:paragraph-rsid="0276d61f" style:font-name-asian="SimSun" style:font-size-asian="10.5pt" style:font-style-asian="normal" style:font-weight-asian="normal" style:font-name-complex="Lucida Sans" style:font-size-complex="10.5pt" style:font-style-complex="normal" style:font-weight-complex="normal"/>
    </style:style>
    <style:style style:name="P324" style:family="paragraph" style:parent-style-name="Standard">
      <style:paragraph-properties fo:line-height="115%" fo:text-align="justify" style:justify-single-word="false"/>
      <style:text-properties style:font-name="Baskerville" fo:font-size="10.5pt" fo:font-style="normal" fo:font-weight="normal" officeooo:rsid="00df3b20" officeooo:paragraph-rsid="00df3b20" style:font-name-asian="SimSun" style:font-size-asian="10.5pt" style:font-style-asian="normal" style:font-weight-asian="normal" style:font-name-complex="Lucida Sans" style:font-size-complex="10.5pt" style:font-style-complex="normal" style:font-weight-complex="normal"/>
    </style:style>
    <style:style style:name="P325" style:family="paragraph" style:parent-style-name="Standard">
      <style:paragraph-properties fo:line-height="115%" fo:text-align="justify" style:justify-single-word="false"/>
      <style:text-properties style:font-name="Baskerville" fo:font-size="10.5pt" fo:font-style="normal" fo:font-weight="bold" officeooo:rsid="01120678" officeooo:paragraph-rsid="01120678" style:font-size-asian="10.5pt" style:font-style-asian="normal" style:font-weight-asian="bold" style:font-size-complex="10.5pt" style:font-style-complex="normal" style:font-weight-complex="bold"/>
    </style:style>
    <style:style style:name="P326" style:family="paragraph" style:parent-style-name="Standard">
      <style:paragraph-properties fo:line-height="115%" fo:text-align="justify" style:justify-single-word="false"/>
      <style:text-properties style:font-name="Baskerville" fo:font-size="8pt" fo:font-style="normal" fo:font-weight="normal" officeooo:rsid="003791d5" officeooo:paragraph-rsid="003791d5" style:font-name-asian="Liberation Serif1" style:font-size-asian="8pt" style:font-style-asian="normal" style:font-weight-asian="normal" style:font-name-complex="Liberation Serif1" style:font-size-complex="8pt" style:font-style-complex="normal" style:font-weight-complex="normal"/>
    </style:style>
    <style:style style:name="P327" style:family="paragraph" style:parent-style-name="Standard">
      <style:paragraph-properties fo:line-height="100%" fo:text-align="justify" style:justify-single-word="false"/>
      <style:text-properties style:font-name="Baskerville" fo:font-size="8pt" fo:font-style="normal" fo:font-weight="normal" officeooo:rsid="014ec496" officeooo:paragraph-rsid="014ec496" style:font-name-asian="SimSun" style:font-size-asian="8pt" style:font-style-asian="normal" style:font-weight-asian="normal" style:font-name-complex="Lucida Sans" style:font-size-complex="8pt" style:font-style-complex="normal" style:font-weight-complex="normal"/>
    </style:style>
    <style:style style:name="P328" style:family="paragraph" style:parent-style-name="Standard">
      <style:paragraph-properties fo:line-height="115%" fo:text-align="justify" style:justify-single-word="false"/>
      <style:text-properties style:font-name="Baskerville" fo:font-size="9pt" fo:font-style="normal" fo:font-weight="normal" officeooo:rsid="01350275" officeooo:paragraph-rsid="01350275" style:font-name-asian="Liberation Serif1" style:font-size-asian="9pt" style:font-style-asian="normal" style:font-weight-asian="normal" style:font-name-complex="Liberation Serif1" style:font-size-complex="9pt" style:font-style-complex="normal" style:font-weight-complex="normal"/>
    </style:style>
    <style:style style:name="P329" style:family="paragraph" style:parent-style-name="Standard">
      <style:paragraph-properties fo:line-height="115%" fo:text-align="justify" style:justify-single-word="false"/>
      <style:text-properties style:font-name="Baskerville" fo:font-size="9pt" fo:font-style="normal" fo:font-weight="normal" officeooo:rsid="01397d67" officeooo:paragraph-rsid="01397d67" style:font-name-asian="Liberation Serif1" style:font-size-asian="9pt" style:font-style-asian="normal" style:font-weight-asian="normal" style:font-name-complex="Liberation Serif1" style:font-size-complex="9pt" style:font-style-complex="normal" style:font-weight-complex="normal"/>
    </style:style>
    <style:style style:name="P330" style:family="paragraph" style:parent-style-name="Standard">
      <style:paragraph-properties fo:line-height="115%" fo:text-align="justify" style:justify-single-word="false"/>
      <style:text-properties style:font-name="Baskerville" fo:font-size="9pt" fo:font-style="normal" fo:font-weight="normal" officeooo:rsid="0172e335" officeooo:paragraph-rsid="0172e335" style:font-name-asian="Liberation Serif1" style:font-size-asian="9pt" style:font-style-asian="normal" style:font-weight-asian="normal" style:font-name-complex="Liberation Serif1" style:font-size-complex="9pt" style:font-style-complex="normal" style:font-weight-complex="normal"/>
    </style:style>
    <style:style style:name="P331" style:family="paragraph" style:parent-style-name="Standard">
      <style:paragraph-properties fo:line-height="115%" fo:text-align="justify" style:justify-single-word="false"/>
      <style:text-properties style:font-name="Baskerville" fo:font-size="9pt" fo:font-style="normal" fo:font-weight="normal" officeooo:rsid="00458200" officeooo:paragraph-rsid="0128c51b" style:font-name-asian="Liberation Serif1" style:font-size-asian="9pt" style:font-style-asian="normal" style:font-weight-asian="normal" style:font-name-complex="Liberation Serif1" style:font-size-complex="9pt" style:font-style-complex="normal" style:font-weight-complex="normal"/>
    </style:style>
    <style:style style:name="P332" style:family="paragraph" style:parent-style-name="Standard">
      <style:paragraph-properties fo:line-height="115%" fo:text-align="justify" style:justify-single-word="false"/>
      <style:text-properties style:font-name="Baskerville" fo:font-size="12pt" fo:font-style="normal" fo:font-weight="bold" officeooo:rsid="012c944e" officeooo:paragraph-rsid="018e37cd" style:font-name-asian="Liberation Serif1" style:font-size-asian="12pt" style:font-style-asian="normal" style:font-weight-asian="bold" style:font-name-complex="Liberation Serif1" style:font-size-complex="12pt" style:font-style-complex="normal" style:font-weight-complex="bold"/>
    </style:style>
    <style:style style:name="P333" style:family="paragraph" style:parent-style-name="Standard">
      <style:paragraph-properties fo:line-height="115%" fo:text-align="justify" style:justify-single-word="false"/>
      <style:text-properties style:font-name="Baskerville" fo:font-size="12pt" fo:font-style="normal" fo:font-weight="bold" officeooo:rsid="012d4262" officeooo:paragraph-rsid="018e37cd" style:font-name-asian="Liberation Serif1" style:font-size-asian="12pt" style:font-style-asian="normal" style:font-weight-asian="bold" style:font-name-complex="Liberation Serif1" style:font-size-complex="12pt" style:font-style-complex="normal" style:font-weight-complex="bold"/>
    </style:style>
    <style:style style:name="P334" style:family="paragraph" style:parent-style-name="Standard">
      <style:paragraph-properties fo:line-height="115%" fo:text-align="justify" style:justify-single-word="false"/>
      <style:text-properties style:font-name="Baskerville" fo:font-size="12pt" fo:font-style="normal" fo:font-weight="normal" officeooo:rsid="012b324c" officeooo:paragraph-rsid="018e37cd" style:font-name-asian="Liberation Serif1" style:font-size-asian="12pt" style:font-style-asian="normal" style:font-weight-asian="normal" style:font-name-complex="Liberation Serif1" style:font-size-complex="12pt" style:font-style-complex="normal" style:font-weight-complex="normal"/>
    </style:style>
    <style:style style:name="P335" style:family="paragraph" style:parent-style-name="Standard">
      <style:paragraph-properties fo:line-height="115%" fo:text-align="justify" style:justify-single-word="false"/>
      <style:text-properties style:font-name="Baskerville" fo:font-size="12pt" fo:font-style="normal" fo:font-weight="normal" officeooo:rsid="012c944e" officeooo:paragraph-rsid="018e37cd" style:font-name-asian="Liberation Serif1" style:font-size-asian="12pt" style:font-style-asian="normal" style:font-weight-asian="normal" style:font-name-complex="Liberation Serif1" style:font-size-complex="12pt" style:font-style-complex="normal" style:font-weight-complex="normal"/>
    </style:style>
    <style:style style:name="P336" style:family="paragraph" style:parent-style-name="Standard">
      <style:paragraph-properties fo:line-height="115%" fo:text-align="justify" style:justify-single-word="false"/>
      <style:text-properties style:font-name="Baskerville" fo:font-size="12pt" fo:font-style="normal" fo:font-weight="normal" officeooo:rsid="01a963ff" officeooo:paragraph-rsid="01a963ff" style:font-name-asian="Liberation Serif1" style:font-size-asian="12pt" style:font-style-asian="normal" style:font-weight-asian="normal" style:font-name-complex="Liberation Serif1" style:font-size-complex="12pt" style:font-style-complex="normal" style:font-weight-complex="normal"/>
    </style:style>
    <style:style style:name="P337" style:family="paragraph" style:parent-style-name="Standard">
      <style:paragraph-properties fo:line-height="115%" fo:text-align="justify" style:justify-single-word="false"/>
      <style:text-properties style:font-name="Baskerville" fo:font-size="12pt" fo:font-style="normal" fo:font-weight="normal" officeooo:rsid="00ccfb6d" officeooo:paragraph-rsid="00ccfb6d" style:font-name-asian="SimSun" style:font-size-asian="12pt" style:font-style-asian="normal" style:font-weight-asian="normal" style:font-name-complex="Lucida Sans" style:font-size-complex="12pt" style:font-style-complex="normal" style:font-weight-complex="normal"/>
    </style:style>
    <style:style style:name="P33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dc63d8" officeooo:paragraph-rsid="01d63b67" style:font-name-asian="Liberation Serif1" style:font-size-asian="12pt" style:font-style-asian="normal" style:font-weight-asian="normal" style:font-name-complex="Liberation Serif1" style:font-size-complex="12pt" style:font-style-complex="normal" style:font-weight-complex="normal"/>
    </style:style>
    <style:style style:name="P339" style:family="paragraph" style:parent-style-name="Standard">
      <style:paragraph-properties fo:line-height="115%" fo:text-align="justify" style:justify-single-word="false"/>
      <style:text-properties style:font-name="Baskerville" fo:font-weight="normal" officeooo:rsid="004351cb" officeooo:paragraph-rsid="02026431" style:font-weight-asian="normal" style:font-weight-complex="normal"/>
    </style:style>
    <style:style style:name="P340" style:family="paragraph" style:parent-style-name="Standard">
      <style:paragraph-properties fo:line-height="150%" fo:text-align="justify" style:justify-single-word="false"/>
      <style:text-properties style:font-name="Baskerville" fo:font-size="11pt" fo:font-style="normal" fo:font-weight="normal" officeooo:rsid="003d4f7b" officeooo:paragraph-rsid="024a97ad" style:font-name-asian="Liberation Serif1" style:font-size-asian="11pt" style:font-style-asian="normal" style:font-weight-asian="normal" style:font-name-complex="Liberation Serif1" style:font-size-complex="11pt" style:font-style-complex="normal" style:font-weight-complex="normal"/>
    </style:style>
    <style:style style:name="P341" style:family="paragraph" style:parent-style-name="Standard">
      <style:paragraph-properties fo:line-height="115%" fo:text-align="start" style:justify-single-word="false"/>
      <style:text-properties style:font-name="Baskerville" fo:font-size="11pt" fo:font-style="normal" fo:font-weight="normal" officeooo:rsid="002e4697" officeooo:paragraph-rsid="024a97ad" style:font-name-asian="Liberation Serif1" style:font-size-asian="11pt" style:font-style-asian="normal" style:font-weight-asian="normal" style:font-name-complex="Liberation Serif1" style:font-size-complex="11pt" style:font-style-complex="normal" style:font-weight-complex="normal"/>
    </style:style>
    <style:style style:name="P342" style:family="paragraph" style:parent-style-name="Standard">
      <style:paragraph-properties fo:line-height="115%" fo:text-align="justify" style:justify-single-word="false"/>
      <style:text-properties style:font-name="Baskerville" fo:font-size="11pt" fo:font-style="normal" fo:font-weight="normal" officeooo:rsid="003dc459" officeooo:paragraph-rsid="024b7e54" style:font-name-asian="Liberation Serif1" style:font-size-asian="11pt" style:font-style-asian="normal" style:font-weight-asian="normal" style:font-name-complex="Liberation Serif1" style:font-size-complex="11pt" style:font-style-complex="normal" style:font-weight-complex="normal"/>
    </style:style>
    <style:style style:name="P343" style:family="paragraph" style:parent-style-name="Standard">
      <style:paragraph-properties fo:line-height="150%" fo:text-align="justify" style:justify-single-word="false"/>
      <style:text-properties style:font-name="Baskerville" fo:font-size="11pt" fo:font-style="normal" fo:font-weight="normal" officeooo:rsid="003d8a05" officeooo:paragraph-rsid="024a97ad" style:font-name-asian="Liberation Serif1" style:font-size-asian="11pt" style:font-style-asian="normal" style:font-weight-asian="normal" style:font-name-complex="Liberation Serif1" style:font-size-complex="11pt" style:font-style-complex="normal" style:font-weight-complex="normal"/>
    </style:style>
    <style:style style:name="P344" style:family="paragraph" style:parent-style-name="Standard">
      <style:paragraph-properties fo:line-height="150%" fo:text-align="justify" style:justify-single-word="false"/>
      <style:text-properties style:font-name="Baskerville" fo:font-weight="bold" officeooo:rsid="0019d031" officeooo:paragraph-rsid="0019d031" style:font-weight-asian="bold" style:font-weight-complex="bold"/>
    </style:style>
    <style:style style:name="P345" style:family="paragraph" style:parent-style-name="Standard">
      <style:paragraph-properties fo:line-height="115%" fo:text-align="justify" style:justify-single-word="false"/>
      <style:text-properties style:font-name="Baskerville1" fo:font-style="normal" fo:font-weight="normal" officeooo:rsid="006dbe57" officeooo:paragraph-rsid="00759d3f" style:font-name-asian="Baskerville1" style:font-style-asian="normal" style:font-weight-asian="normal" style:font-name-complex="Baskerville1" style:font-style-complex="normal" style:font-weight-complex="normal"/>
    </style:style>
    <style:style style:name="P346" style:family="paragraph" style:parent-style-name="Standard">
      <style:paragraph-properties fo:line-height="115%" fo:text-align="justify" style:justify-single-word="false"/>
      <style:text-properties style:font-name="Baskerville1" fo:font-style="normal" fo:font-weight="normal" officeooo:rsid="0079c103" officeooo:paragraph-rsid="0079c103" style:font-name-asian="Baskerville1" style:font-style-asian="normal" style:font-weight-asian="normal" style:font-name-complex="Baskerville1" style:font-style-complex="normal" style:font-weight-complex="normal"/>
    </style:style>
    <style:style style:name="P347" style:family="paragraph" style:parent-style-name="Standard">
      <style:paragraph-properties fo:line-height="115%" fo:text-align="justify" style:justify-single-word="false"/>
      <style:text-properties style:font-name="Baskerville1" fo:font-style="normal" fo:font-weight="normal" officeooo:rsid="009b85f9" officeooo:paragraph-rsid="00999b2f" style:font-name-asian="Baskerville1" style:font-style-asian="normal" style:font-weight-asian="normal" style:font-name-complex="Baskerville1" style:font-style-complex="normal" style:font-weight-complex="normal"/>
    </style:style>
    <style:style style:name="P348" style:family="paragraph" style:parent-style-name="Standard">
      <style:paragraph-properties fo:line-height="115%" fo:text-align="justify" style:justify-single-word="false"/>
      <style:text-properties style:font-name="Baskerville1" fo:font-style="normal" fo:font-weight="normal" officeooo:rsid="00a341f5" officeooo:paragraph-rsid="00a3009c" style:font-name-asian="Baskerville1" style:font-style-asian="normal" style:font-weight-asian="normal" style:font-name-complex="Baskerville1" style:font-style-complex="normal" style:font-weight-complex="normal"/>
    </style:style>
    <style:style style:name="P349" style:family="paragraph" style:parent-style-name="Standard">
      <style:paragraph-properties fo:line-height="115%" fo:text-align="justify" style:justify-single-word="false"/>
      <style:text-properties style:font-name="Baskerville1" fo:font-style="normal" fo:font-weight="normal" officeooo:rsid="00a44f94" officeooo:paragraph-rsid="00a44f94" style:font-name-asian="Baskerville1" style:font-style-asian="normal" style:font-weight-asian="normal" style:font-name-complex="Baskerville1" style:font-style-complex="normal" style:font-weight-complex="normal"/>
    </style:style>
    <style:style style:name="P350" style:family="paragraph" style:parent-style-name="Standard">
      <style:paragraph-properties fo:line-height="115%" fo:text-align="justify" style:justify-single-word="false"/>
      <style:text-properties style:font-name="Baskerville1" fo:font-style="normal" fo:font-weight="normal" officeooo:rsid="00c4c91b" officeooo:paragraph-rsid="00c46e4f" style:font-name-asian="Baskerville1" style:font-style-asian="normal" style:font-weight-asian="normal" style:font-name-complex="Baskerville1" style:font-style-complex="normal" style:font-weight-complex="normal"/>
    </style:style>
    <style:style style:name="P351" style:family="paragraph" style:parent-style-name="Standard">
      <style:paragraph-properties fo:line-height="115%" fo:text-align="justify" style:justify-single-word="false"/>
      <style:text-properties style:font-name="Baskerville1" fo:font-style="normal" fo:font-weight="normal" officeooo:rsid="00c6072c" officeooo:paragraph-rsid="00c6072c" style:font-name-asian="Baskerville1" style:font-style-asian="normal" style:font-weight-asian="normal" style:font-name-complex="Baskerville1" style:font-style-complex="normal" style:font-weight-complex="normal"/>
    </style:style>
    <style:style style:name="P352" style:family="paragraph" style:parent-style-name="Standard">
      <style:paragraph-properties fo:line-height="115%" fo:text-align="justify" style:justify-single-word="false"/>
      <style:text-properties style:font-name="Baskerville1" fo:font-style="normal" fo:font-weight="normal" officeooo:rsid="00cdb617" officeooo:paragraph-rsid="00cdb617" style:font-name-asian="Baskerville1" style:font-style-asian="normal" style:font-weight-asian="normal" style:font-name-complex="Baskerville1" style:font-style-complex="normal" style:font-weight-complex="normal"/>
    </style:style>
    <style:style style:name="P353" style:family="paragraph" style:parent-style-name="Standard">
      <style:paragraph-properties fo:line-height="115%" fo:text-align="justify" style:justify-single-word="false"/>
      <style:text-properties style:font-name="Baskerville1" fo:font-style="normal" fo:font-weight="normal" officeooo:rsid="00e2a166" officeooo:paragraph-rsid="00e22ce2" style:font-name-asian="Baskerville1" style:font-style-asian="normal" style:font-weight-asian="normal" style:font-name-complex="Baskerville1" style:font-style-complex="normal" style:font-weight-complex="normal"/>
    </style:style>
    <style:style style:name="P354" style:family="paragraph" style:parent-style-name="Standard">
      <style:paragraph-properties fo:line-height="115%" fo:text-align="justify" style:justify-single-word="false"/>
      <style:text-properties style:font-name="Baskerville1" fo:font-style="normal" fo:font-weight="normal" officeooo:rsid="00eb14a6" officeooo:paragraph-rsid="00eb14a6" style:font-name-asian="Baskerville1" style:font-style-asian="normal" style:font-weight-asian="normal" style:font-name-complex="Baskerville1" style:font-style-complex="normal" style:font-weight-complex="normal"/>
    </style:style>
    <style:style style:name="P355" style:family="paragraph" style:parent-style-name="Standard">
      <style:paragraph-properties fo:line-height="115%" fo:text-align="justify" style:justify-single-word="false"/>
      <style:text-properties style:font-name="Baskerville1" fo:font-style="normal" fo:font-weight="normal" officeooo:rsid="00ecbe2a" officeooo:paragraph-rsid="00ecbe2a" style:font-name-asian="Baskerville1" style:font-style-asian="normal" style:font-weight-asian="normal" style:font-name-complex="Baskerville1" style:font-style-complex="normal" style:font-weight-complex="normal"/>
    </style:style>
    <style:style style:name="P356" style:family="paragraph" style:parent-style-name="Standard">
      <style:paragraph-properties fo:line-height="115%" fo:text-align="justify" style:justify-single-word="false"/>
      <style:text-properties style:font-name="Baskerville1" fo:font-style="normal" fo:font-weight="normal" officeooo:rsid="00ef1cbe" officeooo:paragraph-rsid="00ef1cbe" style:font-name-asian="Baskerville1" style:font-style-asian="normal" style:font-weight-asian="normal" style:font-name-complex="Baskerville1" style:font-style-complex="normal" style:font-weight-complex="normal"/>
    </style:style>
    <style:style style:name="P357" style:family="paragraph" style:parent-style-name="Standard">
      <style:paragraph-properties fo:line-height="115%" fo:text-align="justify" style:justify-single-word="false"/>
      <style:text-properties style:font-name="Baskerville1" fo:font-style="normal" fo:font-weight="normal" officeooo:rsid="00f0276c" officeooo:paragraph-rsid="00ef1cbe" style:font-name-asian="Baskerville1" style:font-style-asian="normal" style:font-weight-asian="normal" style:font-name-complex="Baskerville1" style:font-style-complex="normal" style:font-weight-complex="normal"/>
    </style:style>
    <style:style style:name="P358" style:family="paragraph" style:parent-style-name="Standard">
      <style:paragraph-properties fo:line-height="115%" fo:text-align="justify" style:justify-single-word="false"/>
      <style:text-properties style:font-name="Baskerville1" fo:font-style="normal" fo:font-weight="normal" officeooo:rsid="00f1c6d0" officeooo:paragraph-rsid="00f1c6d0" style:font-name-asian="Baskerville1" style:font-style-asian="normal" style:font-weight-asian="normal" style:font-name-complex="Baskerville1" style:font-style-complex="normal" style:font-weight-complex="normal"/>
    </style:style>
    <style:style style:name="P359" style:family="paragraph" style:parent-style-name="Standard">
      <style:paragraph-properties fo:line-height="115%" fo:text-align="justify" style:justify-single-word="false"/>
      <style:text-properties style:font-name="Baskerville1" fo:font-style="normal" fo:font-weight="normal" officeooo:rsid="00f1c6d0" officeooo:paragraph-rsid="00f0276c" style:font-name-asian="Baskerville1" style:font-style-asian="normal" style:font-weight-asian="normal" style:font-name-complex="Baskerville1" style:font-style-complex="normal" style:font-weight-complex="normal"/>
    </style:style>
    <style:style style:name="P360" style:family="paragraph" style:parent-style-name="Standard">
      <style:paragraph-properties fo:line-height="115%" fo:text-align="justify" style:justify-single-word="false"/>
      <style:text-properties style:font-name="Baskerville1" fo:font-style="normal" fo:font-weight="normal" officeooo:rsid="00f3e342" officeooo:paragraph-rsid="00f1c6d0" style:font-name-asian="Baskerville1" style:font-style-asian="normal" style:font-weight-asian="normal" style:font-name-complex="Baskerville1" style:font-style-complex="normal" style:font-weight-complex="normal"/>
    </style:style>
    <style:style style:name="P361" style:family="paragraph" style:parent-style-name="Standard">
      <style:paragraph-properties fo:line-height="115%" fo:text-align="justify" style:justify-single-word="false"/>
      <style:text-properties style:font-name="Baskerville1" fo:font-style="normal" fo:font-weight="normal" officeooo:rsid="00f59503" officeooo:paragraph-rsid="00f59503" style:font-name-asian="Baskerville1" style:font-style-asian="normal" style:font-weight-asian="normal" style:font-name-complex="Baskerville1" style:font-style-complex="normal" style:font-weight-complex="normal"/>
    </style:style>
    <style:style style:name="P362" style:family="paragraph" style:parent-style-name="Standard">
      <style:paragraph-properties fo:line-height="115%" fo:text-align="justify" style:justify-single-word="false"/>
      <style:text-properties style:font-name="Baskerville1" fo:font-style="normal" fo:font-weight="normal" officeooo:rsid="00f78cfb" officeooo:paragraph-rsid="00f59503" style:font-name-asian="Baskerville1" style:font-style-asian="normal" style:font-weight-asian="normal" style:font-name-complex="Baskerville1" style:font-style-complex="normal" style:font-weight-complex="normal"/>
    </style:style>
    <style:style style:name="P363" style:family="paragraph" style:parent-style-name="Standard">
      <style:paragraph-properties fo:line-height="115%" fo:text-align="justify" style:justify-single-word="false"/>
      <style:text-properties style:font-name="Baskerville1" fo:font-style="normal" fo:font-weight="normal" officeooo:rsid="00f92f78" officeooo:paragraph-rsid="00f84659" style:font-name-asian="Baskerville1" style:font-style-asian="normal" style:font-weight-asian="normal" style:font-name-complex="Baskerville1" style:font-style-complex="normal" style:font-weight-complex="normal"/>
    </style:style>
    <style:style style:name="P364" style:family="paragraph" style:parent-style-name="Standard">
      <style:paragraph-properties fo:line-height="115%" fo:text-align="justify" style:justify-single-word="false"/>
      <style:text-properties style:font-name="Baskerville1" fo:font-style="normal" fo:font-weight="normal" officeooo:rsid="00f9d7ab" officeooo:paragraph-rsid="00f59503" style:font-name-asian="Baskerville1" style:font-style-asian="normal" style:font-weight-asian="normal" style:font-name-complex="Baskerville1" style:font-style-complex="normal" style:font-weight-complex="normal"/>
    </style:style>
    <style:style style:name="P365" style:family="paragraph" style:parent-style-name="Standard">
      <style:paragraph-properties fo:line-height="115%" fo:text-align="justify" style:justify-single-word="false"/>
      <style:text-properties style:font-name="Baskerville1" fo:font-style="normal" fo:font-weight="normal" officeooo:rsid="00faadcc" officeooo:paragraph-rsid="00faadcc" style:font-name-asian="Baskerville1" style:font-style-asian="normal" style:font-weight-asian="normal" style:font-name-complex="Baskerville1" style:font-style-complex="normal" style:font-weight-complex="normal"/>
    </style:style>
    <style:style style:name="P366" style:family="paragraph" style:parent-style-name="Standard">
      <style:paragraph-properties fo:line-height="115%" fo:text-align="justify" style:justify-single-word="false"/>
      <style:text-properties style:font-name="Baskerville1" fo:font-style="normal" fo:font-weight="normal" officeooo:rsid="00fac964" officeooo:paragraph-rsid="00faadcc" style:font-name-asian="Baskerville1" style:font-style-asian="normal" style:font-weight-asian="normal" style:font-name-complex="Baskerville1" style:font-style-complex="normal" style:font-weight-complex="normal"/>
    </style:style>
    <style:style style:name="P367" style:family="paragraph" style:parent-style-name="Standard">
      <style:paragraph-properties fo:line-height="115%" fo:text-align="justify" style:justify-single-word="false"/>
      <style:text-properties style:font-name="Baskerville1" fo:font-style="normal" fo:font-weight="normal" officeooo:rsid="00fac964" officeooo:paragraph-rsid="00fac964" style:font-name-asian="Baskerville1" style:font-style-asian="normal" style:font-weight-asian="normal" style:font-name-complex="Baskerville1" style:font-style-complex="normal" style:font-weight-complex="normal"/>
    </style:style>
    <style:style style:name="P368" style:family="paragraph" style:parent-style-name="Standard">
      <style:paragraph-properties fo:line-height="115%" fo:text-align="justify" style:justify-single-word="false"/>
      <style:text-properties style:font-name="Baskerville1" fo:font-style="normal" fo:font-weight="normal" officeooo:rsid="00fc5eec" officeooo:paragraph-rsid="00fc5eec" style:font-name-asian="Baskerville1" style:font-style-asian="normal" style:font-weight-asian="normal" style:font-name-complex="Baskerville1" style:font-style-complex="normal" style:font-weight-complex="normal"/>
    </style:style>
    <style:style style:name="P369" style:family="paragraph" style:parent-style-name="Standard">
      <style:paragraph-properties fo:line-height="115%" fo:text-align="justify" style:justify-single-word="false"/>
      <style:text-properties style:font-name="Baskerville1" fo:font-style="normal" fo:font-weight="normal" officeooo:rsid="01004da8" officeooo:paragraph-rsid="01004da8" style:font-name-asian="Baskerville1" style:font-style-asian="normal" style:font-weight-asian="normal" style:font-name-complex="Baskerville1" style:font-style-complex="normal" style:font-weight-complex="normal"/>
    </style:style>
    <style:style style:name="P370" style:family="paragraph" style:parent-style-name="Standard">
      <style:paragraph-properties fo:line-height="115%" fo:text-align="justify" style:justify-single-word="false"/>
      <style:text-properties style:font-name="Baskerville1" fo:font-style="normal" fo:font-weight="normal" officeooo:rsid="0100ee6c" officeooo:paragraph-rsid="0100ee6c" style:font-name-asian="Baskerville1" style:font-style-asian="normal" style:font-weight-asian="normal" style:font-name-complex="Baskerville1" style:font-style-complex="normal" style:font-weight-complex="normal"/>
    </style:style>
    <style:style style:name="P371" style:family="paragraph" style:parent-style-name="Standard">
      <style:paragraph-properties fo:line-height="115%" fo:text-align="justify" style:justify-single-word="false"/>
      <style:text-properties style:font-name="Baskerville1" fo:font-style="normal" fo:font-weight="normal" officeooo:rsid="0101d73f" officeooo:paragraph-rsid="0101d73f" style:font-name-asian="Baskerville1" style:font-style-asian="normal" style:font-weight-asian="normal" style:font-name-complex="Baskerville1" style:font-style-complex="normal" style:font-weight-complex="normal"/>
    </style:style>
    <style:style style:name="P372" style:family="paragraph" style:parent-style-name="Standard">
      <style:paragraph-properties fo:line-height="115%" fo:text-align="justify" style:justify-single-word="false"/>
      <style:text-properties style:font-name="Baskerville1" fo:font-style="normal" fo:font-weight="normal" officeooo:rsid="01022469" officeooo:paragraph-rsid="01022469" style:font-name-asian="Baskerville1" style:font-style-asian="normal" style:font-weight-asian="normal" style:font-name-complex="Baskerville1" style:font-style-complex="normal" style:font-weight-complex="normal"/>
    </style:style>
    <style:style style:name="P373" style:family="paragraph" style:parent-style-name="Standard">
      <style:paragraph-properties fo:line-height="115%" fo:text-align="justify" style:justify-single-word="false"/>
      <style:text-properties style:font-name="Baskerville1" fo:font-style="normal" fo:font-weight="normal" officeooo:rsid="003876d7" officeooo:paragraph-rsid="00a44f94" style:font-name-asian="Baskerville1" style:font-style-asian="normal" style:font-weight-asian="normal" style:font-name-complex="Baskerville1" style:font-style-complex="normal" style:font-weight-complex="normal"/>
    </style:style>
    <style:style style:name="P374" style:family="paragraph" style:parent-style-name="Standard">
      <style:paragraph-properties fo:line-height="115%" fo:text-align="justify" style:justify-single-word="false"/>
      <style:text-properties style:font-name="Baskerville1" fo:font-style="normal" fo:font-weight="normal" officeooo:rsid="003876d7" officeooo:paragraph-rsid="01f009dd" style:font-name-asian="Baskerville1" style:font-style-asian="normal" style:font-weight-asian="normal" style:font-name-complex="Baskerville1" style:font-style-complex="normal" style:font-weight-complex="normal"/>
    </style:style>
    <style:style style:name="P375" style:family="paragraph" style:parent-style-name="Standard">
      <style:paragraph-properties fo:line-height="115%" fo:text-align="justify" style:justify-single-word="false"/>
      <style:text-properties style:font-name="Baskerville1" fo:font-style="normal" fo:font-weight="normal" officeooo:rsid="0019d031" officeooo:paragraph-rsid="00c4c91b" style:font-name-asian="Baskerville1" style:font-style-asian="normal" style:font-weight-asian="normal" style:font-name-complex="Baskerville1" style:font-style-complex="normal" style:font-weight-complex="normal"/>
    </style:style>
    <style:style style:name="P376" style:family="paragraph" style:parent-style-name="Standard">
      <style:paragraph-properties fo:line-height="115%" fo:text-align="justify" style:justify-single-word="false"/>
      <style:text-properties style:font-name="Baskerville1" fo:font-style="normal" fo:font-weight="normal" officeooo:rsid="0019d031" officeooo:paragraph-rsid="00e3f718" style:font-name-asian="Baskerville1" style:font-style-asian="normal" style:font-weight-asian="normal" style:font-name-complex="Baskerville1" style:font-style-complex="normal" style:font-weight-complex="normal"/>
    </style:style>
    <style:style style:name="P377" style:family="paragraph" style:parent-style-name="Standard">
      <style:paragraph-properties fo:line-height="115%" fo:text-align="justify" style:justify-single-word="false"/>
      <style:text-properties style:font-name="Baskerville1" fo:font-style="normal" fo:font-weight="normal" officeooo:rsid="0019d031" officeooo:paragraph-rsid="00f0276c" style:font-name-asian="Baskerville1" style:font-style-asian="normal" style:font-weight-asian="normal" style:font-name-complex="Baskerville1" style:font-style-complex="normal" style:font-weight-complex="normal"/>
    </style:style>
    <style:style style:name="P378" style:family="paragraph" style:parent-style-name="Standard">
      <style:paragraph-properties fo:line-height="115%" fo:text-align="justify" style:justify-single-word="false"/>
      <style:text-properties style:font-name="Baskerville1" fo:font-style="normal" fo:font-weight="normal" officeooo:rsid="0019d031" officeooo:paragraph-rsid="00f1c6d0" style:font-name-asian="Baskerville1" style:font-style-asian="normal" style:font-weight-asian="normal" style:font-name-complex="Baskerville1" style:font-style-complex="normal" style:font-weight-complex="normal"/>
    </style:style>
    <style:style style:name="P379" style:family="paragraph" style:parent-style-name="Standard">
      <style:paragraph-properties fo:line-height="115%" fo:text-align="justify" style:justify-single-word="false"/>
      <style:text-properties style:font-name="Baskerville1" fo:font-style="normal" fo:font-weight="normal" officeooo:rsid="0019d031" officeooo:paragraph-rsid="00f59503" style:font-name-asian="Baskerville1" style:font-style-asian="normal" style:font-weight-asian="normal" style:font-name-complex="Baskerville1" style:font-style-complex="normal" style:font-weight-complex="normal"/>
    </style:style>
    <style:style style:name="P380" style:family="paragraph" style:parent-style-name="Standard">
      <style:paragraph-properties fo:line-height="115%" fo:text-align="justify" style:justify-single-word="false"/>
      <style:text-properties style:font-name="Baskerville1" fo:font-style="normal" fo:font-weight="normal" officeooo:rsid="0019d031" officeooo:paragraph-rsid="00f84659" style:font-name-asian="Baskerville1" style:font-style-asian="normal" style:font-weight-asian="normal" style:font-name-complex="Baskerville1" style:font-style-complex="normal" style:font-weight-complex="normal"/>
    </style:style>
    <style:style style:name="P381" style:family="paragraph" style:parent-style-name="Standard">
      <style:paragraph-properties fo:line-height="115%" fo:text-align="justify" style:justify-single-word="false"/>
      <style:text-properties style:font-name="Baskerville1" fo:font-style="normal" fo:font-weight="normal" officeooo:rsid="0019d031" officeooo:paragraph-rsid="00f92f78" style:font-name-asian="Baskerville1" style:font-style-asian="normal" style:font-weight-asian="normal" style:font-name-complex="Baskerville1" style:font-style-complex="normal" style:font-weight-complex="normal"/>
    </style:style>
    <style:style style:name="P382" style:family="paragraph" style:parent-style-name="Standard">
      <style:paragraph-properties fo:line-height="115%" fo:text-align="justify" style:justify-single-word="false"/>
      <style:text-properties style:font-name="Baskerville1" fo:font-style="normal" fo:font-weight="normal" officeooo:rsid="0019d031" officeooo:paragraph-rsid="00faadcc" style:font-name-asian="Baskerville1" style:font-style-asian="normal" style:font-weight-asian="normal" style:font-name-complex="Baskerville1" style:font-style-complex="normal" style:font-weight-complex="normal"/>
    </style:style>
    <style:style style:name="P383" style:family="paragraph" style:parent-style-name="Standard">
      <style:paragraph-properties fo:line-height="115%" fo:text-align="justify" style:justify-single-word="false"/>
      <style:text-properties style:font-name="Baskerville1" fo:font-style="normal" fo:font-weight="normal" officeooo:rsid="0019d031" officeooo:paragraph-rsid="00fb9f90" style:font-name-asian="Baskerville1" style:font-style-asian="normal" style:font-weight-asian="normal" style:font-name-complex="Baskerville1" style:font-style-complex="normal" style:font-weight-complex="normal"/>
    </style:style>
    <style:style style:name="P384" style:family="paragraph" style:parent-style-name="Standard">
      <style:paragraph-properties fo:line-height="115%" fo:text-align="justify" style:justify-single-word="false"/>
      <style:text-properties style:font-name="Baskerville1" fo:font-style="normal" fo:font-weight="normal" officeooo:rsid="0019d031" officeooo:paragraph-rsid="00fc86b7" style:font-name-asian="Baskerville1" style:font-style-asian="normal" style:font-weight-asian="normal" style:font-name-complex="Baskerville1" style:font-style-complex="normal" style:font-weight-complex="normal"/>
    </style:style>
    <style:style style:name="P385" style:family="paragraph" style:parent-style-name="Standard">
      <style:paragraph-properties fo:line-height="115%" fo:text-align="justify" style:justify-single-word="false"/>
      <style:text-properties style:font-name="Baskerville1" fo:font-style="normal" fo:font-weight="normal" officeooo:rsid="0019d031" officeooo:paragraph-rsid="01022469" style:font-name-asian="Baskerville1" style:font-style-asian="normal" style:font-weight-asian="normal" style:font-name-complex="Baskerville1" style:font-style-complex="normal" style:font-weight-complex="normal"/>
    </style:style>
    <style:style style:name="P386" style:family="paragraph" style:parent-style-name="Standard">
      <style:paragraph-properties fo:line-height="115%" fo:text-align="justify" style:justify-single-word="false"/>
      <style:text-properties style:font-name="Baskerville1" fo:font-style="normal" fo:font-weight="normal" officeooo:rsid="0019d031" officeooo:paragraph-rsid="0101d73f" style:font-name-asian="Baskerville1" style:font-style-asian="normal" style:font-weight-asian="normal" style:font-name-complex="Baskerville1" style:font-style-complex="normal" style:font-weight-complex="normal"/>
    </style:style>
    <style:style style:name="P387" style:family="paragraph" style:parent-style-name="Standard">
      <style:paragraph-properties fo:line-height="115%" fo:text-align="justify" style:justify-single-word="false"/>
      <style:text-properties style:font-name="Baskerville1" fo:font-style="normal" fo:font-weight="normal" officeooo:rsid="01ee559e" officeooo:paragraph-rsid="00a44f94" style:font-name-asian="Baskerville1" style:font-style-asian="normal" style:font-weight-asian="normal" style:font-name-complex="Baskerville1" style:font-style-complex="normal" style:font-weight-complex="normal"/>
    </style:style>
    <style:style style:name="P388" style:family="paragraph" style:parent-style-name="Standard">
      <style:paragraph-properties fo:line-height="115%" fo:text-align="justify" style:justify-single-word="false"/>
      <style:text-properties style:font-name="Baskerville1" fo:font-style="normal" fo:font-weight="normal" officeooo:rsid="01ee559e" officeooo:paragraph-rsid="01ee559e" style:font-name-asian="Baskerville1" style:font-style-asian="normal" style:font-weight-asian="normal" style:font-name-complex="Baskerville1" style:font-style-complex="normal" style:font-weight-complex="normal"/>
    </style:style>
    <style:style style:name="P389" style:family="paragraph" style:parent-style-name="Standard">
      <style:paragraph-properties fo:line-height="115%" fo:text-align="justify" style:justify-single-word="false"/>
      <style:text-properties style:font-name="Baskerville1" fo:font-style="normal" fo:font-weight="normal" officeooo:rsid="01f009dd" officeooo:paragraph-rsid="01f009dd" style:font-name-asian="Baskerville1" style:font-style-asian="normal" style:font-weight-asian="normal" style:font-name-complex="Baskerville1" style:font-style-complex="normal" style:font-weight-complex="normal"/>
    </style:style>
    <style:style style:name="P390" style:family="paragraph" style:parent-style-name="Standard">
      <style:paragraph-properties fo:line-height="115%" fo:text-align="justify" style:justify-single-word="false"/>
      <style:text-properties style:font-name="Baskerville1" fo:font-style="normal" fo:font-weight="normal" officeooo:rsid="008f9c0a" officeooo:paragraph-rsid="008f57dc" style:font-name-asian="Liberation Serif1" style:font-style-asian="normal" style:font-weight-asian="normal" style:font-name-complex="Liberation Serif1" style:font-style-complex="normal" style:font-weight-complex="normal"/>
    </style:style>
    <style:style style:name="P391" style:family="paragraph" style:parent-style-name="Standard">
      <style:paragraph-properties fo:line-height="115%" fo:text-align="justify" style:justify-single-word="false"/>
      <style:text-properties style:font-name="Baskerville1" fo:font-style="normal" fo:font-weight="normal" officeooo:rsid="009160ae" officeooo:paragraph-rsid="009160ae" style:font-name-asian="Liberation Serif1" style:font-style-asian="normal" style:font-weight-asian="normal" style:font-name-complex="Liberation Serif1" style:font-style-complex="normal" style:font-weight-complex="normal"/>
    </style:style>
    <style:style style:name="P392" style:family="paragraph" style:parent-style-name="Standard">
      <style:paragraph-properties fo:line-height="115%" fo:text-align="justify" style:justify-single-word="false"/>
      <style:text-properties style:font-name="Baskerville1" fo:font-style="normal" fo:font-weight="normal" officeooo:rsid="00917f96" officeooo:paragraph-rsid="00917f96" style:font-name-asian="Liberation Serif1" style:font-style-asian="normal" style:font-weight-asian="normal" style:font-name-complex="Liberation Serif1" style:font-style-complex="normal" style:font-weight-complex="normal"/>
    </style:style>
    <style:style style:name="P393" style:family="paragraph" style:parent-style-name="Standard">
      <style:paragraph-properties fo:line-height="115%" fo:text-align="justify" style:justify-single-word="false"/>
      <style:text-properties style:font-name="Baskerville1" fo:font-style="normal" fo:font-weight="normal" officeooo:rsid="003876d7" officeooo:paragraph-rsid="008f57dc" style:font-name-asian="Liberation Serif1" style:font-style-asian="normal" style:font-weight-asian="normal" style:font-name-complex="Liberation Serif1" style:font-style-complex="normal" style:font-weight-complex="normal"/>
    </style:style>
    <style:style style:name="P394" style:family="paragraph" style:parent-style-name="Standard">
      <style:paragraph-properties fo:line-height="115%" fo:text-align="justify" style:justify-single-word="false"/>
      <style:text-properties style:font-name="Baskerville1" fo:font-style="normal" fo:font-weight="normal" officeooo:rsid="003876d7" officeooo:paragraph-rsid="009160ae" style:font-name-asian="Liberation Serif1" style:font-style-asian="normal" style:font-weight-asian="normal" style:font-name-complex="Liberation Serif1" style:font-style-complex="normal" style:font-weight-complex="normal"/>
    </style:style>
    <style:style style:name="P395" style:family="paragraph" style:parent-style-name="Standard">
      <style:paragraph-properties fo:line-height="115%" fo:text-align="justify" style:justify-single-word="false"/>
      <style:text-properties style:font-name="Baskerville1" fo:font-style="normal" style:text-underline-style="none" fo:font-weight="normal" officeooo:rsid="00885c16" officeooo:paragraph-rsid="0084e390" style:font-name-asian="Baskerville1" style:font-style-asian="normal" style:font-weight-asian="normal" style:font-name-complex="Baskerville1" style:font-style-complex="normal" style:font-weight-complex="normal"/>
    </style:style>
    <style:style style:name="P396" style:family="paragraph" style:parent-style-name="Standard">
      <style:paragraph-properties fo:line-height="115%" fo:text-align="justify" style:justify-single-word="false"/>
      <style:text-properties style:font-name="Baskerville1" fo:font-style="normal" style:text-underline-style="none" fo:font-weight="normal" officeooo:rsid="0088ab91" officeooo:paragraph-rsid="00885c16" style:font-name-asian="Baskerville1" style:font-style-asian="normal" style:font-weight-asian="normal" style:font-name-complex="Baskerville1" style:font-style-complex="normal" style:font-weight-complex="normal"/>
    </style:style>
    <style:style style:name="P397" style:family="paragraph" style:parent-style-name="Standard">
      <style:paragraph-properties fo:line-height="115%" fo:text-align="justify" style:justify-single-word="false"/>
      <style:text-properties style:font-name="Baskerville1" fo:font-style="normal" style:text-underline-style="none" fo:font-weight="normal" officeooo:rsid="008b19d6" officeooo:paragraph-rsid="0088ab91" style:font-name-asian="Baskerville1" style:font-style-asian="normal" style:font-weight-asian="normal" style:font-name-complex="Baskerville1" style:font-style-complex="normal" style:font-weight-complex="normal"/>
    </style:style>
    <style:style style:name="P398" style:family="paragraph" style:parent-style-name="Standard">
      <style:paragraph-properties fo:line-height="115%" fo:text-align="justify" style:justify-single-word="false"/>
      <style:text-properties style:font-name="Baskerville1" fo:font-style="normal" style:text-underline-style="none" fo:font-weight="normal" officeooo:rsid="003876d7" officeooo:paragraph-rsid="0088ab91" style:font-name-asian="Baskerville1" style:font-style-asian="normal" style:font-weight-asian="normal" style:font-name-complex="Baskerville1" style:font-style-complex="normal" style:font-weight-complex="normal"/>
    </style:style>
    <style:style style:name="P399" style:family="paragraph" style:parent-style-name="Standard">
      <style:paragraph-properties fo:line-height="115%" fo:text-align="justify" style:justify-single-word="false"/>
      <style:text-properties style:font-name="Baskerville1" fo:font-style="normal" style:text-underline-style="none" fo:font-weight="normal" officeooo:rsid="003876d7" officeooo:paragraph-rsid="01f86689" style:font-name-asian="Baskerville1" style:font-style-asian="normal" style:font-weight-asian="normal" style:font-name-complex="Baskerville1" style:font-style-complex="normal" style:font-weight-complex="normal"/>
    </style:style>
    <style:style style:name="P400" style:family="paragraph" style:parent-style-name="Standard">
      <style:paragraph-properties fo:line-height="115%" fo:text-align="justify" style:justify-single-word="false"/>
      <style:text-properties style:font-name="Baskerville1" fo:font-style="normal" style:text-underline-style="none" fo:font-weight="normal" officeooo:rsid="003876d7" officeooo:paragraph-rsid="01f21864" style:font-name-asian="Baskerville1" style:font-style-asian="normal" style:font-weight-asian="normal" style:font-name-complex="Baskerville1" style:font-style-complex="normal" style:font-weight-complex="normal"/>
    </style:style>
    <style:style style:name="P401" style:family="paragraph" style:parent-style-name="Standard">
      <style:paragraph-properties fo:line-height="115%" fo:text-align="justify" style:justify-single-word="false"/>
      <style:text-properties style:font-name="Baskerville1" fo:font-style="normal" style:text-underline-style="none" fo:font-weight="normal" officeooo:rsid="01e354fb" officeooo:paragraph-rsid="01dff802" style:font-name-asian="Baskerville1" style:font-style-asian="normal" style:font-weight-asian="normal" style:font-name-complex="Baskerville1" style:font-style-complex="normal" style:font-weight-complex="normal"/>
    </style:style>
    <style:style style:name="P402" style:family="paragraph" style:parent-style-name="Standard">
      <style:paragraph-properties fo:line-height="115%" fo:text-align="justify" style:justify-single-word="false"/>
      <style:text-properties style:font-name="Baskerville1" fo:font-style="normal" style:text-underline-style="none" fo:font-weight="normal" officeooo:rsid="01e49750" officeooo:paragraph-rsid="01e354fb" style:font-name-asian="Baskerville1" style:font-style-asian="normal" style:font-weight-asian="normal" style:font-name-complex="Baskerville1" style:font-style-complex="normal" style:font-weight-complex="normal"/>
    </style:style>
    <style:style style:name="P403" style:family="paragraph" style:parent-style-name="Standard">
      <style:paragraph-properties fo:line-height="115%" fo:text-align="justify" style:justify-single-word="false"/>
      <style:text-properties style:font-name="Baskerville1" fo:font-style="normal" style:text-underline-style="none" fo:font-weight="normal" officeooo:rsid="01f009dd" officeooo:paragraph-rsid="01f009dd" style:font-name-asian="Baskerville1" style:font-style-asian="normal" style:font-weight-asian="normal" style:font-name-complex="Baskerville1" style:font-style-complex="normal" style:font-weight-complex="normal"/>
    </style:style>
    <style:style style:name="P404" style:family="paragraph" style:parent-style-name="Standard">
      <style:paragraph-properties fo:line-height="115%" fo:text-align="justify" style:justify-single-word="false"/>
      <style:text-properties style:font-name="Baskerville1" fo:font-style="normal" style:text-underline-style="none" fo:font-weight="normal" officeooo:rsid="01f21864" officeooo:paragraph-rsid="01f009dd" style:font-name-asian="Baskerville1" style:font-style-asian="normal" style:font-weight-asian="normal" style:font-name-complex="Baskerville1" style:font-style-complex="normal" style:font-weight-complex="normal"/>
    </style:style>
    <style:style style:name="P405" style:family="paragraph" style:parent-style-name="Standard">
      <style:paragraph-properties fo:line-height="115%" fo:text-align="justify" style:justify-single-word="false"/>
      <style:text-properties style:font-name="Baskerville1" fo:font-style="normal" style:text-underline-style="none" fo:font-weight="normal" officeooo:rsid="01f37582" officeooo:paragraph-rsid="01f21864" style:font-name-asian="Baskerville1" style:font-style-asian="normal" style:font-weight-asian="normal" style:font-name-complex="Baskerville1" style:font-style-complex="normal" style:font-weight-complex="normal"/>
    </style:style>
    <style:style style:name="P406" style:family="paragraph" style:parent-style-name="Standard">
      <style:paragraph-properties fo:line-height="115%" fo:text-align="justify" style:justify-single-word="false"/>
      <style:text-properties style:font-name="Baskerville1" fo:font-style="normal" style:text-underline-style="none" fo:font-weight="normal" officeooo:rsid="01f47ce9" officeooo:paragraph-rsid="01f47ce9" style:font-name-asian="Baskerville1" style:font-style-asian="normal" style:font-weight-asian="normal" style:font-name-complex="Baskerville1" style:font-style-complex="normal" style:font-weight-complex="normal"/>
    </style:style>
    <style:style style:name="P407" style:family="paragraph" style:parent-style-name="Standard">
      <style:paragraph-properties fo:line-height="115%" fo:text-align="justify" style:justify-single-word="false"/>
      <style:text-properties style:font-name="Baskerville1" fo:font-style="normal" style:text-underline-style="none" fo:font-weight="normal" officeooo:rsid="01f658a1" officeooo:paragraph-rsid="01f47ce9" style:font-name-asian="Baskerville1" style:font-style-asian="normal" style:font-weight-asian="normal" style:font-name-complex="Baskerville1" style:font-style-complex="normal" style:font-weight-complex="normal"/>
    </style:style>
    <style:style style:name="P408" style:family="paragraph" style:parent-style-name="Standard">
      <style:paragraph-properties fo:line-height="115%" fo:text-align="justify" style:justify-single-word="false"/>
      <style:text-properties style:font-name="Baskerville1" fo:font-style="normal" style:text-underline-style="none" fo:font-weight="normal" officeooo:rsid="01f757cb" officeooo:paragraph-rsid="01f757cb" style:font-name-asian="Baskerville1" style:font-style-asian="normal" style:font-weight-asian="normal" style:font-name-complex="Baskerville1" style:font-style-complex="normal" style:font-weight-complex="normal"/>
    </style:style>
    <style:style style:name="P409" style:family="paragraph" style:parent-style-name="Standard">
      <style:paragraph-properties fo:line-height="115%" fo:text-align="justify" style:justify-single-word="false"/>
      <style:text-properties style:font-name="Baskerville1" fo:font-style="normal" fo:font-weight="bold" officeooo:rsid="00ed65a8" officeooo:paragraph-rsid="00ecbe2a" style:font-name-asian="Baskerville1" style:font-style-asian="normal" style:font-weight-asian="bold" style:font-name-complex="Baskerville1" style:font-style-complex="normal" style:font-weight-complex="bold"/>
    </style:style>
    <style:style style:name="P410" style:family="paragraph" style:parent-style-name="Standard">
      <style:paragraph-properties fo:line-height="115%" fo:text-align="justify" style:justify-single-word="false"/>
      <style:text-properties style:font-name="Baskerville1" fo:font-style="normal" fo:font-weight="bold" officeooo:rsid="00f1c6d0" officeooo:paragraph-rsid="00f1c6d0" style:font-name-asian="Baskerville1" style:font-style-asian="normal" style:font-weight-asian="bold" style:font-name-complex="Baskerville1" style:font-style-complex="normal" style:font-weight-complex="bold"/>
    </style:style>
    <style:style style:name="P411" style:family="paragraph" style:parent-style-name="Standard">
      <style:paragraph-properties fo:line-height="115%" fo:text-align="justify" style:justify-single-word="false"/>
      <style:text-properties style:font-name="Baskerville1" fo:font-style="normal" fo:font-weight="bold" officeooo:rsid="00fb9f90" officeooo:paragraph-rsid="00fac964" style:font-name-asian="Baskerville1" style:font-style-asian="normal" style:font-weight-asian="bold" style:font-name-complex="Baskerville1" style:font-style-complex="normal" style:font-weight-complex="bold"/>
    </style:style>
    <style:style style:name="P412" style:family="paragraph" style:parent-style-name="Standard">
      <style:paragraph-properties fo:line-height="115%" fo:text-align="justify" style:justify-single-word="false"/>
      <style:text-properties style:font-name="Baskerville1" fo:font-style="normal" fo:font-weight="bold" officeooo:rsid="00eb14a6" officeooo:paragraph-rsid="00eb14a6" style:font-name-asian="Baskerville1" style:font-style-asian="normal" style:font-weight-asian="bold" style:font-name-complex="Baskerville1" style:font-style-complex="normal" style:font-weight-complex="bold"/>
    </style:style>
    <style:style style:name="P413" style:family="paragraph" style:parent-style-name="Standard">
      <style:paragraph-properties fo:line-height="115%" fo:text-align="justify" style:justify-single-word="false"/>
      <style:text-properties style:font-name="Baskerville1" fo:font-style="normal" fo:font-weight="bold" officeooo:rsid="00ef1cbe" officeooo:paragraph-rsid="00ef1cbe" style:font-name-asian="Baskerville1" style:font-style-asian="normal" style:font-weight-asian="bold" style:font-name-complex="Baskerville1" style:font-style-complex="normal" style:font-weight-complex="bold"/>
    </style:style>
    <style:style style:name="P414" style:family="paragraph" style:parent-style-name="Standard">
      <style:paragraph-properties fo:line-height="115%" fo:text-align="justify" style:justify-single-word="false"/>
      <style:text-properties style:font-name="Baskerville1" fo:font-style="normal" fo:font-weight="bold" officeooo:rsid="00ff4521" officeooo:paragraph-rsid="00ff4521" style:font-name-asian="Baskerville1" style:font-style-asian="normal" style:font-weight-asian="bold" style:font-name-complex="Baskerville1" style:font-style-complex="normal" style:font-weight-complex="bold"/>
    </style:style>
    <style:style style:name="P415" style:family="paragraph" style:parent-style-name="Standard">
      <style:paragraph-properties fo:line-height="115%" fo:text-align="justify" style:justify-single-word="false"/>
      <style:text-properties style:font-name="Baskerville1" fo:font-style="italic" fo:font-weight="normal" officeooo:rsid="00febc38" officeooo:paragraph-rsid="00fc86b7" style:font-name-asian="Baskerville1" style:font-style-asian="italic" style:font-weight-asian="normal" style:font-name-complex="Baskerville1" style:font-style-complex="italic" style:font-weight-complex="normal"/>
    </style:style>
    <style:style style:name="P416" style:family="paragraph" style:parent-style-name="Standard">
      <style:paragraph-properties fo:line-height="115%" fo:text-align="justify" style:justify-single-word="false"/>
      <style:text-properties style:font-name="Baskerville1" fo:font-style="italic" fo:font-weight="normal" officeooo:rsid="0019d031" officeooo:paragraph-rsid="00eb14a6" style:font-name-asian="Baskerville1" style:font-style-asian="italic" style:font-weight-asian="normal" style:font-name-complex="Baskerville1" style:font-style-complex="italic" style:font-weight-complex="normal"/>
    </style:style>
    <style:style style:name="P417" style:family="paragraph" style:parent-style-name="Standard">
      <style:paragraph-properties fo:line-height="115%" fo:text-align="justify" style:justify-single-word="false"/>
      <style:text-properties style:font-name="Baskerville1" fo:font-style="italic" fo:font-weight="normal" officeooo:rsid="0019d031" officeooo:paragraph-rsid="00ecbe2a" style:font-name-asian="Baskerville1" style:font-style-asian="italic" style:font-weight-asian="normal" style:font-name-complex="Baskerville1" style:font-style-complex="italic" style:font-weight-complex="normal"/>
    </style:style>
    <style:style style:name="P418" style:family="paragraph" style:parent-style-name="Standard">
      <style:paragraph-properties fo:line-height="115%" fo:text-align="justify" style:justify-single-word="false"/>
      <style:text-properties style:font-name="Baskerville1" fo:font-style="italic" fo:font-weight="normal" officeooo:rsid="0019d031" officeooo:paragraph-rsid="00febc38" style:font-name-asian="Baskerville1" style:font-style-asian="italic" style:font-weight-asian="normal" style:font-name-complex="Baskerville1" style:font-style-complex="italic" style:font-weight-complex="normal"/>
    </style:style>
    <style:style style:name="P419" style:family="paragraph" style:parent-style-name="Standard">
      <style:paragraph-properties fo:line-height="115%" fo:text-align="justify" style:justify-single-word="false"/>
      <style:text-properties style:font-name="Baskerville1" fo:font-style="italic" fo:font-weight="normal" officeooo:rsid="0019d031" officeooo:paragraph-rsid="01004da8" style:font-name-asian="Baskerville1" style:font-style-asian="italic" style:font-weight-asian="normal" style:font-name-complex="Baskerville1" style:font-style-complex="italic" style:font-weight-complex="normal"/>
    </style:style>
    <style:style style:name="P420" style:family="paragraph" style:parent-style-name="Standard">
      <style:paragraph-properties fo:line-height="115%" fo:text-align="justify" style:justify-single-word="false"/>
      <style:text-properties style:font-name="Baskerville1" fo:font-style="italic" fo:font-weight="normal" officeooo:rsid="0019d031" officeooo:paragraph-rsid="0228475a" style:font-name-asian="Baskerville1" style:font-style-asian="italic" style:font-weight-asian="normal" style:font-name-complex="Baskerville1" style:font-style-complex="italic" style:font-weight-complex="normal"/>
    </style:style>
    <style:style style:name="P421" style:family="paragraph" style:parent-style-name="Standard">
      <style:paragraph-properties fo:line-height="115%" fo:text-align="justify" style:justify-single-word="false"/>
      <style:text-properties style:font-name="Baskerville1" fo:font-style="italic" fo:font-weight="bold" officeooo:rsid="0019d031" officeooo:paragraph-rsid="00ef1cbe" style:font-name-asian="Baskerville1" style:font-style-asian="italic" style:font-weight-asian="bold" style:font-name-complex="Baskerville1" style:font-style-complex="italic" style:font-weight-complex="bold"/>
    </style:style>
    <style:style style:name="P422" style:family="paragraph" style:parent-style-name="Standard">
      <style:paragraph-properties fo:line-height="115%" fo:text-align="justify" style:justify-single-word="false"/>
      <style:text-properties style:font-name="Baskerville1" fo:font-size="10.5pt" fo:font-style="normal" fo:font-weight="normal" officeooo:rsid="012c944e" officeooo:paragraph-rsid="005e0908" style:font-name-asian="Liberation Serif1" style:font-size-asian="10.5pt" style:font-style-asian="normal" style:font-weight-asian="normal" style:font-name-complex="Liberation Serif1" style:font-size-complex="10.5pt" style:font-style-complex="normal" style:font-weight-complex="normal"/>
    </style:style>
    <style:style style:name="P423" style:family="paragraph" style:parent-style-name="Standard">
      <style:paragraph-properties fo:line-height="115%" fo:text-align="justify" style:justify-single-word="false"/>
      <style:text-properties style:font-name="Baskerville1" fo:font-size="12pt" fo:font-style="normal" fo:font-weight="normal" officeooo:rsid="012c944e" officeooo:paragraph-rsid="018e37cd" style:font-name-asian="Liberation Serif1" style:font-size-asian="12pt" style:font-style-asian="normal" style:font-weight-asian="normal" style:font-name-complex="Liberation Serif1" style:font-size-complex="12pt" style:font-style-complex="normal" style:font-weight-complex="normal"/>
    </style:style>
    <style:style style:name="P42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5f8d9f" officeooo:paragraph-rsid="02476611" style:font-name-asian="Baskerville1" style:font-size-asian="12pt" style:font-style-asian="normal" style:font-weight-asian="normal" style:font-name-complex="Baskerville1" style:font-size-complex="12pt" style:font-style-complex="normal" style:font-weight-complex="normal"/>
    </style:style>
    <style:style style:name="P425" style:family="paragraph" style:parent-style-name="Standard">
      <style:paragraph-properties fo:line-height="115%" fo:text-align="justify" style:justify-single-word="false"/>
      <style:text-properties style:font-name="Arial Narrow" fo:font-style="normal" fo:font-weight="bold" officeooo:rsid="00c7d21f" officeooo:paragraph-rsid="00c7d21f" style:font-name-asian="SimSun" style:font-style-asian="normal" style:font-weight-asian="bold" style:font-name-complex="Lucida Sans" style:font-style-complex="normal" style:font-weight-complex="bold"/>
    </style:style>
    <style:style style:name="P426" style:family="paragraph" style:parent-style-name="Standard">
      <style:paragraph-properties fo:line-height="100%" fo:text-align="justify" style:justify-single-word="false"/>
      <style:text-properties style:font-name="Arial Narrow" fo:font-size="10pt" fo:font-style="normal" fo:font-weight="bold" officeooo:rsid="00c7d21f" officeooo:paragraph-rsid="00c7d21f" style:font-name-asian="SimSun" style:font-size-asian="10pt" style:font-style-asian="normal" style:font-weight-asian="bold" style:font-name-complex="Lucida Sans" style:font-size-complex="10pt" style:font-style-complex="normal" style:font-weight-complex="bold"/>
    </style:style>
    <style:style style:name="P427" style:family="paragraph" style:parent-style-name="Standard">
      <style:paragraph-properties fo:line-height="115%" fo:text-align="justify" style:justify-single-word="false"/>
      <style:text-properties officeooo:paragraph-rsid="0170b3a2"/>
    </style:style>
    <style:style style:name="P428" style:family="paragraph" style:parent-style-name="Standard">
      <style:paragraph-properties fo:line-height="115%" fo:text-align="justify" style:justify-single-word="false"/>
      <style:text-properties officeooo:paragraph-rsid="005e0908"/>
    </style:style>
    <style:style style:name="P429" style:family="paragraph" style:parent-style-name="Standard">
      <style:paragraph-properties fo:line-height="115%" fo:text-align="justify" style:justify-single-word="false"/>
      <style:text-properties officeooo:paragraph-rsid="00885c16"/>
    </style:style>
    <style:style style:name="P430" style:family="paragraph" style:parent-style-name="Standard">
      <style:paragraph-properties fo:line-height="115%" fo:text-align="justify" style:justify-single-word="false"/>
      <style:text-properties officeooo:paragraph-rsid="008f57dc"/>
    </style:style>
    <style:style style:name="P431" style:family="paragraph" style:parent-style-name="Standard">
      <style:paragraph-properties fo:line-height="115%" fo:text-align="justify" style:justify-single-word="false"/>
      <style:text-properties officeooo:paragraph-rsid="01c2daf1"/>
    </style:style>
    <style:style style:name="P432" style:family="paragraph" style:parent-style-name="Standard">
      <style:paragraph-properties fo:line-height="115%" fo:text-align="justify" style:justify-single-word="false"/>
      <style:text-properties officeooo:paragraph-rsid="01c8ecef"/>
    </style:style>
    <style:style style:name="P433" style:family="paragraph" style:parent-style-name="Standard">
      <style:paragraph-properties fo:line-height="115%" fo:text-align="justify" style:justify-single-word="false"/>
      <style:text-properties officeooo:paragraph-rsid="01d30cec"/>
    </style:style>
    <style:style style:name="P434" style:family="paragraph" style:parent-style-name="Standard">
      <style:paragraph-properties fo:line-height="115%" fo:text-align="justify" style:justify-single-word="false"/>
      <style:text-properties officeooo:paragraph-rsid="01d63b67"/>
    </style:style>
    <style:style style:name="P435" style:family="paragraph" style:parent-style-name="Standard">
      <style:paragraph-properties fo:line-height="115%" fo:text-align="justify" style:justify-single-word="false"/>
      <style:text-properties officeooo:paragraph-rsid="01f009dd"/>
    </style:style>
    <style:style style:name="P436" style:family="paragraph" style:parent-style-name="Standard">
      <style:paragraph-properties fo:line-height="115%" fo:text-align="justify" style:justify-single-word="false"/>
      <style:text-properties officeooo:paragraph-rsid="00ce0bfe"/>
    </style:style>
    <style:style style:name="P437" style:family="paragraph" style:parent-style-name="Standard">
      <style:paragraph-properties fo:line-height="115%" fo:text-align="justify" style:justify-single-word="false"/>
      <style:text-properties officeooo:paragraph-rsid="0228475a"/>
    </style:style>
    <style:style style:name="P438" style:family="paragraph" style:parent-style-name="Standard">
      <style:paragraph-properties fo:line-height="115%" fo:text-align="justify" style:justify-single-word="false"/>
      <style:text-properties officeooo:paragraph-rsid="00e0dc80"/>
    </style:style>
    <style:style style:name="P439" style:family="paragraph" style:parent-style-name="Standard">
      <style:paragraph-properties fo:text-align="justify" style:justify-single-word="false" fo:break-before="page"/>
      <style:text-properties style:font-name="Baskerville" fo:font-weight="bold" officeooo:rsid="0019d031" officeooo:paragraph-rsid="001e3d91" style:font-weight-asian="bold" style:font-weight-complex="bold"/>
    </style:style>
    <style:style style:name="P440" style:family="paragraph" style:parent-style-name="Standard">
      <style:paragraph-properties fo:text-align="start" style:justify-single-word="false" fo:break-before="page"/>
      <style:text-properties style:font-name="Baskerville" fo:font-weight="bold" officeooo:rsid="0019d031" officeooo:paragraph-rsid="001bc7d1" style:font-weight-asian="bold" style:font-weight-complex="bold"/>
    </style:style>
    <style:style style:name="P441" style:family="paragraph" style:parent-style-name="Standard">
      <style:paragraph-properties fo:text-align="start" style:justify-single-word="false" fo:break-before="page"/>
      <style:text-properties style:font-name="Baskerville" fo:font-style="normal" fo:font-weight="bold" officeooo:rsid="0019d031" officeooo:paragraph-rsid="00221b93" style:font-style-asian="normal" style:font-weight-asian="bold" style:font-style-complex="normal" style:font-weight-complex="bold"/>
    </style:style>
    <style:style style:name="P442" style:family="paragraph" style:parent-style-name="Standard">
      <style:paragraph-properties fo:line-height="115%" fo:text-align="start" style:justify-single-word="false" fo:break-before="page"/>
      <style:text-properties style:font-name="Baskerville" fo:font-style="normal" fo:font-weight="bold" officeooo:rsid="0019d031" officeooo:paragraph-rsid="0022700f" style:font-style-asian="normal" style:font-weight-asian="bold" style:font-style-complex="normal" style:font-weight-complex="bold"/>
    </style:style>
    <style:style style:name="P443" style:family="paragraph" style:parent-style-name="Standard">
      <style:paragraph-properties fo:line-height="115%" fo:text-align="start" style:justify-single-word="false" fo:break-before="page"/>
      <style:text-properties style:font-name="Baskerville" fo:font-style="normal" fo:font-weight="bold" officeooo:rsid="0019d031" officeooo:paragraph-rsid="0024712c" style:font-style-asian="normal" style:font-weight-asian="bold" style:font-style-complex="normal" style:font-weight-complex="bold"/>
    </style:style>
    <style:style style:name="P444" style:family="paragraph" style:parent-style-name="Standard">
      <style:paragraph-properties fo:line-height="115%" fo:text-align="start" style:justify-single-word="false" fo:break-before="page"/>
      <style:text-properties style:font-name="Baskerville" fo:font-style="normal" fo:font-weight="bold" officeooo:rsid="0019d031" officeooo:paragraph-rsid="00262ba1" style:font-style-asian="normal" style:font-weight-asian="bold" style:font-style-complex="normal" style:font-weight-complex="bold"/>
    </style:style>
    <style:style style:name="P445" style:family="paragraph" style:parent-style-name="Standard">
      <style:paragraph-properties fo:line-height="115%" fo:text-align="start" style:justify-single-word="false" fo:break-before="page"/>
      <style:text-properties style:font-name="Baskerville" fo:font-style="normal" fo:font-weight="bold" officeooo:rsid="0019d031" officeooo:paragraph-rsid="0026ce9f" style:font-style-asian="normal" style:font-weight-asian="bold" style:font-style-complex="normal" style:font-weight-complex="bold"/>
    </style:style>
    <style:style style:name="P446" style:family="paragraph" style:parent-style-name="Standard">
      <style:paragraph-properties fo:line-height="115%" fo:text-align="start" style:justify-single-word="false" fo:break-before="page"/>
      <style:text-properties style:font-name="Baskerville" fo:font-style="normal" fo:font-weight="bold" officeooo:rsid="0019d031" officeooo:paragraph-rsid="002ac8b5" style:font-style-asian="normal" style:font-weight-asian="bold" style:font-style-complex="normal" style:font-weight-complex="bold"/>
    </style:style>
    <style:style style:name="P447" style:family="paragraph" style:parent-style-name="Standard">
      <style:paragraph-properties fo:line-height="115%" fo:text-align="start" style:justify-single-word="false" fo:break-before="page"/>
      <style:text-properties style:font-name="Baskerville" fo:font-style="normal" fo:font-weight="bold" officeooo:rsid="0019d031" officeooo:paragraph-rsid="002c2036" style:font-style-asian="normal" style:font-weight-asian="bold" style:font-style-complex="normal" style:font-weight-complex="bold"/>
    </style:style>
    <style:style style:name="P448" style:family="paragraph" style:parent-style-name="Standard">
      <style:paragraph-properties fo:line-height="115%" fo:text-align="start" style:justify-single-word="false" fo:break-before="page"/>
      <style:text-properties style:font-name="Baskerville" fo:font-style="normal" fo:font-weight="bold" officeooo:rsid="0019d031" officeooo:paragraph-rsid="0245cc08" style:font-style-asian="normal" style:font-weight-asian="bold" style:font-style-complex="normal" style:font-weight-complex="bold"/>
    </style:style>
    <style:style style:name="P449" style:family="paragraph" style:parent-style-name="Standard">
      <style:paragraph-properties fo:text-align="justify" style:justify-single-word="false" fo:break-before="page"/>
      <style:text-properties style:font-name="Baskerville" fo:font-style="normal" fo:font-weight="bold" officeooo:rsid="000fe769" officeooo:paragraph-rsid="02476611" style:font-style-asian="normal" style:font-weight-asian="bold" style:font-style-complex="normal" style:font-weight-complex="bold"/>
    </style:style>
    <style:style style:name="P450" style:family="paragraph" style:parent-style-name="Standard">
      <style:paragraph-properties fo:line-height="115%" fo:text-align="justify" style:justify-single-word="false" fo:break-before="page"/>
      <style:text-properties style:font-name="Baskerville" fo:font-style="normal" fo:font-weight="bold" officeooo:rsid="012b324c" officeooo:paragraph-rsid="018e37cd" style:font-name-asian="Liberation Serif1" style:font-style-asian="normal" style:font-weight-asian="bold" style:font-name-complex="Liberation Serif1" style:font-style-complex="normal" style:font-weight-complex="bold"/>
    </style:style>
    <style:style style:name="P451"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02e4697" style:font-style-asian="normal" style:font-weight-asian="normal" style:font-style-complex="normal" style:font-weight-complex="normal"/>
    </style:style>
    <style:style style:name="P452"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033ffa6" style:font-style-asian="normal" style:font-weight-asian="normal" style:font-style-complex="normal" style:font-weight-complex="normal"/>
    </style:style>
    <style:style style:name="P453" style:family="paragraph" style:parent-style-name="Standard">
      <style:paragraph-properties fo:line-height="115%" fo:text-align="justify" style:justify-single-word="false" fo:break-before="page"/>
      <style:text-properties style:font-name="Baskerville" fo:font-style="normal" fo:font-weight="normal" officeooo:rsid="004351cb" officeooo:paragraph-rsid="02026431" style:font-style-asian="normal" style:font-weight-asian="normal" style:font-style-complex="normal" style:font-weight-complex="normal"/>
    </style:style>
    <style:style style:name="P454"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03682b8" style:font-name-asian="Liberation Serif1" style:font-style-asian="normal" style:font-weight-asian="normal" style:font-name-complex="Liberation Serif1" style:font-style-complex="normal" style:font-weight-complex="normal"/>
    </style:style>
    <style:style style:name="P455"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037bd30" style:font-name-asian="Liberation Serif1" style:font-style-asian="normal" style:font-weight-asian="normal" style:font-name-complex="Liberation Serif1" style:font-style-complex="normal" style:font-weight-complex="normal"/>
    </style:style>
    <style:style style:name="P456"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03876d7" style:font-name-asian="Liberation Serif1" style:font-style-asian="normal" style:font-weight-asian="normal" style:font-name-complex="Liberation Serif1" style:font-style-complex="normal" style:font-weight-complex="normal"/>
    </style:style>
    <style:style style:name="P457"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03b60a1" style:font-name-asian="Liberation Serif1" style:font-style-asian="normal" style:font-weight-asian="normal" style:font-name-complex="Liberation Serif1" style:font-style-complex="normal" style:font-weight-complex="normal"/>
    </style:style>
    <style:style style:name="P458"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03dc459" style:font-name-asian="Liberation Serif1" style:font-style-asian="normal" style:font-weight-asian="normal" style:font-name-complex="Liberation Serif1" style:font-style-complex="normal" style:font-weight-complex="normal"/>
    </style:style>
    <style:style style:name="P459"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0420df7" style:font-name-asian="Liberation Serif1" style:font-style-asian="normal" style:font-weight-asian="normal" style:font-name-complex="Liberation Serif1" style:font-style-complex="normal" style:font-weight-complex="normal"/>
    </style:style>
    <style:style style:name="P460"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04351cb" style:font-name-asian="Liberation Serif1" style:font-style-asian="normal" style:font-weight-asian="normal" style:font-name-complex="Liberation Serif1" style:font-style-complex="normal" style:font-weight-complex="normal"/>
    </style:style>
    <style:style style:name="P461"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126fb7b" style:font-name-asian="Liberation Serif1" style:font-style-asian="normal" style:font-weight-asian="normal" style:font-name-complex="Liberation Serif1" style:font-style-complex="normal" style:font-weight-complex="normal"/>
    </style:style>
    <style:style style:name="P462"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128c51b" style:font-name-asian="Liberation Serif1" style:font-style-asian="normal" style:font-weight-asian="normal" style:font-name-complex="Liberation Serif1" style:font-style-complex="normal" style:font-weight-complex="normal"/>
    </style:style>
    <style:style style:name="P463"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180917b" style:font-name-asian="Liberation Serif1" style:font-style-asian="normal" style:font-weight-asian="normal" style:font-name-complex="Liberation Serif1" style:font-style-complex="normal" style:font-weight-complex="normal"/>
    </style:style>
    <style:style style:name="P464" style:family="paragraph" style:parent-style-name="Standard">
      <style:paragraph-properties fo:line-height="115%" fo:text-align="start" style:justify-single-word="false" fo:break-before="page"/>
      <style:text-properties style:font-name="Baskerville" fo:font-style="normal" fo:font-weight="normal" officeooo:rsid="002e4697" officeooo:paragraph-rsid="003d4f7b" style:font-name-asian="Liberation Serif1" style:font-style-asian="normal" style:font-weight-asian="normal" style:font-name-complex="Liberation Serif1" style:font-style-complex="normal" style:font-weight-complex="normal"/>
    </style:style>
    <style:style style:name="P465"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458200" style:font-name-asian="Liberation Serif1" style:font-style-asian="normal" style:font-weight-asian="normal" style:font-name-complex="Liberation Serif1" style:font-style-complex="normal" style:font-weight-complex="normal"/>
    </style:style>
    <style:style style:name="P466"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48534f" style:font-name-asian="Liberation Serif1" style:font-style-asian="normal" style:font-weight-asian="normal" style:font-name-complex="Liberation Serif1" style:font-style-complex="normal" style:font-weight-complex="normal"/>
    </style:style>
    <style:style style:name="P467"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4d49f6" style:font-name-asian="Liberation Serif1" style:font-style-asian="normal" style:font-weight-asian="normal" style:font-name-complex="Liberation Serif1" style:font-style-complex="normal" style:font-weight-complex="normal"/>
    </style:style>
    <style:style style:name="P468"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4b897e" style:font-name-asian="Liberation Serif1" style:font-style-asian="normal" style:font-weight-asian="normal" style:font-name-complex="Liberation Serif1" style:font-style-complex="normal" style:font-weight-complex="normal"/>
    </style:style>
    <style:style style:name="P469"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55263c" style:font-name-asian="Liberation Serif1" style:font-style-asian="normal" style:font-weight-asian="normal" style:font-name-complex="Liberation Serif1" style:font-style-complex="normal" style:font-weight-complex="normal"/>
    </style:style>
    <style:style style:name="P470"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56c469" style:font-name-asian="Liberation Serif1" style:font-style-asian="normal" style:font-weight-asian="normal" style:font-name-complex="Liberation Serif1" style:font-style-complex="normal" style:font-weight-complex="normal"/>
    </style:style>
    <style:style style:name="P471"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5e0908" style:font-name-asian="Liberation Serif1" style:font-style-asian="normal" style:font-weight-asian="normal" style:font-name-complex="Liberation Serif1" style:font-style-complex="normal" style:font-weight-complex="normal"/>
    </style:style>
    <style:style style:name="P472"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5e3874" style:font-name-asian="Liberation Serif1" style:font-style-asian="normal" style:font-weight-asian="normal" style:font-name-complex="Liberation Serif1" style:font-style-complex="normal" style:font-weight-complex="normal"/>
    </style:style>
    <style:style style:name="P473"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5f2747" style:font-name-asian="Liberation Serif1" style:font-style-asian="normal" style:font-weight-asian="normal" style:font-name-complex="Liberation Serif1" style:font-style-complex="normal" style:font-weight-complex="normal"/>
    </style:style>
    <style:style style:name="P474"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5feffa" style:font-name-asian="Liberation Serif1" style:font-style-asian="normal" style:font-weight-asian="normal" style:font-name-complex="Liberation Serif1" style:font-style-complex="normal" style:font-weight-complex="normal"/>
    </style:style>
    <style:style style:name="P475"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59cbd9" style:font-name-asian="Liberation Serif1" style:font-style-asian="normal" style:font-weight-asian="normal" style:font-name-complex="Liberation Serif1" style:font-style-complex="normal" style:font-weight-complex="normal"/>
    </style:style>
    <style:style style:name="P476"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5b639a" style:font-name-asian="Liberation Serif1" style:font-style-asian="normal" style:font-weight-asian="normal" style:font-name-complex="Liberation Serif1" style:font-style-complex="normal" style:font-weight-complex="normal"/>
    </style:style>
    <style:style style:name="P477"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5c53ed" style:font-name-asian="Liberation Serif1" style:font-style-asian="normal" style:font-weight-asian="normal" style:font-name-complex="Liberation Serif1" style:font-style-complex="normal" style:font-weight-complex="normal"/>
    </style:style>
    <style:style style:name="P478"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6424bd" style:font-name-asian="Liberation Serif1" style:font-style-asian="normal" style:font-weight-asian="normal" style:font-name-complex="Liberation Serif1" style:font-style-complex="normal" style:font-weight-complex="normal"/>
    </style:style>
    <style:style style:name="P479"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660b32" style:font-name-asian="Liberation Serif1" style:font-style-asian="normal" style:font-weight-asian="normal" style:font-name-complex="Liberation Serif1" style:font-style-complex="normal" style:font-weight-complex="normal"/>
    </style:style>
    <style:style style:name="P480"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681323" style:font-name-asian="Liberation Serif1" style:font-style-asian="normal" style:font-weight-asian="normal" style:font-name-complex="Liberation Serif1" style:font-style-complex="normal" style:font-weight-complex="normal"/>
    </style:style>
    <style:style style:name="P481"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6beb7b" style:font-name-asian="Liberation Serif1" style:font-style-asian="normal" style:font-weight-asian="normal" style:font-name-complex="Liberation Serif1" style:font-style-complex="normal" style:font-weight-complex="normal"/>
    </style:style>
    <style:style style:name="P482"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6efbf0" style:font-name-asian="Liberation Serif1" style:font-style-asian="normal" style:font-weight-asian="normal" style:font-name-complex="Liberation Serif1" style:font-style-complex="normal" style:font-weight-complex="normal"/>
    </style:style>
    <style:style style:name="P483"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667b78" style:font-name-asian="Liberation Serif1" style:font-style-asian="normal" style:font-weight-asian="normal" style:font-name-complex="Liberation Serif1" style:font-style-complex="normal" style:font-weight-complex="normal"/>
    </style:style>
    <style:style style:name="P484"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759d3f" style:font-name-asian="Liberation Serif1" style:font-style-asian="normal" style:font-weight-asian="normal" style:font-name-complex="Liberation Serif1" style:font-style-complex="normal" style:font-weight-complex="normal"/>
    </style:style>
    <style:style style:name="P485"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785ed5" style:font-name-asian="Liberation Serif1" style:font-style-asian="normal" style:font-weight-asian="normal" style:font-name-complex="Liberation Serif1" style:font-style-complex="normal" style:font-weight-complex="normal"/>
    </style:style>
    <style:style style:name="P486"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7a0ed3" style:font-name-asian="Liberation Serif1" style:font-style-asian="normal" style:font-weight-asian="normal" style:font-name-complex="Liberation Serif1" style:font-style-complex="normal" style:font-weight-complex="normal"/>
    </style:style>
    <style:style style:name="P487"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7cbbd2" style:font-name-asian="Liberation Serif1" style:font-style-asian="normal" style:font-weight-asian="normal" style:font-name-complex="Liberation Serif1" style:font-style-complex="normal" style:font-weight-complex="normal"/>
    </style:style>
    <style:style style:name="P488"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83170e" style:font-name-asian="Liberation Serif1" style:font-style-asian="normal" style:font-weight-asian="normal" style:font-name-complex="Liberation Serif1" style:font-style-complex="normal" style:font-weight-complex="normal"/>
    </style:style>
    <style:style style:name="P489"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84e390" style:font-name-asian="Liberation Serif1" style:font-style-asian="normal" style:font-weight-asian="normal" style:font-name-complex="Liberation Serif1" style:font-style-complex="normal" style:font-weight-complex="normal"/>
    </style:style>
    <style:style style:name="P490"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885c16" style:font-name-asian="Liberation Serif1" style:font-style-asian="normal" style:font-weight-asian="normal" style:font-name-complex="Liberation Serif1" style:font-style-complex="normal" style:font-weight-complex="normal"/>
    </style:style>
    <style:style style:name="P491"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88ab91" style:font-name-asian="Liberation Serif1" style:font-style-asian="normal" style:font-weight-asian="normal" style:font-name-complex="Liberation Serif1" style:font-style-complex="normal" style:font-weight-complex="normal"/>
    </style:style>
    <style:style style:name="P492"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8b19d6" style:font-name-asian="Liberation Serif1" style:font-style-asian="normal" style:font-weight-asian="normal" style:font-name-complex="Liberation Serif1" style:font-style-complex="normal" style:font-weight-complex="normal"/>
    </style:style>
    <style:style style:name="P493"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917f96" style:font-name-asian="Liberation Serif1" style:font-style-asian="normal" style:font-weight-asian="normal" style:font-name-complex="Liberation Serif1" style:font-style-complex="normal" style:font-weight-complex="normal"/>
    </style:style>
    <style:style style:name="P494"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9789ff" style:font-name-asian="Liberation Serif1" style:font-style-asian="normal" style:font-weight-asian="normal" style:font-name-complex="Liberation Serif1" style:font-style-complex="normal" style:font-weight-complex="normal"/>
    </style:style>
    <style:style style:name="P495"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a44f94" style:font-name-asian="Liberation Serif1" style:font-style-asian="normal" style:font-weight-asian="normal" style:font-name-complex="Liberation Serif1" style:font-style-complex="normal" style:font-weight-complex="normal"/>
    </style:style>
    <style:style style:name="P496"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9d841e" style:font-name-asian="Liberation Serif1" style:font-style-asian="normal" style:font-weight-asian="normal" style:font-name-complex="Liberation Serif1" style:font-style-complex="normal" style:font-weight-complex="normal"/>
    </style:style>
    <style:style style:name="P497"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999b2f" style:font-name-asian="Liberation Serif1" style:font-style-asian="normal" style:font-weight-asian="normal" style:font-name-complex="Liberation Serif1" style:font-style-complex="normal" style:font-weight-complex="normal"/>
    </style:style>
    <style:style style:name="P498"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a7aba9" style:font-name-asian="Liberation Serif1" style:font-style-asian="normal" style:font-weight-asian="normal" style:font-name-complex="Liberation Serif1" style:font-style-complex="normal" style:font-weight-complex="normal"/>
    </style:style>
    <style:style style:name="P499"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a8ab81" style:font-name-asian="Liberation Serif1" style:font-style-asian="normal" style:font-weight-asian="normal" style:font-name-complex="Liberation Serif1" style:font-style-complex="normal" style:font-weight-complex="normal"/>
    </style:style>
    <style:style style:name="P500"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a09847" style:font-name-asian="Liberation Serif1" style:font-style-asian="normal" style:font-weight-asian="normal" style:font-name-complex="Liberation Serif1" style:font-style-complex="normal" style:font-weight-complex="normal"/>
    </style:style>
    <style:style style:name="P501"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6a0112" style:font-name-asian="Liberation Serif1" style:font-style-asian="normal" style:font-weight-asian="normal" style:font-name-complex="Liberation Serif1" style:font-style-complex="normal" style:font-weight-complex="normal"/>
    </style:style>
    <style:style style:name="P502"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a3009c" style:font-name-asian="Liberation Serif1" style:font-style-asian="normal" style:font-weight-asian="normal" style:font-name-complex="Liberation Serif1" style:font-style-complex="normal" style:font-weight-complex="normal"/>
    </style:style>
    <style:style style:name="P503"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7376df" style:font-name-asian="Liberation Serif1" style:font-style-asian="normal" style:font-weight-asian="normal" style:font-name-complex="Liberation Serif1" style:font-style-complex="normal" style:font-weight-complex="normal"/>
    </style:style>
    <style:style style:name="P504"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a1871b" style:font-name-asian="Liberation Serif1" style:font-style-asian="normal" style:font-weight-asian="normal" style:font-name-complex="Liberation Serif1" style:font-style-complex="normal" style:font-weight-complex="normal"/>
    </style:style>
    <style:style style:name="P505"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c8ecef" style:font-name-asian="Liberation Serif1" style:font-style-asian="normal" style:font-weight-asian="normal" style:font-name-complex="Liberation Serif1" style:font-style-complex="normal" style:font-weight-complex="normal"/>
    </style:style>
    <style:style style:name="P506"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cd9226" style:font-name-asian="Liberation Serif1" style:font-style-asian="normal" style:font-weight-asian="normal" style:font-name-complex="Liberation Serif1" style:font-style-complex="normal" style:font-weight-complex="normal"/>
    </style:style>
    <style:style style:name="P507"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cf044e" style:font-name-asian="Liberation Serif1" style:font-style-asian="normal" style:font-weight-asian="normal" style:font-name-complex="Liberation Serif1" style:font-style-complex="normal" style:font-weight-complex="normal"/>
    </style:style>
    <style:style style:name="P508"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d30cec" style:font-name-asian="Liberation Serif1" style:font-style-asian="normal" style:font-weight-asian="normal" style:font-name-complex="Liberation Serif1" style:font-style-complex="normal" style:font-weight-complex="normal"/>
    </style:style>
    <style:style style:name="P509"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d63b67" style:font-name-asian="Liberation Serif1" style:font-style-asian="normal" style:font-weight-asian="normal" style:font-name-complex="Liberation Serif1" style:font-style-complex="normal" style:font-weight-complex="normal"/>
    </style:style>
    <style:style style:name="P510"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dc63d8" style:font-name-asian="Liberation Serif1" style:font-style-asian="normal" style:font-weight-asian="normal" style:font-name-complex="Liberation Serif1" style:font-style-complex="normal" style:font-weight-complex="normal"/>
    </style:style>
    <style:style style:name="P511"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dff802" style:font-name-asian="Liberation Serif1" style:font-style-asian="normal" style:font-weight-asian="normal" style:font-name-complex="Liberation Serif1" style:font-style-complex="normal" style:font-weight-complex="normal"/>
    </style:style>
    <style:style style:name="P512"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e354fb" style:font-name-asian="Liberation Serif1" style:font-style-asian="normal" style:font-weight-asian="normal" style:font-name-complex="Liberation Serif1" style:font-style-complex="normal" style:font-weight-complex="normal"/>
    </style:style>
    <style:style style:name="P513"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e49750" style:font-name-asian="Liberation Serif1" style:font-style-asian="normal" style:font-weight-asian="normal" style:font-name-complex="Liberation Serif1" style:font-style-complex="normal" style:font-weight-complex="normal"/>
    </style:style>
    <style:style style:name="P514"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cfa1f2" style:font-name-asian="Liberation Serif1" style:font-style-asian="normal" style:font-weight-asian="normal" style:font-name-complex="Liberation Serif1" style:font-style-complex="normal" style:font-weight-complex="normal"/>
    </style:style>
    <style:style style:name="P515"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935f19" style:font-name-asian="Liberation Serif1" style:font-style-asian="normal" style:font-weight-asian="normal" style:font-name-complex="Liberation Serif1" style:font-style-complex="normal" style:font-weight-complex="normal"/>
    </style:style>
    <style:style style:name="P516"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9160ae" style:font-name-asian="Liberation Serif1" style:font-style-asian="normal" style:font-weight-asian="normal" style:font-name-complex="Liberation Serif1" style:font-style-complex="normal" style:font-weight-complex="normal"/>
    </style:style>
    <style:style style:name="P517"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8406a4" style:font-name-asian="Liberation Serif1" style:font-style-asian="normal" style:font-weight-asian="normal" style:font-name-complex="Liberation Serif1" style:font-style-complex="normal" style:font-weight-complex="normal"/>
    </style:style>
    <style:style style:name="P518"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7fb9ab" style:font-name-asian="Liberation Serif1" style:font-style-asian="normal" style:font-weight-asian="normal" style:font-name-complex="Liberation Serif1" style:font-style-complex="normal" style:font-weight-complex="normal"/>
    </style:style>
    <style:style style:name="P519"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9b85f9" style:font-name-asian="Liberation Serif1" style:font-style-asian="normal" style:font-weight-asian="normal" style:font-name-complex="Liberation Serif1" style:font-style-complex="normal" style:font-weight-complex="normal"/>
    </style:style>
    <style:style style:name="P520"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f009dd" style:font-name-asian="Liberation Serif1" style:font-style-asian="normal" style:font-weight-asian="normal" style:font-name-complex="Liberation Serif1" style:font-style-complex="normal" style:font-weight-complex="normal"/>
    </style:style>
    <style:style style:name="P521"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f86689" style:font-name-asian="Liberation Serif1" style:font-style-asian="normal" style:font-weight-asian="normal" style:font-name-complex="Liberation Serif1" style:font-style-complex="normal" style:font-weight-complex="normal"/>
    </style:style>
    <style:style style:name="P522"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fb9aaa" style:font-name-asian="Liberation Serif1" style:font-style-asian="normal" style:font-weight-asian="normal" style:font-name-complex="Liberation Serif1" style:font-style-complex="normal" style:font-weight-complex="normal"/>
    </style:style>
    <style:style style:name="P523"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0653758" style:font-name-asian="Liberation Serif1" style:font-style-asian="normal" style:font-weight-asian="normal" style:font-name-complex="Liberation Serif1" style:font-style-complex="normal" style:font-weight-complex="normal"/>
    </style:style>
    <style:style style:name="P524" style:family="paragraph" style:parent-style-name="Standard">
      <style:paragraph-properties fo:line-height="115%" fo:text-align="justify" style:justify-single-word="false" fo:break-before="page"/>
      <style:text-properties style:font-name="Baskerville" fo:font-style="normal" fo:font-weight="normal" officeooo:rsid="00458200" officeooo:paragraph-rsid="01f21864" style:font-name-asian="Liberation Serif1" style:font-style-asian="normal" style:font-weight-asian="normal" style:font-name-complex="Liberation Serif1" style:font-style-complex="normal" style:font-weight-complex="normal"/>
    </style:style>
    <style:style style:name="P525" style:family="paragraph" style:parent-style-name="Standard">
      <style:paragraph-properties fo:line-height="115%" fo:text-align="justify" style:justify-single-word="false" fo:break-before="page"/>
      <style:text-properties style:font-name="Baskerville" fo:font-style="normal" fo:font-weight="normal" officeooo:rsid="004351cb" officeooo:paragraph-rsid="02026431" style:font-name-asian="SimSun" style:font-style-asian="normal" style:font-weight-asian="normal" style:font-name-complex="Lucida Sans" style:font-style-complex="normal" style:font-weight-complex="normal"/>
    </style:style>
    <style:style style:name="P526" style:family="paragraph" style:parent-style-name="Standard">
      <style:paragraph-properties fo:line-height="115%" fo:text-align="justify" style:justify-single-word="false" fo:break-before="page"/>
      <style:text-properties style:font-name="Baskerville" fo:font-style="normal" fo:font-weight="normal" officeooo:rsid="004351cb" officeooo:paragraph-rsid="0203aa79" style:font-name-asian="SimSun" style:font-style-asian="normal" style:font-weight-asian="normal" style:font-name-complex="Lucida Sans" style:font-style-complex="normal" style:font-weight-complex="normal"/>
    </style:style>
    <style:style style:name="P527" style:family="paragraph" style:parent-style-name="Standard">
      <style:paragraph-properties fo:line-height="115%" fo:text-align="justify" style:justify-single-word="false" fo:break-before="page"/>
      <style:text-properties style:font-name="Baskerville" fo:font-style="normal" fo:font-weight="normal" officeooo:rsid="004351cb" officeooo:paragraph-rsid="02102c51" style:font-name-asian="SimSun" style:font-style-asian="normal" style:font-weight-asian="normal" style:font-name-complex="Lucida Sans" style:font-style-complex="normal" style:font-weight-complex="normal"/>
    </style:style>
    <style:style style:name="P528" style:family="paragraph" style:parent-style-name="Standard">
      <style:paragraph-properties fo:line-height="115%" fo:text-align="justify" style:justify-single-word="false" fo:break-before="page"/>
      <style:text-properties style:font-name="Baskerville" fo:font-style="normal" fo:font-weight="normal" officeooo:rsid="004351cb" officeooo:paragraph-rsid="02161fda" style:font-name-asian="SimSun" style:font-style-asian="normal" style:font-weight-asian="normal" style:font-name-complex="Lucida Sans" style:font-style-complex="normal" style:font-weight-complex="normal"/>
    </style:style>
    <style:style style:name="P529" style:family="paragraph" style:parent-style-name="Standard">
      <style:paragraph-properties fo:line-height="115%" fo:text-align="justify" style:justify-single-word="false" fo:break-before="page"/>
      <style:text-properties style:font-name="Baskerville" fo:font-style="normal" fo:font-weight="normal" officeooo:rsid="004351cb" officeooo:paragraph-rsid="0228475a" style:font-name-asian="SimSun" style:font-style-asian="normal" style:font-weight-asian="normal" style:font-name-complex="Lucida Sans" style:font-style-complex="normal" style:font-weight-complex="normal"/>
    </style:style>
    <style:style style:name="P530" style:family="paragraph" style:parent-style-name="Standard">
      <style:paragraph-properties fo:line-height="115%" fo:text-align="justify" style:justify-single-word="false" fo:break-before="page"/>
      <style:text-properties style:font-name="Baskerville" fo:font-style="normal" fo:font-weight="normal" officeooo:rsid="004351cb" officeooo:paragraph-rsid="027f300f" style:font-name-asian="SimSun" style:font-style-asian="normal" style:font-weight-asian="normal" style:font-name-complex="Lucida Sans" style:font-style-complex="normal" style:font-weight-complex="normal"/>
    </style:style>
    <style:style style:name="P531" style:family="paragraph" style:parent-style-name="Standard">
      <style:paragraph-properties fo:line-height="115%" fo:text-align="justify" style:justify-single-word="false" fo:break-before="page"/>
      <style:text-properties style:font-name="Baskerville" fo:font-style="normal" fo:font-weight="normal" officeooo:rsid="00c4c91b" officeooo:paragraph-rsid="02026431" style:font-name-asian="SimSun" style:font-style-asian="normal" style:font-weight-asian="normal" style:font-name-complex="Lucida Sans" style:font-style-complex="normal" style:font-weight-complex="normal"/>
    </style:style>
    <style:style style:name="P532" style:family="paragraph" style:parent-style-name="Standard">
      <style:paragraph-properties fo:line-height="115%" fo:text-align="justify" style:justify-single-word="false" fo:break-before="page"/>
      <style:text-properties style:font-name="Baskerville" fo:font-style="normal" fo:font-weight="normal" officeooo:rsid="00ff4521" officeooo:paragraph-rsid="0203aa79" style:font-name-asian="SimSun" style:font-style-asian="normal" style:font-weight-asian="normal" style:font-name-complex="Lucida Sans" style:font-style-complex="normal" style:font-weight-complex="normal"/>
    </style:style>
    <style:style style:name="P533" style:family="paragraph" style:parent-style-name="Standard">
      <style:paragraph-properties fo:line-height="115%" fo:text-align="justify" style:justify-single-word="false" fo:break-before="page"/>
      <style:text-properties style:font-name="Baskerville" fo:font-size="12pt" fo:font-style="normal" fo:font-weight="bold" officeooo:rsid="012b324c" officeooo:paragraph-rsid="018e37cd" style:font-name-asian="Liberation Serif1" style:font-size-asian="12pt" style:font-style-asian="normal" style:font-weight-asian="bold" style:font-name-complex="Liberation Serif1" style:font-size-complex="12pt" style:font-style-complex="normal" style:font-weight-complex="bold"/>
    </style:style>
    <style:style style:name="P534" style:family="paragraph" style:parent-style-name="Standard">
      <style:paragraph-properties fo:line-height="115%" fo:text-align="justify" style:justify-single-word="false" fo:break-before="page"/>
      <style:text-properties style:font-name="Baskerville" fo:font-size="12pt" fo:font-style="normal" fo:font-weight="normal" officeooo:rsid="01a963ff" officeooo:paragraph-rsid="01a963ff" style:font-name-asian="Liberation Serif1" style:font-size-asian="12pt" style:font-style-asian="normal" style:font-weight-asian="normal" style:font-name-complex="Liberation Serif1" style:font-size-complex="12pt" style:font-style-complex="normal" style:font-weight-complex="normal"/>
    </style:style>
    <style:style style:name="P535" style:family="paragraph" style:parent-style-name="Standard">
      <style:paragraph-properties fo:line-height="115%" fo:text-align="justify" style:justify-single-word="false" fo:break-before="page"/>
      <style:text-properties style:font-name="Baskerville" fo:font-weight="normal" officeooo:rsid="004351cb" officeooo:paragraph-rsid="02026431" style:font-weight-asian="normal" style:font-weight-complex="normal"/>
    </style:style>
    <style:style style:name="P536" style:family="paragraph" style:parent-style-name="Standard">
      <style:paragraph-properties fo:line-height="115%" fo:text-align="start" style:justify-single-word="false" fo:break-before="page"/>
      <style:text-properties style:font-name="Baskerville" fo:font-size="11pt" fo:font-style="normal" fo:font-weight="normal" officeooo:rsid="002e4697" officeooo:paragraph-rsid="024a97ad" style:font-name-asian="Liberation Serif1" style:font-size-asian="11pt" style:font-style-asian="normal" style:font-weight-asian="normal" style:font-name-complex="Liberation Serif1" style:font-size-complex="11pt" style:font-style-complex="normal" style:font-weight-complex="normal"/>
    </style:style>
    <style:style style:name="P537" style:family="paragraph" style:parent-style-name="Standard" style:master-page-name="">
      <loext:graphic-properties draw:fill="none"/>
      <style:paragraph-properties fo:margin-left="1cm" fo:margin-right="1.199cm" fo:line-height="115%" fo:text-align="justify" style:justify-single-word="false" fo:text-indent="0cm" style:auto-text-indent="false" style:page-number="auto" fo:background-color="transparent"/>
      <style:text-properties style:font-name="Baskerville" fo:font-style="normal" fo:font-weight="normal" officeooo:rsid="00ddad45" officeooo:paragraph-rsid="00ddad45" style:font-name-asian="SimSun" style:font-style-asian="normal" style:font-weight-asian="normal" style:font-name-complex="Lucida Sans" style:font-style-complex="normal" style:font-weight-complex="normal"/>
    </style:style>
    <style:style style:name="P538" style:family="paragraph" style:parent-style-name="Standard">
      <loext:graphic-properties draw:fill="none"/>
      <style:paragraph-properties fo:margin-left="1cm" fo:margin-right="1.199cm" fo:line-height="115%" fo:text-align="justify" style:justify-single-word="false" fo:text-indent="0cm" style:auto-text-indent="false" fo:background-color="transparent"/>
      <style:text-properties style:font-name="Baskerville1" fo:font-size="10.5pt" fo:font-style="normal" fo:font-weight="normal" officeooo:rsid="00df3b20" officeooo:paragraph-rsid="00ddad45" style:font-name-asian="Baskerville1" style:font-size-asian="10.5pt" style:font-style-asian="normal" style:font-weight-asian="normal" style:font-name-complex="Baskerville1" style:font-size-complex="10.5pt" style:font-style-complex="normal" style:font-weight-complex="normal"/>
    </style:style>
    <style:style style:name="P539" style:family="paragraph" style:parent-style-name="Standard">
      <style:paragraph-properties fo:line-height="115%" fo:text-align="justify" style:justify-single-word="false"/>
      <style:text-properties style:font-name="Baskerville1" fo:font-style="italic" fo:font-weight="normal" officeooo:rsid="0019d031" officeooo:paragraph-rsid="027f300f" style:font-name-asian="Baskerville1" style:font-style-asian="italic" style:font-weight-asian="normal" style:font-name-complex="Baskerville1"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5e3874" style:font-weight-asian="normal" style:font-weight-complex="normal"/>
    </style:style>
    <style:style style:name="T3" style:family="text">
      <style:text-properties fo:font-weight="normal" officeooo:rsid="00782799" style:font-weight-asian="normal" style:font-weight-complex="normal"/>
    </style:style>
    <style:style style:name="T4" style:family="text">
      <style:text-properties fo:font-weight="normal" officeooo:rsid="0078d9f8" style:font-weight-asian="normal" style:font-weight-complex="normal"/>
    </style:style>
    <style:style style:name="T5" style:family="text">
      <style:text-properties fo:font-weight="normal" officeooo:rsid="00791b17" style:font-weight-asian="normal" style:font-weight-complex="normal"/>
    </style:style>
    <style:style style:name="T6" style:family="text">
      <style:text-properties fo:font-weight="normal" officeooo:rsid="01041a84" style:font-weight-asian="normal" style:font-weight-complex="normal"/>
    </style:style>
    <style:style style:name="T7" style:family="text">
      <style:text-properties fo:font-weight="normal" officeooo:rsid="01a963ff" style:font-weight-asian="normal" style:font-weight-complex="normal"/>
    </style:style>
    <style:style style:name="T8" style:family="text">
      <style:text-properties fo:font-weight="normal" officeooo:rsid="01a9c0f3" style:font-weight-asian="normal" style:font-weight-complex="normal"/>
    </style:style>
    <style:style style:name="T9" style:family="text">
      <style:text-properties fo:font-weight="normal" officeooo:rsid="01b62cd6" style:font-weight-asian="normal" style:font-weight-complex="normal"/>
    </style:style>
    <style:style style:name="T10" style:family="text">
      <style:text-properties fo:font-weight="normal" officeooo:rsid="01c03519" style:font-weight-asian="normal" style:font-weight-complex="normal"/>
    </style:style>
    <style:style style:name="T11" style:family="text">
      <style:text-properties fo:font-weight="normal" officeooo:rsid="02225c8a" style:font-weight-asian="normal" style:font-weight-complex="normal"/>
    </style:style>
    <style:style style:name="T12" style:family="text">
      <style:text-properties fo:font-weight="normal" officeooo:rsid="02238496" style:font-weight-asian="normal" style:font-weight-complex="normal"/>
    </style:style>
    <style:style style:name="T13" style:family="text">
      <style:text-properties fo:font-weight="normal" style:font-name-asian="Liberation Serif1" style:font-weight-asian="normal" style:font-name-complex="Liberation Serif1" style:font-weight-complex="normal"/>
    </style:style>
    <style:style style:name="T14" style:family="text">
      <style:text-properties fo:font-weight="normal" officeooo:rsid="0022700f" style:font-name-asian="Liberation Serif1" style:font-weight-asian="normal" style:font-name-complex="Liberation Serif1" style:font-weight-complex="normal"/>
    </style:style>
    <style:style style:name="T15" style:family="text">
      <style:text-properties fo:font-weight="normal" officeooo:rsid="0022bd16" style:font-name-asian="Liberation Serif1" style:font-weight-asian="normal" style:font-name-complex="Liberation Serif1" style:font-weight-complex="normal"/>
    </style:style>
    <style:style style:name="T16" style:family="text">
      <style:text-properties fo:font-weight="normal" officeooo:rsid="0026ce9f" style:font-name-asian="Liberation Serif1" style:font-weight-asian="normal" style:font-name-complex="Liberation Serif1" style:font-weight-complex="normal"/>
    </style:style>
    <style:style style:name="T17" style:family="text">
      <style:text-properties fo:font-weight="normal" officeooo:rsid="0028fd17" style:font-name-asian="Liberation Serif1" style:font-weight-asian="normal" style:font-name-complex="Liberation Serif1" style:font-weight-complex="normal"/>
    </style:style>
    <style:style style:name="T18" style:family="text">
      <style:text-properties fo:font-weight="normal" officeooo:rsid="002ac8b5" style:font-name-asian="Liberation Serif1" style:font-weight-asian="normal" style:font-name-complex="Liberation Serif1" style:font-weight-complex="normal"/>
    </style:style>
    <style:style style:name="T19" style:family="text">
      <style:text-properties fo:font-weight="normal" officeooo:rsid="002b856b" style:font-name-asian="Liberation Serif1" style:font-weight-asian="normal" style:font-name-complex="Liberation Serif1" style:font-weight-complex="normal"/>
    </style:style>
    <style:style style:name="T20" style:family="text">
      <style:text-properties fo:font-weight="normal" officeooo:rsid="002c2036" style:font-name-asian="Liberation Serif1" style:font-weight-asian="normal" style:font-name-complex="Liberation Serif1" style:font-weight-complex="normal"/>
    </style:style>
    <style:style style:name="T21" style:family="text">
      <style:text-properties fo:font-weight="normal" officeooo:rsid="002dc1a5" style:font-name-asian="Liberation Serif1" style:font-weight-asian="normal" style:font-name-complex="Liberation Serif1" style:font-weight-complex="normal"/>
    </style:style>
    <style:style style:name="T22" style:family="text">
      <style:text-properties fo:font-weight="normal" officeooo:rsid="002e4697" style:font-name-asian="Liberation Serif1" style:font-weight-asian="normal" style:font-name-complex="Liberation Serif1" style:font-weight-complex="normal"/>
    </style:style>
    <style:style style:name="T23" style:family="text">
      <style:text-properties fo:font-weight="normal" officeooo:rsid="002f065e" style:font-name-asian="Liberation Serif1" style:font-weight-asian="normal" style:font-name-complex="Liberation Serif1" style:font-weight-complex="normal"/>
    </style:style>
    <style:style style:name="T24" style:family="text">
      <style:text-properties fo:font-weight="normal" officeooo:rsid="003077e9" style:font-name-asian="Liberation Serif1" style:font-weight-asian="normal" style:font-name-complex="Liberation Serif1" style:font-weight-complex="normal"/>
    </style:style>
    <style:style style:name="T25" style:family="text">
      <style:text-properties fo:font-weight="normal" officeooo:rsid="0074b340" style:font-name-asian="Liberation Serif1" style:font-weight-asian="normal" style:font-name-complex="Liberation Serif1" style:font-weight-complex="normal"/>
    </style:style>
    <style:style style:name="T26" style:family="text">
      <style:text-properties fo:font-weight="normal" officeooo:rsid="01041a84" style:font-name-asian="Liberation Serif1" style:font-weight-asian="normal" style:font-name-complex="Liberation Serif1" style:font-weight-complex="normal"/>
    </style:style>
    <style:style style:name="T27" style:family="text">
      <style:text-properties fo:font-weight="normal" officeooo:rsid="0110a026" style:font-name-asian="Liberation Serif1" style:font-weight-asian="normal" style:font-name-complex="Liberation Serif1" style:font-weight-complex="normal"/>
    </style:style>
    <style:style style:name="T28" style:family="text">
      <style:text-properties fo:font-weight="normal" officeooo:rsid="0112c259" style:font-name-asian="Liberation Serif1" style:font-weight-asian="normal" style:font-name-complex="Liberation Serif1" style:font-weight-complex="normal"/>
    </style:style>
    <style:style style:name="T29" style:family="text">
      <style:text-properties fo:font-weight="normal" officeooo:rsid="0113e4af" style:font-name-asian="Liberation Serif1" style:font-weight-asian="normal" style:font-name-complex="Liberation Serif1" style:font-weight-complex="normal"/>
    </style:style>
    <style:style style:name="T30" style:family="text">
      <style:text-properties fo:font-weight="normal" officeooo:rsid="011dcab4" style:font-name-asian="Liberation Serif1" style:font-weight-asian="normal" style:font-name-complex="Liberation Serif1" style:font-weight-complex="normal"/>
    </style:style>
    <style:style style:name="T31" style:family="text">
      <style:text-properties fo:font-weight="normal" officeooo:rsid="0164f9e4" style:font-name-asian="Liberation Serif1" style:font-weight-asian="normal" style:font-name-complex="Liberation Serif1" style:font-weight-complex="normal"/>
    </style:style>
    <style:style style:name="T32" style:family="text">
      <style:text-properties fo:font-weight="normal" officeooo:rsid="0189c43f" style:font-name-asian="Liberation Serif1" style:font-weight-asian="normal" style:font-name-complex="Liberation Serif1" style:font-weight-complex="normal"/>
    </style:style>
    <style:style style:name="T33" style:family="text">
      <style:text-properties fo:font-weight="normal" officeooo:rsid="01a5e697" style:font-name-asian="Liberation Serif1" style:font-weight-asian="normal" style:font-name-complex="Liberation Serif1" style:font-weight-complex="normal"/>
    </style:style>
    <style:style style:name="T34" style:family="text">
      <style:text-properties fo:font-weight="normal" officeooo:rsid="002dc1a5" fo:background-color="transparent" loext:char-shading-value="0" style:font-name-asian="Liberation Serif1" style:font-weight-asian="normal" style:font-name-complex="Liberation Serif1" style:font-weight-complex="normal"/>
    </style:style>
    <style:style style:name="T35" style:family="text">
      <style:text-properties fo:font-weight="normal" officeooo:rsid="011be824" fo:background-color="transparent" loext:char-shading-value="0" style:font-name-asian="Liberation Serif1" style:font-weight-asian="normal" style:font-name-complex="Liberation Serif1" style:font-weight-complex="normal"/>
    </style:style>
    <style:style style:name="T36" style:family="text">
      <style:text-properties fo:font-weight="normal" officeooo:rsid="0162ffee" fo:background-color="transparent" loext:char-shading-value="0" style:font-name-asian="Liberation Serif1" style:font-weight-asian="normal" style:font-name-complex="Liberation Serif1"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782799" style:font-style-asian="italic" style:font-weight-asian="normal" style:font-style-complex="italic" style:font-weight-complex="normal"/>
    </style:style>
    <style:style style:name="T39" style:family="text">
      <style:text-properties fo:font-style="italic" fo:font-weight="normal" officeooo:rsid="0078d9f8" style:font-style-asian="italic" style:font-weight-asian="normal" style:font-style-complex="italic" style:font-weight-complex="normal"/>
    </style:style>
    <style:style style:name="T40" style:family="text">
      <style:text-properties fo:font-style="italic" fo:font-weight="normal" officeooo:rsid="01c03519" style:font-style-asian="italic" style:font-weight-asian="normal" style:font-style-complex="italic" style:font-weight-complex="normal"/>
    </style:style>
    <style:style style:name="T41" style:family="text">
      <style:text-properties fo:font-style="italic" fo:font-weight="normal" officeooo:rsid="02225c8a" style:font-style-asian="italic" style:font-weight-asian="normal" style:font-style-complex="italic" style:font-weight-complex="normal"/>
    </style:style>
    <style:style style:name="T42" style:family="text">
      <style:text-properties fo:font-style="italic" fo:font-weight="normal" style:font-name-asian="Liberation Serif1" style:font-style-asian="italic" style:font-weight-asian="normal" style:font-name-complex="Liberation Serif1" style:font-style-complex="italic" style:font-weight-complex="normal"/>
    </style:style>
    <style:style style:name="T43" style:family="text">
      <style:text-properties fo:font-style="italic" fo:font-weight="normal" officeooo:rsid="0022700f" style:font-name-asian="Liberation Serif1" style:font-style-asian="italic" style:font-weight-asian="normal" style:font-name-complex="Liberation Serif1" style:font-style-complex="italic" style:font-weight-complex="normal"/>
    </style:style>
    <style:style style:name="T44" style:family="text">
      <style:text-properties fo:font-style="italic" fo:font-weight="normal" officeooo:rsid="0022bd16" style:font-name-asian="Liberation Serif1" style:font-style-asian="italic" style:font-weight-asian="normal" style:font-name-complex="Liberation Serif1" style:font-style-complex="italic" style:font-weight-complex="normal"/>
    </style:style>
    <style:style style:name="T45" style:family="text">
      <style:text-properties fo:font-style="italic" fo:font-weight="normal" officeooo:rsid="0026ce9f" style:font-name-asian="Liberation Serif1" style:font-style-asian="italic" style:font-weight-asian="normal" style:font-name-complex="Liberation Serif1" style:font-style-complex="italic" style:font-weight-complex="normal"/>
    </style:style>
    <style:style style:name="T46" style:family="text">
      <style:text-properties fo:font-style="italic" fo:font-weight="normal" officeooo:rsid="0028fd17" style:font-name-asian="Liberation Serif1" style:font-style-asian="italic" style:font-weight-asian="normal" style:font-name-complex="Liberation Serif1" style:font-style-complex="italic" style:font-weight-complex="normal"/>
    </style:style>
    <style:style style:name="T47" style:family="text">
      <style:text-properties fo:font-style="italic" fo:font-weight="normal" officeooo:rsid="002ac8b5" style:font-name-asian="Liberation Serif1" style:font-style-asian="italic" style:font-weight-asian="normal" style:font-name-complex="Liberation Serif1" style:font-style-complex="italic" style:font-weight-complex="normal"/>
    </style:style>
    <style:style style:name="T48" style:family="text">
      <style:text-properties fo:font-style="italic" fo:font-weight="normal" officeooo:rsid="002b856b" style:font-name-asian="Liberation Serif1" style:font-style-asian="italic" style:font-weight-asian="normal" style:font-name-complex="Liberation Serif1" style:font-style-complex="italic" style:font-weight-complex="normal"/>
    </style:style>
    <style:style style:name="T49" style:family="text">
      <style:text-properties fo:font-style="italic" fo:font-weight="normal" officeooo:rsid="002c2036" style:font-name-asian="Liberation Serif1" style:font-style-asian="italic" style:font-weight-asian="normal" style:font-name-complex="Liberation Serif1" style:font-style-complex="italic" style:font-weight-complex="normal"/>
    </style:style>
    <style:style style:name="T50" style:family="text">
      <style:text-properties fo:font-style="italic" fo:font-weight="normal" officeooo:rsid="0113e4af" style:font-name-asian="Liberation Serif1" style:font-style-asian="italic" style:font-weight-asian="normal" style:font-name-complex="Liberation Serif1" style:font-style-complex="italic" style:font-weight-complex="normal"/>
    </style:style>
    <style:style style:name="T51" style:family="text">
      <style:text-properties fo:font-style="italic" fo:font-weight="normal" officeooo:rsid="013478ee" style:font-name-asian="Liberation Serif1" style:font-style-asian="italic" style:font-weight-asian="normal" style:font-name-complex="Liberation Serif1" style:font-style-complex="italic" style:font-weight-complex="normal"/>
    </style:style>
    <style:style style:name="T52" style:family="text">
      <style:text-properties fo:font-style="italic" style:font-style-asian="italic" style:font-style-complex="italic"/>
    </style:style>
    <style:style style:name="T53" style:family="text">
      <style:text-properties fo:font-style="italic" officeooo:rsid="003876d7" style:font-style-asian="italic" style:font-style-complex="italic"/>
    </style:style>
    <style:style style:name="T54" style:family="text">
      <style:text-properties fo:font-style="italic" officeooo:rsid="00420df7" style:font-style-asian="italic" style:font-style-complex="italic"/>
    </style:style>
    <style:style style:name="T55" style:family="text">
      <style:text-properties fo:font-style="italic" officeooo:rsid="004351cb" style:font-style-asian="italic" style:font-style-complex="italic"/>
    </style:style>
    <style:style style:name="T56" style:family="text">
      <style:text-properties fo:font-style="italic" officeooo:rsid="0049ef46" style:font-style-asian="italic" style:font-style-complex="italic"/>
    </style:style>
    <style:style style:name="T57" style:family="text">
      <style:text-properties fo:font-style="italic" officeooo:rsid="004fbad4" style:font-style-asian="italic" style:font-style-complex="italic"/>
    </style:style>
    <style:style style:name="T58" style:family="text">
      <style:text-properties fo:font-style="italic" officeooo:rsid="00507c04" style:font-style-asian="italic" style:font-style-complex="italic"/>
    </style:style>
    <style:style style:name="T59" style:family="text">
      <style:text-properties fo:font-style="italic" officeooo:rsid="0019d031" style:font-style-asian="italic" style:font-style-complex="italic"/>
    </style:style>
    <style:style style:name="T60" style:family="text">
      <style:text-properties fo:font-style="italic" officeooo:rsid="005e0908" style:font-style-asian="italic" style:font-style-complex="italic"/>
    </style:style>
    <style:style style:name="T61" style:family="text">
      <style:text-properties fo:font-style="italic" officeooo:rsid="006179d6" style:font-style-asian="italic" style:font-style-complex="italic"/>
    </style:style>
    <style:style style:name="T62" style:family="text">
      <style:text-properties fo:font-style="italic" officeooo:rsid="0062febc" style:font-style-asian="italic" style:font-style-complex="italic"/>
    </style:style>
    <style:style style:name="T63" style:family="text">
      <style:text-properties fo:font-style="italic" officeooo:rsid="00785ed5" style:font-style-asian="italic" style:font-style-complex="italic"/>
    </style:style>
    <style:style style:name="T64" style:family="text">
      <style:text-properties fo:font-style="italic" officeooo:rsid="0086dfad" style:font-style-asian="italic" style:font-style-complex="italic"/>
    </style:style>
    <style:style style:name="T65" style:family="text">
      <style:text-properties fo:font-style="italic" officeooo:rsid="009d841e" style:font-style-asian="italic" style:font-style-complex="italic"/>
    </style:style>
    <style:style style:name="T66" style:family="text">
      <style:text-properties fo:font-style="italic" officeooo:rsid="009fd105" style:font-style-asian="italic" style:font-style-complex="italic"/>
    </style:style>
    <style:style style:name="T67" style:family="text">
      <style:text-properties fo:font-style="italic" officeooo:rsid="00a50557" style:font-style-asian="italic" style:font-style-complex="italic"/>
    </style:style>
    <style:style style:name="T68" style:family="text">
      <style:text-properties fo:font-style="italic" officeooo:rsid="00ab1be2" style:font-style-asian="italic" style:font-style-complex="italic"/>
    </style:style>
    <style:style style:name="T69" style:family="text">
      <style:text-properties fo:font-style="italic" officeooo:rsid="00bcb1f3" style:font-style-asian="italic" style:font-style-complex="italic"/>
    </style:style>
    <style:style style:name="T70" style:family="text">
      <style:text-properties fo:font-style="italic" officeooo:rsid="00c031be" style:font-style-asian="italic" style:font-style-complex="italic"/>
    </style:style>
    <style:style style:name="T71" style:family="text">
      <style:text-properties fo:font-style="italic" officeooo:rsid="00c0f2df" style:font-style-asian="italic" style:font-style-complex="italic"/>
    </style:style>
    <style:style style:name="T72" style:family="text">
      <style:text-properties fo:font-style="italic" officeooo:rsid="00c7dddf" style:font-style-asian="italic" style:font-style-complex="italic"/>
    </style:style>
    <style:style style:name="T73" style:family="text">
      <style:text-properties fo:font-style="italic" officeooo:rsid="00cb83e4" style:font-style-asian="italic" style:font-style-complex="italic"/>
    </style:style>
    <style:style style:name="T74" style:family="text">
      <style:text-properties fo:font-style="italic" officeooo:rsid="00cc19cc" style:font-style-asian="italic" style:font-style-complex="italic"/>
    </style:style>
    <style:style style:name="T75" style:family="text">
      <style:text-properties fo:font-style="italic" officeooo:rsid="00cc3c3b" style:font-style-asian="italic" style:font-style-complex="italic"/>
    </style:style>
    <style:style style:name="T76" style:family="text">
      <style:text-properties fo:font-style="italic" officeooo:rsid="00e3f718" style:font-style-asian="italic" style:font-style-complex="italic"/>
    </style:style>
    <style:style style:name="T77" style:family="text">
      <style:text-properties fo:font-style="italic" officeooo:rsid="00e675e5" style:font-style-asian="italic" style:font-style-complex="italic"/>
    </style:style>
    <style:style style:name="T78" style:family="text">
      <style:text-properties fo:font-style="italic" officeooo:rsid="004dbaff" style:font-style-asian="italic" style:font-style-complex="italic"/>
    </style:style>
    <style:style style:name="T79" style:family="text">
      <style:text-properties fo:font-style="italic" officeooo:rsid="003f1e03" style:font-style-asian="italic" style:font-style-complex="italic"/>
    </style:style>
    <style:style style:name="T80" style:family="text">
      <style:text-properties fo:font-style="italic" officeooo:rsid="015054c1" style:font-style-asian="italic" style:font-style-complex="italic"/>
    </style:style>
    <style:style style:name="T81" style:family="text">
      <style:text-properties fo:font-style="italic" officeooo:rsid="00738579" style:font-style-asian="italic" style:font-style-complex="italic"/>
    </style:style>
    <style:style style:name="T82" style:family="text">
      <style:text-properties fo:font-style="italic" officeooo:rsid="01c733c6" style:font-style-asian="italic" style:font-style-complex="italic"/>
    </style:style>
    <style:style style:name="T83" style:family="text">
      <style:text-properties fo:font-style="italic" officeooo:rsid="01cd9226" style:font-style-asian="italic" style:font-style-complex="italic"/>
    </style:style>
    <style:style style:name="T84" style:family="text">
      <style:text-properties fo:font-style="italic" officeooo:rsid="01cee992" style:font-style-asian="italic" style:font-style-complex="italic"/>
    </style:style>
    <style:style style:name="T85" style:family="text">
      <style:text-properties fo:font-style="italic" officeooo:rsid="01cf044e" style:font-style-asian="italic" style:font-style-complex="italic"/>
    </style:style>
    <style:style style:name="T86" style:family="text">
      <style:text-properties fo:font-style="italic" officeooo:rsid="01fb9aaa" style:font-style-asian="italic" style:font-style-complex="italic"/>
    </style:style>
    <style:style style:name="T87" style:family="text">
      <style:text-properties fo:font-style="italic" officeooo:rsid="021199de" style:font-style-asian="italic" style:font-style-complex="italic"/>
    </style:style>
    <style:style style:name="T88" style:family="text">
      <style:text-properties fo:font-style="italic" officeooo:rsid="0217e11a" style:font-style-asian="italic" style:font-style-complex="italic"/>
    </style:style>
    <style:style style:name="T89" style:family="text">
      <style:text-properties fo:font-style="italic" officeooo:rsid="02344d61" style:font-style-asian="italic" style:font-style-complex="italic"/>
    </style:style>
    <style:style style:name="T90" style:family="text">
      <style:text-properties fo:font-style="italic" officeooo:rsid="02783de8" style:font-style-asian="italic" style:font-style-complex="italic"/>
    </style:style>
    <style:style style:name="T91" style:family="text">
      <style:text-properties fo:font-style="italic" style:font-name-asian="Liberation Serif1" style:font-style-asian="italic" style:font-name-complex="Liberation Serif1" style:font-style-complex="italic"/>
    </style:style>
    <style:style style:name="T92" style:family="text">
      <style:text-properties fo:font-style="italic" officeooo:rsid="0033ffa6" style:font-name-asian="Liberation Serif1" style:font-style-asian="italic" style:font-name-complex="Liberation Serif1" style:font-style-complex="italic"/>
    </style:style>
    <style:style style:name="T93" style:family="text">
      <style:text-properties fo:font-style="italic" officeooo:rsid="003876d7" style:font-name-asian="Liberation Serif1" style:font-style-asian="italic" style:font-name-complex="Liberation Serif1" style:font-style-complex="italic"/>
    </style:style>
    <style:style style:name="T94" style:family="text">
      <style:text-properties fo:font-style="italic" officeooo:rsid="003b60a1" style:font-name-asian="Liberation Serif1" style:font-style-asian="italic" style:font-name-complex="Liberation Serif1" style:font-style-complex="italic"/>
    </style:style>
    <style:style style:name="T95" style:family="text">
      <style:text-properties fo:font-style="italic" officeooo:rsid="002b856b" style:font-name-asian="Liberation Serif1" style:font-style-asian="italic" style:font-name-complex="Liberation Serif1" style:font-style-complex="italic"/>
    </style:style>
    <style:style style:name="T96" style:family="text">
      <style:text-properties fo:font-style="italic" style:text-underline-style="none" style:font-style-asian="italic" style:font-style-complex="italic"/>
    </style:style>
    <style:style style:name="T97" style:family="text">
      <style:text-properties fo:font-style="italic" style:text-underline-style="none" officeooo:rsid="00575fce" style:font-style-asian="italic" style:font-style-complex="italic"/>
    </style:style>
    <style:style style:name="T98" style:family="text">
      <style:text-properties fo:font-style="italic" style:text-underline-style="none" officeooo:rsid="01301a6d" style:font-style-asian="italic" style:font-style-complex="italic"/>
    </style:style>
    <style:style style:name="T99" style:family="text">
      <style:text-properties fo:font-style="italic" style:text-underline-style="none" officeooo:rsid="003876d7" style:font-style-asian="italic" style:font-style-complex="italic"/>
    </style:style>
    <style:style style:name="T100" style:family="text">
      <style:text-properties fo:font-style="italic" style:text-underline-style="none" officeooo:rsid="01dd1c73" style:font-style-asian="italic" style:font-style-complex="italic"/>
    </style:style>
    <style:style style:name="T101" style:family="text">
      <style:text-properties fo:font-style="italic" style:text-underline-style="none" officeooo:rsid="01e0a244" style:font-style-asian="italic" style:font-style-complex="italic"/>
    </style:style>
    <style:style style:name="T102" style:family="text">
      <style:text-properties fo:font-style="italic" style:text-underline-style="none" officeooo:rsid="01e1b12f" style:font-style-asian="italic" style:font-style-complex="italic"/>
    </style:style>
    <style:style style:name="T103" style:family="text">
      <style:text-properties fo:font-style="italic" style:text-underline-style="none" fo:font-weight="normal" officeooo:rsid="0024c385" style:font-name-asian="Liberation Serif1" style:font-style-asian="italic" style:font-weight-asian="normal" style:font-name-complex="Liberation Serif1" style:font-style-complex="italic" style:font-weight-complex="normal"/>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officeooo:rsid="00660b32" style:font-style-asian="italic" style:font-weight-asian="bold" style:font-style-complex="italic" style:font-weight-complex="bold"/>
    </style:style>
    <style:style style:name="T106" style:family="text">
      <style:text-properties fo:font-style="italic" fo:font-weight="bold" officeooo:rsid="006beb7b" style:font-style-asian="italic" style:font-weight-asian="bold" style:font-style-complex="italic" style:font-weight-complex="bold"/>
    </style:style>
    <style:style style:name="T107" style:family="text">
      <style:text-properties fo:font-style="italic" fo:font-weight="bold" officeooo:rsid="007376df" style:font-style-asian="italic" style:font-weight-asian="bold" style:font-style-complex="italic" style:font-weight-complex="bold"/>
    </style:style>
    <style:style style:name="T108" style:family="text">
      <style:text-properties fo:font-style="italic" fo:font-weight="bold" officeooo:rsid="007aeab8" style:font-style-asian="italic" style:font-weight-asian="bold" style:font-style-complex="italic" style:font-weight-complex="bold"/>
    </style:style>
    <style:style style:name="T109" style:family="text">
      <style:text-properties fo:font-style="italic" fo:font-weight="bold" officeooo:rsid="00ab1be2" style:font-style-asian="italic" style:font-weight-asian="bold" style:font-style-complex="italic" style:font-weight-complex="bold"/>
    </style:style>
    <style:style style:name="T110" style:family="text">
      <style:text-properties fo:font-style="italic" fo:font-weight="bold" officeooo:rsid="0019d031" style:font-style-asian="italic" style:font-weight-asian="bold" style:font-style-complex="italic" style:font-weight-complex="bold"/>
    </style:style>
    <style:style style:name="T111" style:family="text">
      <style:text-properties fo:font-style="italic" fo:font-weight="bold" officeooo:rsid="00c7d21f" style:font-style-asian="italic" style:font-weight-asian="bold" style:font-style-complex="italic" style:font-weight-complex="bold"/>
    </style:style>
    <style:style style:name="T112" style:family="text">
      <style:text-properties fo:font-style="italic" fo:font-weight="bold" officeooo:rsid="0062febc" style:font-style-asian="italic" style:font-weight-asian="bold" style:font-style-complex="italic" style:font-weight-complex="bold"/>
    </style:style>
    <style:style style:name="T113" style:family="text">
      <style:text-properties fo:font-style="italic" fo:font-weight="bold" officeooo:rsid="003876d7" style:font-style-asian="italic" style:font-weight-asian="bold" style:font-style-complex="italic" style:font-weight-complex="bold"/>
    </style:style>
    <style:style style:name="T114" style:family="text">
      <style:text-properties fo:font-style="italic" fo:font-weight="bold" officeooo:rsid="004351cb" style:font-style-asian="italic" style:font-weight-asian="bold" style:font-style-complex="italic" style:font-weight-complex="bold"/>
    </style:style>
    <style:style style:name="T115" style:family="text">
      <style:text-properties fo:font-style="italic" fo:font-weight="bold" officeooo:rsid="00cc19cc" style:font-style-asian="italic" style:font-weight-asian="bold" style:font-style-complex="italic" style:font-weight-complex="bold"/>
    </style:style>
    <style:style style:name="T116" style:family="text">
      <style:text-properties fo:font-style="italic" fo:font-weight="bold" officeooo:rsid="00bbc5e0" style:font-style-asian="italic" style:font-weight-asian="bold" style:font-style-complex="italic" style:font-weight-complex="bold"/>
    </style:style>
    <style:style style:name="T117" style:family="text">
      <style:text-properties fo:font-style="italic" fo:font-weight="bold" style:font-name-asian="SimSun" style:font-style-asian="italic" style:font-weight-asian="bold" style:font-name-complex="Lucida Sans" style:font-style-complex="italic" style:font-weight-complex="bold"/>
    </style:style>
    <style:style style:name="T118" style:family="text">
      <style:text-properties fo:font-style="italic" fo:font-weight="bold" officeooo:rsid="00ad6b43" style:font-name-asian="SimSun" style:font-style-asian="italic" style:font-weight-asian="bold" style:font-name-complex="Lucida Sans" style:font-style-complex="italic" style:font-weight-complex="bold"/>
    </style:style>
    <style:style style:name="T119" style:family="text">
      <style:text-properties fo:font-style="italic" fo:font-weight="bold" officeooo:rsid="0019d031" style:font-name-asian="SimSun" style:font-style-asian="italic" style:font-weight-asian="bold" style:font-name-complex="Lucida Sans" style:font-style-complex="italic" style:font-weight-complex="bold"/>
    </style:style>
    <style:style style:name="T120" style:family="text">
      <style:text-properties fo:font-style="italic" fo:font-weight="bold" officeooo:rsid="01afb1e4" style:font-name-asian="SimSun" style:font-style-asian="italic" style:font-weight-asian="bold" style:font-name-complex="Lucida Sans" style:font-style-complex="italic" style:font-weight-complex="bold"/>
    </style:style>
    <style:style style:name="T121" style:family="text">
      <style:text-properties fo:font-style="italic" style:font-name-asian="SimSun" style:font-style-asian="italic" style:font-name-complex="Lucida Sans" style:font-style-complex="italic"/>
    </style:style>
    <style:style style:name="T122" style:family="text">
      <style:text-properties fo:font-style="italic" officeooo:rsid="0019d031" style:font-name-asian="SimSun" style:font-style-asian="italic" style:font-name-complex="Lucida Sans" style:font-style-complex="italic"/>
    </style:style>
    <style:style style:name="T123" style:family="text">
      <style:text-properties fo:font-style="italic" officeooo:rsid="00ab1be2" style:font-name-asian="SimSun" style:font-style-asian="italic" style:font-name-complex="Lucida Sans" style:font-style-complex="italic"/>
    </style:style>
    <style:style style:name="T124" style:family="text">
      <style:text-properties fo:font-style="italic" officeooo:rsid="00aee5e6" style:font-name-asian="SimSun" style:font-style-asian="italic" style:font-name-complex="Lucida Sans" style:font-style-complex="italic"/>
    </style:style>
    <style:style style:name="T125" style:family="text">
      <style:text-properties fo:font-style="italic" officeooo:rsid="00b3011d" style:font-name-asian="SimSun" style:font-style-asian="italic" style:font-name-complex="Lucida Sans" style:font-style-complex="italic"/>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01bc7d1" style:font-style-asian="normal" style:font-weight-asian="normal" style:font-style-complex="normal" style:font-weight-complex="normal"/>
    </style:style>
    <style:style style:name="T128" style:family="text">
      <style:text-properties fo:font-style="normal" fo:font-weight="normal" officeooo:rsid="001e3d91" style:font-style-asian="normal" style:font-weight-asian="normal" style:font-style-complex="normal" style:font-weight-complex="normal"/>
    </style:style>
    <style:style style:name="T129" style:family="text">
      <style:text-properties fo:font-style="normal" style:font-style-asian="normal" style:font-style-complex="normal"/>
    </style:style>
    <style:style style:name="T130" style:family="text">
      <style:text-properties fo:font-style="normal" officeooo:rsid="0019d031" style:font-style-asian="normal" style:font-style-complex="normal"/>
    </style:style>
    <style:style style:name="T131" style:family="text">
      <style:text-properties fo:font-style="normal" fo:font-weight="bold" officeooo:rsid="01ae1511" style:font-style-asian="normal" style:font-weight-asian="bold" style:font-style-complex="normal" style:font-weight-complex="bold"/>
    </style:style>
    <style:style style:name="T132" style:family="text">
      <style:text-properties fo:font-style="normal" fo:font-weight="bold" officeooo:rsid="002e4697" style:font-name-asian="Liberation Serif1" style:font-style-asian="normal" style:font-weight-asian="bold" style:font-name-complex="Liberation Serif1" style:font-style-complex="normal" style:font-weight-complex="bold"/>
    </style:style>
    <style:style style:name="T133" style:family="text">
      <style:text-properties fo:font-style="normal" fo:font-weight="bold" officeooo:rsid="0033ffa6" style:font-name-asian="Liberation Serif1" style:font-style-asian="normal" style:font-weight-asian="bold" style:font-name-complex="Liberation Serif1" style:font-style-complex="normal" style:font-weight-complex="bold"/>
    </style:style>
    <style:style style:name="T134" style:family="text">
      <style:text-properties fo:font-style="normal" style:text-underline-style="solid" style:text-underline-width="auto" style:text-underline-color="font-color" style:font-style-asian="normal" style:font-style-complex="normal"/>
    </style:style>
    <style:style style:name="T135" style:family="text">
      <style:text-properties fo:font-style="normal" officeooo:rsid="0033ffa6" style:font-name-asian="Liberation Serif1" style:font-style-asian="normal" style:font-name-complex="Liberation Serif1" style:font-style-complex="normal"/>
    </style:style>
    <style:style style:name="T136" style:family="text">
      <style:text-properties officeooo:rsid="0022700f"/>
    </style:style>
    <style:style style:name="T137" style:family="text">
      <style:text-properties fo:font-weight="bold" style:font-weight-asian="bold" style:font-weight-complex="bold"/>
    </style:style>
    <style:style style:name="T138" style:family="text">
      <style:text-properties fo:font-weight="bold" officeooo:rsid="0033ffa6" style:font-weight-asian="bold" style:font-weight-complex="bold"/>
    </style:style>
    <style:style style:name="T139" style:family="text">
      <style:text-properties fo:font-weight="bold" officeooo:rsid="003876d7" style:font-weight-asian="bold" style:font-weight-complex="bold"/>
    </style:style>
    <style:style style:name="T140" style:family="text">
      <style:text-properties fo:font-weight="bold" officeooo:rsid="00469c01" style:font-weight-asian="bold" style:font-weight-complex="bold"/>
    </style:style>
    <style:style style:name="T141" style:family="text">
      <style:text-properties fo:font-weight="bold" officeooo:rsid="0048363b" style:font-weight-asian="bold" style:font-weight-complex="bold"/>
    </style:style>
    <style:style style:name="T142" style:family="text">
      <style:text-properties fo:font-weight="bold" officeooo:rsid="0048534f" style:font-weight-asian="bold" style:font-weight-complex="bold"/>
    </style:style>
    <style:style style:name="T143" style:family="text">
      <style:text-properties fo:font-weight="bold" officeooo:rsid="0049ef46" style:font-weight-asian="bold" style:font-weight-complex="bold"/>
    </style:style>
    <style:style style:name="T144" style:family="text">
      <style:text-properties fo:font-weight="bold" officeooo:rsid="004fbad4" style:font-weight-asian="bold" style:font-weight-complex="bold"/>
    </style:style>
    <style:style style:name="T145" style:family="text">
      <style:text-properties fo:font-weight="bold" officeooo:rsid="0019d031" style:font-weight-asian="bold" style:font-weight-complex="bold"/>
    </style:style>
    <style:style style:name="T146" style:family="text">
      <style:text-properties fo:font-weight="bold" officeooo:rsid="005c53ed" style:font-weight-asian="bold" style:font-weight-complex="bold"/>
    </style:style>
    <style:style style:name="T147" style:family="text">
      <style:text-properties fo:font-weight="bold" officeooo:rsid="005e0908" style:font-weight-asian="bold" style:font-weight-complex="bold"/>
    </style:style>
    <style:style style:name="T148" style:family="text">
      <style:text-properties fo:font-weight="bold" officeooo:rsid="005ffc28" style:font-weight-asian="bold" style:font-weight-complex="bold"/>
    </style:style>
    <style:style style:name="T149" style:family="text">
      <style:text-properties fo:font-weight="bold" officeooo:rsid="00660b32" style:font-weight-asian="bold" style:font-weight-complex="bold"/>
    </style:style>
    <style:style style:name="T150" style:family="text">
      <style:text-properties fo:font-weight="bold" officeooo:rsid="006beb7b" style:font-weight-asian="bold" style:font-weight-complex="bold"/>
    </style:style>
    <style:style style:name="T151" style:family="text">
      <style:text-properties fo:font-weight="bold" officeooo:rsid="00731d73" style:font-weight-asian="bold" style:font-weight-complex="bold"/>
    </style:style>
    <style:style style:name="T152" style:family="text">
      <style:text-properties fo:font-weight="bold" officeooo:rsid="00681323" style:font-weight-asian="bold" style:font-weight-complex="bold"/>
    </style:style>
    <style:style style:name="T153" style:family="text">
      <style:text-properties fo:font-weight="bold" officeooo:rsid="00785ed5" style:font-weight-asian="bold" style:font-weight-complex="bold"/>
    </style:style>
    <style:style style:name="T154" style:family="text">
      <style:text-properties fo:font-weight="bold" officeooo:rsid="007cbbd2" style:font-weight-asian="bold" style:font-weight-complex="bold"/>
    </style:style>
    <style:style style:name="T155" style:family="text">
      <style:text-properties fo:font-weight="bold" officeooo:rsid="007aeab8" style:font-weight-asian="bold" style:font-weight-complex="bold"/>
    </style:style>
    <style:style style:name="T156" style:family="text">
      <style:text-properties fo:font-weight="bold" officeooo:rsid="007e3207" style:font-weight-asian="bold" style:font-weight-complex="bold"/>
    </style:style>
    <style:style style:name="T157" style:family="text">
      <style:text-properties fo:font-weight="bold" officeooo:rsid="0084e390" style:font-weight-asian="bold" style:font-weight-complex="bold"/>
    </style:style>
    <style:style style:name="T158" style:family="text">
      <style:text-properties fo:font-weight="bold" officeooo:rsid="008dc525" style:font-weight-asian="bold" style:font-weight-complex="bold"/>
    </style:style>
    <style:style style:name="T159" style:family="text">
      <style:text-properties fo:font-weight="bold" officeooo:rsid="0098b441" style:font-weight-asian="bold" style:font-weight-complex="bold"/>
    </style:style>
    <style:style style:name="T160" style:family="text">
      <style:text-properties fo:font-weight="bold" officeooo:rsid="00a50557" style:font-weight-asian="bold" style:font-weight-complex="bold"/>
    </style:style>
    <style:style style:name="T161" style:family="text">
      <style:text-properties fo:font-weight="bold" officeooo:rsid="00a8e518" style:font-weight-asian="bold" style:font-weight-complex="bold"/>
    </style:style>
    <style:style style:name="T162" style:family="text">
      <style:text-properties fo:font-weight="bold" officeooo:rsid="00ab1be2" style:font-weight-asian="bold" style:font-weight-complex="bold"/>
    </style:style>
    <style:style style:name="T163" style:family="text">
      <style:text-properties fo:font-weight="bold" officeooo:rsid="00b93b1f" style:font-weight-asian="bold" style:font-weight-complex="bold"/>
    </style:style>
    <style:style style:name="T164" style:family="text">
      <style:text-properties fo:font-weight="bold" officeooo:rsid="00bbc5e0" style:font-weight-asian="bold" style:font-weight-complex="bold"/>
    </style:style>
    <style:style style:name="T165" style:family="text">
      <style:text-properties fo:font-weight="bold" officeooo:rsid="00c031be" style:font-weight-asian="bold" style:font-weight-complex="bold"/>
    </style:style>
    <style:style style:name="T166" style:family="text">
      <style:text-properties fo:font-weight="bold" officeooo:rsid="00c7d21f" style:font-weight-asian="bold" style:font-weight-complex="bold"/>
    </style:style>
    <style:style style:name="T167" style:family="text">
      <style:text-properties fo:font-weight="bold" officeooo:rsid="00cc19cc" style:font-weight-asian="bold" style:font-weight-complex="bold"/>
    </style:style>
    <style:style style:name="T168" style:family="text">
      <style:text-properties fo:font-weight="bold" officeooo:rsid="00cd5933" style:font-weight-asian="bold" style:font-weight-complex="bold"/>
    </style:style>
    <style:style style:name="T169" style:family="text">
      <style:text-properties fo:font-weight="bold" officeooo:rsid="00d8807d" style:font-weight-asian="bold" style:font-weight-complex="bold"/>
    </style:style>
    <style:style style:name="T170" style:family="text">
      <style:text-properties fo:font-weight="bold" officeooo:rsid="00dc3683" style:font-weight-asian="bold" style:font-weight-complex="bold"/>
    </style:style>
    <style:style style:name="T171" style:family="text">
      <style:text-properties fo:font-weight="bold" officeooo:rsid="00ddad45" style:font-weight-asian="bold" style:font-weight-complex="bold"/>
    </style:style>
    <style:style style:name="T172" style:family="text">
      <style:text-properties fo:font-weight="bold" officeooo:rsid="00e0a19b" style:font-weight-asian="bold" style:font-weight-complex="bold"/>
    </style:style>
    <style:style style:name="T173" style:family="text">
      <style:text-properties fo:font-weight="bold" officeooo:rsid="00e3f718" style:font-weight-asian="bold" style:font-weight-complex="bold"/>
    </style:style>
    <style:style style:name="T174" style:family="text">
      <style:text-properties fo:font-weight="bold" officeooo:rsid="003d3d62" style:font-weight-asian="bold" style:font-weight-complex="bold"/>
    </style:style>
    <style:style style:name="T175" style:family="text">
      <style:text-properties fo:font-weight="bold" officeooo:rsid="003d4f7b" style:font-weight-asian="bold" style:font-weight-complex="bold"/>
    </style:style>
    <style:style style:name="T176" style:family="text">
      <style:text-properties fo:font-weight="bold" officeooo:rsid="0106c26d" style:font-weight-asian="bold" style:font-weight-complex="bold"/>
    </style:style>
    <style:style style:name="T177" style:family="text">
      <style:text-properties fo:font-weight="bold" officeooo:rsid="0061d241" style:font-weight-asian="bold" style:font-weight-complex="bold"/>
    </style:style>
    <style:style style:name="T178" style:family="text">
      <style:text-properties fo:font-weight="bold" officeooo:rsid="0062febc" style:font-weight-asian="bold" style:font-weight-complex="bold"/>
    </style:style>
    <style:style style:name="T179" style:family="text">
      <style:text-properties fo:font-weight="bold" officeooo:rsid="0037bd30" style:font-weight-asian="bold" style:font-weight-complex="bold"/>
    </style:style>
    <style:style style:name="T180" style:family="text">
      <style:text-properties fo:font-weight="bold" officeooo:rsid="00400196" style:font-weight-asian="bold" style:font-weight-complex="bold"/>
    </style:style>
    <style:style style:name="T181" style:family="text">
      <style:text-properties fo:font-weight="bold" officeooo:rsid="003f1e03" style:font-weight-asian="bold" style:font-weight-complex="bold"/>
    </style:style>
    <style:style style:name="T182" style:family="text">
      <style:text-properties fo:font-weight="bold" officeooo:rsid="014d4d17" style:font-weight-asian="bold" style:font-weight-complex="bold"/>
    </style:style>
    <style:style style:name="T183" style:family="text">
      <style:text-properties fo:font-weight="bold" officeooo:rsid="015b1a2d" style:font-weight-asian="bold" style:font-weight-complex="bold"/>
    </style:style>
    <style:style style:name="T184" style:family="text">
      <style:text-properties fo:font-weight="bold" officeooo:rsid="0136590c" style:font-weight-asian="bold" style:font-weight-complex="bold"/>
    </style:style>
    <style:style style:name="T185" style:family="text">
      <style:text-properties fo:font-weight="bold" officeooo:rsid="0168987a" style:font-weight-asian="bold" style:font-weight-complex="bold"/>
    </style:style>
    <style:style style:name="T186" style:family="text">
      <style:text-properties fo:font-weight="bold" officeooo:rsid="003a5559" style:font-weight-asian="bold" style:font-weight-complex="bold"/>
    </style:style>
    <style:style style:name="T187" style:family="text">
      <style:text-properties fo:font-weight="bold" officeooo:rsid="004351cb" style:font-weight-asian="bold" style:font-weight-complex="bold"/>
    </style:style>
    <style:style style:name="T188" style:family="text">
      <style:text-properties fo:font-weight="bold" officeooo:rsid="0180917b" style:font-weight-asian="bold" style:font-weight-complex="bold"/>
    </style:style>
    <style:style style:name="T189" style:family="text">
      <style:text-properties fo:font-weight="bold" officeooo:rsid="0198f723" style:font-weight-asian="bold" style:font-weight-complex="bold"/>
    </style:style>
    <style:style style:name="T190" style:family="text">
      <style:text-properties fo:font-weight="bold" officeooo:rsid="019beab3" style:font-weight-asian="bold" style:font-weight-complex="bold"/>
    </style:style>
    <style:style style:name="T191" style:family="text">
      <style:text-properties fo:font-weight="bold" officeooo:rsid="01a09847" style:font-weight-asian="bold" style:font-weight-complex="bold"/>
    </style:style>
    <style:style style:name="T192" style:family="text">
      <style:text-properties fo:font-weight="bold" officeooo:rsid="01a15e65" style:font-weight-asian="bold" style:font-weight-complex="bold"/>
    </style:style>
    <style:style style:name="T193" style:family="text">
      <style:text-properties fo:font-weight="bold" officeooo:rsid="01a22f1a" style:font-weight-asian="bold" style:font-weight-complex="bold"/>
    </style:style>
    <style:style style:name="T194" style:family="text">
      <style:text-properties fo:font-weight="bold" officeooo:rsid="01a3b434" style:font-weight-asian="bold" style:font-weight-complex="bold"/>
    </style:style>
    <style:style style:name="T195" style:family="text">
      <style:text-properties fo:font-weight="bold" officeooo:rsid="01a51106" style:font-weight-asian="bold" style:font-weight-complex="bold"/>
    </style:style>
    <style:style style:name="T196" style:family="text">
      <style:text-properties fo:font-weight="bold" officeooo:rsid="01a52a10" style:font-weight-asian="bold" style:font-weight-complex="bold"/>
    </style:style>
    <style:style style:name="T197" style:family="text">
      <style:text-properties fo:font-weight="bold" officeooo:rsid="01a5e697" style:font-weight-asian="bold" style:font-weight-complex="bold"/>
    </style:style>
    <style:style style:name="T198" style:family="text">
      <style:text-properties fo:font-weight="bold" officeooo:rsid="01a963ff" style:font-weight-asian="bold" style:font-weight-complex="bold"/>
    </style:style>
    <style:style style:name="T199" style:family="text">
      <style:text-properties fo:font-weight="bold" officeooo:rsid="01a9c0f3" style:font-weight-asian="bold" style:font-weight-complex="bold"/>
    </style:style>
    <style:style style:name="T200" style:family="text">
      <style:text-properties fo:font-weight="bold" officeooo:rsid="01aa37ca" style:font-weight-asian="bold" style:font-weight-complex="bold"/>
    </style:style>
    <style:style style:name="T201" style:family="text">
      <style:text-properties fo:font-weight="bold" officeooo:rsid="01aac648" style:font-weight-asian="bold" style:font-weight-complex="bold"/>
    </style:style>
    <style:style style:name="T202" style:family="text">
      <style:text-properties fo:font-weight="bold" officeooo:rsid="01ab8970" style:font-weight-asian="bold" style:font-weight-complex="bold"/>
    </style:style>
    <style:style style:name="T203" style:family="text">
      <style:text-properties fo:font-weight="bold" officeooo:rsid="01ad0877" style:font-weight-asian="bold" style:font-weight-complex="bold"/>
    </style:style>
    <style:style style:name="T204" style:family="text">
      <style:text-properties fo:font-weight="bold" officeooo:rsid="01ae1511" style:font-weight-asian="bold" style:font-weight-complex="bold"/>
    </style:style>
    <style:style style:name="T205" style:family="text">
      <style:text-properties fo:font-weight="bold" officeooo:rsid="01afb1e4" style:font-weight-asian="bold" style:font-weight-complex="bold"/>
    </style:style>
    <style:style style:name="T206" style:family="text">
      <style:text-properties fo:font-weight="bold" officeooo:rsid="01b0d034" style:font-weight-asian="bold" style:font-weight-complex="bold"/>
    </style:style>
    <style:style style:name="T207" style:family="text">
      <style:text-properties fo:font-weight="bold" officeooo:rsid="01b2aa44" style:font-weight-asian="bold" style:font-weight-complex="bold"/>
    </style:style>
    <style:style style:name="T208" style:family="text">
      <style:text-properties fo:font-weight="bold" officeooo:rsid="01b3aee8" style:font-weight-asian="bold" style:font-weight-complex="bold"/>
    </style:style>
    <style:style style:name="T209" style:family="text">
      <style:text-properties fo:font-weight="bold" officeooo:rsid="01b43214" style:font-weight-asian="bold" style:font-weight-complex="bold"/>
    </style:style>
    <style:style style:name="T210" style:family="text">
      <style:text-properties fo:font-weight="bold" officeooo:rsid="01b56e8f" style:font-weight-asian="bold" style:font-weight-complex="bold"/>
    </style:style>
    <style:style style:name="T211" style:family="text">
      <style:text-properties fo:font-weight="bold" officeooo:rsid="01b62cd6" style:font-weight-asian="bold" style:font-weight-complex="bold"/>
    </style:style>
    <style:style style:name="T212" style:family="text">
      <style:text-properties fo:font-weight="bold" officeooo:rsid="01b783b6" style:font-weight-asian="bold" style:font-weight-complex="bold"/>
    </style:style>
    <style:style style:name="T213" style:family="text">
      <style:text-properties fo:font-weight="bold" officeooo:rsid="01b8d0ec" style:font-weight-asian="bold" style:font-weight-complex="bold"/>
    </style:style>
    <style:style style:name="T214" style:family="text">
      <style:text-properties fo:font-weight="bold" officeooo:rsid="01b9a4bf" style:font-weight-asian="bold" style:font-weight-complex="bold"/>
    </style:style>
    <style:style style:name="T215" style:family="text">
      <style:text-properties fo:font-weight="bold" officeooo:rsid="01bffa70" style:font-weight-asian="bold" style:font-weight-complex="bold"/>
    </style:style>
    <style:style style:name="T216" style:family="text">
      <style:text-properties fo:font-weight="bold" officeooo:rsid="01c733c6" style:font-weight-asian="bold" style:font-weight-complex="bold"/>
    </style:style>
    <style:style style:name="T217" style:family="text">
      <style:text-properties fo:font-weight="bold" officeooo:rsid="01c8ecef" style:font-weight-asian="bold" style:font-weight-complex="bold"/>
    </style:style>
    <style:style style:name="T218" style:family="text">
      <style:text-properties fo:font-weight="bold" officeooo:rsid="01cd9226" style:font-weight-asian="bold" style:font-weight-complex="bold"/>
    </style:style>
    <style:style style:name="T219" style:family="text">
      <style:text-properties fo:font-weight="bold" officeooo:rsid="01cf044e" style:font-weight-asian="bold" style:font-weight-complex="bold"/>
    </style:style>
    <style:style style:name="T220" style:family="text">
      <style:text-properties fo:font-weight="bold" officeooo:rsid="01cfa1f2" style:font-weight-asian="bold" style:font-weight-complex="bold"/>
    </style:style>
    <style:style style:name="T221" style:family="text">
      <style:text-properties fo:font-weight="bold" officeooo:rsid="01d17595" style:font-weight-asian="bold" style:font-weight-complex="bold"/>
    </style:style>
    <style:style style:name="T222" style:family="text">
      <style:text-properties fo:font-weight="bold" officeooo:rsid="01d234c4" style:font-weight-asian="bold" style:font-weight-complex="bold"/>
    </style:style>
    <style:style style:name="T223" style:family="text">
      <style:text-properties fo:font-weight="bold" officeooo:rsid="01d30cec" style:font-weight-asian="bold" style:font-weight-complex="bold"/>
    </style:style>
    <style:style style:name="T224" style:family="text">
      <style:text-properties fo:font-weight="bold" officeooo:rsid="01e49750" style:font-weight-asian="bold" style:font-weight-complex="bold"/>
    </style:style>
    <style:style style:name="T225" style:family="text">
      <style:text-properties fo:font-weight="bold" officeooo:rsid="01e4df8e" style:font-weight-asian="bold" style:font-weight-complex="bold"/>
    </style:style>
    <style:style style:name="T226" style:family="text">
      <style:text-properties fo:font-weight="bold" officeooo:rsid="01f757cb" style:font-weight-asian="bold" style:font-weight-complex="bold"/>
    </style:style>
    <style:style style:name="T227" style:family="text">
      <style:text-properties fo:font-weight="bold" officeooo:rsid="01fb9aaa" style:font-weight-asian="bold" style:font-weight-complex="bold"/>
    </style:style>
    <style:style style:name="T228" style:family="text">
      <style:text-properties fo:font-weight="bold" officeooo:rsid="01fe847a" style:font-weight-asian="bold" style:font-weight-complex="bold"/>
    </style:style>
    <style:style style:name="T229" style:family="text">
      <style:text-properties fo:font-weight="bold" officeooo:rsid="02087976" style:font-weight-asian="bold" style:font-weight-complex="bold"/>
    </style:style>
    <style:style style:name="T230" style:family="text">
      <style:text-properties fo:font-weight="bold" officeooo:rsid="020a5e39" style:font-weight-asian="bold" style:font-weight-complex="bold"/>
    </style:style>
    <style:style style:name="T231" style:family="text">
      <style:text-properties fo:font-weight="bold" officeooo:rsid="020d285f" style:font-weight-asian="bold" style:font-weight-complex="bold"/>
    </style:style>
    <style:style style:name="T232" style:family="text">
      <style:text-properties fo:font-weight="bold" officeooo:rsid="00d4deed" style:font-weight-asian="bold" style:font-weight-complex="bold"/>
    </style:style>
    <style:style style:name="T233" style:family="text">
      <style:text-properties fo:font-weight="bold" officeooo:rsid="02102c51" style:font-weight-asian="bold" style:font-weight-complex="bold"/>
    </style:style>
    <style:style style:name="T234" style:family="text">
      <style:text-properties fo:font-weight="bold" officeooo:rsid="00cc3c3b" style:font-weight-asian="bold" style:font-weight-complex="bold"/>
    </style:style>
    <style:style style:name="T235" style:family="text">
      <style:text-properties fo:font-weight="bold" officeooo:rsid="00da431a" style:font-weight-asian="bold" style:font-weight-complex="bold"/>
    </style:style>
    <style:style style:name="T236" style:family="text">
      <style:text-properties fo:font-weight="bold" officeooo:rsid="0217e11a" style:font-weight-asian="bold" style:font-weight-complex="bold"/>
    </style:style>
    <style:style style:name="T237" style:family="text">
      <style:text-properties fo:font-weight="bold" officeooo:rsid="021b303f" style:font-weight-asian="bold" style:font-weight-complex="bold"/>
    </style:style>
    <style:style style:name="T238" style:family="text">
      <style:text-properties fo:font-weight="bold" officeooo:rsid="00e675e5" style:font-weight-asian="bold" style:font-weight-complex="bold"/>
    </style:style>
    <style:style style:name="T239" style:family="text">
      <style:text-properties fo:font-weight="bold" officeooo:rsid="0159b825" style:font-weight-asian="bold" style:font-weight-complex="bold"/>
    </style:style>
    <style:style style:name="T240" style:family="text">
      <style:text-properties fo:font-weight="bold" officeooo:rsid="009e7dc2" style:font-weight-asian="bold" style:font-weight-complex="bold"/>
    </style:style>
    <style:style style:name="T241" style:family="text">
      <style:text-properties fo:font-weight="bold" officeooo:rsid="014ec496" style:font-weight-asian="bold" style:font-weight-complex="bold"/>
    </style:style>
    <style:style style:name="T242" style:family="text">
      <style:text-properties fo:font-weight="bold" officeooo:rsid="0149d828" style:font-weight-asian="bold" style:font-weight-complex="bold"/>
    </style:style>
    <style:style style:name="T243" style:family="text">
      <style:text-properties fo:font-weight="bold" style:font-name-asian="Liberation Serif1" style:font-weight-asian="bold" style:font-name-complex="Liberation Serif1" style:font-weight-complex="bold"/>
    </style:style>
    <style:style style:name="T244" style:family="text">
      <style:text-properties fo:font-weight="bold" officeooo:rsid="0033ffa6" style:font-name-asian="Liberation Serif1" style:font-weight-asian="bold" style:font-name-complex="Liberation Serif1" style:font-weight-complex="bold"/>
    </style:style>
    <style:style style:name="T245" style:family="text">
      <style:text-properties fo:font-weight="bold" officeooo:rsid="003876d7" style:font-name-asian="Liberation Serif1" style:font-weight-asian="bold" style:font-name-complex="Liberation Serif1" style:font-weight-complex="bold"/>
    </style:style>
    <style:style style:name="T246" style:family="text">
      <style:text-properties fo:font-weight="bold" officeooo:rsid="003f1e03" style:font-name-asian="Liberation Serif1" style:font-weight-asian="bold" style:font-name-complex="Liberation Serif1" style:font-weight-complex="bold"/>
    </style:style>
    <style:style style:name="T247" style:family="text">
      <style:text-properties fo:font-weight="bold" officeooo:rsid="00400196" style:font-name-asian="Liberation Serif1" style:font-weight-asian="bold" style:font-name-complex="Liberation Serif1" style:font-weight-complex="bold"/>
    </style:style>
    <style:style style:name="T248" style:family="text">
      <style:text-properties fo:font-weight="bold" officeooo:rsid="004dbaff" style:font-name-asian="Liberation Serif1" style:font-weight-asian="bold" style:font-name-complex="Liberation Serif1" style:font-weight-complex="bold"/>
    </style:style>
    <style:style style:name="T249" style:family="text">
      <style:text-properties fo:font-weight="bold" officeooo:rsid="0022700f" style:font-name-asian="Liberation Serif1" style:font-weight-asian="bold" style:font-name-complex="Liberation Serif1" style:font-weight-complex="bold"/>
    </style:style>
    <style:style style:name="T250" style:family="text">
      <style:text-properties fo:font-weight="bold" officeooo:rsid="01a5e697" style:font-name-asian="Liberation Serif1" style:font-weight-asian="bold" style:font-name-complex="Liberation Serif1" style:font-weight-complex="bold"/>
    </style:style>
    <style:style style:name="T251" style:family="text">
      <style:text-properties fo:font-weight="bold" officeooo:rsid="002e4697" style:font-name-asian="Liberation Serif1" style:font-weight-asian="bold" style:font-name-complex="Liberation Serif1" style:font-weight-complex="bold"/>
    </style:style>
    <style:style style:name="T252" style:family="text">
      <style:text-properties fo:font-weight="bold" style:font-name-asian="SimSun" style:font-weight-asian="bold" style:font-name-complex="Lucida Sans" style:font-weight-complex="bold"/>
    </style:style>
    <style:style style:name="T253" style:family="text">
      <style:text-properties fo:font-weight="bold" officeooo:rsid="0019d031" style:font-name-asian="SimSun" style:font-weight-asian="bold" style:font-name-complex="Lucida Sans" style:font-weight-complex="bold"/>
    </style:style>
    <style:style style:name="T254" style:family="text">
      <style:text-properties fo:font-weight="bold" officeooo:rsid="00ad6b43" style:font-name-asian="SimSun" style:font-weight-asian="bold" style:font-name-complex="Lucida Sans" style:font-weight-complex="bold"/>
    </style:style>
    <style:style style:name="T255" style:family="text">
      <style:text-properties fo:font-weight="bold" officeooo:rsid="00aee5e6" style:font-name-asian="SimSun" style:font-weight-asian="bold" style:font-name-complex="Lucida Sans" style:font-weight-complex="bold"/>
    </style:style>
    <style:style style:name="T256" style:family="text">
      <style:text-properties fo:font-weight="bold" officeooo:rsid="00af0670" style:font-name-asian="SimSun" style:font-weight-asian="bold" style:font-name-complex="Lucida Sans" style:font-weight-complex="bold"/>
    </style:style>
    <style:style style:name="T257" style:family="text">
      <style:text-properties fo:font-weight="bold" officeooo:rsid="00aff845" style:font-name-asian="SimSun" style:font-weight-asian="bold" style:font-name-complex="Lucida Sans" style:font-weight-complex="bold"/>
    </style:style>
    <style:style style:name="T258" style:family="text">
      <style:text-properties fo:font-weight="bold" officeooo:rsid="0141a3cb" style:font-name-asian="SimSun" style:font-weight-asian="bold" style:font-name-complex="Lucida Sans" style:font-weight-complex="bold"/>
    </style:style>
    <style:style style:name="T259" style:family="text">
      <style:text-properties fo:font-weight="bold" officeooo:rsid="01afb1e4" style:font-name-asian="SimSun" style:font-weight-asian="bold" style:font-name-complex="Lucida Sans" style:font-weight-complex="bold"/>
    </style:style>
    <style:style style:name="T260" style:family="text">
      <style:text-properties fo:font-weight="bold" officeooo:rsid="01b0d034" style:font-name-asian="SimSun" style:font-weight-asian="bold" style:font-name-complex="Lucida Sans" style:font-weight-complex="bold"/>
    </style:style>
    <style:style style:name="T261" style:family="text">
      <style:text-properties fo:font-weight="bold" officeooo:rsid="01b783b6" style:font-name-asian="SimSun" style:font-weight-asian="bold" style:font-name-complex="Lucida Sans" style:font-weight-complex="bold"/>
    </style:style>
    <style:style style:name="T262" style:family="text">
      <style:text-properties officeooo:rsid="003682b8"/>
    </style:style>
    <style:style style:name="T263" style:family="text">
      <style:text-properties officeooo:rsid="003791d5"/>
    </style:style>
    <style:style style:name="T264" style:family="text">
      <style:text-properties officeooo:rsid="0037bd30"/>
    </style:style>
    <style:style style:name="T26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6"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67" style:family="text">
      <style:text-properties fo:font-size="10.5pt" style:font-size-asian="9.14999961853027pt" style:font-size-complex="10.5pt"/>
    </style:style>
    <style:style style:name="T268" style:family="text">
      <style:text-properties officeooo:rsid="00420df7"/>
    </style:style>
    <style:style style:name="T269" style:family="text">
      <style:text-properties officeooo:rsid="003876d7"/>
    </style:style>
    <style:style style:name="T270" style:family="text">
      <style:text-properties officeooo:rsid="004351cb"/>
    </style:style>
    <style:style style:name="T271" style:family="text">
      <style:text-properties officeooo:rsid="00439b33"/>
    </style:style>
    <style:style style:name="T272" style:family="text">
      <style:text-properties officeooo:rsid="00469c01"/>
    </style:style>
    <style:style style:name="T273" style:family="text">
      <style:text-properties officeooo:rsid="0048363b"/>
    </style:style>
    <style:style style:name="T274" style:family="text">
      <style:text-properties officeooo:rsid="0048534f"/>
    </style:style>
    <style:style style:name="T275" style:family="text">
      <style:text-properties officeooo:rsid="0049ef46"/>
    </style:style>
    <style:style style:name="T276" style:family="text">
      <style:text-properties officeooo:rsid="004dbaff"/>
    </style:style>
    <style:style style:name="T277" style:family="text">
      <style:text-properties officeooo:rsid="004fbad4"/>
    </style:style>
    <style:style style:name="T278" style:family="text">
      <style:text-properties officeooo:rsid="00507c04"/>
    </style:style>
    <style:style style:name="T279" style:family="text">
      <style:text-properties style:font-name-asian="Liberation Serif1" style:font-name-complex="Liberation Serif1"/>
    </style:style>
    <style:style style:name="T280" style:family="text">
      <style:text-properties officeooo:rsid="0022700f" style:font-name-asian="Liberation Serif1" style:font-name-complex="Liberation Serif1"/>
    </style:style>
    <style:style style:name="T281" style:family="text">
      <style:text-properties officeooo:rsid="0026ce9f" style:font-name-asian="Liberation Serif1" style:font-name-complex="Liberation Serif1"/>
    </style:style>
    <style:style style:name="T282" style:family="text">
      <style:text-properties officeooo:rsid="002ac8b5" style:font-name-asian="Liberation Serif1" style:font-name-complex="Liberation Serif1"/>
    </style:style>
    <style:style style:name="T283" style:family="text">
      <style:text-properties officeooo:rsid="002b856b" style:font-name-asian="Liberation Serif1" style:font-name-complex="Liberation Serif1"/>
    </style:style>
    <style:style style:name="T284" style:family="text">
      <style:text-properties officeooo:rsid="002c2036" style:font-name-asian="Liberation Serif1" style:font-name-complex="Liberation Serif1"/>
    </style:style>
    <style:style style:name="T285" style:family="text">
      <style:text-properties officeooo:rsid="002dc1a5" style:font-name-asian="Liberation Serif1" style:font-name-complex="Liberation Serif1"/>
    </style:style>
    <style:style style:name="T286" style:family="text">
      <style:text-properties officeooo:rsid="002e4697" style:font-name-asian="Liberation Serif1" style:font-name-complex="Liberation Serif1"/>
    </style:style>
    <style:style style:name="T287" style:family="text">
      <style:text-properties officeooo:rsid="0033ffa6" style:font-name-asian="Liberation Serif1" style:font-name-complex="Liberation Serif1"/>
    </style:style>
    <style:style style:name="T288" style:family="text">
      <style:text-properties officeooo:rsid="003876d7" style:font-name-asian="Liberation Serif1" style:font-name-complex="Liberation Serif1"/>
    </style:style>
    <style:style style:name="T289" style:family="text">
      <style:text-properties officeooo:rsid="003a5559" style:font-name-asian="Liberation Serif1" style:font-name-complex="Liberation Serif1"/>
    </style:style>
    <style:style style:name="T290" style:family="text">
      <style:text-properties officeooo:rsid="003b60a1" style:font-name-asian="Liberation Serif1" style:font-name-complex="Liberation Serif1"/>
    </style:style>
    <style:style style:name="T291" style:family="text">
      <style:text-properties officeooo:rsid="003d3d62" style:font-name-asian="Liberation Serif1" style:font-name-complex="Liberation Serif1"/>
    </style:style>
    <style:style style:name="T292" style:family="text">
      <style:text-properties officeooo:rsid="003d4f7b" style:font-name-asian="Liberation Serif1" style:font-name-complex="Liberation Serif1"/>
    </style:style>
    <style:style style:name="T293" style:family="text">
      <style:text-properties officeooo:rsid="003e3e3a" style:font-name-asian="Liberation Serif1" style:font-name-complex="Liberation Serif1"/>
    </style:style>
    <style:style style:name="T294" style:family="text">
      <style:text-properties officeooo:rsid="00400196" style:font-name-asian="Liberation Serif1" style:font-name-complex="Liberation Serif1"/>
    </style:style>
    <style:style style:name="T295" style:family="text">
      <style:text-properties officeooo:rsid="00420df7" style:font-name-asian="Liberation Serif1" style:font-name-complex="Liberation Serif1"/>
    </style:style>
    <style:style style:name="T296" style:family="text">
      <style:text-properties officeooo:rsid="0049ef46" style:font-name-asian="Liberation Serif1" style:font-name-complex="Liberation Serif1"/>
    </style:style>
    <style:style style:name="T297" style:family="text">
      <style:text-properties officeooo:rsid="004b897e" style:font-name-asian="Liberation Serif1" style:font-name-complex="Liberation Serif1"/>
    </style:style>
    <style:style style:name="T298" style:family="text">
      <style:text-properties officeooo:rsid="004dbaff" style:font-name-asian="Liberation Serif1" style:font-name-complex="Liberation Serif1"/>
    </style:style>
    <style:style style:name="T299" style:family="text">
      <style:text-properties officeooo:rsid="00439b33" style:font-name-asian="Liberation Serif1" style:font-name-complex="Liberation Serif1"/>
    </style:style>
    <style:style style:name="T300" style:family="text">
      <style:text-properties officeooo:rsid="0022bd16" style:font-name-asian="Liberation Serif1" style:font-name-complex="Liberation Serif1"/>
    </style:style>
    <style:style style:name="T301" style:family="text">
      <style:text-properties officeooo:rsid="002f065e" style:font-name-asian="Liberation Serif1" style:font-name-complex="Liberation Serif1"/>
    </style:style>
    <style:style style:name="T302" style:family="text">
      <style:text-properties officeooo:rsid="003077e9" style:font-name-asian="Liberation Serif1" style:font-name-complex="Liberation Serif1"/>
    </style:style>
    <style:style style:name="T303" style:family="text">
      <style:text-properties officeooo:rsid="0028fd17" style:font-name-asian="Liberation Serif1" style:font-name-complex="Liberation Serif1"/>
    </style:style>
    <style:style style:name="T304" style:family="text">
      <style:text-properties officeooo:rsid="01a5e697" style:font-name-asian="Liberation Serif1" style:font-name-complex="Liberation Serif1"/>
    </style:style>
    <style:style style:name="T305" style:family="text">
      <style:text-properties style:font-name-asian="SimSun" style:font-name-complex="Lucida Sans"/>
    </style:style>
    <style:style style:name="T306" style:family="text">
      <style:text-properties officeooo:rsid="0022700f" style:font-name-asian="SimSun" style:font-name-complex="Lucida Sans"/>
    </style:style>
    <style:style style:name="T307" style:family="text">
      <style:text-properties officeooo:rsid="0019d031" style:font-name-asian="SimSun" style:font-name-complex="Lucida Sans"/>
    </style:style>
    <style:style style:name="T308" style:family="text">
      <style:text-properties officeooo:rsid="00ad6b43" style:font-name-asian="SimSun" style:font-name-complex="Lucida Sans"/>
    </style:style>
    <style:style style:name="T309" style:family="text">
      <style:text-properties officeooo:rsid="00aee5e6" style:font-name-asian="SimSun" style:font-name-complex="Lucida Sans"/>
    </style:style>
    <style:style style:name="T310" style:family="text">
      <style:text-properties officeooo:rsid="00af0670" style:font-name-asian="SimSun" style:font-name-complex="Lucida Sans"/>
    </style:style>
    <style:style style:name="T311" style:family="text">
      <style:text-properties officeooo:rsid="00aff845" style:font-name-asian="SimSun" style:font-name-complex="Lucida Sans"/>
    </style:style>
    <style:style style:name="T312" style:family="text">
      <style:text-properties officeooo:rsid="00b3011d" style:font-name-asian="SimSun" style:font-name-complex="Lucida Sans"/>
    </style:style>
    <style:style style:name="T313" style:family="text">
      <style:text-properties officeooo:rsid="0019d031"/>
    </style:style>
    <style:style style:name="T314" style:family="text">
      <style:text-properties style:text-underline-style="none"/>
    </style:style>
    <style:style style:name="T315" style:family="text">
      <style:text-properties style:text-underline-style="none" style:font-name-asian="Liberation Serif1" style:font-name-complex="Liberation Serif1"/>
    </style:style>
    <style:style style:name="T316" style:family="text">
      <style:text-properties style:text-underline-style="none" officeooo:rsid="0024c385" style:font-name-asian="Liberation Serif1" style:font-name-complex="Liberation Serif1"/>
    </style:style>
    <style:style style:name="T317" style:family="text">
      <style:text-properties style:text-underline-style="none" officeooo:rsid="00593ee3" style:font-name-asian="Liberation Serif1" style:font-name-complex="Liberation Serif1"/>
    </style:style>
    <style:style style:name="T318" style:family="text">
      <style:text-properties style:text-underline-style="none" officeooo:rsid="0066bccc" style:font-name-asian="Liberation Serif1" style:font-name-complex="Liberation Serif1"/>
    </style:style>
    <style:style style:name="T319" style:family="text">
      <style:text-properties style:text-underline-style="none" officeooo:rsid="005a6e77" style:font-name-asian="Liberation Serif1" style:font-name-complex="Liberation Serif1"/>
    </style:style>
    <style:style style:name="T320" style:family="text">
      <style:text-properties style:text-underline-style="none" fo:font-weight="normal" style:font-name-asian="Liberation Serif1" style:font-weight-asian="normal" style:font-name-complex="Liberation Serif1" style:font-weight-complex="normal"/>
    </style:style>
    <style:style style:name="T321" style:family="text">
      <style:text-properties style:text-underline-style="none" fo:font-weight="normal" officeooo:rsid="0056c469" style:font-name-asian="Liberation Serif1" style:font-weight-asian="normal" style:font-name-complex="Liberation Serif1" style:font-weight-complex="normal"/>
    </style:style>
    <style:style style:name="T322" style:family="text">
      <style:text-properties style:text-underline-style="none" fo:font-weight="normal" officeooo:rsid="0024c385" style:font-name-asian="Liberation Serif1" style:font-weight-asian="normal" style:font-name-complex="Liberation Serif1" style:font-weight-complex="normal"/>
    </style:style>
    <style:style style:name="T323" style:family="text">
      <style:text-properties style:text-underline-style="none" fo:font-weight="normal" officeooo:rsid="00593ee3" style:font-name-asian="Liberation Serif1" style:font-weight-asian="normal" style:font-name-complex="Liberation Serif1" style:font-weight-complex="normal"/>
    </style:style>
    <style:style style:name="T324" style:family="text">
      <style:text-properties style:text-underline-style="none" fo:font-weight="normal" officeooo:rsid="005a6e77" style:font-name-asian="Liberation Serif1" style:font-weight-asian="normal" style:font-name-complex="Liberation Serif1" style:font-weight-complex="normal"/>
    </style:style>
    <style:style style:name="T325" style:family="text">
      <style:text-properties style:text-underline-style="none" fo:font-weight="normal" officeooo:rsid="005c4c69" style:font-name-asian="Liberation Serif1" style:font-weight-asian="normal" style:font-name-complex="Liberation Serif1" style:font-weight-complex="normal"/>
    </style:style>
    <style:style style:name="T326" style:family="text">
      <style:text-properties style:text-underline-style="none" fo:font-weight="normal" officeooo:rsid="005c4c69" style:font-name-asian="Baskerville1" style:font-weight-asian="normal" style:font-name-complex="Baskerville1" style:font-weight-complex="normal"/>
    </style:style>
    <style:style style:name="T327" style:family="text">
      <style:text-properties style:text-underline-style="none" fo:font-weight="normal" officeooo:rsid="005f8d9f" style:font-name-asian="Baskerville1" style:font-weight-asian="normal" style:font-name-complex="Baskerville1" style:font-weight-complex="normal"/>
    </style:style>
    <style:style style:name="T328" style:family="text">
      <style:text-properties style:text-underline-style="none" officeooo:rsid="00575fce"/>
    </style:style>
    <style:style style:name="T329" style:family="text">
      <style:text-properties style:text-underline-style="none" fo:font-weight="bold" officeooo:rsid="00575fce" style:font-weight-asian="bold" style:font-weight-complex="bold"/>
    </style:style>
    <style:style style:name="T330" style:family="text">
      <style:text-properties style:text-underline-style="none" fo:font-weight="bold" officeooo:rsid="003876d7" style:font-weight-asian="bold" style:font-weight-complex="bold"/>
    </style:style>
    <style:style style:name="T331" style:family="text">
      <style:text-properties style:text-underline-style="none" fo:font-weight="bold" officeooo:rsid="0033ffa6" style:font-weight-asian="bold" style:font-weight-complex="bold"/>
    </style:style>
    <style:style style:name="T332" style:family="text">
      <style:text-properties style:text-underline-style="none" fo:font-weight="bold" officeooo:rsid="01ab8970" style:font-weight-asian="bold" style:font-weight-complex="bold"/>
    </style:style>
    <style:style style:name="T333" style:family="text">
      <style:text-properties style:text-underline-style="none" fo:font-weight="bold" officeooo:rsid="01d30cec" style:font-weight-asian="bold" style:font-weight-complex="bold"/>
    </style:style>
    <style:style style:name="T334" style:family="text">
      <style:text-properties style:text-underline-style="none" fo:font-weight="bold" officeooo:rsid="01dc63d8" style:font-weight-asian="bold" style:font-weight-complex="bold"/>
    </style:style>
    <style:style style:name="T335" style:family="text">
      <style:text-properties style:text-underline-style="none" fo:font-weight="bold" officeooo:rsid="01dee9ba" style:font-weight-asian="bold" style:font-weight-complex="bold"/>
    </style:style>
    <style:style style:name="T336" style:family="text">
      <style:text-properties style:text-underline-style="none" fo:font-weight="bold" officeooo:rsid="01dff802" style:font-weight-asian="bold" style:font-weight-complex="bold"/>
    </style:style>
    <style:style style:name="T337" style:family="text">
      <style:text-properties style:text-underline-style="none" fo:font-weight="bold" officeooo:rsid="01e0a244" style:font-weight-asian="bold" style:font-weight-complex="bold"/>
    </style:style>
    <style:style style:name="T338" style:family="text">
      <style:text-properties style:text-underline-style="none" officeooo:rsid="003876d7"/>
    </style:style>
    <style:style style:name="T339" style:family="text">
      <style:text-properties style:text-underline-style="none" officeooo:rsid="01dc63d8"/>
    </style:style>
    <style:style style:name="T340" style:family="text">
      <style:text-properties style:text-underline-style="none" officeooo:rsid="01dd1c73"/>
    </style:style>
    <style:style style:name="T341" style:family="text">
      <style:text-properties style:text-underline-style="none" officeooo:rsid="01dee9ba"/>
    </style:style>
    <style:style style:name="T342" style:family="text">
      <style:text-properties style:text-underline-style="none" officeooo:rsid="01dff802"/>
    </style:style>
    <style:style style:name="T343" style:family="text">
      <style:text-properties style:text-underline-style="none" officeooo:rsid="01e0a244"/>
    </style:style>
    <style:style style:name="T344" style:family="text">
      <style:text-properties style:text-underline-style="none" officeooo:rsid="01e1b12f"/>
    </style:style>
    <style:style style:name="T345" style:family="text">
      <style:text-properties style:text-underline-style="none" officeooo:rsid="021cc3ee"/>
    </style:style>
    <style:style style:name="T346" style:family="text">
      <style:text-properties style:text-underline-style="none" officeooo:rsid="00e22ce2"/>
    </style:style>
    <style:style style:name="T347" style:family="text">
      <style:text-properties style:text-underline-style="none" officeooo:rsid="005f8d9f" style:font-name-asian="Baskerville1" style:font-name-complex="Baskerville1"/>
    </style:style>
    <style:style style:name="T348" style:family="text">
      <style:text-properties officeooo:rsid="0058b9bc"/>
    </style:style>
    <style:style style:name="T349" style:family="text">
      <style:text-properties style:text-position="sub 58%"/>
    </style:style>
    <style:style style:name="T350" style:family="text">
      <style:text-properties style:text-position="sub 58%" officeooo:rsid="0058b9bc"/>
    </style:style>
    <style:style style:name="T351" style:family="text">
      <style:text-properties style:text-position="sub 58%" fo:font-weight="normal" officeooo:rsid="0078d9f8" style:font-weight-asian="normal" style:font-weight-complex="normal"/>
    </style:style>
    <style:style style:name="T352" style:family="text">
      <style:text-properties style:text-position="sub 58%" officeooo:rsid="009d841e"/>
    </style:style>
    <style:style style:name="T353" style:family="text">
      <style:text-properties style:text-position="sub 58%" officeooo:rsid="00c031be"/>
    </style:style>
    <style:style style:name="T354" style:family="text">
      <style:text-properties style:text-position="sub 58%" officeooo:rsid="00c7dddf"/>
    </style:style>
    <style:style style:name="T355" style:family="text">
      <style:text-properties style:text-position="sub 58%" officeooo:rsid="00e22ce2"/>
    </style:style>
    <style:style style:name="T356" style:family="text">
      <style:text-properties style:text-position="sub 58%" fo:font-weight="bold" officeooo:rsid="01cf044e" style:font-weight-asian="bold" style:font-weight-complex="bold"/>
    </style:style>
    <style:style style:name="T357" style:family="text">
      <style:text-properties style:text-position="sub 58%" style:font-name="Baskerville1" style:font-name-asian="Baskerville1" style:font-name-complex="Baskerville1"/>
    </style:style>
    <style:style style:name="T358" style:family="text">
      <style:text-properties style:text-position="sub 58%" style:font-name="Baskerville1" officeooo:rsid="01ee559e" style:font-name-asian="Baskerville1" style:font-name-complex="Baskerville1"/>
    </style:style>
    <style:style style:name="T359" style:family="text">
      <style:text-properties style:text-position="sub 58%" style:font-name="Baskerville1" fo:font-style="normal" style:text-underline-style="none" fo:font-weight="normal" officeooo:rsid="01f21864" style:font-name-asian="Baskerville1" style:font-style-asian="normal" style:font-weight-asian="normal" style:font-name-complex="Baskerville1" style:font-style-complex="normal" style:font-weight-complex="normal"/>
    </style:style>
    <style:style style:name="T360" style:family="text">
      <style:text-properties style:text-position="sub 58%" style:font-name="Baskerville1" fo:font-style="normal" style:text-underline-style="none" fo:font-weight="normal" officeooo:rsid="01f1a03b" style:font-name-asian="Baskerville1" style:font-style-asian="normal" style:font-weight-asian="normal" style:font-name-complex="Baskerville1" style:font-style-complex="normal" style:font-weight-complex="normal"/>
    </style:style>
    <style:style style:name="T361" style:family="text">
      <style:text-properties style:text-position="sub 58%" style:font-name="Baskerville1" style:text-underline-style="none" officeooo:rsid="01f757cb" style:font-name-asian="Baskerville1" style:font-name-complex="Baskerville1"/>
    </style:style>
    <style:style style:name="T362" style:family="text">
      <style:text-properties style:text-position="sub 58%" style:font-name="Baskerville1" style:text-underline-style="none" officeooo:rsid="01f86689" style:font-name-asian="Baskerville1" style:font-name-complex="Baskerville1"/>
    </style:style>
    <style:style style:name="T363" style:family="text">
      <style:text-properties style:text-position="sub 58%" officeooo:rsid="01fb9aaa"/>
    </style:style>
    <style:style style:name="T364" style:family="text">
      <style:text-properties style:text-position="sub 58%" style:text-underline-style="none" officeooo:rsid="021cc3ee"/>
    </style:style>
    <style:style style:name="T365" style:family="text">
      <style:text-properties officeooo:rsid="005b639a"/>
    </style:style>
    <style:style style:name="T366" style:family="text">
      <style:text-properties officeooo:rsid="005c53ed"/>
    </style:style>
    <style:style style:name="T367" style:family="text">
      <style:text-properties officeooo:rsid="005e0908"/>
    </style:style>
    <style:style style:name="T368" style:family="text">
      <style:text-properties officeooo:rsid="005e3874"/>
    </style:style>
    <style:style style:name="T369" style:family="text">
      <style:text-properties officeooo:rsid="005feffa"/>
    </style:style>
    <style:style style:name="T370" style:family="text">
      <style:text-properties officeooo:rsid="005ffc28"/>
    </style:style>
    <style:style style:name="T371" style:family="text">
      <style:text-properties officeooo:rsid="0061d241"/>
    </style:style>
    <style:style style:name="T372" style:family="text">
      <style:text-properties officeooo:rsid="0062febc"/>
    </style:style>
    <style:style style:name="T373" style:family="text">
      <style:text-properties style:font-name="Baskerville1"/>
    </style:style>
    <style:style style:name="T374" style:family="text">
      <style:text-properties style:font-name="Baskerville1" style:font-name-asian="Baskerville1" style:font-name-complex="Baskerville1"/>
    </style:style>
    <style:style style:name="T375" style:family="text">
      <style:text-properties style:font-name="Baskerville1" officeooo:rsid="0062febc" style:font-name-asian="Baskerville1" style:font-name-complex="Baskerville1"/>
    </style:style>
    <style:style style:name="T376" style:family="text">
      <style:text-properties style:font-name="Baskerville1" officeooo:rsid="006dbe57" style:font-name-asian="Baskerville1" style:font-name-complex="Baskerville1"/>
    </style:style>
    <style:style style:name="T377" style:family="text">
      <style:text-properties style:font-name="Baskerville1" officeooo:rsid="00885c16" style:font-name-asian="Baskerville1" style:font-name-complex="Baskerville1"/>
    </style:style>
    <style:style style:name="T378" style:family="text">
      <style:text-properties style:font-name="Baskerville1" officeooo:rsid="009b85f9" style:font-name-asian="Baskerville1" style:font-name-complex="Baskerville1"/>
    </style:style>
    <style:style style:name="T379" style:family="text">
      <style:text-properties style:font-name="Baskerville1" officeooo:rsid="009d841e" style:font-name-asian="Baskerville1" style:font-name-complex="Baskerville1"/>
    </style:style>
    <style:style style:name="T380" style:family="text">
      <style:text-properties style:font-name="Baskerville1" officeooo:rsid="00a341f5" style:font-name-asian="Baskerville1" style:font-name-complex="Baskerville1"/>
    </style:style>
    <style:style style:name="T381" style:family="text">
      <style:text-properties style:font-name="Baskerville1" officeooo:rsid="003876d7" style:font-name-asian="Baskerville1" style:font-name-complex="Baskerville1"/>
    </style:style>
    <style:style style:name="T382" style:family="text">
      <style:text-properties style:font-name="Baskerville1" officeooo:rsid="00b3011d" style:font-name-asian="Baskerville1" style:font-name-complex="Baskerville1"/>
    </style:style>
    <style:style style:name="T383" style:family="text">
      <style:text-properties style:font-name="Baskerville1" officeooo:rsid="00babd7f" style:font-name-asian="Baskerville1" style:font-name-complex="Baskerville1"/>
    </style:style>
    <style:style style:name="T384" style:family="text">
      <style:text-properties style:font-name="Baskerville1" officeooo:rsid="00c4c91b" style:font-name-asian="Baskerville1" style:font-name-complex="Baskerville1"/>
    </style:style>
    <style:style style:name="T385" style:family="text">
      <style:text-properties style:font-name="Baskerville1" officeooo:rsid="0019d031" style:font-name-asian="Baskerville1" style:font-name-complex="Baskerville1"/>
    </style:style>
    <style:style style:name="T386" style:family="text">
      <style:text-properties style:font-name="Baskerville1" officeooo:rsid="00c6072c" style:font-name-asian="Baskerville1" style:font-name-complex="Baskerville1"/>
    </style:style>
    <style:style style:name="T387" style:family="text">
      <style:text-properties style:font-name="Baskerville1" officeooo:rsid="00c7dddf" style:font-name-asian="Baskerville1" style:font-name-complex="Baskerville1"/>
    </style:style>
    <style:style style:name="T388" style:family="text">
      <style:text-properties style:font-name="Baskerville1" officeooo:rsid="00cb83e4" style:font-name-asian="Baskerville1" style:font-name-complex="Baskerville1"/>
    </style:style>
    <style:style style:name="T389" style:family="text">
      <style:text-properties style:font-name="Baskerville1" officeooo:rsid="00d692a5" style:font-name-asian="Baskerville1" style:font-name-complex="Baskerville1"/>
    </style:style>
    <style:style style:name="T390" style:family="text">
      <style:text-properties style:font-name="Baskerville1" officeooo:rsid="00d82843" style:font-name-asian="Baskerville1" style:font-name-complex="Baskerville1"/>
    </style:style>
    <style:style style:name="T391" style:family="text">
      <style:text-properties style:font-name="Baskerville1" officeooo:rsid="00dde2ac" style:font-name-asian="Baskerville1" style:font-name-complex="Baskerville1"/>
    </style:style>
    <style:style style:name="T392" style:family="text">
      <style:text-properties style:font-name="Baskerville1" officeooo:rsid="00e2a166" style:font-name-asian="Baskerville1" style:font-name-complex="Baskerville1"/>
    </style:style>
    <style:style style:name="T393" style:family="text">
      <style:text-properties style:font-name="Baskerville1" officeooo:rsid="00e3f718" style:font-name-asian="Baskerville1" style:font-name-complex="Baskerville1"/>
    </style:style>
    <style:style style:name="T394" style:family="text">
      <style:text-properties style:font-name="Baskerville1" officeooo:rsid="00ed65a8" style:font-name-asian="Baskerville1" style:font-name-complex="Baskerville1"/>
    </style:style>
    <style:style style:name="T395" style:family="text">
      <style:text-properties style:font-name="Baskerville1" officeooo:rsid="00f0276c" style:font-name-asian="Baskerville1" style:font-name-complex="Baskerville1"/>
    </style:style>
    <style:style style:name="T396" style:family="text">
      <style:text-properties style:font-name="Baskerville1" officeooo:rsid="00f1c6d0" style:font-name-asian="Baskerville1" style:font-name-complex="Baskerville1"/>
    </style:style>
    <style:style style:name="T397" style:family="text">
      <style:text-properties style:font-name="Baskerville1" officeooo:rsid="00f1efc9" style:font-name-asian="Baskerville1" style:font-name-complex="Baskerville1"/>
    </style:style>
    <style:style style:name="T398" style:family="text">
      <style:text-properties style:font-name="Baskerville1" officeooo:rsid="00f3e342" style:font-name-asian="Baskerville1" style:font-name-complex="Baskerville1"/>
    </style:style>
    <style:style style:name="T399" style:family="text">
      <style:text-properties style:font-name="Baskerville1" officeooo:rsid="00f59503" style:font-name-asian="Baskerville1" style:font-name-complex="Baskerville1"/>
    </style:style>
    <style:style style:name="T400" style:family="text">
      <style:text-properties style:font-name="Baskerville1" officeooo:rsid="00f78cfb" style:font-name-asian="Baskerville1" style:font-name-complex="Baskerville1"/>
    </style:style>
    <style:style style:name="T401" style:family="text">
      <style:text-properties style:font-name="Baskerville1" officeooo:rsid="00f84659" style:font-name-asian="Baskerville1" style:font-name-complex="Baskerville1"/>
    </style:style>
    <style:style style:name="T402" style:family="text">
      <style:text-properties style:font-name="Baskerville1" officeooo:rsid="00f92f78" style:font-name-asian="Baskerville1" style:font-name-complex="Baskerville1"/>
    </style:style>
    <style:style style:name="T403" style:family="text">
      <style:text-properties style:font-name="Baskerville1" officeooo:rsid="00f9d7ab" style:font-name-asian="Baskerville1" style:font-name-complex="Baskerville1"/>
    </style:style>
    <style:style style:name="T404" style:family="text">
      <style:text-properties style:font-name="Baskerville1" officeooo:rsid="00fac964" style:font-name-asian="Baskerville1" style:font-name-complex="Baskerville1"/>
    </style:style>
    <style:style style:name="T405" style:family="text">
      <style:text-properties style:font-name="Baskerville1" officeooo:rsid="00fb0f27" style:font-name-asian="Baskerville1" style:font-name-complex="Baskerville1"/>
    </style:style>
    <style:style style:name="T406" style:family="text">
      <style:text-properties style:font-name="Baskerville1" officeooo:rsid="00fb9f90" style:font-name-asian="Baskerville1" style:font-name-complex="Baskerville1"/>
    </style:style>
    <style:style style:name="T407" style:family="text">
      <style:text-properties style:font-name="Baskerville1" officeooo:rsid="00fc5eec" style:font-name-asian="Baskerville1" style:font-name-complex="Baskerville1"/>
    </style:style>
    <style:style style:name="T408" style:family="text">
      <style:text-properties style:font-name="Baskerville1" officeooo:rsid="00fe9a8c" style:font-name-asian="Baskerville1" style:font-name-complex="Baskerville1"/>
    </style:style>
    <style:style style:name="T409" style:family="text">
      <style:text-properties style:font-name="Baskerville1" officeooo:rsid="00febc38" style:font-name-asian="Baskerville1" style:font-name-complex="Baskerville1"/>
    </style:style>
    <style:style style:name="T410" style:family="text">
      <style:text-properties style:font-name="Baskerville1" officeooo:rsid="0100ee6c" style:font-name-asian="Baskerville1" style:font-name-complex="Baskerville1"/>
    </style:style>
    <style:style style:name="T411" style:family="text">
      <style:text-properties style:font-name="Baskerville1" officeooo:rsid="0176c0a9" style:font-name-asian="Baskerville1" style:font-name-complex="Baskerville1"/>
    </style:style>
    <style:style style:name="T412" style:family="text">
      <style:text-properties style:font-name="Baskerville1" officeooo:rsid="0178f01d" style:font-name-asian="Baskerville1" style:font-name-complex="Baskerville1"/>
    </style:style>
    <style:style style:name="T413" style:family="text">
      <style:text-properties style:font-name="Baskerville1" officeooo:rsid="01977fb7" style:font-name-asian="Baskerville1" style:font-name-complex="Baskerville1"/>
    </style:style>
    <style:style style:name="T414" style:family="text">
      <style:text-properties style:font-name="Baskerville1" officeooo:rsid="01c832f8" style:font-name-asian="Baskerville1" style:font-name-complex="Baskerville1"/>
    </style:style>
    <style:style style:name="T415" style:family="text">
      <style:text-properties style:font-name="Baskerville1" officeooo:rsid="01ea7276" style:font-name-asian="Baskerville1" style:font-name-complex="Baskerville1"/>
    </style:style>
    <style:style style:name="T416" style:family="text">
      <style:text-properties style:font-name="Baskerville1" officeooo:rsid="01ee559e" style:font-name-asian="Baskerville1" style:font-name-complex="Baskerville1"/>
    </style:style>
    <style:style style:name="T417" style:family="text">
      <style:text-properties style:font-name="Baskerville1" officeooo:rsid="01f009dd" style:font-name-asian="Baskerville1" style:font-name-complex="Baskerville1"/>
    </style:style>
    <style:style style:name="T418" style:family="text">
      <style:text-properties style:font-name="Baskerville1" officeooo:rsid="01fe847a" style:font-name-asian="Baskerville1" style:font-name-complex="Baskerville1"/>
    </style:style>
    <style:style style:name="T419" style:family="text">
      <style:text-properties style:font-name="Baskerville1" officeooo:rsid="021e4713" style:font-name-asian="Baskerville1" style:font-name-complex="Baskerville1"/>
    </style:style>
    <style:style style:name="T420" style:family="text">
      <style:text-properties style:font-name="Baskerville1" officeooo:rsid="02268468" style:font-name-asian="Baskerville1" style:font-name-complex="Baskerville1"/>
    </style:style>
    <style:style style:name="T421" style:family="text">
      <style:text-properties style:font-name="Baskerville1" officeooo:rsid="024204d2" style:font-name-asian="Baskerville1" style:font-name-complex="Baskerville1"/>
    </style:style>
    <style:style style:name="T422" style:family="text">
      <style:text-properties style:font-name="Baskerville1" fo:font-style="italic" style:font-name-asian="Baskerville1" style:font-style-asian="italic" style:font-name-complex="Baskerville1" style:font-style-complex="italic"/>
    </style:style>
    <style:style style:name="T423" style:family="text">
      <style:text-properties style:font-name="Baskerville1" fo:font-style="italic" officeooo:rsid="003876d7" style:font-name-asian="Baskerville1" style:font-style-asian="italic" style:font-name-complex="Baskerville1" style:font-style-complex="italic"/>
    </style:style>
    <style:style style:name="T424" style:family="text">
      <style:text-properties style:font-name="Baskerville1" fo:font-style="italic" officeooo:rsid="0019d031" style:font-name-asian="Baskerville1" style:font-style-asian="italic" style:font-name-complex="Baskerville1" style:font-style-complex="italic"/>
    </style:style>
    <style:style style:name="T425" style:family="text">
      <style:text-properties style:font-name="Baskerville1" fo:font-style="italic" officeooo:rsid="00ab1be2" style:font-name-asian="Baskerville1" style:font-style-asian="italic" style:font-name-complex="Baskerville1" style:font-style-complex="italic"/>
    </style:style>
    <style:style style:name="T426" style:family="text">
      <style:text-properties style:font-name="Baskerville1" fo:font-style="italic" officeooo:rsid="00e2a166" style:font-name-asian="Baskerville1" style:font-style-asian="italic" style:font-name-complex="Baskerville1" style:font-style-complex="italic"/>
    </style:style>
    <style:style style:name="T427" style:family="text">
      <style:text-properties style:font-name="Baskerville1" fo:font-style="italic" officeooo:rsid="00e3f718" style:font-name-asian="Baskerville1" style:font-style-asian="italic" style:font-name-complex="Baskerville1" style:font-style-complex="italic"/>
    </style:style>
    <style:style style:name="T428" style:family="text">
      <style:text-properties style:font-name="Baskerville1" fo:font-style="italic" officeooo:rsid="00f3e342" style:font-name-asian="Baskerville1" style:font-style-asian="italic" style:font-name-complex="Baskerville1" style:font-style-complex="italic"/>
    </style:style>
    <style:style style:name="T429" style:family="text">
      <style:text-properties style:font-name="Baskerville1" fo:font-style="italic" officeooo:rsid="00f92f78" style:font-name-asian="Baskerville1" style:font-style-asian="italic" style:font-name-complex="Baskerville1" style:font-style-complex="italic"/>
    </style:style>
    <style:style style:name="T430" style:family="text">
      <style:text-properties style:font-name="Baskerville1" fo:font-style="italic" officeooo:rsid="00febc38" style:font-name-asian="Baskerville1" style:font-style-asian="italic" style:font-name-complex="Baskerville1" style:font-style-complex="italic"/>
    </style:style>
    <style:style style:name="T431" style:family="text">
      <style:text-properties style:font-name="Baskerville1" fo:font-style="italic" officeooo:rsid="00fe9a8c" style:font-name-asian="Baskerville1" style:font-style-asian="italic" style:font-name-complex="Baskerville1" style:font-style-complex="italic"/>
    </style:style>
    <style:style style:name="T432" style:family="text">
      <style:text-properties style:font-name="Baskerville1" fo:font-style="italic" officeooo:rsid="01c832f8" style:font-name-asian="Baskerville1" style:font-style-asian="italic" style:font-name-complex="Baskerville1" style:font-style-complex="italic"/>
    </style:style>
    <style:style style:name="T433" style:family="text">
      <style:text-properties style:font-name="Baskerville1" fo:font-style="italic" officeooo:rsid="01ec6415" style:font-name-asian="Baskerville1" style:font-style-asian="italic" style:font-name-complex="Baskerville1" style:font-style-complex="italic"/>
    </style:style>
    <style:style style:name="T434" style:family="text">
      <style:text-properties style:font-name="Baskerville1" fo:font-style="italic" officeooo:rsid="01ee559e" style:font-name-asian="Baskerville1" style:font-style-asian="italic" style:font-name-complex="Baskerville1" style:font-style-complex="italic"/>
    </style:style>
    <style:style style:name="T435" style:family="text">
      <style:text-properties style:font-name="Baskerville1" fo:font-style="italic" officeooo:rsid="01f009dd" style:font-name-asian="Baskerville1" style:font-style-asian="italic" style:font-name-complex="Baskerville1" style:font-style-complex="italic"/>
    </style:style>
    <style:style style:name="T436" style:family="text">
      <style:text-properties style:font-name="Baskerville1" fo:font-style="italic" fo:font-weight="normal" officeooo:rsid="0079c103" style:font-name-asian="Baskerville1" style:font-style-asian="italic" style:font-weight-asian="normal" style:font-name-complex="Baskerville1" style:font-style-complex="italic" style:font-weight-complex="normal"/>
    </style:style>
    <style:style style:name="T437" style:family="text">
      <style:text-properties style:font-name="Baskerville1" fo:font-style="italic" fo:font-weight="normal" officeooo:rsid="008f9c0a" style:font-name-asian="Liberation Serif1" style:font-style-asian="italic" style:font-weight-asian="normal" style:font-name-complex="Liberation Serif1" style:font-style-complex="italic" style:font-weight-complex="normal"/>
    </style:style>
    <style:style style:name="T438" style:family="text">
      <style:text-properties style:font-name="Baskerville1" fo:font-style="italic" fo:font-weight="normal" officeooo:rsid="01c14fcd" style:font-name-asian="Liberation Serif1" style:font-style-asian="italic" style:font-weight-asian="normal" style:font-name-complex="Liberation Serif1" style:font-style-complex="italic" style:font-weight-complex="normal"/>
    </style:style>
    <style:style style:name="T439" style:family="text">
      <style:text-properties style:font-name="Baskerville1" fo:font-style="italic" style:text-underline-style="none" style:font-name-asian="Baskerville1" style:font-style-asian="italic" style:font-name-complex="Baskerville1" style:font-style-complex="italic"/>
    </style:style>
    <style:style style:name="T440" style:family="text">
      <style:text-properties style:font-name="Baskerville1" fo:font-style="italic" style:text-underline-style="none" officeooo:rsid="00885c16" style:font-name-asian="Baskerville1" style:font-style-asian="italic" style:font-name-complex="Baskerville1" style:font-style-complex="italic"/>
    </style:style>
    <style:style style:name="T441" style:family="text">
      <style:text-properties style:font-name="Baskerville1" fo:font-style="italic" style:text-underline-style="none" officeooo:rsid="003876d7" style:font-name-asian="Baskerville1" style:font-style-asian="italic" style:font-name-complex="Baskerville1" style:font-style-complex="italic"/>
    </style:style>
    <style:style style:name="T442" style:family="text">
      <style:text-properties style:font-name="Baskerville1" fo:font-style="italic" style:text-underline-style="none" officeooo:rsid="008a549f" style:font-name-asian="Baskerville1" style:font-style-asian="italic" style:font-name-complex="Baskerville1" style:font-style-complex="italic"/>
    </style:style>
    <style:style style:name="T443" style:family="text">
      <style:text-properties style:font-name="Baskerville1" fo:font-style="italic" style:text-underline-style="none" officeooo:rsid="008b19d6" style:font-name-asian="Baskerville1" style:font-style-asian="italic" style:font-name-complex="Baskerville1" style:font-style-complex="italic"/>
    </style:style>
    <style:style style:name="T444" style:family="text">
      <style:text-properties style:font-name="Baskerville1" fo:font-style="italic" style:text-underline-style="none" officeooo:rsid="01e354fb" style:font-name-asian="Baskerville1" style:font-style-asian="italic" style:font-name-complex="Baskerville1" style:font-style-complex="italic"/>
    </style:style>
    <style:style style:name="T445" style:family="text">
      <style:text-properties style:font-name="Baskerville1" fo:font-style="italic" style:text-underline-style="none" officeooo:rsid="01e46e63" style:font-name-asian="Baskerville1" style:font-style-asian="italic" style:font-name-complex="Baskerville1" style:font-style-complex="italic"/>
    </style:style>
    <style:style style:name="T446" style:family="text">
      <style:text-properties style:font-name="Baskerville1" fo:font-style="italic" style:text-underline-style="none" officeooo:rsid="01f86689" style:font-name-asian="Baskerville1" style:font-style-asian="italic" style:font-name-complex="Baskerville1" style:font-style-complex="italic"/>
    </style:style>
    <style:style style:name="T447" style:family="text">
      <style:text-properties style:font-name="Baskerville1" fo:font-style="italic" style:text-underline-style="none" fo:font-weight="bold" officeooo:rsid="01bdf988" style:font-name-asian="Baskerville1" style:font-style-asian="italic" style:font-weight-asian="bold" style:font-name-complex="Baskerville1" style:font-style-complex="italic" style:font-weight-complex="bold"/>
    </style:style>
    <style:style style:name="T448" style:family="text">
      <style:text-properties style:font-name="Baskerville1" fo:font-style="italic" style:text-underline-style="none" fo:font-weight="bold" officeooo:rsid="01be475b" style:font-name-asian="Baskerville1" style:font-style-asian="italic" style:font-weight-asian="bold" style:font-name-complex="Baskerville1" style:font-style-complex="italic" style:font-weight-complex="bold"/>
    </style:style>
    <style:style style:name="T449" style:family="text">
      <style:text-properties style:font-name="Baskerville1" fo:font-style="italic" style:text-underline-style="none" fo:font-weight="normal" officeooo:rsid="0088ab91" style:font-name-asian="Baskerville1" style:font-style-asian="italic" style:font-weight-asian="normal" style:font-name-complex="Baskerville1" style:font-style-complex="italic" style:font-weight-complex="normal"/>
    </style:style>
    <style:style style:name="T450" style:family="text">
      <style:text-properties style:font-name="Baskerville1" fo:font-style="italic" style:text-underline-style="none" fo:font-weight="normal" officeooo:rsid="01be475b" style:font-name-asian="Baskerville1" style:font-style-asian="italic" style:font-weight-asian="normal" style:font-name-complex="Baskerville1" style:font-style-complex="italic" style:font-weight-complex="normal"/>
    </style:style>
    <style:style style:name="T451" style:family="text">
      <style:text-properties style:font-name="Baskerville1" fo:font-style="italic" style:text-underline-style="none" fo:font-weight="normal" officeooo:rsid="01f1a03b" style:font-name-asian="Baskerville1" style:font-style-asian="italic" style:font-weight-asian="normal" style:font-name-complex="Baskerville1" style:font-style-complex="italic" style:font-weight-complex="normal"/>
    </style:style>
    <style:style style:name="T452" style:family="text">
      <style:text-properties style:font-name="Baskerville1" fo:font-style="italic" style:text-underline-style="none" fo:font-weight="normal" officeooo:rsid="0228475a" style:font-name-asian="Baskerville1" style:font-style-asian="italic" style:font-weight-asian="normal" style:font-name-complex="Baskerville1" style:font-style-complex="italic" style:font-weight-complex="normal"/>
    </style:style>
    <style:style style:name="T453" style:family="text">
      <style:text-properties style:font-name="Baskerville1" fo:font-style="italic" style:font-style-asian="italic" style:font-style-complex="italic"/>
    </style:style>
    <style:style style:name="T454" style:family="text">
      <style:text-properties style:font-name="Baskerville1" fo:font-style="italic" officeooo:rsid="008bdc30" style:font-style-asian="italic" style:font-style-complex="italic"/>
    </style:style>
    <style:style style:name="T455" style:family="text">
      <style:text-properties style:font-name="Baskerville1" fo:font-style="italic" officeooo:rsid="003876d7" style:font-style-asian="italic" style:font-style-complex="italic"/>
    </style:style>
    <style:style style:name="T456" style:family="text">
      <style:text-properties style:font-name="Baskerville1" fo:font-style="italic" officeooo:rsid="00935f19" style:font-style-asian="italic" style:font-style-complex="italic"/>
    </style:style>
    <style:style style:name="T457" style:family="text">
      <style:text-properties style:font-name="Baskerville1" fo:font-style="italic" officeooo:rsid="01c41303" style:font-style-asian="italic" style:font-style-complex="italic"/>
    </style:style>
    <style:style style:name="T458" style:family="text">
      <style:text-properties style:font-name="Baskerville1" fo:font-style="italic" fo:font-weight="bold" style:font-name-asian="Baskerville1" style:font-style-asian="italic" style:font-weight-asian="bold" style:font-name-complex="Baskerville1" style:font-style-complex="italic" style:font-weight-complex="bold"/>
    </style:style>
    <style:style style:name="T459" style:family="text">
      <style:text-properties style:font-name="Baskerville1" fo:font-style="italic" fo:font-weight="bold" officeooo:rsid="00dde2ac" style:font-name-asian="Baskerville1" style:font-style-asian="italic" style:font-weight-asian="bold" style:font-name-complex="Baskerville1" style:font-style-complex="italic" style:font-weight-complex="bold"/>
    </style:style>
    <style:style style:name="T460" style:family="text">
      <style:text-properties style:font-name="Baskerville1" fo:font-style="italic" fo:font-weight="bold" officeooo:rsid="0019d031" style:font-name-asian="Baskerville1" style:font-style-asian="italic" style:font-weight-asian="bold" style:font-name-complex="Baskerville1" style:font-style-complex="italic" style:font-weight-complex="bold"/>
    </style:style>
    <style:style style:name="T461" style:family="text">
      <style:text-properties style:font-name="Baskerville1" fo:font-style="italic" fo:font-weight="bold" officeooo:rsid="00ab1be2" style:font-name-asian="Baskerville1" style:font-style-asian="italic" style:font-weight-asian="bold" style:font-name-complex="Baskerville1" style:font-style-complex="italic" style:font-weight-complex="bold"/>
    </style:style>
    <style:style style:name="T462" style:family="text">
      <style:text-properties style:font-name="Baskerville1" fo:font-style="italic" fo:font-weight="bold" officeooo:rsid="00febc38" style:font-name-asian="Baskerville1" style:font-style-asian="italic" style:font-weight-asian="bold" style:font-name-complex="Baskerville1" style:font-style-complex="italic" style:font-weight-complex="bold"/>
    </style:style>
    <style:style style:name="T463" style:family="text">
      <style:text-properties style:font-name="Baskerville1" fo:font-style="italic" fo:font-weight="bold" officeooo:rsid="01bbe6ff" style:font-name-asian="Baskerville1" style:font-style-asian="italic" style:font-weight-asian="bold" style:font-name-complex="Baskerville1" style:font-style-complex="italic" style:font-weight-complex="bold"/>
    </style:style>
    <style:style style:name="T464" style:family="text">
      <style:text-properties style:font-name="Baskerville1" fo:font-style="italic" fo:font-weight="bold" officeooo:rsid="01bcc2b8" style:font-name-asian="Baskerville1" style:font-style-asian="italic" style:font-weight-asian="bold" style:font-name-complex="Baskerville1" style:font-style-complex="italic" style:font-weight-complex="bold"/>
    </style:style>
    <style:style style:name="T465" style:family="text">
      <style:text-properties style:font-name="Baskerville1" fo:font-style="italic" fo:font-weight="bold" officeooo:rsid="01b783b6" style:font-name-asian="Baskerville1" style:font-style-asian="italic" style:font-weight-asian="bold" style:font-name-complex="Baskerville1" style:font-style-complex="italic" style:font-weight-complex="bold"/>
    </style:style>
    <style:style style:name="T466" style:family="text">
      <style:text-properties style:font-name="Baskerville1" fo:font-style="italic" fo:font-weight="bold" officeooo:rsid="0228475a" style:font-name-asian="Baskerville1" style:font-style-asian="italic" style:font-weight-asian="bold" style:font-name-complex="Baskerville1" style:font-style-complex="italic" style:font-weight-complex="bold"/>
    </style:style>
    <style:style style:name="T467" style:family="text">
      <style:text-properties style:font-name="Baskerville1" fo:font-style="italic" fo:font-weight="bold" officeooo:rsid="027f300f" style:font-name-asian="Baskerville1" style:font-style-asian="italic" style:font-weight-asian="bold" style:font-name-complex="Baskerville1" style:font-style-complex="italic" style:font-weight-complex="bold"/>
    </style:style>
    <style:style style:name="T468" style:family="text">
      <style:text-properties style:font-name="Baskerville1" fo:font-style="italic" fo:font-weight="bold" officeooo:rsid="002e4697" style:font-name-asian="Liberation Serif1" style:font-style-asian="italic" style:font-weight-asian="bold" style:font-name-complex="Liberation Serif1" style:font-style-complex="italic" style:font-weight-complex="bold"/>
    </style:style>
    <style:style style:name="T469" style:family="text">
      <style:text-properties style:font-name="Baskerville1" fo:font-style="italic" fo:font-weight="bold" officeooo:rsid="0033ffa6" style:font-name-asian="Liberation Serif1" style:font-style-asian="italic" style:font-weight-asian="bold" style:font-name-complex="Liberation Serif1" style:font-style-complex="italic" style:font-weight-complex="bold"/>
    </style:style>
    <style:style style:name="T470" style:family="text">
      <style:text-properties style:font-name="Baskerville1" fo:font-style="italic" fo:font-weight="bold" officeooo:rsid="009160ae" style:font-name-asian="Liberation Serif1" style:font-style-asian="italic" style:font-weight-asian="bold" style:font-name-complex="Liberation Serif1" style:font-style-complex="italic" style:font-weight-complex="bold"/>
    </style:style>
    <style:style style:name="T471" style:family="text">
      <style:text-properties style:font-name="Baskerville1" fo:font-weight="bold" style:font-name-asian="Baskerville1" style:font-weight-asian="bold" style:font-name-complex="Baskerville1" style:font-weight-complex="bold"/>
    </style:style>
    <style:style style:name="T472" style:family="text">
      <style:text-properties style:font-name="Baskerville1" fo:font-weight="bold" officeooo:rsid="006dbe57" style:font-name-asian="Baskerville1" style:font-weight-asian="bold" style:font-name-complex="Baskerville1" style:font-weight-complex="bold"/>
    </style:style>
    <style:style style:name="T473" style:family="text">
      <style:text-properties style:font-name="Baskerville1" fo:font-weight="bold" officeooo:rsid="003876d7" style:font-name-asian="Baskerville1" style:font-weight-asian="bold" style:font-name-complex="Baskerville1" style:font-weight-complex="bold"/>
    </style:style>
    <style:style style:name="T474" style:family="text">
      <style:text-properties style:font-name="Baskerville1" fo:font-weight="bold" officeooo:rsid="0033ffa6" style:font-name-asian="Baskerville1" style:font-weight-asian="bold" style:font-name-complex="Baskerville1" style:font-weight-complex="bold"/>
    </style:style>
    <style:style style:name="T475" style:family="text">
      <style:text-properties style:font-name="Baskerville1" fo:font-weight="bold" officeooo:rsid="00ad6b43" style:font-name-asian="Baskerville1" style:font-weight-asian="bold" style:font-name-complex="Baskerville1" style:font-weight-complex="bold"/>
    </style:style>
    <style:style style:name="T476" style:family="text">
      <style:text-properties style:font-name="Baskerville1" fo:font-weight="bold" officeooo:rsid="0019d031" style:font-name-asian="Baskerville1" style:font-weight-asian="bold" style:font-name-complex="Baskerville1" style:font-weight-complex="bold"/>
    </style:style>
    <style:style style:name="T477" style:family="text">
      <style:text-properties style:font-name="Baskerville1" fo:font-weight="bold" officeooo:rsid="00dde2ac" style:font-name-asian="Baskerville1" style:font-weight-asian="bold" style:font-name-complex="Baskerville1" style:font-weight-complex="bold"/>
    </style:style>
    <style:style style:name="T478" style:family="text">
      <style:text-properties style:font-name="Baskerville1" fo:font-weight="bold" officeooo:rsid="00e2a166" style:font-name-asian="Baskerville1" style:font-weight-asian="bold" style:font-name-complex="Baskerville1" style:font-weight-complex="bold"/>
    </style:style>
    <style:style style:name="T479" style:family="text">
      <style:text-properties style:font-name="Baskerville1" fo:font-weight="bold" officeooo:rsid="00ed65a8" style:font-name-asian="Baskerville1" style:font-weight-asian="bold" style:font-name-complex="Baskerville1" style:font-weight-complex="bold"/>
    </style:style>
    <style:style style:name="T480" style:family="text">
      <style:text-properties style:font-name="Baskerville1" fo:font-weight="bold" officeooo:rsid="00f0276c" style:font-name-asian="Baskerville1" style:font-weight-asian="bold" style:font-name-complex="Baskerville1" style:font-weight-complex="bold"/>
    </style:style>
    <style:style style:name="T481" style:family="text">
      <style:text-properties style:font-name="Baskerville1" fo:font-weight="bold" officeooo:rsid="00f3e342" style:font-name-asian="Baskerville1" style:font-weight-asian="bold" style:font-name-complex="Baskerville1" style:font-weight-complex="bold"/>
    </style:style>
    <style:style style:name="T482" style:family="text">
      <style:text-properties style:font-name="Baskerville1" fo:font-weight="bold" officeooo:rsid="00fac964" style:font-name-asian="Baskerville1" style:font-weight-asian="bold" style:font-name-complex="Baskerville1" style:font-weight-complex="bold"/>
    </style:style>
    <style:style style:name="T483" style:family="text">
      <style:text-properties style:font-name="Baskerville1" fo:font-weight="bold" officeooo:rsid="00fb9f90" style:font-name-asian="Baskerville1" style:font-weight-asian="bold" style:font-name-complex="Baskerville1" style:font-weight-complex="bold"/>
    </style:style>
    <style:style style:name="T484" style:family="text">
      <style:text-properties style:font-name="Baskerville1" fo:font-weight="bold" officeooo:rsid="00febc38" style:font-name-asian="Baskerville1" style:font-weight-asian="bold" style:font-name-complex="Baskerville1" style:font-weight-complex="bold"/>
    </style:style>
    <style:style style:name="T485" style:family="text">
      <style:text-properties style:font-name="Baskerville1" fo:font-weight="bold" officeooo:rsid="0100ee6c" style:font-name-asian="Baskerville1" style:font-weight-asian="bold" style:font-name-complex="Baskerville1" style:font-weight-complex="bold"/>
    </style:style>
    <style:style style:name="T486" style:family="text">
      <style:text-properties style:font-name="Baskerville1" fo:font-weight="bold" officeooo:rsid="015b1a2d" style:font-name-asian="Baskerville1" style:font-weight-asian="bold" style:font-name-complex="Baskerville1" style:font-weight-complex="bold"/>
    </style:style>
    <style:style style:name="T487" style:family="text">
      <style:text-properties style:font-name="Baskerville1" fo:font-weight="bold" officeooo:rsid="00f9d7ab" style:font-name-asian="Baskerville1" style:font-weight-asian="bold" style:font-name-complex="Baskerville1" style:font-weight-complex="bold"/>
    </style:style>
    <style:style style:name="T488" style:family="text">
      <style:text-properties style:font-name="Baskerville1" fo:font-weight="bold" officeooo:rsid="00f78cfb" style:font-name-asian="Baskerville1" style:font-weight-asian="bold" style:font-name-complex="Baskerville1" style:font-weight-complex="bold"/>
    </style:style>
    <style:style style:name="T489" style:family="text">
      <style:text-properties style:font-name="Baskerville1" fo:font-weight="bold" officeooo:rsid="01ae1511" style:font-name-asian="Baskerville1" style:font-weight-asian="bold" style:font-name-complex="Baskerville1" style:font-weight-complex="bold"/>
    </style:style>
    <style:style style:name="T490" style:family="text">
      <style:text-properties style:font-name="Baskerville1" fo:font-weight="bold" officeooo:rsid="01b2aa44" style:font-name-asian="Baskerville1" style:font-weight-asian="bold" style:font-name-complex="Baskerville1" style:font-weight-complex="bold"/>
    </style:style>
    <style:style style:name="T491" style:family="text">
      <style:text-properties style:font-name="Baskerville1" fo:font-weight="bold" officeooo:rsid="01b783b6" style:font-name-asian="Baskerville1" style:font-weight-asian="bold" style:font-name-complex="Baskerville1" style:font-weight-complex="bold"/>
    </style:style>
    <style:style style:name="T492" style:family="text">
      <style:text-properties style:font-name="Baskerville1" fo:font-weight="bold" officeooo:rsid="01b9a4bf" style:font-name-asian="Baskerville1" style:font-weight-asian="bold" style:font-name-complex="Baskerville1" style:font-weight-complex="bold"/>
    </style:style>
    <style:style style:name="T493" style:family="text">
      <style:text-properties style:font-name="Baskerville1" fo:font-weight="bold" officeooo:rsid="01ba4bc3" style:font-name-asian="Baskerville1" style:font-weight-asian="bold" style:font-name-complex="Baskerville1" style:font-weight-complex="bold"/>
    </style:style>
    <style:style style:name="T494" style:family="text">
      <style:text-properties style:font-name="Baskerville1" fo:font-weight="bold" officeooo:rsid="01bbe6ff" style:font-name-asian="Baskerville1" style:font-weight-asian="bold" style:font-name-complex="Baskerville1" style:font-weight-complex="bold"/>
    </style:style>
    <style:style style:name="T495" style:family="text">
      <style:text-properties style:font-name="Baskerville1" fo:font-weight="bold" officeooo:rsid="01c832f8" style:font-name-asian="Baskerville1" style:font-weight-asian="bold" style:font-name-complex="Baskerville1" style:font-weight-complex="bold"/>
    </style:style>
    <style:style style:name="T496" style:family="text">
      <style:text-properties style:font-name="Baskerville1" fo:font-weight="bold" officeooo:rsid="01ee559e" style:font-name-asian="Baskerville1" style:font-weight-asian="bold" style:font-name-complex="Baskerville1" style:font-weight-complex="bold"/>
    </style:style>
    <style:style style:name="T497" style:family="text">
      <style:text-properties style:font-name="Baskerville1" fo:font-weight="bold" officeooo:rsid="01f1a03b" style:font-name-asian="Baskerville1" style:font-weight-asian="bold" style:font-name-complex="Baskerville1" style:font-weight-complex="bold"/>
    </style:style>
    <style:style style:name="T498" style:family="text">
      <style:text-properties style:font-name="Baskerville1" fo:font-weight="bold" officeooo:rsid="00c4c91b" style:font-name-asian="Baskerville1" style:font-weight-asian="bold" style:font-name-complex="Baskerville1" style:font-weight-complex="bold"/>
    </style:style>
    <style:style style:name="T499" style:family="text">
      <style:text-properties style:font-name="Baskerville1" fo:font-weight="bold" officeooo:rsid="021e4713" style:font-name-asian="Baskerville1" style:font-weight-asian="bold" style:font-name-complex="Baskerville1" style:font-weight-complex="bold"/>
    </style:style>
    <style:style style:name="T500" style:family="text">
      <style:text-properties style:font-name="Baskerville1" fo:font-weight="bold" officeooo:rsid="0159b825" style:font-name-asian="Baskerville1" style:font-weight-asian="bold" style:font-name-complex="Baskerville1" style:font-weight-complex="bold"/>
    </style:style>
    <style:style style:name="T501" style:family="text">
      <style:text-properties style:font-name="Baskerville1" fo:font-weight="bold" officeooo:rsid="00f1efc9" style:font-name-asian="Baskerville1" style:font-weight-asian="bold" style:font-name-complex="Baskerville1" style:font-weight-complex="bold"/>
    </style:style>
    <style:style style:name="T502" style:family="text">
      <style:text-properties style:font-name="Baskerville1" fo:font-weight="bold" officeooo:rsid="0227ac27" style:font-name-asian="Baskerville1" style:font-weight-asian="bold" style:font-name-complex="Baskerville1" style:font-weight-complex="bold"/>
    </style:style>
    <style:style style:name="T503" style:family="text">
      <style:text-properties style:font-name="Baskerville1" fo:font-weight="bold" officeooo:rsid="00fc5eec" style:font-name-asian="Baskerville1" style:font-weight-asian="bold" style:font-name-complex="Baskerville1" style:font-weight-complex="bold"/>
    </style:style>
    <style:style style:name="T504" style:family="text">
      <style:text-properties style:font-name="Baskerville1" fo:font-weight="bold" officeooo:rsid="021b303f" style:font-name-asian="Baskerville1" style:font-weight-asian="bold" style:font-name-complex="Baskerville1" style:font-weight-complex="bold"/>
    </style:style>
    <style:style style:name="T505" style:family="text">
      <style:text-properties style:font-name="Baskerville1" fo:font-weight="bold" officeooo:rsid="00a341f5" style:font-name-asian="Baskerville1" style:font-weight-asian="bold" style:font-name-complex="Baskerville1" style:font-weight-complex="bold"/>
    </style:style>
    <style:style style:name="T506" style:family="text">
      <style:text-properties style:font-name="Baskerville1" fo:font-weight="bold" officeooo:rsid="00fe9a8c" style:font-name-asian="Baskerville1" style:font-weight-asian="bold" style:font-name-complex="Baskerville1" style:font-weight-complex="bold"/>
    </style:style>
    <style:style style:name="T507" style:family="text">
      <style:text-properties style:font-name="Baskerville1" fo:font-weight="bold" officeooo:rsid="003876d7" style:font-weight-asian="bold" style:font-weight-complex="bold"/>
    </style:style>
    <style:style style:name="T508" style:family="text">
      <style:text-properties style:font-name="Baskerville1" fo:font-weight="bold" officeooo:rsid="0033ffa6" style:font-weight-asian="bold" style:font-weight-complex="bold"/>
    </style:style>
    <style:style style:name="T509" style:family="text">
      <style:text-properties style:font-name="Baskerville1" fo:font-weight="bold" officeooo:rsid="00935f19" style:font-weight-asian="bold" style:font-weight-complex="bold"/>
    </style:style>
    <style:style style:name="T510" style:family="text">
      <style:text-properties style:font-name="Baskerville1" fo:font-weight="bold" officeooo:rsid="01ab8970" style:font-weight-asian="bold" style:font-weight-complex="bold"/>
    </style:style>
    <style:style style:name="T511" style:family="text">
      <style:text-properties style:font-name="Baskerville1" fo:font-weight="bold" officeooo:rsid="008f9c0a" style:font-weight-asian="bold" style:font-weight-complex="bold"/>
    </style:style>
    <style:style style:name="T512" style:family="text">
      <style:text-properties style:font-name="Baskerville1" fo:font-weight="bold" officeooo:rsid="01c61245" style:font-weight-asian="bold" style:font-weight-complex="bold"/>
    </style:style>
    <style:style style:name="T513" style:family="text">
      <style:text-properties style:font-name="Baskerville1" fo:font-weight="normal" officeooo:rsid="00791b17" style:font-name-asian="Baskerville1" style:font-weight-asian="normal" style:font-name-complex="Baskerville1" style:font-weight-complex="normal"/>
    </style:style>
    <style:style style:name="T514" style:family="text">
      <style:text-properties style:font-name="Baskerville1" fo:font-weight="normal" officeooo:rsid="0079c103" style:font-name-asian="Baskerville1" style:font-weight-asian="normal" style:font-name-complex="Baskerville1" style:font-weight-complex="normal"/>
    </style:style>
    <style:style style:name="T515" style:family="text">
      <style:text-properties style:font-name="Baskerville1" fo:font-weight="normal" style:font-weight-asian="normal" style:font-weight-complex="normal"/>
    </style:style>
    <style:style style:name="T516" style:family="text">
      <style:text-properties style:font-name="Baskerville1" style:text-underline-style="none"/>
    </style:style>
    <style:style style:name="T517" style:family="text">
      <style:text-properties style:font-name="Baskerville1" style:text-underline-style="none" style:font-name-asian="Baskerville1" style:font-name-complex="Baskerville1"/>
    </style:style>
    <style:style style:name="T518" style:family="text">
      <style:text-properties style:font-name="Baskerville1" style:text-underline-style="none" officeooo:rsid="00885c16" style:font-name-asian="Baskerville1" style:font-name-complex="Baskerville1"/>
    </style:style>
    <style:style style:name="T519" style:family="text">
      <style:text-properties style:font-name="Baskerville1" style:text-underline-style="none" officeooo:rsid="003876d7" style:font-name-asian="Baskerville1" style:font-name-complex="Baskerville1"/>
    </style:style>
    <style:style style:name="T520" style:family="text">
      <style:text-properties style:font-name="Baskerville1" style:text-underline-style="none" officeooo:rsid="0088ab91" style:font-name-asian="Baskerville1" style:font-name-complex="Baskerville1"/>
    </style:style>
    <style:style style:name="T521" style:family="text">
      <style:text-properties style:font-name="Baskerville1" style:text-underline-style="none" officeooo:rsid="008a549f" style:font-name-asian="Baskerville1" style:font-name-complex="Baskerville1"/>
    </style:style>
    <style:style style:name="T522" style:family="text">
      <style:text-properties style:font-name="Baskerville1" style:text-underline-style="none" officeooo:rsid="008b19d6" style:font-name-asian="Baskerville1" style:font-name-complex="Baskerville1"/>
    </style:style>
    <style:style style:name="T523" style:family="text">
      <style:text-properties style:font-name="Baskerville1" style:text-underline-style="none" officeooo:rsid="01bd7ef1" style:font-name-asian="Baskerville1" style:font-name-complex="Baskerville1"/>
    </style:style>
    <style:style style:name="T524" style:family="text">
      <style:text-properties style:font-name="Baskerville1" style:text-underline-style="none" officeooo:rsid="01bdf988" style:font-name-asian="Baskerville1" style:font-name-complex="Baskerville1"/>
    </style:style>
    <style:style style:name="T525" style:family="text">
      <style:text-properties style:font-name="Baskerville1" style:text-underline-style="none" officeooo:rsid="01e1b12f" style:font-name-asian="Baskerville1" style:font-name-complex="Baskerville1"/>
    </style:style>
    <style:style style:name="T526" style:family="text">
      <style:text-properties style:font-name="Baskerville1" style:text-underline-style="none" officeooo:rsid="01e354fb" style:font-name-asian="Baskerville1" style:font-name-complex="Baskerville1"/>
    </style:style>
    <style:style style:name="T527" style:family="text">
      <style:text-properties style:font-name="Baskerville1" style:text-underline-style="none" officeooo:rsid="01e46e63" style:font-name-asian="Baskerville1" style:font-name-complex="Baskerville1"/>
    </style:style>
    <style:style style:name="T528" style:family="text">
      <style:text-properties style:font-name="Baskerville1" style:text-underline-style="none" officeooo:rsid="01e49750" style:font-name-asian="Baskerville1" style:font-name-complex="Baskerville1"/>
    </style:style>
    <style:style style:name="T529" style:family="text">
      <style:text-properties style:font-name="Baskerville1" style:text-underline-style="none" officeooo:rsid="01f37582" style:font-name-asian="Baskerville1" style:font-name-complex="Baskerville1"/>
    </style:style>
    <style:style style:name="T530" style:family="text">
      <style:text-properties style:font-name="Baskerville1" style:text-underline-style="none" officeooo:rsid="01f658a1" style:font-name-asian="Baskerville1" style:font-name-complex="Baskerville1"/>
    </style:style>
    <style:style style:name="T531" style:family="text">
      <style:text-properties style:font-name="Baskerville1" style:text-underline-style="none" officeooo:rsid="01f757cb" style:font-name-asian="Baskerville1" style:font-name-complex="Baskerville1"/>
    </style:style>
    <style:style style:name="T532" style:family="text">
      <style:text-properties style:font-name="Baskerville1" style:text-underline-style="none" officeooo:rsid="01f86689" style:font-name-asian="Baskerville1" style:font-name-complex="Baskerville1"/>
    </style:style>
    <style:style style:name="T533" style:family="text">
      <style:text-properties style:font-name="Baskerville1" style:text-underline-style="none" officeooo:rsid="01fa5a9c" style:font-name-asian="Baskerville1" style:font-name-complex="Baskerville1"/>
    </style:style>
    <style:style style:name="T534" style:family="text">
      <style:text-properties style:font-name="Baskerville1" style:text-underline-style="none" officeooo:rsid="01f47ce9" style:font-name-asian="Baskerville1" style:font-name-complex="Baskerville1"/>
    </style:style>
    <style:style style:name="T535" style:family="text">
      <style:text-properties style:font-name="Baskerville1" style:text-underline-style="none" fo:font-weight="bold" style:font-name-asian="Baskerville1" style:font-weight-asian="bold" style:font-name-complex="Baskerville1" style:font-weight-complex="bold"/>
    </style:style>
    <style:style style:name="T536" style:family="text">
      <style:text-properties style:font-name="Baskerville1" style:text-underline-style="none" fo:font-weight="bold" officeooo:rsid="003876d7" style:font-name-asian="Baskerville1" style:font-weight-asian="bold" style:font-name-complex="Baskerville1" style:font-weight-complex="bold"/>
    </style:style>
    <style:style style:name="T537" style:family="text">
      <style:text-properties style:font-name="Baskerville1" style:text-underline-style="none" fo:font-weight="bold" officeooo:rsid="0033ffa6" style:font-name-asian="Baskerville1" style:font-weight-asian="bold" style:font-name-complex="Baskerville1" style:font-weight-complex="bold"/>
    </style:style>
    <style:style style:name="T538" style:family="text">
      <style:text-properties style:font-name="Baskerville1" style:text-underline-style="none" fo:font-weight="bold" officeooo:rsid="01aac648" style:font-name-asian="Baskerville1" style:font-weight-asian="bold" style:font-name-complex="Baskerville1" style:font-weight-complex="bold"/>
    </style:style>
    <style:style style:name="T539" style:family="text">
      <style:text-properties style:font-name="Baskerville1" style:text-underline-style="none" fo:font-weight="bold" officeooo:rsid="01ab8970" style:font-name-asian="Baskerville1" style:font-weight-asian="bold" style:font-name-complex="Baskerville1" style:font-weight-complex="bold"/>
    </style:style>
    <style:style style:name="T540" style:family="text">
      <style:text-properties style:font-name="Baskerville1" style:text-underline-style="none" fo:font-weight="bold" officeooo:rsid="01bdf988" style:font-name-asian="Baskerville1" style:font-weight-asian="bold" style:font-name-complex="Baskerville1" style:font-weight-complex="bold"/>
    </style:style>
    <style:style style:name="T541" style:family="text">
      <style:text-properties style:font-name="Baskerville1" style:text-underline-style="none" fo:font-weight="bold" officeooo:rsid="01c832f8" style:font-name-asian="Baskerville1" style:font-weight-asian="bold" style:font-name-complex="Baskerville1" style:font-weight-complex="bold"/>
    </style:style>
    <style:style style:name="T542" style:family="text">
      <style:text-properties style:font-name="Baskerville1" style:text-underline-style="none" fo:font-weight="bold" officeooo:rsid="01c8ecef" style:font-name-asian="Baskerville1" style:font-weight-asian="bold" style:font-name-complex="Baskerville1" style:font-weight-complex="bold"/>
    </style:style>
    <style:style style:name="T543" style:family="text">
      <style:text-properties style:font-name="Baskerville1" style:text-underline-style="none" fo:font-weight="bold" officeooo:rsid="01e354fb" style:font-name-asian="Baskerville1" style:font-weight-asian="bold" style:font-name-complex="Baskerville1" style:font-weight-complex="bold"/>
    </style:style>
    <style:style style:name="T544" style:family="text">
      <style:text-properties style:font-name="Baskerville1" style:text-underline-style="none" fo:font-weight="bold" officeooo:rsid="01ae1511" style:font-name-asian="Baskerville1" style:font-weight-asian="bold" style:font-name-complex="Baskerville1" style:font-weight-complex="bold"/>
    </style:style>
    <style:style style:name="T545" style:family="text">
      <style:text-properties style:font-name="Baskerville1" style:text-underline-style="none" fo:font-weight="bold" officeooo:rsid="01f21864" style:font-name-asian="Baskerville1" style:font-weight-asian="bold" style:font-name-complex="Baskerville1" style:font-weight-complex="bold"/>
    </style:style>
    <style:style style:name="T546" style:family="text">
      <style:text-properties style:font-name="Baskerville1" style:text-underline-style="none" fo:font-weight="bold" officeooo:rsid="01f47ce9" style:font-name-asian="Baskerville1" style:font-weight-asian="bold" style:font-name-complex="Baskerville1" style:font-weight-complex="bold"/>
    </style:style>
    <style:style style:name="T547" style:family="text">
      <style:text-properties style:font-name="Baskerville1" style:text-underline-style="none" fo:font-weight="bold" officeooo:rsid="01f658a1" style:font-name-asian="Baskerville1" style:font-weight-asian="bold" style:font-name-complex="Baskerville1" style:font-weight-complex="bold"/>
    </style:style>
    <style:style style:name="T548" style:family="text">
      <style:text-properties style:font-name="Baskerville1" style:text-underline-style="none" fo:font-weight="bold" officeooo:rsid="01f757cb" style:font-name-asian="Baskerville1" style:font-weight-asian="bold" style:font-name-complex="Baskerville1" style:font-weight-complex="bold"/>
    </style:style>
    <style:style style:name="T549" style:family="text">
      <style:text-properties style:font-name="Baskerville1" style:text-underline-style="none" fo:font-weight="bold" officeooo:rsid="01fa5a9c" style:font-name-asian="Baskerville1" style:font-weight-asian="bold" style:font-name-complex="Baskerville1" style:font-weight-complex="bold"/>
    </style:style>
    <style:style style:name="T550" style:family="text">
      <style:text-properties style:font-name="Baskerville1" style:text-underline-style="none" fo:font-weight="bold" officeooo:rsid="01f37582" style:font-name-asian="Baskerville1" style:font-weight-asian="bold" style:font-name-complex="Baskerville1" style:font-weight-complex="bold"/>
    </style:style>
    <style:style style:name="T551" style:family="text">
      <style:text-properties style:font-name="Baskerville1" style:text-underline-style="none" fo:font-weight="bold" officeooo:rsid="01f86689" style:font-name-asian="Baskerville1" style:font-weight-asian="bold" style:font-name-complex="Baskerville1" style:font-weight-complex="bold"/>
    </style:style>
    <style:style style:name="T552" style:family="text">
      <style:text-properties style:font-name="Baskerville1" officeooo:rsid="008b85c2"/>
    </style:style>
    <style:style style:name="T553" style:family="text">
      <style:text-properties style:font-name="Baskerville1" officeooo:rsid="008bdc30"/>
    </style:style>
    <style:style style:name="T554" style:family="text">
      <style:text-properties style:font-name="Baskerville1" officeooo:rsid="003876d7"/>
    </style:style>
    <style:style style:name="T555" style:family="text">
      <style:text-properties style:font-name="Baskerville1" officeooo:rsid="008f9c0a"/>
    </style:style>
    <style:style style:name="T556" style:family="text">
      <style:text-properties style:font-name="Baskerville1" officeooo:rsid="009160ae"/>
    </style:style>
    <style:style style:name="T557" style:family="text">
      <style:text-properties style:font-name="Baskerville1" officeooo:rsid="00935f19"/>
    </style:style>
    <style:style style:name="T558" style:family="text">
      <style:text-properties style:font-name="Baskerville1" fo:font-size="10.5pt" officeooo:rsid="00df3b20" style:font-name-asian="Baskerville1" style:font-size-asian="10.5pt" style:font-name-complex="Baskerville1" style:font-size-complex="10.5pt"/>
    </style:style>
    <style:style style:name="T559" style:family="text">
      <style:text-properties style:font-name="Baskerville1" fo:font-size="10.5pt" officeooo:rsid="01512407" style:font-name-asian="Baskerville1" style:font-size-asian="10.5pt" style:font-name-complex="Baskerville1" style:font-size-complex="10.5pt"/>
    </style:style>
    <style:style style:name="T560" style:family="text">
      <style:text-properties style:font-name="Baskerville1" style:text-underline-style="solid" style:text-underline-width="auto" style:text-underline-color="font-color"/>
    </style:style>
    <style:style style:name="T561" style:family="text">
      <style:text-properties style:font-name="Baskerville1" style:text-underline-style="solid" style:text-underline-width="auto" style:text-underline-color="font-color" fo:font-weight="bold" officeooo:rsid="0100ee6c" style:font-name-asian="Baskerville1" style:font-weight-asian="bold" style:font-name-complex="Baskerville1" style:font-weight-complex="bold"/>
    </style:style>
    <style:style style:name="T562" style:family="text">
      <style:text-properties style:font-name="Baskerville1" style:text-underline-style="solid" style:text-underline-width="auto" style:text-underline-color="font-color" fo:font-weight="bold" officeooo:rsid="01c832f8" style:font-name-asian="Baskerville1" style:font-weight-asian="bold" style:font-name-complex="Baskerville1" style:font-weight-complex="bold"/>
    </style:style>
    <style:style style:name="T563" style:family="text">
      <style:text-properties style:font-name="Baskerville1" style:text-underline-style="solid" style:text-underline-width="auto" style:text-underline-color="font-color" fo:font-weight="bold" officeooo:rsid="00c4c91b" style:font-name-asian="Baskerville1" style:font-weight-asian="bold" style:font-name-complex="Baskerville1" style:font-weight-complex="bold"/>
    </style:style>
    <style:style style:name="T564" style:family="text">
      <style:text-properties style:font-name="Baskerville1" style:text-underline-style="solid" style:text-underline-width="auto" style:text-underline-color="font-color" fo:font-weight="bold" officeooo:rsid="00935f19" style:font-weight-asian="bold" style:font-weight-complex="bold"/>
    </style:style>
    <style:style style:name="T565" style:family="text">
      <style:text-properties style:font-name="Baskerville1" style:text-underline-style="solid" style:text-underline-width="auto" style:text-underline-color="font-color" fo:font-weight="normal" officeooo:rsid="00791b17" style:font-name-asian="Baskerville1" style:font-weight-asian="normal" style:font-name-complex="Baskerville1" style:font-weight-complex="normal"/>
    </style:style>
    <style:style style:name="T566" style:family="text">
      <style:text-properties style:font-name="Baskerville1" style:text-underline-style="solid" style:text-underline-width="auto" style:text-underline-color="font-color" style:font-name-asian="Baskerville1" style:font-name-complex="Baskerville1"/>
    </style:style>
    <style:style style:name="T567" style:family="text">
      <style:text-properties style:font-name="Baskerville1" style:text-underline-style="solid" style:text-underline-width="auto" style:text-underline-color="font-color" officeooo:rsid="00f92f78" style:font-name-asian="Baskerville1" style:font-name-complex="Baskerville1"/>
    </style:style>
    <style:style style:name="T568" style:family="text">
      <style:text-properties style:font-name="Baskerville1" style:text-underline-style="solid" style:text-underline-width="auto" style:text-underline-color="font-color" officeooo:rsid="00fb9f90" style:font-name-asian="Baskerville1" style:font-name-complex="Baskerville1"/>
    </style:style>
    <style:style style:name="T569" style:family="text">
      <style:text-properties style:font-name="Baskerville1" style:text-underline-style="solid" style:text-underline-width="auto" style:text-underline-color="font-color" officeooo:rsid="01bd7ef1" style:font-name-asian="Baskerville1" style:font-name-complex="Baskerville1"/>
    </style:style>
    <style:style style:name="T570" style:family="text">
      <style:text-properties style:font-name="Baskerville1" style:text-underline-style="solid" style:text-underline-width="auto" style:text-underline-color="font-color" officeooo:rsid="01f658a1" style:font-name-asian="Baskerville1" style:font-name-complex="Baskerville1"/>
    </style:style>
    <style:style style:name="T571" style:family="text">
      <style:text-properties style:font-name="Baskerville1" style:text-underline-style="solid" style:text-underline-width="auto" style:text-underline-color="font-color" officeooo:rsid="01f37582" style:font-name-asian="Baskerville1" style:font-name-complex="Baskerville1"/>
    </style:style>
    <style:style style:name="T572" style:family="text">
      <style:text-properties style:font-name="Baskerville1" style:text-underline-style="solid" style:text-underline-width="auto" style:text-underline-color="font-color" officeooo:rsid="00e3f718" style:font-name-asian="Baskerville1" style:font-name-complex="Baskerville1"/>
    </style:style>
    <style:style style:name="T573" style:family="text">
      <style:text-properties style:font-name="Baskerville1" style:text-underline-style="solid" style:text-underline-width="auto" style:text-underline-color="font-color" officeooo:rsid="00935f19"/>
    </style:style>
    <style:style style:name="T574" style:family="text">
      <style:text-properties style:font-name="Baskerville1" fo:font-style="normal" style:text-underline-style="none" fo:font-weight="normal" officeooo:rsid="0088ab91" style:font-name-asian="Baskerville1" style:font-style-asian="normal" style:font-weight-asian="normal" style:font-name-complex="Baskerville1" style:font-style-complex="normal" style:font-weight-complex="normal"/>
    </style:style>
    <style:style style:name="T575" style:family="text">
      <style:text-properties style:font-name="Baskerville1" fo:font-style="normal" style:text-underline-style="none" fo:font-weight="normal" officeooo:rsid="01be475b" style:font-name-asian="Baskerville1" style:font-style-asian="normal" style:font-weight-asian="normal" style:font-name-complex="Baskerville1" style:font-style-complex="normal" style:font-weight-complex="normal"/>
    </style:style>
    <style:style style:name="T576" style:family="text">
      <style:text-properties style:font-name="Baskerville1" fo:font-style="normal" style:text-underline-style="none" fo:font-weight="normal" officeooo:rsid="01f009dd" style:font-name-asian="Baskerville1" style:font-style-asian="normal" style:font-weight-asian="normal" style:font-name-complex="Baskerville1" style:font-style-complex="normal" style:font-weight-complex="normal"/>
    </style:style>
    <style:style style:name="T577" style:family="text">
      <style:text-properties style:font-name="Baskerville1" fo:font-style="normal" style:text-underline-style="none" fo:font-weight="normal" officeooo:rsid="01f1a03b" style:font-name-asian="Baskerville1" style:font-style-asian="normal" style:font-weight-asian="normal" style:font-name-complex="Baskerville1" style:font-style-complex="normal" style:font-weight-complex="normal"/>
    </style:style>
    <style:style style:name="T578" style:family="text">
      <style:text-properties style:font-name="Baskerville1" fo:font-style="normal" style:text-underline-style="none" fo:font-weight="normal" officeooo:rsid="01f21864" style:font-name-asian="Baskerville1" style:font-style-asian="normal" style:font-weight-asian="normal" style:font-name-complex="Baskerville1" style:font-style-complex="normal" style:font-weight-complex="normal"/>
    </style:style>
    <style:style style:name="T579" style:family="text">
      <style:text-properties style:font-name="Baskerville1" fo:font-style="normal" style:text-underline-style="none" fo:font-weight="normal" officeooo:rsid="0228475a" style:font-name-asian="Baskerville1" style:font-style-asian="normal" style:font-weight-asian="normal" style:font-name-complex="Baskerville1" style:font-style-complex="normal" style:font-weight-complex="normal"/>
    </style:style>
    <style:style style:name="T580" style:family="text">
      <style:text-properties style:font-name="Baskerville1" fo:font-style="normal" style:text-underline-style="none" fo:font-weight="normal" officeooo:rsid="024057a5" style:font-name-asian="Baskerville1" style:font-style-asian="normal" style:font-weight-asian="normal" style:font-name-complex="Baskerville1" style:font-style-complex="normal" style:font-weight-complex="normal"/>
    </style:style>
    <style:style style:name="T581" style:family="text">
      <style:text-properties style:font-name="Baskerville1" fo:font-style="normal" style:text-underline-style="none" fo:font-weight="bold" officeooo:rsid="01be475b" style:font-name-asian="Baskerville1" style:font-style-asian="normal" style:font-weight-asian="bold" style:font-name-complex="Baskerville1" style:font-style-complex="normal" style:font-weight-complex="bold"/>
    </style:style>
    <style:style style:name="T582" style:family="text">
      <style:text-properties style:font-name="Baskerville1" fo:font-style="normal" fo:font-weight="normal" officeooo:rsid="008f57dc" style:font-name-asian="Liberation Serif1" style:font-style-asian="normal" style:font-weight-asian="normal" style:font-name-complex="Liberation Serif1" style:font-style-complex="normal" style:font-weight-complex="normal"/>
    </style:style>
    <style:style style:name="T583" style:family="text">
      <style:text-properties style:font-name="Baskerville1" fo:font-style="normal" fo:font-weight="normal" officeooo:rsid="008f9c0a" style:font-name-asian="Liberation Serif1" style:font-style-asian="normal" style:font-weight-asian="normal" style:font-name-complex="Liberation Serif1" style:font-style-complex="normal" style:font-weight-complex="normal"/>
    </style:style>
    <style:style style:name="T584" style:family="text">
      <style:text-properties style:font-name="Baskerville1" fo:font-style="normal" fo:font-weight="normal" officeooo:rsid="01c14fcd" style:font-name-asian="Liberation Serif1" style:font-style-asian="normal" style:font-weight-asian="normal" style:font-name-complex="Liberation Serif1" style:font-style-complex="normal" style:font-weight-complex="normal"/>
    </style:style>
    <style:style style:name="T585" style:family="text">
      <style:text-properties style:font-name="Baskerville1" fo:font-style="normal" fo:font-weight="normal" officeooo:rsid="009160ae" style:font-name-asian="Liberation Serif1" style:font-style-asian="normal" style:font-weight-asian="normal" style:font-name-complex="Liberation Serif1" style:font-style-complex="normal" style:font-weight-complex="normal"/>
    </style:style>
    <style:style style:name="T586" style:family="text">
      <style:text-properties style:font-name="Baskerville1" fo:font-style="normal" fo:font-weight="normal" officeooo:rsid="01ab8970" style:font-name-asian="Liberation Serif1" style:font-style-asian="normal" style:font-weight-asian="normal" style:font-name-complex="Liberation Serif1" style:font-style-complex="normal" style:font-weight-complex="normal"/>
    </style:style>
    <style:style style:name="T587" style:family="text">
      <style:text-properties style:font-name="Baskerville1" fo:font-style="normal" fo:font-weight="normal" officeooo:rsid="01c2b4c6" style:font-name-asian="Liberation Serif1" style:font-style-asian="normal" style:font-weight-asian="normal" style:font-name-complex="Liberation Serif1" style:font-style-complex="normal" style:font-weight-complex="normal"/>
    </style:style>
    <style:style style:name="T588" style:family="text">
      <style:text-properties style:font-name="Baskerville1" fo:font-style="normal" fo:font-weight="normal" officeooo:rsid="01c2daf1" style:font-name-asian="Liberation Serif1" style:font-style-asian="normal" style:font-weight-asian="normal" style:font-name-complex="Liberation Serif1" style:font-style-complex="normal" style:font-weight-complex="normal"/>
    </style:style>
    <style:style style:name="T589" style:family="text">
      <style:text-properties style:font-name="Baskerville1" fo:font-style="normal" fo:font-weight="normal" officeooo:rsid="00917f96" style:font-name-asian="Liberation Serif1" style:font-style-asian="normal" style:font-weight-asian="normal" style:font-name-complex="Liberation Serif1" style:font-style-complex="normal" style:font-weight-complex="normal"/>
    </style:style>
    <style:style style:name="T590" style:family="text">
      <style:text-properties style:font-name="Baskerville1" fo:font-style="normal" fo:font-weight="normal" officeooo:rsid="0019d031" style:font-name-asian="Baskerville1" style:font-style-asian="normal" style:font-weight-asian="normal" style:font-name-complex="Baskerville1" style:font-style-complex="normal" style:font-weight-complex="normal"/>
    </style:style>
    <style:style style:name="T591" style:family="text">
      <style:text-properties style:font-name="Baskerville1" fo:font-style="normal" fo:font-weight="normal" officeooo:rsid="0228475a" style:font-name-asian="Baskerville1" style:font-style-asian="normal" style:font-weight-asian="normal" style:font-name-complex="Baskerville1" style:font-style-complex="normal" style:font-weight-complex="normal"/>
    </style:style>
    <style:style style:name="T592" style:family="text">
      <style:text-properties style:font-name="Baskerville1" fo:font-style="normal" style:text-underline-style="solid" style:text-underline-width="auto" style:text-underline-color="font-color" fo:font-weight="normal" officeooo:rsid="008f9c0a" style:font-name-asian="Liberation Serif1" style:font-style-asian="normal" style:font-weight-asian="normal" style:font-name-complex="Liberation Serif1" style:font-style-complex="normal" style:font-weight-complex="normal"/>
    </style:style>
    <style:style style:name="T593" style:family="text">
      <style:text-properties style:font-name="Baskerville1" fo:font-style="normal" style:text-underline-style="solid" style:text-underline-width="auto" style:text-underline-color="font-color" fo:font-weight="normal" officeooo:rsid="009160ae" style:font-name-asian="Liberation Serif1" style:font-style-asian="normal" style:font-weight-asian="normal" style:font-name-complex="Liberation Serif1" style:font-style-complex="normal" style:font-weight-complex="normal"/>
    </style:style>
    <style:style style:name="T594" style:family="text">
      <style:text-properties style:font-name="Baskerville1" fo:font-style="normal" style:text-underline-style="solid" style:text-underline-width="auto" style:text-underline-color="font-color" fo:font-weight="normal" officeooo:rsid="0228475a" style:font-name-asian="Baskerville1" style:font-style-asian="normal" style:font-weight-asian="normal" style:font-name-complex="Baskerville1" style:font-style-complex="normal" style:font-weight-complex="normal"/>
    </style:style>
    <style:style style:name="T595" style:family="text">
      <style:text-properties style:font-name="Baskerville1" fo:font-style="normal" fo:font-weight="bold" officeooo:rsid="009160ae" style:font-name-asian="Liberation Serif1" style:font-style-asian="normal" style:font-weight-asian="bold" style:font-name-complex="Liberation Serif1" style:font-style-complex="normal" style:font-weight-complex="bold"/>
    </style:style>
    <style:style style:name="T596" style:family="text">
      <style:text-properties officeooo:rsid="00653758"/>
    </style:style>
    <style:style style:name="T597" style:family="text">
      <style:text-properties officeooo:rsid="00660b32"/>
    </style:style>
    <style:style style:name="T598" style:family="text">
      <style:text-properties officeooo:rsid="00667b78"/>
    </style:style>
    <style:style style:name="T599" style:family="text">
      <style:text-properties officeooo:rsid="006beb7b"/>
    </style:style>
    <style:style style:name="T600" style:family="text">
      <style:text-properties style:font-name="American Typewriter"/>
    </style:style>
    <style:style style:name="T601" style:family="text">
      <style:text-properties style:font-name="American Typewriter" style:text-underline-style="none" style:font-name-asian="Liberation Serif1" style:font-name-complex="Liberation Serif1"/>
    </style:style>
    <style:style style:name="T602" style:family="text">
      <style:text-properties officeooo:rsid="00731d73"/>
    </style:style>
    <style:style style:name="T603" style:family="text">
      <style:text-properties officeooo:rsid="007376df"/>
    </style:style>
    <style:style style:name="T604" style:family="text">
      <style:text-properties officeooo:rsid="00738579"/>
    </style:style>
    <style:style style:name="T605" style:family="text">
      <style:text-properties officeooo:rsid="00782799"/>
    </style:style>
    <style:style style:name="T606" style:family="text">
      <style:text-properties officeooo:rsid="00785ed5"/>
    </style:style>
    <style:style style:name="T607" style:family="text">
      <style:text-properties officeooo:rsid="007cbbd2"/>
    </style:style>
    <style:style style:name="T608" style:family="text">
      <style:text-properties officeooo:rsid="007e3207"/>
    </style:style>
    <style:style style:name="T609" style:family="text">
      <style:text-properties officeooo:rsid="0083170e"/>
    </style:style>
    <style:style style:name="T610" style:family="text">
      <style:text-properties officeooo:rsid="0084e390"/>
    </style:style>
    <style:style style:name="T611" style:family="text">
      <style:text-properties officeooo:rsid="0086dfad"/>
    </style:style>
    <style:style style:name="T612" style:family="text">
      <style:text-properties officeooo:rsid="00885c16"/>
    </style:style>
    <style:style style:name="T613" style:family="text">
      <style:text-properties officeooo:rsid="008b85c2"/>
    </style:style>
    <style:style style:name="T614" style:family="text">
      <style:text-properties officeooo:rsid="008dc525"/>
    </style:style>
    <style:style style:name="T615" style:family="text">
      <style:text-properties officeooo:rsid="00964be9"/>
    </style:style>
    <style:style style:name="T616" style:family="text">
      <style:text-properties officeooo:rsid="0098b441"/>
    </style:style>
    <style:style style:name="T617" style:family="text">
      <style:text-properties officeooo:rsid="009b85f9"/>
    </style:style>
    <style:style style:name="T618" style:family="text">
      <style:text-properties officeooo:rsid="009c331a"/>
    </style:style>
    <style:style style:name="T619" style:family="text">
      <style:text-properties officeooo:rsid="009d841e"/>
    </style:style>
    <style:style style:name="T620" style:family="text">
      <style:text-properties officeooo:rsid="009e7dc2"/>
    </style:style>
    <style:style style:name="T621" style:family="text">
      <style:text-properties officeooo:rsid="009e7fd9"/>
    </style:style>
    <style:style style:name="T622" style:family="text">
      <style:text-properties officeooo:rsid="009fd105"/>
    </style:style>
    <style:style style:name="T623" style:family="text">
      <style:text-properties officeooo:rsid="00a3009c"/>
    </style:style>
    <style:style style:name="T624" style:family="text">
      <style:text-properties officeooo:rsid="00a341f5"/>
    </style:style>
    <style:style style:name="T625" style:family="text">
      <style:text-properties officeooo:rsid="00a50557"/>
    </style:style>
    <style:style style:name="T626" style:family="text">
      <style:text-properties officeooo:rsid="00a8cb1c"/>
    </style:style>
    <style:style style:name="T627" style:family="text">
      <style:text-properties officeooo:rsid="00a8e518"/>
    </style:style>
    <style:style style:name="T628" style:family="text">
      <style:text-properties officeooo:rsid="00ab1be2"/>
    </style:style>
    <style:style style:name="T629" style:family="text">
      <style:text-properties officeooo:rsid="00b6ef17"/>
    </style:style>
    <style:style style:name="T630" style:family="text">
      <style:text-properties officeooo:rsid="00b93b1f"/>
    </style:style>
    <style:style style:name="T631" style:family="text">
      <style:text-properties officeooo:rsid="00babd7f"/>
    </style:style>
    <style:style style:name="T632" style:family="text">
      <style:text-properties officeooo:rsid="00bbc5e0"/>
    </style:style>
    <style:style style:name="T633" style:family="text">
      <style:text-properties officeooo:rsid="00bcb1f3"/>
    </style:style>
    <style:style style:name="T634" style:family="text">
      <style:text-properties officeooo:rsid="00c031be"/>
    </style:style>
    <style:style style:name="T635" style:family="text">
      <style:text-properties officeooo:rsid="00c0f2df"/>
    </style:style>
    <style:style style:name="T636" style:family="text">
      <style:text-properties officeooo:rsid="00c16ba3"/>
    </style:style>
    <style:style style:name="T637" style:family="text">
      <style:text-properties officeooo:rsid="00c7d21f"/>
    </style:style>
    <style:style style:name="T638" style:family="text">
      <style:text-properties officeooo:rsid="00c7dddf"/>
    </style:style>
    <style:style style:name="T639" style:family="text">
      <style:text-properties officeooo:rsid="00cb83e4"/>
    </style:style>
    <style:style style:name="T640" style:family="text">
      <style:text-properties officeooo:rsid="00cc19cc"/>
    </style:style>
    <style:style style:name="T641" style:family="text">
      <style:text-properties officeooo:rsid="00cc3c3b"/>
    </style:style>
    <style:style style:name="T642" style:family="text">
      <style:text-properties officeooo:rsid="00cd5933"/>
    </style:style>
    <style:style style:name="T643" style:family="text">
      <style:text-properties officeooo:rsid="00d4deed"/>
    </style:style>
    <style:style style:name="T644" style:family="text">
      <style:text-properties officeooo:rsid="00d692a5"/>
    </style:style>
    <style:style style:name="T645" style:family="text">
      <style:text-properties officeooo:rsid="00d8807d"/>
    </style:style>
    <style:style style:name="T646" style:family="text">
      <style:text-properties officeooo:rsid="00da431a"/>
    </style:style>
    <style:style style:name="T647" style:family="text">
      <style:text-properties officeooo:rsid="00ddad45"/>
    </style:style>
    <style:style style:name="T648" style:family="text">
      <style:text-properties officeooo:rsid="00dde2ac"/>
    </style:style>
    <style:style style:name="T649" style:family="text">
      <style:text-properties officeooo:rsid="00e0a19b"/>
    </style:style>
    <style:style style:name="T650" style:family="text">
      <style:text-properties officeooo:rsid="00e22ce2"/>
    </style:style>
    <style:style style:name="T651" style:family="text">
      <style:text-properties officeooo:rsid="00e3f718"/>
    </style:style>
    <style:style style:name="T652" style:family="text">
      <style:text-properties officeooo:rsid="00e675e5"/>
    </style:style>
    <style:style style:name="T653" style:family="text">
      <style:text-properties officeooo:rsid="00e9325a"/>
    </style:style>
    <style:style style:name="T654" style:family="text">
      <style:text-properties officeooo:rsid="00ea59bd"/>
    </style:style>
    <style:style style:name="T655" style:family="text">
      <style:text-properties officeooo:rsid="00eb14a6"/>
    </style:style>
    <style:style style:name="T656" style:family="text">
      <style:text-properties officeooo:rsid="010560eb"/>
    </style:style>
    <style:style style:name="T657" style:family="text">
      <style:text-properties officeooo:rsid="0106c26d"/>
    </style:style>
    <style:style style:name="T658" style:family="text">
      <style:text-properties officeooo:rsid="010ac0db"/>
    </style:style>
    <style:style style:name="T659" style:family="text">
      <style:text-properties officeooo:rsid="010ed6b0"/>
    </style:style>
    <style:style style:name="T660" style:family="text">
      <style:text-properties officeooo:rsid="010ff0e9"/>
    </style:style>
    <style:style style:name="T661" style:family="text">
      <style:text-properties officeooo:rsid="0116a437"/>
    </style:style>
    <style:style style:name="T662" style:family="text">
      <style:text-properties style:font-name="Arial Narrow" officeooo:rsid="003f1e03"/>
    </style:style>
    <style:style style:name="T663" style:family="text">
      <style:text-properties style:font-name="Arial Narrow" officeooo:rsid="00400196"/>
    </style:style>
    <style:style style:name="T664" style:family="text">
      <style:text-properties officeooo:rsid="0120b815"/>
    </style:style>
    <style:style style:name="T665" style:family="text">
      <style:text-properties officeooo:rsid="003f1e03"/>
    </style:style>
    <style:style style:name="T666" style:family="text">
      <style:text-properties style:text-underline-style="solid" style:text-underline-width="auto" style:text-underline-color="font-color"/>
    </style:style>
    <style:style style:name="T667" style:family="text">
      <style:text-properties style:text-underline-style="solid" style:text-underline-width="auto" style:text-underline-color="font-color" officeooo:rsid="004351cb"/>
    </style:style>
    <style:style style:name="T668" style:family="text">
      <style:text-properties style:text-underline-style="solid" style:text-underline-width="auto" style:text-underline-color="font-color" officeooo:rsid="004fbad4"/>
    </style:style>
    <style:style style:name="T669" style:family="text">
      <style:text-properties style:text-underline-style="solid" style:text-underline-width="auto" style:text-underline-color="font-color" officeooo:rsid="00e0a19b"/>
    </style:style>
    <style:style style:name="T670" style:family="text">
      <style:text-properties style:text-underline-style="solid" style:text-underline-width="auto" style:text-underline-color="font-color" fo:font-weight="normal" officeooo:rsid="002e4697" style:font-name-asian="Liberation Serif1" style:font-weight-asian="normal" style:font-name-complex="Liberation Serif1" style:font-weight-complex="normal"/>
    </style:style>
    <style:style style:name="T671" style:family="text">
      <style:text-properties style:text-underline-style="solid" style:text-underline-width="auto" style:text-underline-color="font-color" fo:font-weight="normal" officeooo:rsid="0028fd17" style:font-name-asian="Liberation Serif1" style:font-weight-asian="normal" style:font-name-complex="Liberation Serif1" style:font-weight-complex="normal"/>
    </style:style>
    <style:style style:name="T672" style:family="text">
      <style:text-properties style:text-underline-style="solid" style:text-underline-width="auto" style:text-underline-color="font-color" fo:font-weight="normal" style:font-weight-asian="normal" style:font-weight-complex="normal"/>
    </style:style>
    <style:style style:name="T673" style:family="text">
      <style:text-properties style:text-underline-style="solid" style:text-underline-width="auto" style:text-underline-color="font-color" fo:font-weight="normal" officeooo:rsid="005f8d9f" style:font-name-asian="Baskerville1" style:font-weight-asian="normal" style:font-name-complex="Baskerville1" style:font-weight-complex="normal"/>
    </style:style>
    <style:style style:name="T674" style:family="text">
      <style:text-properties style:text-underline-style="solid" style:text-underline-width="auto" style:text-underline-color="font-color" fo:font-weight="bold" style:font-weight-asian="bold" style:font-weight-complex="bold"/>
    </style:style>
    <style:style style:name="T675" style:family="text">
      <style:text-properties style:text-underline-style="solid" style:text-underline-width="auto" style:text-underline-color="font-color" fo:font-weight="bold" officeooo:rsid="003d3d62" style:font-weight-asian="bold" style:font-weight-complex="bold"/>
    </style:style>
    <style:style style:name="T676" style:family="text">
      <style:text-properties style:text-underline-style="solid" style:text-underline-width="auto" style:text-underline-color="font-color" fo:font-weight="bold" officeooo:rsid="00681323" style:font-weight-asian="bold" style:font-weight-complex="bold"/>
    </style:style>
    <style:style style:name="T677" style:family="text">
      <style:text-properties style:text-underline-style="solid" style:text-underline-width="auto" style:text-underline-color="font-color" officeooo:rsid="00469c01"/>
    </style:style>
    <style:style style:name="T678" style:family="text">
      <style:text-properties style:text-underline-style="solid" style:text-underline-width="auto" style:text-underline-color="font-color" officeooo:rsid="005feffa"/>
    </style:style>
    <style:style style:name="T679" style:family="text">
      <style:text-properties style:text-underline-style="solid" style:text-underline-width="auto" style:text-underline-color="font-color" officeooo:rsid="00420df7"/>
    </style:style>
    <style:style style:name="T680" style:family="text">
      <style:text-properties style:text-underline-style="solid" style:text-underline-width="auto" style:text-underline-color="font-color" officeooo:rsid="003a5559"/>
    </style:style>
    <style:style style:name="T681" style:family="text">
      <style:text-properties style:text-underline-style="solid" style:text-underline-width="auto" style:text-underline-color="font-color" officeooo:rsid="01a9c0f3"/>
    </style:style>
    <style:style style:name="T682" style:family="text">
      <style:text-properties style:text-underline-style="solid" style:text-underline-width="auto" style:text-underline-color="font-color" officeooo:rsid="007cbbd2"/>
    </style:style>
    <style:style style:name="T683" style:family="text">
      <style:text-properties style:text-underline-style="solid" style:text-underline-width="auto" style:text-underline-color="font-color" officeooo:rsid="0086dfad"/>
    </style:style>
    <style:style style:name="T684" style:family="text">
      <style:text-properties style:text-underline-style="solid" style:text-underline-width="auto" style:text-underline-color="font-color" officeooo:rsid="00885c16"/>
    </style:style>
    <style:style style:name="T685" style:family="text">
      <style:text-properties style:text-underline-style="solid" style:text-underline-width="auto" style:text-underline-color="font-color" officeooo:rsid="008b85c2"/>
    </style:style>
    <style:style style:name="T686" style:family="text">
      <style:text-properties style:text-underline-style="solid" style:text-underline-width="auto" style:text-underline-color="font-color" officeooo:rsid="00a8e518"/>
    </style:style>
    <style:style style:name="T687" style:family="text">
      <style:text-properties style:text-underline-style="solid" style:text-underline-width="auto" style:text-underline-color="font-color" style:font-name-asian="SimSun" style:font-name-complex="Lucida Sans"/>
    </style:style>
    <style:style style:name="T688" style:family="text">
      <style:text-properties style:text-underline-style="solid" style:text-underline-width="auto" style:text-underline-color="font-color" officeooo:rsid="00aee5e6" style:font-name-asian="SimSun" style:font-name-complex="Lucida Sans"/>
    </style:style>
    <style:style style:name="T689" style:family="text">
      <style:text-properties style:text-underline-style="solid" style:text-underline-width="auto" style:text-underline-color="font-color" officeooo:rsid="00b6ef17"/>
    </style:style>
    <style:style style:name="T690" style:family="text">
      <style:text-properties style:text-underline-style="solid" style:text-underline-width="auto" style:text-underline-color="font-color" officeooo:rsid="00bbc5e0"/>
    </style:style>
    <style:style style:name="T691" style:family="text">
      <style:text-properties style:text-underline-style="solid" style:text-underline-width="auto" style:text-underline-color="font-color" officeooo:rsid="00c16ba3"/>
    </style:style>
    <style:style style:name="T692" style:family="text">
      <style:text-properties style:text-underline-style="solid" style:text-underline-width="auto" style:text-underline-color="font-color" officeooo:rsid="00c7dddf"/>
    </style:style>
    <style:style style:name="T693" style:family="text">
      <style:text-properties style:text-underline-style="solid" style:text-underline-width="auto" style:text-underline-color="font-color" officeooo:rsid="00cd5933"/>
    </style:style>
    <style:style style:name="T694" style:family="text">
      <style:text-properties style:text-underline-style="solid" style:text-underline-width="auto" style:text-underline-color="font-color" officeooo:rsid="00d692a5"/>
    </style:style>
    <style:style style:name="T695" style:family="text">
      <style:text-properties style:text-underline-style="solid" style:text-underline-width="auto" style:text-underline-color="font-color" officeooo:rsid="00dde2ac"/>
    </style:style>
    <style:style style:name="T696" style:family="text">
      <style:text-properties style:text-underline-style="solid" style:text-underline-width="auto" style:text-underline-color="font-color" officeooo:rsid="01dff802"/>
    </style:style>
    <style:style style:name="T697" style:family="text">
      <style:text-properties style:text-underline-style="solid" style:text-underline-width="auto" style:text-underline-color="font-color" officeooo:rsid="00cb83e4"/>
    </style:style>
    <style:style style:name="T698" style:family="text">
      <style:text-properties style:text-underline-style="solid" style:text-underline-width="auto" style:text-underline-color="font-color" officeooo:rsid="00d4deed"/>
    </style:style>
    <style:style style:name="T699" style:family="text">
      <style:text-properties style:text-underline-style="solid" style:text-underline-width="auto" style:text-underline-color="font-color" officeooo:rsid="021cc3ee"/>
    </style:style>
    <style:style style:name="T700" style:family="text">
      <style:text-properties officeooo:rsid="0136590c"/>
    </style:style>
    <style:style style:name="T701" style:family="text">
      <style:text-properties officeooo:rsid="01372357"/>
    </style:style>
    <style:style style:name="T702" style:family="text">
      <style:text-properties officeooo:rsid="01382fc9"/>
    </style:style>
    <style:style style:name="T703" style:family="text">
      <style:text-properties officeooo:rsid="01415194"/>
    </style:style>
    <style:style style:name="T704" style:family="text">
      <style:text-properties style:font-name="Baskerville"/>
    </style:style>
    <style:style style:name="T705" style:family="text">
      <style:text-properties style:font-name="Baskerville" style:font-name-asian="Liberation Serif1" style:font-name-complex="Liberation Serif1"/>
    </style:style>
    <style:style style:name="T706" style:family="text">
      <style:text-properties style:font-name="Baskerville" officeooo:rsid="004351cb"/>
    </style:style>
    <style:style style:name="T707" style:family="text">
      <style:text-properties style:font-name="Baskerville" fo:font-weight="bold" style:font-weight-asian="bold" style:font-weight-complex="bold"/>
    </style:style>
    <style:style style:name="T708" style:family="text">
      <style:text-properties style:font-name="Baskerville" fo:font-weight="bold" officeooo:rsid="00469c01" style:font-weight-asian="bold" style:font-weight-complex="bold"/>
    </style:style>
    <style:style style:name="T709" style:family="text">
      <style:text-properties style:font-name="Baskerville" fo:font-weight="bold" officeooo:rsid="003876d7" style:font-weight-asian="bold" style:font-weight-complex="bold"/>
    </style:style>
    <style:style style:name="T710" style:family="text">
      <style:text-properties style:font-name="Baskerville" fo:font-weight="bold" officeooo:rsid="003f1e03" style:font-weight-asian="bold" style:font-weight-complex="bold"/>
    </style:style>
    <style:style style:name="T711" style:family="text">
      <style:text-properties style:font-name="Baskerville" fo:font-weight="bold" officeooo:rsid="004b897e" style:font-weight-asian="bold" style:font-weight-complex="bold"/>
    </style:style>
    <style:style style:name="T712" style:family="text">
      <style:text-properties style:font-name="Baskerville" fo:font-style="normal" fo:font-weight="normal" officeooo:rsid="0170b3a2" style:font-name-asian="Liberation Serif1" style:font-style-asian="normal" style:font-weight-asian="normal" style:font-name-complex="Liberation Serif1" style:font-style-complex="normal" style:font-weight-complex="normal"/>
    </style:style>
    <style:style style:name="T713" style:family="text">
      <style:text-properties style:font-name="Baskerville" fo:font-style="normal" fo:font-weight="normal" officeooo:rsid="005e0908" style:font-name-asian="Liberation Serif1" style:font-style-asian="normal" style:font-weight-asian="normal" style:font-name-complex="Liberation Serif1" style:font-style-complex="normal" style:font-weight-complex="normal"/>
    </style:style>
    <style:style style:name="T714" style:family="text">
      <style:text-properties style:font-name="Baskerville" fo:font-style="normal" fo:font-weight="normal" officeooo:rsid="01c8ecef" style:font-name-asian="Liberation Serif1" style:font-style-asian="normal" style:font-weight-asian="normal" style:font-name-complex="Liberation Serif1" style:font-style-complex="normal" style:font-weight-complex="normal"/>
    </style:style>
    <style:style style:name="T715" style:family="text">
      <style:text-properties style:font-name="Baskerville" fo:font-style="normal" fo:font-weight="normal" officeooo:rsid="01caadf8" style:font-name-asian="Liberation Serif1" style:font-style-asian="normal" style:font-weight-asian="normal" style:font-name-complex="Liberation Serif1" style:font-style-complex="normal" style:font-weight-complex="normal"/>
    </style:style>
    <style:style style:name="T716" style:family="text">
      <style:text-properties style:font-name="Baskerville" fo:font-style="normal" fo:font-weight="normal" officeooo:rsid="01cc6605" style:font-name-asian="Liberation Serif1" style:font-style-asian="normal" style:font-weight-asian="normal" style:font-name-complex="Liberation Serif1" style:font-style-complex="normal" style:font-weight-complex="normal"/>
    </style:style>
    <style:style style:name="T717" style:family="text">
      <style:text-properties style:font-name="Baskerville" fo:font-style="normal" fo:font-weight="normal" officeooo:rsid="01ccbdb5" style:font-name-asian="Liberation Serif1" style:font-style-asian="normal" style:font-weight-asian="normal" style:font-name-complex="Liberation Serif1" style:font-style-complex="normal" style:font-weight-complex="normal"/>
    </style:style>
    <style:style style:name="T718" style:family="text">
      <style:text-properties style:font-name="Baskerville" fo:font-style="normal" fo:font-weight="normal" officeooo:rsid="01cd9226" style:font-name-asian="Liberation Serif1" style:font-style-asian="normal" style:font-weight-asian="normal" style:font-name-complex="Liberation Serif1" style:font-style-complex="normal" style:font-weight-complex="normal"/>
    </style:style>
    <style:style style:name="T719" style:family="text">
      <style:text-properties style:font-name="Baskerville" fo:font-style="normal" fo:font-weight="normal" officeooo:rsid="00458200" style:font-name-asian="Liberation Serif1" style:font-style-asian="normal" style:font-weight-asian="normal" style:font-name-complex="Liberation Serif1" style:font-style-complex="normal" style:font-weight-complex="normal"/>
    </style:style>
    <style:style style:name="T720" style:family="text">
      <style:text-properties style:font-name="Baskerville" fo:font-style="normal" fo:font-weight="normal" officeooo:rsid="01d30cec" style:font-name-asian="Liberation Serif1" style:font-style-asian="normal" style:font-weight-asian="normal" style:font-name-complex="Liberation Serif1" style:font-style-complex="normal" style:font-weight-complex="normal"/>
    </style:style>
    <style:style style:name="T721" style:family="text">
      <style:text-properties style:font-name="Baskerville" fo:font-style="normal" fo:font-weight="normal" officeooo:rsid="01d43ba5" style:font-name-asian="Liberation Serif1" style:font-style-asian="normal" style:font-weight-asian="normal" style:font-name-complex="Liberation Serif1" style:font-style-complex="normal" style:font-weight-complex="normal"/>
    </style:style>
    <style:style style:name="T722" style:family="text">
      <style:text-properties style:font-name="Baskerville" fo:font-style="normal" fo:font-weight="normal" officeooo:rsid="00ce0bfe" style:font-name-asian="SimSun" style:font-style-asian="normal" style:font-weight-asian="normal" style:font-name-complex="Lucida Sans" style:font-style-complex="normal" style:font-weight-complex="normal"/>
    </style:style>
    <style:style style:name="T723" style:family="text">
      <style:text-properties style:font-name="Baskerville" fo:font-style="normal" fo:font-weight="normal" officeooo:rsid="00cfdb01" style:font-name-asian="SimSun" style:font-style-asian="normal" style:font-weight-asian="normal" style:font-name-complex="Lucida Sans" style:font-style-complex="normal" style:font-weight-complex="normal"/>
    </style:style>
    <style:style style:name="T724" style:family="text">
      <style:text-properties style:font-name="Baskerville" fo:font-style="normal" fo:font-weight="normal" officeooo:rsid="02102c51" style:font-name-asian="SimSun" style:font-style-asian="normal" style:font-weight-asian="normal" style:font-name-complex="Lucida Sans" style:font-style-complex="normal" style:font-weight-complex="normal"/>
    </style:style>
    <style:style style:name="T725" style:family="text">
      <style:text-properties style:font-name="Baskerville" fo:font-style="normal" fo:font-weight="normal" officeooo:rsid="00e0dc80" style:font-name-asian="SimSun" style:font-style-asian="normal" style:font-weight-asian="normal" style:font-name-complex="Lucida Sans" style:font-style-complex="normal" style:font-weight-complex="normal"/>
    </style:style>
    <style:style style:name="T726" style:family="text">
      <style:text-properties style:font-name="Baskerville" fo:font-style="normal" fo:font-weight="normal" officeooo:rsid="02194542" style:font-name-asian="SimSun" style:font-style-asian="normal" style:font-weight-asian="normal" style:font-name-complex="Lucida Sans" style:font-style-complex="normal" style:font-weight-complex="normal"/>
    </style:style>
    <style:style style:name="T727" style:family="text">
      <style:text-properties style:font-name="Baskerville" fo:font-style="normal" style:text-underline-style="solid" style:text-underline-width="auto" style:text-underline-color="font-color" fo:font-weight="normal" officeooo:rsid="01d43ba5" style:font-name-asian="Liberation Serif1" style:font-style-asian="normal" style:font-weight-asian="normal" style:font-name-complex="Liberation Serif1" style:font-style-complex="normal" style:font-weight-complex="normal"/>
    </style:style>
    <style:style style:name="T728" style:family="text">
      <style:text-properties style:font-name="Baskerville" fo:font-style="normal" style:text-underline-style="solid" style:text-underline-width="auto" style:text-underline-color="font-color" fo:font-weight="normal" officeooo:rsid="00cfdb01" style:font-name-asian="SimSun" style:font-style-asian="normal" style:font-weight-asian="normal" style:font-name-complex="Lucida Sans" style:font-style-complex="normal" style:font-weight-complex="normal"/>
    </style:style>
    <style:style style:name="T729" style:family="text">
      <style:text-properties style:font-name="Baskerville" fo:font-style="normal" style:text-underline-style="solid" style:text-underline-width="auto" style:text-underline-color="font-color" fo:font-weight="normal" officeooo:rsid="02194542" style:font-name-asian="SimSun" style:font-style-asian="normal" style:font-weight-asian="normal" style:font-name-complex="Lucida Sans" style:font-style-complex="normal" style:font-weight-complex="normal"/>
    </style:style>
    <style:style style:name="T730" style:family="text">
      <style:text-properties style:font-name="Baskerville" fo:font-style="normal" style:text-underline-style="none" fo:font-weight="normal" officeooo:rsid="01d43ba5" style:font-name-asian="Liberation Serif1" style:font-style-asian="normal" style:font-weight-asian="normal" style:font-name-complex="Liberation Serif1" style:font-style-complex="normal" style:font-weight-complex="normal"/>
    </style:style>
    <style:style style:name="T731" style:family="text">
      <style:text-properties style:font-name="Baskerville" fo:font-style="normal" style:text-underline-style="none" fo:font-weight="normal" officeooo:rsid="01d63b67" style:font-name-asian="Liberation Serif1" style:font-style-asian="normal" style:font-weight-asian="normal" style:font-name-complex="Liberation Serif1" style:font-style-complex="normal" style:font-weight-complex="normal"/>
    </style:style>
    <style:style style:name="T732" style:family="text">
      <style:text-properties style:font-name="Baskerville" fo:font-style="normal" style:text-underline-style="none" fo:font-weight="normal" officeooo:rsid="003876d7" style:font-name-asian="Liberation Serif1" style:font-style-asian="normal" style:font-weight-asian="normal" style:font-name-complex="Liberation Serif1" style:font-style-complex="normal" style:font-weight-complex="normal"/>
    </style:style>
    <style:style style:name="T733" style:family="text">
      <style:text-properties style:font-name="Baskerville" fo:font-style="normal" style:text-underline-style="none" fo:font-weight="normal" officeooo:rsid="02194542" style:font-name-asian="SimSun" style:font-style-asian="normal" style:font-weight-asian="normal" style:font-name-complex="Lucida Sans" style:font-style-complex="normal" style:font-weight-complex="normal"/>
    </style:style>
    <style:style style:name="T734" style:family="text">
      <style:text-properties style:font-name="Baskerville" fo:font-style="normal" style:text-underline-style="none" fo:font-weight="normal" officeooo:rsid="0219904d" style:font-name-asian="SimSun" style:font-style-asian="normal" style:font-weight-asian="normal" style:font-name-complex="Lucida Sans" style:font-style-complex="normal" style:font-weight-complex="normal"/>
    </style:style>
    <style:style style:name="T735" style:family="text">
      <style:text-properties style:font-name="Baskerville" fo:font-style="normal" style:text-underline-style="none" fo:font-weight="normal" officeooo:rsid="022fd05a" style:font-name-asian="SimSun" style:font-style-asian="normal" style:font-weight-asian="normal" style:font-name-complex="Lucida Sans" style:font-style-complex="normal" style:font-weight-complex="normal"/>
    </style:style>
    <style:style style:name="T736" style:family="text">
      <style:text-properties style:font-name="Baskerville" fo:font-style="normal" style:text-underline-style="none" fo:font-weight="normal" officeooo:rsid="0230ada1" style:font-name-asian="SimSun" style:font-style-asian="normal" style:font-weight-asian="normal" style:font-name-complex="Lucida Sans" style:font-style-complex="normal" style:font-weight-complex="normal"/>
    </style:style>
    <style:style style:name="T737" style:family="text">
      <style:text-properties style:font-name="Baskerville" fo:font-style="normal" fo:font-weight="bold" officeooo:rsid="00ce0bfe" style:font-name-asian="SimSun" style:font-style-asian="normal" style:font-weight-asian="bold" style:font-name-complex="Lucida Sans" style:font-style-complex="normal" style:font-weight-complex="bold"/>
    </style:style>
    <style:style style:name="T738" style:family="text">
      <style:text-properties style:font-name="Baskerville" fo:font-style="normal" fo:font-weight="bold" officeooo:rsid="02194542" style:font-name-asian="SimSun" style:font-style-asian="normal" style:font-weight-asian="bold" style:font-name-complex="Lucida Sans" style:font-style-complex="normal" style:font-weight-complex="bold"/>
    </style:style>
    <style:style style:name="T739" style:family="text">
      <style:text-properties style:font-name="Baskerville" fo:font-style="normal" fo:font-weight="bold" officeooo:rsid="00cfdb01" style:font-name-asian="SimSun" style:font-style-asian="normal" style:font-weight-asian="bold" style:font-name-complex="Lucida Sans" style:font-style-complex="normal" style:font-weight-complex="bold"/>
    </style:style>
    <style:style style:name="T740" style:family="text">
      <style:text-properties style:font-name="Baskerville" fo:font-style="normal" fo:font-weight="bold" officeooo:rsid="02102c51" style:font-name-asian="SimSun" style:font-style-asian="normal" style:font-weight-asian="bold" style:font-name-complex="Lucida Sans" style:font-style-complex="normal" style:font-weight-complex="bold"/>
    </style:style>
    <style:style style:name="T741" style:family="text">
      <style:text-properties style:font-name="Baskerville" fo:font-style="normal" fo:font-weight="bold" officeooo:rsid="02742c6d" style:font-name-asian="SimSun" style:font-style-asian="normal" style:font-weight-asian="bold" style:font-name-complex="Lucida Sans" style:font-style-complex="normal" style:font-weight-complex="bold"/>
    </style:style>
    <style:style style:name="T742" style:family="text">
      <style:text-properties style:font-name="Baskerville" fo:font-size="10pt" fo:font-style="normal" fo:font-weight="normal" officeooo:rsid="0170b3a2" style:font-name-asian="Liberation Serif1" style:font-size-asian="10pt" style:font-style-asian="normal" style:font-weight-asian="normal" style:font-name-complex="Liberation Serif1" style:font-size-complex="10pt" style:font-style-complex="normal" style:font-weight-complex="normal"/>
    </style:style>
    <style:style style:name="T743" style:family="text">
      <style:text-properties style:font-name="Baskerville" fo:font-size="10pt" fo:font-style="normal" fo:font-weight="normal" officeooo:rsid="0180917b" style:font-name-asian="Liberation Serif1" style:font-size-asian="10pt" style:font-style-asian="normal" style:font-weight-asian="normal" style:font-name-complex="Liberation Serif1" style:font-size-complex="10pt" style:font-style-complex="normal" style:font-weight-complex="normal"/>
    </style:style>
    <style:style style:name="T744" style:family="text">
      <style:text-properties style:font-name="Baskerville" officeooo:rsid="003f1e03"/>
    </style:style>
    <style:style style:name="T745" style:family="text">
      <style:text-properties style:font-name="Baskerville" officeooo:rsid="00420df7"/>
    </style:style>
    <style:style style:name="T746" style:family="text">
      <style:text-properties style:font-name="Baskerville" officeooo:rsid="00469c01"/>
    </style:style>
    <style:style style:name="T747" style:family="text">
      <style:text-properties style:font-name="Baskerville" style:text-underline-style="none" style:font-name-asian="Liberation Serif1" style:font-name-complex="Liberation Serif1"/>
    </style:style>
    <style:style style:name="T748" style:family="text">
      <style:text-properties style:font-name="Baskerville" officeooo:rsid="003876d7"/>
    </style:style>
    <style:style style:name="T749" style:family="text">
      <style:text-properties style:font-name="Baskerville" fo:font-size="10.5pt" fo:font-style="normal" fo:font-weight="normal" officeooo:rsid="01902b7f" style:font-name-asian="Liberation Serif1" style:font-size-asian="10.5pt" style:font-style-asian="normal" style:font-weight-asian="normal" style:font-name-complex="Liberation Serif1" style:font-size-complex="10.5pt" style:font-style-complex="normal" style:font-weight-complex="normal"/>
    </style:style>
    <style:style style:name="T750" style:family="text">
      <style:text-properties style:font-name="Baskerville" fo:font-size="10.5pt" fo:font-style="normal" fo:font-weight="normal" officeooo:rsid="01909b62" style:font-name-asian="Liberation Serif1" style:font-size-asian="10.5pt" style:font-style-asian="normal" style:font-weight-asian="normal" style:font-name-complex="Liberation Serif1" style:font-size-complex="10.5pt" style:font-style-complex="normal" style:font-weight-complex="normal"/>
    </style:style>
    <style:style style:name="T751" style:family="text">
      <style:text-properties style:font-name="Baskerville" fo:font-size="10.5pt" fo:font-style="normal" fo:font-weight="normal" officeooo:rsid="0191bf78" style:font-name-asian="Liberation Serif1" style:font-size-asian="10.5pt" style:font-style-asian="normal" style:font-weight-asian="normal" style:font-name-complex="Liberation Serif1" style:font-size-complex="10.5pt" style:font-style-complex="normal" style:font-weight-complex="normal"/>
    </style:style>
    <style:style style:name="T752" style:family="text">
      <style:text-properties style:font-name="Baskerville" fo:font-size="12pt" style:font-size-asian="12pt" style:font-size-complex="12pt"/>
    </style:style>
    <style:style style:name="T753" style:family="text">
      <style:text-properties style:font-name="Baskerville" fo:font-size="12pt" officeooo:rsid="00439b33" style:font-size-asian="12pt" style:font-size-complex="12pt"/>
    </style:style>
    <style:style style:name="T754" style:family="text">
      <style:text-properties style:font-name="Baskerville" fo:font-size="12pt" fo:font-style="italic" style:font-size-asian="12pt" style:font-style-asian="italic" style:font-size-complex="12pt" style:font-style-complex="italic"/>
    </style:style>
    <style:style style:name="T755" style:family="text">
      <style:text-properties style:font-name="Baskerville" fo:font-size="12pt" fo:font-style="italic" style:text-underline-style="none" fo:font-weight="normal" officeooo:rsid="01d8167e" style:font-name-asian="Liberation Serif1" style:font-size-asian="12pt" style:font-style-asian="italic" style:font-weight-asian="normal" style:font-name-complex="Liberation Serif1" style:font-size-complex="12pt" style:font-style-complex="italic" style:font-weight-complex="normal"/>
    </style:style>
    <style:style style:name="T756" style:family="text">
      <style:text-properties style:font-name="Baskerville" fo:font-size="12pt" fo:font-style="normal" style:text-underline-style="none" fo:font-weight="normal" officeooo:rsid="01d8167e" style:font-name-asian="Liberation Serif1" style:font-size-asian="12pt" style:font-style-asian="normal" style:font-weight-asian="normal" style:font-name-complex="Liberation Serif1" style:font-size-complex="12pt" style:font-style-complex="normal" style:font-weight-complex="normal"/>
    </style:style>
    <style:style style:name="T757" style:family="text">
      <style:text-properties style:font-name="Baskerville" fo:font-size="12pt" fo:font-style="normal" style:text-underline-style="none" fo:font-weight="normal" officeooo:rsid="01d9f21b" style:font-name-asian="Liberation Serif1" style:font-size-asian="12pt" style:font-style-asian="normal" style:font-weight-asian="normal" style:font-name-complex="Liberation Serif1" style:font-size-complex="12pt" style:font-style-complex="normal" style:font-weight-complex="normal"/>
    </style:style>
    <style:style style:name="T758" style:family="text">
      <style:text-properties style:font-name="Baskerville" fo:font-size="12pt" fo:font-style="normal" style:text-underline-style="none" fo:font-weight="normal" officeooo:rsid="01dc122c" style:font-name-asian="Liberation Serif1" style:font-size-asian="12pt" style:font-style-asian="normal" style:font-weight-asian="normal" style:font-name-complex="Liberation Serif1" style:font-size-complex="12pt" style:font-style-complex="normal" style:font-weight-complex="normal"/>
    </style:style>
    <style:style style:name="T759" style:family="text">
      <style:text-properties style:font-name="Baskerville" fo:font-size="12pt" fo:font-style="normal" style:text-underline-style="none" fo:font-weight="normal" officeooo:rsid="01dc63d8" style:font-name-asian="Liberation Serif1" style:font-size-asian="12pt" style:font-style-asian="normal" style:font-weight-asian="normal" style:font-name-complex="Liberation Serif1" style:font-size-complex="12pt" style:font-style-complex="normal" style:font-weight-complex="normal"/>
    </style:style>
    <style:style style:name="T760" style:family="text">
      <style:text-properties style:font-name="Baskerville" fo:font-size="12pt" fo:font-style="normal" style:text-underline-style="none" fo:font-weight="normal" officeooo:rsid="01e50c61" style:font-name-asian="Liberation Serif1" style:font-size-asian="12pt" style:font-style-asian="normal" style:font-weight-asian="normal" style:font-name-complex="Liberation Serif1" style:font-size-complex="12pt" style:font-style-complex="normal" style:font-weight-complex="normal"/>
    </style:style>
    <style:style style:name="T761" style:family="text">
      <style:text-properties style:font-name="Baskerville" fo:font-size="12pt" fo:font-style="normal" style:text-underline-style="none" fo:font-weight="bold" officeooo:rsid="01d9f21b" style:font-name-asian="Liberation Serif1" style:font-size-asian="12pt" style:font-style-asian="normal" style:font-weight-asian="bold" style:font-name-complex="Liberation Serif1" style:font-size-complex="12pt" style:font-style-complex="normal" style:font-weight-complex="bold"/>
    </style:style>
    <style:style style:name="T762" style:family="text">
      <style:text-properties style:font-name="Baskerville" fo:font-size="12pt" fo:font-style="normal" style:text-underline-style="solid" style:text-underline-width="auto" style:text-underline-color="font-color" fo:font-weight="normal" officeooo:rsid="01d9f21b" style:font-name-asian="Liberation Serif1" style:font-size-asian="12pt" style:font-style-asian="normal" style:font-weight-asian="normal" style:font-name-complex="Liberation Serif1" style:font-size-complex="12pt" style:font-style-complex="normal" style:font-weight-complex="normal"/>
    </style:style>
    <style:style style:name="T763" style:family="text">
      <style:text-properties style:font-name="Baskerville" fo:font-style="italic" fo:font-weight="normal" officeooo:rsid="01caadf8" style:font-name-asian="Liberation Serif1" style:font-style-asian="italic" style:font-weight-asian="normal" style:font-name-complex="Liberation Serif1" style:font-style-complex="italic" style:font-weight-complex="normal"/>
    </style:style>
    <style:style style:name="T764" style:family="text">
      <style:text-properties style:font-name="Baskerville" fo:font-style="italic" fo:font-weight="normal" officeooo:rsid="01cc6605" style:font-name-asian="Liberation Serif1" style:font-style-asian="italic" style:font-weight-asian="normal" style:font-name-complex="Liberation Serif1" style:font-style-complex="italic" style:font-weight-complex="normal"/>
    </style:style>
    <style:style style:name="T765" style:family="text">
      <style:text-properties style:font-name="Baskerville" fo:font-style="italic" fo:font-weight="normal" officeooo:rsid="01ccbdb5" style:font-name-asian="Liberation Serif1" style:font-style-asian="italic" style:font-weight-asian="normal" style:font-name-complex="Liberation Serif1" style:font-style-complex="italic" style:font-weight-complex="normal"/>
    </style:style>
    <style:style style:name="T766" style:family="text">
      <style:text-properties style:font-name="Baskerville" fo:font-style="italic" fo:font-weight="normal" officeooo:rsid="00ce0bfe" style:font-name-asian="SimSun" style:font-style-asian="italic" style:font-weight-asian="normal" style:font-name-complex="Lucida Sans" style:font-style-complex="italic" style:font-weight-complex="normal"/>
    </style:style>
    <style:style style:name="T767" style:family="text">
      <style:text-properties style:font-name="Baskerville" fo:font-style="italic" style:text-underline-style="none" fo:font-weight="normal" officeooo:rsid="01d43ba5" style:font-name-asian="Liberation Serif1" style:font-style-asian="italic" style:font-weight-asian="normal" style:font-name-complex="Liberation Serif1" style:font-style-complex="italic" style:font-weight-complex="normal"/>
    </style:style>
    <style:style style:name="T768" style:family="text">
      <style:text-properties style:font-name="Baskerville" fo:font-style="italic" fo:font-weight="bold" officeooo:rsid="00ce0bfe" style:font-name-asian="SimSun" style:font-style-asian="italic" style:font-weight-asian="bold" style:font-name-complex="Lucida Sans" style:font-style-complex="italic" style:font-weight-complex="bold"/>
    </style:style>
    <style:style style:name="T769" style:family="text">
      <style:text-properties style:font-name="Baskerville" style:text-underline-style="solid" style:text-underline-width="auto" style:text-underline-color="font-color"/>
    </style:style>
    <style:style style:name="T770" style:family="text">
      <style:text-properties style:font-name="Baskerville" officeooo:rsid="020a7bd1"/>
    </style:style>
    <style:style style:name="T771" style:family="text">
      <style:text-properties officeooo:rsid="015054c1"/>
    </style:style>
    <style:style style:name="T772" style:family="text">
      <style:text-properties officeooo:rsid="0152acc9"/>
    </style:style>
    <style:style style:name="T773" style:family="text">
      <style:text-properties officeooo:rsid="01585250"/>
    </style:style>
    <style:style style:name="T774" style:family="text">
      <style:text-properties officeooo:rsid="0168987a"/>
    </style:style>
    <style:style style:name="T775" style:family="text">
      <style:text-properties style:text-line-through-style="none" style:text-line-through-type="none" style:text-underline-style="solid" style:text-underline-width="auto" style:text-underline-color="font-color" officeooo:rsid="00400196"/>
    </style:style>
    <style:style style:name="T776" style:family="text">
      <style:text-properties style:text-line-through-style="none" style:text-line-through-type="none" style:text-underline-style="solid" style:text-underline-width="auto" style:text-underline-color="font-color" officeooo:rsid="0106c26d"/>
    </style:style>
    <style:style style:name="T777" style:family="text">
      <style:text-properties officeooo:rsid="016ec3b2"/>
    </style:style>
    <style:style style:name="T778" style:family="text">
      <style:text-properties officeooo:rsid="0174c6c6"/>
    </style:style>
    <style:style style:name="T779" style:family="text">
      <style:text-properties officeooo:rsid="0176c0a9"/>
    </style:style>
    <style:style style:name="T780" style:family="text">
      <style:text-properties style:font-name="Liberation Serif1" officeooo:rsid="0176c0a9" style:font-name-asian="Liberation Serif1" style:font-name-complex="Liberation Serif1"/>
    </style:style>
    <style:style style:name="T781" style:family="text">
      <style:text-properties style:font-name="Liberation Serif1" officeooo:rsid="017e6ae3" style:font-name-asian="Liberation Serif1" style:font-name-complex="Liberation Serif1"/>
    </style:style>
    <style:style style:name="T782" style:family="text">
      <style:text-properties style:font-name="Liberation Serif1" officeooo:rsid="017fe230" style:font-name-asian="Liberation Serif1" style:font-name-complex="Liberation Serif1"/>
    </style:style>
    <style:style style:name="T783" style:family="text">
      <style:text-properties style:font-name="Liberation Serif1" style:text-underline-style="solid" style:text-underline-width="auto" style:text-underline-color="font-color" officeooo:rsid="017fe230" style:font-name-asian="Liberation Serif1" style:font-name-complex="Liberation Serif1"/>
    </style:style>
    <style:style style:name="T784" style:family="text">
      <style:text-properties style:font-name="Liberation Serif1" style:text-underline-style="solid" style:text-underline-width="auto" style:text-underline-color="font-color" officeooo:rsid="017fe230"/>
    </style:style>
    <style:style style:name="T785" style:family="text">
      <style:text-properties style:font-name="Liberation Serif1" style:text-underline-style="none" officeooo:rsid="017fe230" style:font-name-asian="Liberation Serif1" style:font-name-complex="Liberation Serif1"/>
    </style:style>
    <style:style style:name="T786" style:family="text">
      <style:text-properties style:font-name="Liberation Serif1" style:text-underline-style="none" officeooo:rsid="017e6ae3" style:font-name-asian="Liberation Serif1" style:font-name-complex="Liberation Serif1"/>
    </style:style>
    <style:style style:name="T787" style:family="text">
      <style:text-properties style:font-name="Liberation Serif1" style:text-underline-style="none" officeooo:rsid="01a3b434"/>
    </style:style>
    <style:style style:name="T788" style:family="text">
      <style:text-properties officeooo:rsid="017d3659"/>
    </style:style>
    <style:style style:name="T789" style:family="text">
      <style:text-properties officeooo:rsid="017d93dc"/>
    </style:style>
    <style:style style:name="T790" style:family="text">
      <style:text-properties officeooo:rsid="017e6ae3"/>
    </style:style>
    <style:style style:name="T791" style:family="text">
      <style:text-properties officeooo:rsid="018ac7fd"/>
    </style:style>
    <style:style style:name="T792" style:family="text">
      <style:text-properties officeooo:rsid="018e37cd"/>
    </style:style>
    <style:style style:name="T793" style:family="text">
      <style:text-properties fo:font-size="12pt" style:font-size-asian="12pt" style:font-size-complex="12pt"/>
    </style:style>
    <style:style style:name="T794" style:family="text">
      <style:text-properties fo:font-size="12pt" officeooo:rsid="018e37cd" style:font-size-asian="12pt" style:font-size-complex="12pt"/>
    </style:style>
    <style:style style:name="T795" style:family="text">
      <style:text-properties fo:font-size="12pt" officeooo:rsid="003d8a05" style:font-size-asian="12pt" style:font-size-complex="12pt"/>
    </style:style>
    <style:style style:name="T796" style:family="text">
      <style:text-properties fo:font-size="12pt" officeooo:rsid="003dc459" style:font-size-asian="12pt" style:font-size-complex="12pt"/>
    </style:style>
    <style:style style:name="T797" style:family="text">
      <style:text-properties fo:font-size="12pt" fo:font-weight="normal" style:font-size-asian="12pt" style:font-weight-asian="normal" style:font-size-complex="12pt" style:font-weight-complex="normal"/>
    </style:style>
    <style:style style:name="T798" style:family="text">
      <style:text-properties fo:font-size="12pt" fo:font-weight="normal" officeooo:rsid="01a963ff" style:font-size-asian="12pt" style:font-weight-asian="normal" style:font-size-complex="12pt" style:font-weight-complex="normal"/>
    </style:style>
    <style:style style:name="T79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00" style:family="text">
      <style:text-properties fo:font-size="12pt" fo:font-style="italic" officeooo:rsid="003d8a05" style:font-size-asian="12pt" style:font-style-asian="italic" style:font-size-complex="12pt" style:font-style-complex="italic"/>
    </style:style>
    <style:style style:name="T801" style:family="text">
      <style:text-properties fo:font-size="12pt" style:text-underline-style="none" officeooo:rsid="003d8a05" style:font-size-asian="12pt" style:font-size-complex="12pt"/>
    </style:style>
    <style:style style:name="T802" style:family="text">
      <style:text-properties fo:font-size="12pt" fo:font-weight="bold" officeooo:rsid="003d8a05" style:font-size-asian="12pt" style:font-weight-asian="bold" style:font-size-complex="12pt" style:font-weight-complex="bold"/>
    </style:style>
    <style:style style:name="T803" style:family="text">
      <style:text-properties officeooo:rsid="01938bfd"/>
    </style:style>
    <style:style style:name="T804" style:family="text">
      <style:text-properties officeooo:rsid="0194cede"/>
    </style:style>
    <style:style style:name="T805" style:family="text">
      <style:text-properties officeooo:rsid="0198f723"/>
    </style:style>
    <style:style style:name="T806" style:family="text">
      <style:text-properties officeooo:rsid="019ec91c"/>
    </style:style>
    <style:style style:name="T807" style:family="text">
      <style:text-properties officeooo:rsid="01a15e65"/>
    </style:style>
    <style:style style:name="T808" style:family="text">
      <style:text-properties officeooo:rsid="01a3b434"/>
    </style:style>
    <style:style style:name="T809" style:family="text">
      <style:text-properties officeooo:rsid="01a51106"/>
    </style:style>
    <style:style style:name="T810" style:family="text">
      <style:text-properties officeooo:rsid="01a5e697"/>
    </style:style>
    <style:style style:name="T811" style:family="text">
      <style:text-properties officeooo:rsid="01a7c407"/>
    </style:style>
    <style:style style:name="T812" style:family="text">
      <style:text-properties officeooo:rsid="01afb1e4"/>
    </style:style>
    <style:style style:name="T813" style:family="text">
      <style:text-properties officeooo:rsid="01b43214"/>
    </style:style>
    <style:style style:name="T814" style:family="text">
      <style:text-properties officeooo:rsid="01ba4bc3"/>
    </style:style>
    <style:style style:name="T815" style:family="text">
      <style:text-properties officeooo:rsid="01bbe6ff"/>
    </style:style>
    <style:style style:name="T816" style:family="text">
      <style:text-properties officeooo:rsid="01c61245"/>
    </style:style>
    <style:style style:name="T817" style:family="text">
      <style:text-properties officeooo:rsid="01c733c6"/>
    </style:style>
    <style:style style:name="T818" style:family="text">
      <style:text-properties officeooo:rsid="01c83294"/>
    </style:style>
    <style:style style:name="T819" style:family="text">
      <style:text-properties officeooo:rsid="01c832f8"/>
    </style:style>
    <style:style style:name="T820" style:family="text">
      <style:text-properties officeooo:rsid="01cd9226"/>
    </style:style>
    <style:style style:name="T821" style:family="text">
      <style:text-properties officeooo:rsid="01cee992"/>
    </style:style>
    <style:style style:name="T822" style:family="text">
      <style:text-properties officeooo:rsid="01cf044e"/>
    </style:style>
    <style:style style:name="T823" style:family="text">
      <style:text-properties officeooo:rsid="01cfa1f2"/>
    </style:style>
    <style:style style:name="T824" style:family="text">
      <style:text-properties officeooo:rsid="01d17595"/>
    </style:style>
    <style:style style:name="T825" style:family="text">
      <style:text-properties officeooo:rsid="01d234c4"/>
    </style:style>
    <style:style style:name="T826" style:family="text">
      <style:text-properties officeooo:rsid="01d30cec"/>
    </style:style>
    <style:style style:name="T827" style:family="text">
      <style:text-properties officeooo:rsid="01e49750"/>
    </style:style>
    <style:style style:name="T828" style:family="text">
      <style:text-properties officeooo:rsid="01e4df8e"/>
    </style:style>
    <style:style style:name="T829" style:family="text">
      <style:text-properties officeooo:rsid="01e87fe8"/>
    </style:style>
    <style:style style:name="T830" style:family="text">
      <style:text-properties officeooo:rsid="01f757cb"/>
    </style:style>
    <style:style style:name="T831" style:family="text">
      <style:text-properties officeooo:rsid="01fb9aaa"/>
    </style:style>
    <style:style style:name="T832" style:family="text">
      <style:text-properties officeooo:rsid="01fc3c69"/>
    </style:style>
    <style:style style:name="T833" style:family="text">
      <style:text-properties officeooo:rsid="01ff1f43"/>
    </style:style>
    <style:style style:name="T834" style:family="text">
      <style:text-properties officeooo:rsid="0204841f"/>
    </style:style>
    <style:style style:name="T835" style:family="text">
      <style:text-properties officeooo:rsid="020b441d"/>
    </style:style>
    <style:style style:name="T836" style:family="text">
      <style:text-properties officeooo:rsid="020eab6e"/>
    </style:style>
    <style:style style:name="T837" style:family="text">
      <style:text-properties officeooo:rsid="021199de"/>
    </style:style>
    <style:style style:name="T838" style:family="text">
      <style:text-properties officeooo:rsid="0213d3c8"/>
    </style:style>
    <style:style style:name="T839" style:family="text">
      <style:text-properties officeooo:rsid="02158c2a"/>
    </style:style>
    <style:style style:name="T840" style:family="text">
      <style:text-properties officeooo:rsid="0217e11a"/>
    </style:style>
    <style:style style:name="T841" style:family="text">
      <style:text-properties officeooo:rsid="021b303f"/>
    </style:style>
    <style:style style:name="T842" style:family="text">
      <style:text-properties officeooo:rsid="021cc3ee"/>
    </style:style>
    <style:style style:name="T843" style:family="text">
      <style:text-properties officeooo:rsid="021e4713"/>
    </style:style>
    <style:style style:name="T844" style:family="text">
      <style:text-properties officeooo:rsid="0220bf27"/>
    </style:style>
    <style:style style:name="T845" style:family="text">
      <style:text-properties officeooo:rsid="02344d61"/>
    </style:style>
    <style:style style:name="T846" style:family="text">
      <style:text-properties officeooo:rsid="0243d43c"/>
    </style:style>
    <style:style style:name="T847" style:family="text">
      <style:text-properties officeooo:rsid="024a530a"/>
    </style:style>
    <style:style style:name="T848" style:family="text">
      <style:text-properties fo:font-size="11pt" style:font-size-asian="11pt" style:font-size-complex="11pt"/>
    </style:style>
    <style:style style:name="T849" style:family="text">
      <style:text-properties fo:font-size="11pt" fo:font-style="italic" style:font-size-asian="11pt" style:font-style-asian="italic" style:font-size-complex="11pt" style:font-style-complex="italic"/>
    </style:style>
    <style:style style:name="T850" style:family="text">
      <style:text-properties fo:font-size="11pt" fo:font-weight="bold" style:font-size-asian="11pt" style:font-weight-asian="bold" style:font-size-complex="11pt" style:font-weight-complex="bold"/>
    </style:style>
    <style:style style:name="T851" style:family="text">
      <style:text-properties officeooo:rsid="003d8a05"/>
    </style:style>
    <style:style style:name="T852" style:family="text">
      <style:text-properties officeooo:rsid="024f8962"/>
    </style:style>
    <style:style style:name="T853" style:family="text">
      <style:text-properties officeooo:rsid="02539c18"/>
    </style:style>
    <style:style style:name="T854" style:family="text">
      <style:text-properties officeooo:rsid="0258b40a"/>
    </style:style>
    <style:style style:name="T855" style:family="text">
      <style:text-properties officeooo:rsid="025a0b22"/>
    </style:style>
    <style:style style:name="T856" style:family="text">
      <style:text-properties officeooo:rsid="026192ac"/>
    </style:style>
    <style:style style:name="T857" style:family="text">
      <style:text-properties officeooo:rsid="0276d61f"/>
    </style:style>
    <style:style style:name="T858" style:family="text">
      <style:text-properties style:text-position="super 58%" officeooo:rsid="0276d61f"/>
    </style:style>
    <style:style style:name="T859" style:family="text">
      <style:text-properties style:text-position="0% 100%"/>
    </style:style>
    <style:style style:name="T860" style:family="text">
      <style:text-properties officeooo:rsid="02783de8"/>
    </style:style>
    <style:style style:name="T861" style:family="text">
      <style:text-properties officeooo:rsid="027f720d"/>
    </style:style>
    <style:style style:name="T862" style:family="text">
      <style:text-properties officeooo:rsid="02816ba4"/>
    </style:style>
    <style:style style:name="T863" style:family="text">
      <style:text-properties officeooo:rsid="02830d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9"><text:s/>PUTNAM, H. <text:span text:style-name="T1">(1990</text:span><text:span text:style-name="T6">:</text:span><text:span text:style-name="T810">13-14 y 15</text:span><text:span text:style-name="T1">). </text:span><text:span text:style-name="T265">Representación y realidad. Un balance crítico del funcionalismo. </text:span><text:span text:style-name="T266">Barcelona:Gedisa</text:span><text:span text:style-name="T128"><text:tab/><text:tab/><text:tab/></text:span></text:p>
      <text:p text:style-name="P238">Introducción</text:p>
      <text:p text:style-name="P237"/>
      <text:p text:style-name="P1"><text:tab/>En este libro sostengo que la analogía del ordenador, llámese “teoría computacional de la mente”,” <text:span text:style-name="T137">funcio</text:span><text:span text:style-name="T674">nalismo</text:span>” o como se quiera, no da respuestas a la pregunta que los filósofos (y muchos científicos cognitivos) deseamos responder: “¿<text:span text:style-name="T137">cuál es la naturaleza de los estados mentales</text:span>?”</text:p>
      <text:p text:style-name="P3"/>
      <text:p text:style-name="P2"/>
      <text:p text:style-name="P2"><text:tab/><text:span text:style-name="T666">Demostraré</text:span> que los estados mentales tampoco pueden ser estados computacionales o estados computacionales <text:span text:style-name="T52">cum físicos</text:span> (estados definidos mediante un vocabulario mixto que hace referencia a parámetros tanto físicos como computacionales)</text:p>
      <text:p text:style-name="P2"/>
      <text:p text:style-name="P441">PUTNAM, H. <text:span text:style-name="T1">(1990:</text:span><text:span text:style-name="T810">16-17</text:span><text:span text:style-name="T1">). </text:span><text:span text:style-name="T37">Representación y realidad.</text:span></text:p>
      <text:p text:style-name="P4"/>
      <text:p text:style-name="P4"/>
      <text:p text:style-name="P5">… la contribución que … pretendo ofrecer en estos tres capítulos es la siguiente: 1) establecer una conexión íntima (descubie<text:span text:style-name="T136">r</text:span>ta y subrayada por Quine a lo largo de toda su carrera) entre los problemas relativos al <text:span text:style-name="T137">significado y los problemas relativos a la fijación de creencias</text:span>, mostrando que el carácter holístico de la fijación de creencias en la ciencia se relaciona estrechamente con la individuación de los “significados” (“contenidos” o “intencionados”, según algunos filósofos) y 2) demostrar que, en realidad, <text:span text:style-name="T137">es un error considerar los “significados” (o “contenidos”) como entidades teóricas</text:span> <text:span text:style-name="T280">— </text:span><text:span text:style-name="T306">como objetos científicos que pueden ser aislados y que cumplen una función explicativa en una teoría científica</text:span><text:span text:style-name="T280">—. En el curso de la argumentación defiendo la idea de que</text:span><text:span text:style-name="T249"> no existen criterios de identidad del significado exceptuando la práctica real de interpretación</text:span><text:span text:style-name="T280">, idea que hicieron famosa Quine y Davidson.</text:span></text:p>
      <text:p text:style-name="P442"><text:span text:style-name="T280">PUTNAM, H. </text:span><text:span text:style-name="T14">(1990:</text:span><text:span text:style-name="T304">17</text:span><text:span text:style-name="T14">). </text:span><text:span text:style-name="T43">Representación y realidad.</text:span></text:p>
      <text:p text:style-name="P22"/>
      <text:p text:style-name="P249"><text:span text:style-name="T13">Una importante corriente del pensamiento actual </text:span><text:span text:style-name="T15">sostiene que las dificultades que presenta la individuación (explicación científica) tanto de las actitudes proposicionales como de los “significados” ponen en evidencia que esa discusión pertenece a la “psicología popular”. Mientras hay filósofos que toman en serio la “psicología popular” como teoría explicativa, los filósofos </text:span><text:span text:style-name="T300">eliminacionistas</text:span><text:span text:style-name="T15"> (Quine, por ejemplo) consideran que es un discurso </text:span><text:span text:style-name="T27">d</text:span><text:span text:style-name="T15">e segunda categoría, útil, quizá, para la biografía personal, pero inadecuada para la descripción de la Naturaleza (lo único que tiene valor metafísico, según estos filósofos).</text:span></text:p>
      <text:p text:style-name="P158"><text:tab/>La mejor réplica a este razonamiento es señalar que las dificultades de las ideas funcionalistas se aplican tanto a las explicaciones “fisicalistas” <text:span text:style-name="T791">de la referencia como a las explicaciones “fisicalistas”</text:span> del significado. La referencia es el instrumento fundamental de la teorías formales de la verdad y ninguno de estos filósofos desea abandonar la lógica. </text:p>
      <text:p text:style-name="P443"><text:span text:style-name="T300">PUTNAM, H</text:span><text:span text:style-name="T15">. (1990:</text:span><text:span text:style-name="T304">17-18</text:span><text:span text:style-name="T15">). </text:span><text:span text:style-name="T44">Representación y realidad.</text:span></text:p>
      <text:p text:style-name="P239"><text:span text:style-name="T44">P. </text:span><text:span text:style-name="T42">17</text:span><text:span text:style-name="T51">-18</text:span></text:p>
      <text:p text:style-name="P298"/>
      <text:p text:style-name="P24"><text:tab/>Los filósofos eliminacionistas deben afrontar este desafío: el desafío de mostrar que este imperativo: “eliminemos toda referencia a lo mental de nuestra imagen metafísica” no implica la eliminación de la noción de verdad. Para ello alegan, en general, a) que Tarski mostró que la noción de verdad que puede definirse sin apelar a dudosas nociones mentalistas o “intencionales”, o b) que la verdad es un mero recurso para “desentrecomillar”. … </text:p>
      <text:p text:style-name="P23"/>
      <text:p text:style-name="P240"><text:span text:style-name="T279">… Si estoy</text:span><text:span text:style-name="T13"> </text:span><text:span text:style-name="T279">en lo cierto</text:span><text:span text:style-name="T13">, </text:span><text:span text:style-name="T279">la idea de que puede haber una explicación de</text:span><text:span text:style-name="T13"> </text:span><text:span text:style-name="T279">la verdad que no tenga “nada que ver con lo mental” es pura ilusión.</text:span></text:p>
      <text:p text:style-name="P23"/>
      <text:p text:style-name="P23"/>
      <text:p text:style-name="P444"><text:span text:style-name="T279">PUTNAM, H. </text:span><text:span text:style-name="T13">(1990:</text:span><text:span text:style-name="T304">18</text:span><text:span text:style-name="T13">). </text:span><text:span text:style-name="T42">Representación y realidad</text:span></text:p>
      <text:p text:style-name="P296"/>
      <text:p text:style-name="P241"><text:span text:style-name="T13"><text:tab/>El propósito de estos dos capítulos [5 y 6] es </text:span><text:span text:style-name="T279">demostrar que los estados mentales</text:span><text:span text:style-name="T13"> no sólo pueden variar desde el punto de vista de su composición (</text:span><text:span text:style-name="T705">se puede, en principio, atribuir el mismo estado mental a sistemas que no poseen la misma constitución física</text:span><text:span text:style-name="T13">), sino también desde el punto de vista computacional (se puede, en principio, atribuir el mismo estado mental ―</text:span><text:span text:style-name="T279">el mismo deseo o la misma creencia</text:span><text:span text:style-name="T13">― a sistemas que no poseen la misma estructura computacional). </text:span><text:span text:style-name="T279">Los estados mentales no pueden ser “programas”, pues dos sistemas físicamente posibles pueden hallarse en el mismo estado mental y tener, no obstante, “programas” diferentes</text:span><text:span text:style-name="T13">.</text:span></text:p>
      <text:p text:style-name="P241"><text:span text:style-name="T13"><text:tab/></text:span><text:span text:style-name="T16">Todo esto conduce a una difícil pregunta: ¿existe algún tipo de “</text:span><text:span text:style-name="T281">equivalencia”</text:span><text:span text:style-name="T16"> entre las estructuras de todos los sistemas físicamente posibles que contiene un organismo físicamente posible que posee una creencia determinada, un tipo de </text:span><text:span text:style-name="T281">equivalencia definible en términos físicos </text:span><text:span text:style-name="T45">cum</text:span><text:span text:style-name="T16"> computacionales? Estos capítulos presentan un argumento destinado a mostrar que, si existiera tal relación de </text:span><text:span text:style-name="T281">equivalencia</text:span><text:span text:style-name="T16">, sería imposible de descubrir, y no sólo para los seres humanos sino para todo ser inteligente y físicamente posible.</text:span></text:p>
      <text:p text:style-name="P25"/>
      <text:p text:style-name="P445"><text:span text:style-name="T281">PUTNAM</text:span><text:span text:style-name="T16">, </text:span><text:span text:style-name="T281">H</text:span><text:span text:style-name="T16">. (1990:</text:span><text:span text:style-name="T304">18-19</text:span><text:span text:style-name="T16">). </text:span><text:span text:style-name="T45">Representación y realidad.</text:span></text:p>
      <text:p text:style-name="P300"/>
      <text:p text:style-name="P242"><text:span text:style-name="T42"><text:tab/></text:span><text:span text:style-name="T13">Uno se siente tentado a decir que, aunque esto fuera cierto, esa relación [</text:span><text:span text:style-name="T279">equivalencia</text:span><text:span text:style-name="T13">] debe existir. </text:span><text:span text:style-name="T17">Alguien puede afirma que </text:span><text:span text:style-name="T46">cree que hay muchos gatos en el vecindario</text:span><text:span text:style-name="T17"> (o el ejemplo de creencia que prefiera) es parte de un “sistema” (un entorno más una sociedad de organismos) que puede estar en alguna de las muchas condiciones físicas </text:span><text:span text:style-name="T46">cum</text:span><text:span text:style-name="T17"> computacionales, las cuales, sin embargo, son “equivalentes” en el </text:span><text:span text:style-name="T671">sentido</text:span><text:span text:style-name="T17"> definido por esta relación (desconocida y, si estoy en lo cierto, </text:span><text:span text:style-name="T46">incognoscible).</text:span></text:p>
      <text:p text:style-name="P242"><text:span text:style-name="T46"><text:tab/></text:span><text:span text:style-name="T17">Esto es exactamente lo mismo que decir que la verdadera naturaleza de la racionalidad ―o, al menos, de l</text:span><text:span text:style-name="T303">a racionalidad humana― está dada por alguna “organización funcional” o descripción computacional.</text:span><text:span text:style-name="T17"> </text:span><text:span text:style-name="T18">Gracias a los famosos argumentos de Gödel, sabemos que si existiera una descripción semejante no podríamos justificar la afirmación de que la descripción es correcta (por métodos de justificación formalizados mediante la descripción misma). Pe</text:span><text:span text:style-name="T26">r</text:span><text:span text:style-name="T18">o si la descripción es una formalización de nuestras facultades de razonar racionalmente </text:span><text:span text:style-name="T47">in toto</text:span><text:span text:style-name="T18"> ―una descripción de nuestros modos de razonamiento―, entonces la imposibilidad de conocer algo por medio de “métodos formalizados por la descripción” implica la imposibilidad de conocer ese algo en </text:span><text:span text:style-name="T47">principio</text:span><text:span text:style-name="T18">. </text:span><text:span text:style-name="T282">Aquí también podría replicar algún filósofo: “Aun así, esa descripción existe y no importa que no podamos decir cuál es</text:span><text:span text:style-name="T18">”.</text:span></text:p>
      <text:p text:style-name="P26"/>
      <text:p text:style-name="P446"><text:span text:style-name="T282">PUTNAM, H</text:span><text:span text:style-name="T18">. (1990</text:span><text:span text:style-name="T26">:</text:span><text:span text:style-name="T304">19</text:span><text:span text:style-name="T18">). </text:span><text:span text:style-name="T47">Representación y realidad.</text:span></text:p>
      <text:p text:style-name="P27"/>
      <text:p text:style-name="P243"><text:span text:style-name="T19"><text:tab/>Esta afirmación [“no podamos decir cuál es”] como todas las afirmaciones de este tipo, presenta serios inconvenientes, y no porque </text:span><text:span text:style-name="T283">los organismos físicamente posibles no tengan organizaciones funcionales, sino porque tienen demasiadas</text:span><text:span text:style-name="T19"> . En el apéndice de este libro se demuestra un </text:span><text:span text:style-name="T283">teorema</text:span><text:span text:style-name="T19"> que dice que, en cierto sentido, <text:s/></text:span><text:span text:style-name="T95">cualquier cosa tiene cualquier organización funcional</text:span><text:span text:style-name="T19">. Si somos correctamente descritos por una infinidad de “</text:span><text:span text:style-name="T283">descripciones funcionales”</text:span><text:span text:style-name="T19"> lógicamente posibles, ¿qué significa la afirmación de que una de ellas tiene la propiedad (irreconocible) de ser nuestra descripción “normativa”? ¿Acaso describe, de algún modo, nuestra verdadera </text:span><text:span text:style-name="T48">esencia</text:span><text:span text:style-name="T19">? </text:span></text:p>
      <text:p text:style-name="P28"/>
      <text:p text:style-name="P243"><text:span text:style-name="T19"><text:tab/></text:span><text:span text:style-name="T20">Esta pregunta puede ser la conclusión natural de la presente obra. Si descubrimos que los intentos por </text:span><text:span text:style-name="T284">“naturalizar” la referencia</text:span><text:span text:style-name="T20"> (en el sentido de mostrar que es solamente otra “relación física”) conducen precisamente a las mismas oscuridades metafísicas que debería esclarecer, entonces podemos comprender la necesidad de pensar estos tem</text:span><text:span text:style-name="T25">a</text:span><text:span text:style-name="T20">s filosóficos de una manera diferente, y mejor.</text:span></text:p>
      <text:p text:style-name="P150"/>
      <text:p text:style-name="P325"><text:span text:style-name="T20">[</text:span><text:span text:style-name="T13">ver Davidson 1990:228 “la referencia no desempeña una </text:span><text:span text:style-name="T28">función esencial en la explicación de la relación entre lenguaje y realidad”]</text:span></text:p>
      <text:p text:style-name="P321"/>
      <text:p text:style-name="P447"><text:span text:style-name="T284">PUTNAM</text:span><text:span text:style-name="T20">, </text:span><text:span text:style-name="T284">H</text:span><text:span text:style-name="T20">. (1990:</text:span><text:span text:style-name="T304">21</text:span><text:span text:style-name="T20">). </text:span><text:span text:style-name="T49">Representación y realidad</text:span><text:span text:style-name="T20">.</text:span></text:p>
      <text:p text:style-name="P244"><text:span text:style-name="T42">Capítulo 1<text:tab/></text:span><text:span text:style-name="T91">Significado y referencia</text:span></text:p>
      <text:p text:style-name="P311"/>
      <text:p text:style-name="P245"><text:span text:style-name="T91"><text:tab/></text:span><text:span text:style-name="T13">Hoy en día, cualquiera que lea una reseña de una obra filosófica en el Ne</text:span><text:span text:style-name="T28">w</text:span><text:span text:style-name="T13"> York Review of Books se encontrará probablemente con la palabra “</text:span><text:span text:style-name="T279">intencionalidad</text:span><text:span text:style-name="T13">”. Sin embargo, pocas reseñas aclaran su significado … se ha convertido en “palabra-título” … </text:span><text:span text:style-name="T21">En particular, se mencionan comúnmente como </text:span><text:span text:style-name="T285">ejemplos de “intencionalidad”</text:span><text:span text:style-name="T21"> los siguientes hechos: 1) el hecho de que las palabras, oraciones y otras “representaciones” tienen significado; 2) el hecho de que las representaciones pueden hacer referencia a (i.e., ser verdaderas de) alguna cosa efectivamente existente o a cada cosa de un conjunto efectivamente existente; 3) el hecho de que las representaciones pueden ser algo que no existe y 4) el hecho de que un estado de la mete tiene como objeto un “estado de cosas”, </text:span><text:span text:style-name="T34">“é</text:span><text:span text:style-name="T35">l </text:span><text:span text:style-name="T36">espera</text:span><text:span text:style-name="T34"> </text:span><text:span text:style-name="T21">que su jefe sea despedido </text:span><text:span text:style-name="T29">[</text:span><text:span text:style-name="T50">he hopes that his boss will get fired]</text:span><text:span text:style-name="T21">”, “ella teme que no haya comida en la casa”. </text:span><text:span text:style-name="T30">[She fears for that therewon’t be food in the house].</text:span></text:p>
      <text:p text:style-name="P167"/>
      <text:p text:style-name="P167"/>
      <text:p text:style-name="P448"><text:span text:style-name="T284">PUTNAM, H</text:span><text:span text:style-name="T20">. (1990:</text:span><text:span text:style-name="T33">21</text:span><text:span text:style-name="T20">). </text:span><text:span text:style-name="T49">Representación y realidad</text:span><text:span text:style-name="T20">.</text:span></text:p>
      <text:p text:style-name="P151"/>
      <text:p text:style-name="P245"><text:span text:style-name="T21"><text:tab/>Cuando estalló la revolución de los ordenadores … se creía (y proclamaba) que los modelos de ordenador explicarían la naturaleza de todos eses fenómenos… la gente pensó que daría una explicación </text:span><text:span text:style-name="T285">reductiva</text:span><text:span text:style-name="T21"> de los distintos temas reunidos bajo el título de “intencionalidad”. </text:span><text:span text:style-name="T22">Puesto que </text:span><text:span text:style-name="T21">se ha probado que </text:span><text:span text:style-name="T32">no</text:span><text:span text:style-name="T21"> es tan fácil, </text:span><text:span text:style-name="T22">algunos filósofos sugieren que no es grave no poder aportar ex</text:span><text:span text:style-name="T670">plicación</text:span><text:span text:style-name="T22"> alguna; de todos modos, </text:span><text:span text:style-name="T286">la intencionalidad es solo un aspecto de la “psicología popular</text:span><text:span text:style-name="T22">”. <text:s/>Si no es posible ofrecer una explicación científica de primera categoría de los hechos y fenómenos intencionales, no se debe a que el reduccionismo científico sea una posición metafísica incorrecta sino a que, <text:s/>… no hay </text:span><text:span text:style-name="T286">nada que reducir</text:span><text:span text:style-name="T22">. Considero que ambas actitudes son erróneas: </text:span><text:span text:style-name="T286">la intencionalidad no será reducida ni tampoco eliminada. </text:span><text:span text:style-name="T23">(Tesis de Brentano)</text:span></text:p>
      <text:p text:style-name="P251"/>
      <text:p text:style-name="P451"><text:span text:style-name="T137">P</text:span><text:span text:style-name="T138">UTNAM, H. </text:span>(1990:<text:span text:style-name="T197">22</text:span>). <text:span text:style-name="T52">Representación y realidad</text:span>.</text:p>
      <text:p text:style-name="P6"/>
      <text:p text:style-name="P246"><text:span text:style-name="T286">… la intencionalidad no será reducida ni tampoco eliminada. </text:span><text:span text:style-name="T23">(Tesis de Brentano): … la intencionalidad </text:span><text:span text:style-name="T301">es un fenómeno primitivo</text:span><text:span text:style-name="T23">; en realidad, el fenómeno que </text:span><text:span text:style-name="T301">relaciona el pensamiento con la cosa, las mentes con el mundo externo</text:span><text:span text:style-name="T23">.</text:span></text:p>
      <text:p text:style-name="P246"><text:span text:style-name="T23"><text:tab/>En cierto sentido, esta formulación positiva se desprende inmediatamente de la negativa, pero hay un comodín en la baraja. El </text:span><text:span text:style-name="T24">comodín es el viejo problema filosófico de </text:span><text:span text:style-name="T302">lo Uno y lo Múltiple</text:span><text:span text:style-name="T24">. Si suponemos que toda vez que reunimos fenómenos diversos bajo un único nombre, debe haber algo en común a todos ellos, se seguirá, </text:span><text:span text:style-name="T31">e</text:span><text:span text:style-name="T24">fectivamente, que existe un único fenómeno (y, si no es reductible, debe ser “primitivo”) que corresponde a la intencionalidad. </text:span></text:p>
      <text:p text:style-name="P155"><text:tab/>Para comprender la dificultad, analicemos la propiedad “rojo”. Desde el punto de vista intuitivo, las cosas rojas tienen, en efecto, “algo en común”. Pero desde el punto de vista científico, no lo tienen …</text:p>
      <text:p text:style-name="P155"/>
      <text:p text:style-name="P328">[VA: la intencionalidad es un fenómeno interactivo de sintonía coopera<text:span text:style-name="T702">tiva</text:span>, como dice Levinson (200-2004:<text:span text:style-name="T701">23</text:span> <text:span text:style-name="T700">): “Estamos inexorablemente destinados, por lo menos en la mayoría de los casos, a un entendimiento común” o P. 30-31: “Dejamos que la información metalingüística controle el modelo mediante el cual se interpreta el enunciado, </text:span><text:span text:style-name="T184">dejemos</text:span><text:span text:style-name="T700"> </text:span><text:span text:style-name="T184">que escoja</text:span><text:span text:style-name="T700">, del conjunto de mundos posibles, u</text:span><text:span text:style-name="T788">n</text:span><text:span text:style-name="T700"> subconjunto apropiado que tenga los tipos y propiedades señaladas...”]</text:span></text:p>
      <text:p text:style-name="P329">[Para Funes, J.L.Borges,, solo habría lo múltiple, jamas lo uno <text:span text:style-name="T861">el “mínimo común múltiple</text:span>].¿“<text:span text:style-name="T185">Escoger</text:span><text:span text:style-name="T774">” por </text:span><text:span text:style-name="T185">relevancia? </text:span><text:span text:style-name="T774">[que es una org. funcional]</text:span></text:p>
      <text:p text:style-name="P318"/>
      <text:p text:style-name="P454"><text:span text:style-name="T137">P</text:span><text:span text:style-name="T138">UTNAM, H. </text:span>(1990:<text:span text:style-name="T197">23</text:span>). <text:span text:style-name="T52">Representación y realidad</text:span>.</text:p>
      <text:p text:style-name="P156"/>
      <text:p text:style-name="P247"><text:span text:style-name="T13">… no hay ninguna propiedad estructural que constituya “rojez” ... a menos que estemos dispuestos a considerar una larga (posiblemente infinita) disyunción de propiedades estructurales como una única “propiedad física”. No obstante, en este sentido, tienen “algo en común” (algo no disposicional y no disyuntivo) … </text:span><text:span text:style-name="T279">Por cierto, admitir o no que esto es efectivamente “algo en común” dependerá de que uno crea o no que la versión del mundo del sentido común es tan legítima como la versión científica</text:span><text:span text:style-name="T13">. El filósofo que (como yo) acepta esto, no necesita abandonar la afirmación de que las cosas rojas “tienen algo en común”. <text:s/>Pero, tiene que distinguir esta cuestión de la pregunta “¿tienen algo en común que sea descriptible en los términos no disposicionales de las ciencias exactas?” </text:span><text:span text:style-name="T287">Las cosas pueden tener algo en común en una descripción <text:s/>del mundo y en otra, no.</text:span></text:p>
      <text:p text:style-name="P252"/>
      <text:p text:style-name="P452"><text:span text:style-name="T244">PUTNAM, H. </text:span><text:span text:style-name="T287">(1990:</text:span><text:span text:style-name="T250">23-24</text:span><text:span text:style-name="T287">). </text:span><text:span text:style-name="T92">Representación y realidad</text:span><text:span text:style-name="T287">.</text:span></text:p>
      <text:p text:style-name="P29">P. 23 <text:span text:style-name="T262">(2)</text:span></text:p>
      <text:p text:style-name="P253">Las cosas pueden tener algo en común en una descripción <text:s/>del mundo y en otra, no.</text:p>
      <text:p text:style-name="P282"/>
      <text:p text:style-name="P31"><text:tab/><text:span text:style-name="T137">Intentaré demostrar que no existe ninguna propiedad científicamente descriptible que sea común a todos los casos de algún fenómeno intencional particular.</text:span> <text:span text:style-name="T704">Con esto </text:span><text:span text:style-name="T707">me propongo negar</text:span><text:span text:style-name="T704"> que exista alguna “naturaleza” científicamente descriptible común a todos los casos de “referencia” en general, de “significado” en general o de “</text:span><text:span text:style-name="T137">intencionalidad</text:span><text:span text:style-name="T704">” en general</text:span>. <text:span text:style-name="T137">Niego también</text:span> que exista <text:span text:style-name="T137">una propiedad</text:span> (o “naturaleza”) científicamente descriptible <text:span text:style-name="T137">común a todos los casos de algún caso intencional</text:span> determinado como, por ejemplo, “creer que hay muchos gatos en el vecindario”. No obstante, no se pueden descartar estos fenómenos como mera “psicología popular”, a menos que se deseche como <text:s/>“<text:span text:style-name="T666">psicología</text:span><text:span text:style-name="T314"> popular</text:span>” la idea misma de que hay <text:span text:style-name="T656">c</text:span>osas y pensamos en ellas.</text:p>
      <text:p text:style-name="P30"/>
      <text:p text:style-name="P30"/>
      <text:p text:style-name="P454"><text:span text:style-name="T137">P</text:span><text:span text:style-name="T138">UTNAM, H. </text:span>(1990:<text:span text:style-name="T196">24</text:span>). <text:span text:style-name="T52">Representación y realidad</text:span>.</text:p>
      <text:p text:style-name="P32"/>
      <text:p text:style-name="P33"><text:tab/><text:span text:style-name="T137">La comparación entre intencionalidad y “rojo” lleva a confusión</text:span>. Un mejor ejemplo —propuesto por Wittgenstein— es el término “juego”. Aun en el plano del lenguaje ordinario, suena raro decir que todos los juegos “tienen algo en común” ser juegos… <text:s/>Sin embargo, a la afirmación de Wittgenstein de la palabra “juego” <text:span text:style-name="T137">no representa una propiedad</text:span>, se le puede hacer una crítica obvia: “Ya Hume estableció la distinción entre el sentido ordinario (o, como decía él, ‘natural’<text:span text:style-name="T656">)</text:span> de palabras como ‘relación’ y ‘propiedad’ y el sentido lógico (o filosófico, según Hume) de las mismas … <text:span text:style-name="T263">Wittgenstein ofrece una respuesta poco convincente: representar una noción de “parecido de familia” como “juego” como una disyunción de nociones exactas es tergiversar su carácter. Palabras como “juego” tienen una vaguedad, una flexibilidad, una “textura abierta” (como diría Waismann) que ninguna disyunción de propiedades completamente determinadas puede reproducir.</text:span></text:p>
      <text:p text:style-name="P33"/>
      <text:p text:style-name="P461"><text:span text:style-name="T137">P</text:span><text:span text:style-name="T138">UTNAM, H. </text:span>(1990:<text:span text:style-name="T196">25-26</text:span>). <text:span text:style-name="T52">Representación y realidad</text:span>.</text:p>
      <text:p text:style-name="P153"/>
      <text:p text:style-name="P152">Esto parece poco convincente y algo antifilosófico, pues <text:span text:style-name="T666">¿no es acaso</text:span> el propósito de toda reconstrucción racional “ajustar” las vagas nociones del sentido común? <text:span text:style-name="T656">N</text:span>o queremos que la “reconstrucción racional” de una noción comparta la vaguedad de la noción preanalítica. <text:span text:style-name="T264">Si recordamos que no son las palabras como “juego” <text:s/>las que en realidad preocupan a Wittgenstein, sino precisamente palabras como “referencia”, “lenguaje”, “significado”, la situación es muy distinta. … <text:s/>Y <text:s/>es precisamente l</text:span><text:span text:style-name="T179">a textura abierta de la referencia</text:span><text:span text:style-name="T264">* lo que hace fracasar a las concepciones filosóficas clásicas.</text:span></text:p>
      <text:p text:style-name="P152"/>
      <table:table table:name="Table1" table:style-name="Table1">
        <table:table-column table:style-name="Table1.A"/>
        <table:table-row>
          <table:table-cell table:style-name="Table1.A1" office:value-type="string">
            <text:p text:style-name="P326">* ¿<text:span text:style-name="T664">Habrá algo de esto en la afirmación de Fabbri (2000:37, <text:s/>40-41): “creo que una característica del giro semiótico es que no acepta el principio de la arbitrariedad del signo” ; ”Es decir, la materia vista la dirección de la forma se convierte en sustancia (las materias del mundo son tales porque ya estén preformadas) y la forma es una organización de esta sustancia que mantiene cierto número de relaciones con ella, más o menos motivadas o inmotivadas. Esta es una hipótesis esencial.” ?[VA] Siendo la percepción una propioceptividad, ¿supone cierta ontología estésica? Me refiero a esa “textura abierta”. <text:s/>La no arbitrariedad entraña “sustancias”, “propiedades”? Volvemos al reino de la metafísica? </text:span><text:span text:style-name="T847">El propósito de la semiótica es la “reconstrucción del sentido” , aclara la semiótica; esa reconstrucción supone un “ajuste” de las nociones de sentido común?</text:span></text:p>
          </table:table-cell>
        </table:table-row>
      </table:table>
      <text:p text:style-name="P455"><text:span text:style-name="T137">P</text:span><text:span text:style-name="T138">UTNAM, H. </text:span>(1990:<text:span text:style-name="T196">25</text:span>). <text:span text:style-name="T52">Representación y realidad</text:span>.</text:p>
      <text:p text:style-name="P34"/>
      <text:p text:style-name="P35"><text:tab/>Si esto <text:span text:style-name="T656">[</text:span><text:span text:style-name="T279">↑</text:span><text:span text:style-name="T656">]</text:span><text:span text:style-name="T279"> es cierto, debemos comprender que </text:span><text:span text:style-name="T137">nuestra posición no concuerda con la imagen filosófica de la intencionalidad como fenómeno reducible a términos físicos</text:span><text:span text:style-name="T279"> (o quizá, computacionales) ni con la imagen de la intencionalidad como un mito, ni tampoco siquiera con de la intencionalidad como un único “fenómeno irreductible”.</text:span></text:p>
      <text:p text:style-name="P35"><text:span text:style-name="T279"><text:tab/>Mi propósito es, en parte, exponer … una actitud filosófica <text:s/>que abandona muchos supuestos filosóficos tradicionales sobre la </text:span><text:span text:style-name="T243">Apariencia </text:span><text:span text:style-name="T279">y la</text:span><text:span text:style-name="T243"> Realidad; </text:span><text:span text:style-name="T279"><text:s/></text:span><text:span text:style-name="T288">que abandona, por ejemplo, el supuesto de que lo </text:span><text:span text:style-name="T245">real</text:span><text:span text:style-name="T288"> es lo que subyace a, o se encuentra detrás de, o es </text:span><text:span text:style-name="T245">anterior</text:span><text:span text:style-name="T288"> a las </text:span><text:span text:style-name="T245">apariencias</text:span><text:span text:style-name="T288">, </text:span><text:span text:style-name="T748">que abandona el supuesto de lo </text:span><text:span text:style-name="T709">Uno </text:span><text:span text:style-name="T748">y lo </text:span><text:span text:style-name="T709">Múltiple</text:span><text:span text:style-name="T288"> y que también abandona la idea de que todo fenómeno tiene una “</text:span><text:span text:style-name="T245">naturaleza última</text:span><text:span text:style-name="T288">” ... Por ende , mi argumento es negativo. Sostengo que cierta línea de pensamiento acerca del significado y de la naturaleza de la mentes en su esencia incorrecta … pienso que podemos aprender mucho acerca de la naturaleza del significado y, quizá, acerca de la naturaleza de la psicología, si comprendemos </text:span><text:span text:style-name="T245">por qué fracasan ciertas ideas sobre el</text:span><text:span text:style-name="T288"> </text:span><text:span text:style-name="T139">s</text:span><text:span text:style-name="T245">ignificado y su ubicación en la mente</text:span><text:span text:style-name="T288">.</text:span></text:p>
      <text:p text:style-name="P36"/>
      <text:p text:style-name="P36"/>
      <text:p text:style-name="P456"><text:span text:style-name="T245">P</text:span><text:span text:style-name="T244">UTNAM, H. </text:span><text:span text:style-name="T288">(1990:</text:span><text:span text:style-name="T195">26-27</text:span><text:span text:style-name="T288">). </text:span><text:span text:style-name="T93">Representación y realidad</text:span><text:span text:style-name="T288">.</text:span></text:p>
      <text:p text:style-name="P266">Fodor y Chomsky</text:p>
      <text:p text:style-name="P37"><text:span text:style-name="T279">… Las “representaciones” e “ideas innatas” de las que habla Chomsky son estructuras sintácticas profundas y universales sintácticos. Por tanto, el programa de Fodor no es idéntico al de Chomsky, sino más bien una extensión audaz de éste. <text:s/></text:span><text:span text:style-name="T289">Fodor reconoce que debe gran parte de su inspiración a la obra de Chomsky. Sin embargo, Chomsky jamás se comprometió con la posibilidad de encontrar entidades “psicológicamente reales” que tuvieran propiedades que atribuimos preanalíticamente a los “significados” en grado suficiente como para garantizar una identificación.</text:span></text:p>
      <text:p text:style-name="P38"><text:span text:style-name="T289">… Chomsky sostiene que hay una Gramática Universal ―una estructura y un conjunto de categorías que son universales, y no porque las comunidades humanas sean, en ciertos aspectos, semejantes, sino porque </text:span><text:span text:style-name="T186">esta Gramática Universal forma parte de la</text:span><text:span text:style-name="T289"> </text:span><text:span text:style-name="T186">estructura básica de la mente</text:span><text:span text:style-name="T289">. Chomsky sugiere, además, que la estructura lingüística innata no sólo caracteriza a la mente, sino también al fun</text:span><text:span text:style-name="T680">cionamiento</text:span><text:span text:style-name="T289"> de un “módulo” particular de la mente, el llamado “órgano del lenguaje”. Chomsky parece concebir el órgano del lenguaje como un órgano relativamente “estúpido”, independiente de la inteligencia general … </text:span><text:span text:style-name="T290">Las obras más recientes de Chomsky y Fodor <text:s/>conciben la mente como un conjunto de “módulos” que funcionan automáticamente y subrayan la oposición entre el procesamiento ascendente (</text:span><text:span text:style-name="T94">bottom-up</text:span><text:span text:style-name="T290">) y el procesamiento automático y el que recurre a la inteligencia general y a la información general.</text:span></text:p>
      <text:p text:style-name="P42"/>
      <text:p text:style-name="P457"><text:span text:style-name="T245">P</text:span><text:span text:style-name="T244">UTNAM, H. </text:span><text:span text:style-name="T288">(1990:</text:span><text:span text:style-name="T195">26</text:span><text:span text:style-name="T809">-</text:span><text:span text:style-name="T194">27</text:span><text:span text:style-name="T288">). </text:span><text:span text:style-name="T93">Representación y realidad</text:span><text:span text:style-name="T288">.</text:span></text:p>
      <text:p text:style-name="P44"/>
      <text:p text:style-name="P43"><text:tab/>De todos modos, <text:span text:style-name="T789">existe la expectativa general de que, tarde o temprano</text:span> teniendo en cuenta que las ideas <text:s/><text:span text:style-name="T790">de <text:s/></text:span>Chomsky <text:span text:style-name="T790">se harán extensivas al campo de la semántica. En esta expectativa se funda gran parte de la atención de lo que los neoestructuralistas franceses, los científicos cognitivos norteamericanos y otros han prestado a las ideas de Chomsky. Chomsky se hizo famoso por haber propuesto la teoría de que la gramática es “innata”</text:span> <text:s/><text:span text:style-name="T790">a la mente. Chomsky sostiene que hay una gramática universal </text:span><text:span text:style-name="T781">—una estructura y un conjunto de categorías </text:span><text:span text:style-name="T782">que son </text:span><text:span text:style-name="T781">universales, y no porque </text:span><text:span text:style-name="T782">las comunidades sean, en ciertos aspectos, semejantes, sino porque esta Gramática Universal forma parte de la estructura básica de la mente</text:span><text:span text:style-name="T781">—.</text:span><text:span text:style-name="T782">[4] Chomsky sugiere, además, que esta estructura lingüística innata no sólo caracteriza a la mente de su conjunto, sino también al fun</text:span><text:span text:style-name="T783">cionamiento</text:span><text:span text:style-name="T785"> <text:s/>de un “módulo”</text:span><text:span text:style-name="T786"> <text:s/></text:span><text:span text:style-name="T785">particular de la mente, el llamado “órgano del lenguaje”.</text:span></text:p>
      <text:p text:style-name="P43"><text:span text:style-name="T785"><text:tab/></text:span><text:span text:style-name="T784">De todos modos</text:span><text:span text:style-name="T785">, teniendo en cuenta que las ideas clave de la teoría de Chom</text:span><text:span text:style-name="T787">s</text:span><text:span text:style-name="T785">ky </text:span>son: 1) la idea de los universales lingüísticos, 2) la hipótesis de lo innato y 3) la idea más nueva de la modularidad; parece bastante sencillo anticipar qué forma adoptaría una teoría chomskiana del nivel semántico (y la teoría de Fodor asume la forma prevista). Una teoría chomskiana del nivel semántico afirmará que existen “representaciones semánticas” en la mente/cerebro que son innatas y universales, y que todos nuestros conceptos se pueden descomponer en esas representaciones semánticas. Esa es la teoría que espero destruir.</text:p>
      <text:p text:style-name="P42"/>
      <text:p text:style-name="P463"><text:span text:style-name="T139">P</text:span><text:span text:style-name="T138">UTNAM, H. </text:span><text:span text:style-name="T269">(1990:</text:span><text:span text:style-name="T194">28</text:span><text:span text:style-name="T269">). </text:span><text:span text:style-name="T53">Representación y realidad</text:span><text:span text:style-name="T269">.</text:span></text:p>
      <text:p text:style-name="P157"/>
      <text:p text:style-name="P42"><text:span text:style-name="T279">… </text:span><text:span text:style-name="T291">Uno de estos hechos es la vigencia del viejo modelo de explicación del funcionamiento mental, esto es, en términos de creencias y deseos. Pese a la amplia difusión del conductismo, </text:span><text:span text:style-name="T174">jamás hemos dejado de explicar nuestra conducta y la de los demás en términos de creencias y deseos</text:span><text:span text:style-name="T291">. Decimos: “Fui a la escuela porque sabía que tenía que dar una clase” o “Fui al mercado porque sabía que no teníamos más leche y quería ponerle al café”.</text:span></text:p>
      <text:p text:style-name="P42"><text:span text:style-name="T291"><text:tab/></text:span><text:span text:style-name="T675">El</text:span><text:span text:style-name="T174"> conductismo, en su versión radical, afirmaba que no necesitamos ninguna de estas cosas, pues de lo que hablamos en realidad es de respuestas condicionadas, etc</text:span><text:span text:style-name="T291">. Quizá se pueda prescindir de </text:span><text:span text:style-name="T661">l</text:span><text:span text:style-name="T291">a referencia a creencias y deseos cuando se trata con ratones en situaciones de estricto control … </text:span><text:span text:style-name="T292">Por consiguiente, </text:span><text:span text:style-name="T175">hay, ciertamente, fuertes razones para defender la explicación en términos de creencias y deseos</text:span><text:span text:style-name="T292">.</text:span></text:p>
      <text:p text:style-name="P464"><text:span text:style-name="T139">P</text:span><text:span text:style-name="T138">UTNAM, H. </text:span><text:span text:style-name="T269">(1990:</text:span><text:span text:style-name="T194">29</text:span><text:span text:style-name="T269">). </text:span><text:span text:style-name="T53">Representación y realidad</text:span><text:span text:style-name="T269">.</text:span></text:p>
      <text:p text:style-name="P168"/>
      <text:p text:style-name="P169"><text:span text:style-name="T279"><text:tab/></text:span><text:span text:style-name="T848">Si identificamos la </text:span><text:span text:style-name="T849">lingua mentis</text:span><text:span text:style-name="T848"> del ordenador con las representaciones semánticas de Chomsky, llegamos a una imagen familiar: </text:span><text:span text:style-name="T850">la imagen de la mente como un criptógrafo</text:span><text:span text:style-name="T848">. La mente piensa sus pensamientos en “mentalés”, luego codifica en el lenguaje natural y luego los transmite … al oyente. El oyente también tiene un criptógrafo en su mente, que procede a decodificar el “mensaje”. En esta imagen, el lenguaje natural, </text:span><text:span text:style-name="T850">lejos de ser esencial al pensamiento, funciona como mero vehículo de la comunicación del pensamiento. </text:span></text:p>
      <text:p text:style-name="P340"><text:tab/><text:span text:style-name="T851">La idea de reivindicar la psicología de creencias-deseos y la idea del modelo computacional de la mente pueden seducir por muchas razones … es comprensible que muchos pensadores se sientan atraídos por un programa que une la psicología de creencias-deseos con los modelos computacionales … es de convertir a la psicología de creencias-deseos en una teoría “científica” identificándola con la psicología computacional.</text:span></text:p>
      <text:p text:style-name="P343"/>
      <text:p text:style-name="P536"><text:span text:style-name="T139">P</text:span><text:span text:style-name="T138">UTNAM, H. </text:span><text:span text:style-name="T269">(1990:</text:span><text:span text:style-name="T194">30</text:span><text:span text:style-name="T269">). </text:span><text:span text:style-name="T53">Representación y realidad</text:span><text:span text:style-name="T269">.</text:span></text:p>
      <text:p text:style-name="P341"/>
      <text:p text:style-name="P340"><text:span text:style-name="T851"><text:s/></text:span><text:span text:style-name="T801">Cuando propuse</text:span><text:span text:style-name="T795"> este programa (con el nombre de “</text:span><text:span text:style-name="T802">funcionalismo</text:span><text:span text:style-name="T795">”), pensaba que era fácil llevarlo a cabo: </text:span><text:span text:style-name="T802">postulando simplemente que los deseos y creencias son “estados funcionales” del cerebro </text:span><text:span text:style-name="T795">(</text:span><text:span text:style-name="T800">i.e.</text:span><text:span text:style-name="T795">, aspectos definidos en términos de parámetros funcionales más relaciones con </text:span><text:span text:style-name="T800"><text:s/>inputs y outputs </text:span><text:span text:style-name="T795">biológicamente caracterizados). Por ejemplo, cabría postular que creer que hay leche en supermercado es exponer una de las fórmulas de la </text:span><text:span text:style-name="T800">lingua mentis</text:span><text:span text:style-name="T795"> cuya traducción es “hay leche en el supermercado” en un “registro específico de creencias”. Así mismo, desear leche para el desayuno de mañana sería exponer otra fórmula en un “reg</text:span><text:span text:style-name="T796">i</text:span><text:span text:style-name="T795">stro de deseos”. Y el pasaje de estos dos estados computacionales a la consecuencia, es decir, a la </text:span><text:span text:style-name="T796">acción</text:span><text:span text:style-name="T795"> de ir al supermercado y comprar leche, podría ser el resultado de aplicar cierto procedimiento algorítmico a las fórmulas mencionadas (y a otras también).</text:span></text:p>
      <text:p text:style-name="P342"><text:span text:style-name="T137">El mentalismo es la última expresión de una tendencia más general en la historia del pensamiento, la tendencia a pensar que los conceptos son entidades de la mente o el cerebro científicamente descriptibles</text:span> (“psicológicamente reales”). Demostraré que todo esto es erróneo.</text:p>
      <text:p text:style-name="P458"><text:span text:style-name="T245">P</text:span><text:span text:style-name="T244">UTNAM, H. </text:span><text:span text:style-name="T288">(1990:</text:span><text:span text:style-name="T194">30</text:span><text:span text:style-name="T288">). </text:span><text:span text:style-name="T93">Representación y realidad</text:span><text:span text:style-name="T288">.</text:span></text:p>
      <text:p text:style-name="P41"/>
      <text:p text:style-name="P46"><text:tab/>En esta imagen, la psicología mentalista del lenguaje ordinario, la psicología popular, es una primera aproximación a un modelo computacional ideal de lo que pasa en el cerebro. <text:span text:style-name="T704">Una psicología de creencias-deseos ideal sería isomorfa a (una parte de) la descripción computacional de lo que pasa en el cerebro. Si usted acepta esto, obtendría la versión más reciente del mentalismo.</text:span></text:p>
      <text:p text:style-name="P46"/>
      <text:p text:style-name="P46"><text:tab/></text:p>
      <text:p text:style-name="P46"/>
      <text:p text:style-name="P458"><text:span text:style-name="T245">P</text:span><text:span text:style-name="T244">UTNAM, H. </text:span><text:span text:style-name="T288">(</text:span><text:span text:style-name="T808">1990</text:span><text:span text:style-name="T194">: 30-31</text:span><text:span text:style-name="T288">). </text:span><text:span text:style-name="T93">Representación y realidad</text:span><text:span text:style-name="T288">.</text:span></text:p>
      <text:p text:style-name="P45"><text:span text:style-name="T279"><text:tab/><text:tab/></text:span><text:span text:style-name="T243">Tres razones por las cuales el mentalismo no puede ser correcto</text:span></text:p>
      <text:p text:style-name="P45"/>
      <table:table table:name="Table5" table:style-name="Table5">
        <table:table-column table:style-name="Table5.A"/>
        <table:table-row>
          <table:table-cell table:style-name="Table5.A1" office:value-type="string">
            <text:p text:style-name="P45"><text:span text:style-name="T279">1. </text:span><text:span text:style-name="T91"><text:s/>El significado es holístico</text:span></text:p>
          </table:table-cell>
        </table:table-row>
      </table:table>
      <text:p text:style-name="P47"><text:tab/></text:p>
      <text:p text:style-name="P47"><text:span text:style-name="T279">La doctrina denominada “holismo del significado” surgió como reacción al positivismo lógico y proporcionó </text:span><text:span text:style-name="T666">argumentos</text:span><text:span text:style-name="T279"> que refutaban los intentos positivistas de mostrar que todos los términos que podemos comprender pueden ser definidos a partir de un grupo limitado (los “</text:span><text:span text:style-name="T293">términos</text:span><text:span text:style-name="T279"> observacionales”) … </text:span></text:p>
      <text:p text:style-name="P46"><text:tab/><text:span text:style-name="T710">Así, el holismo se opone … al positivismo</text:span><text:span text:style-name="T665">. La concepción de los positivistas del lenguaje sostiene que todas las palabras descriptas significativas de nuestro lenguaje tienen que definirse en términos de un vocabulario “básico” consistente en palabras que representan nociones </text:span><text:span text:style-name="T79">epistemológicamente más primitivas</text:span><text:span text:style-name="T665"> que, digamos, los términos teóricos de la ciencia. El candidato favorito de los positivistas era un vocabulario constituido por términos de sensación, o b</text:span><text:span text:style-name="T788">i</text:span><text:span text:style-name="T665">en por términos para lo supuestamente “observable”. </text:span><text:span text:style-name="T662">S</text:span><text:span text:style-name="T744">i formulamos el positivismo como una tesis sobre las condiciones de verdad de las oraciones y no como una tesis sobre la definibilidad de los términos, podemos decir que, históricamente, los positivistas fueron los primeros en señalar que el significado de una oración debía estar dado por</text:span><text:span text:style-name="T665"> (o ser posible de estar dado por) una </text:span><text:span text:style-name="T181">regla que determine exactamente en qué situaciones empíricas puede afirmarse la oración. <text:s/>…</text:span></text:p>
      <text:p text:style-name="P267"/>
      <text:p text:style-name="P462"><text:span text:style-name="T139">P</text:span><text:span text:style-name="T138">UTNAM, H. </text:span><text:span text:style-name="T139">(</text:span><text:span text:style-name="T269">1990</text:span><text:span text:style-name="T139">:</text:span><text:span text:style-name="T193">31-32</text:span><text:span text:style-name="T139">). </text:span><text:span text:style-name="T113">Representación y realidad</text:span><text:span text:style-name="T139">.</text:span></text:p>
      <text:p text:style-name="P154"/>
      <text:p text:style-name="P46"><text:span text:style-name="T246"><text:tab/></text:span><text:span text:style-name="T294">Básicamente los filósofos (incluso los positivistas) se dieron cuenta de que no es posible contrastar una teoría enunciado por enunciado. … <text:s/></text:span><text:span text:style-name="T663">Los postulados individuales de una teoría</text:span><text:span text:style-name="T294">, por lo general, </text:span><text:span text:style-name="T663">no tienen</text:span><text:span text:style-name="T294"> (o tienen muy pocas) </text:span><text:span text:style-name="T663">consecuencias empíricas</text:span><text:span text:style-name="T294"> cuando los separamos de los demás enunciados de la teoría. … <text:s/></text:span><text:span text:style-name="T775">Com</text:span><text:span text:style-name="T776">o</text:span><text:span text:style-name="T657"> apunta</text:span><text:span text:style-name="T294"> </text:span><text:span text:style-name="T180">Quine,</text:span><text:span text:style-name="T294"> </text:span><text:span text:style-name="T247"><text:s/>los enunciados se someten “como un todo” a </text:span><text:span text:style-name="T176">l</text:span><text:span text:style-name="T247">a prueba de la experiencia, y no cada uno por separado (de ahí el término “holismo”.)</text:span></text:p>
      <text:p text:style-name="P265"/>
      <text:p text:style-name="P48"><text:tab/><text:span text:style-name="T679">Lo mismo </text:span><text:span text:style-name="T268">[</text:span><text:span text:style-name="T295">↑</text:span><text:span text:style-name="T657">] vale para el lenguaje de la vida cotidiana. Si alguien le dice, por ejemplo, que </text:span><text:span text:style-name="T54">el ladrón entró por la ventana y hay barro fuera de la ventana</text:span><text:span text:style-name="T268">, usted “deducirá” que hay </text:span><text:span text:style-name="T54">hay huellas de los pies en el barro. </text:span><text:span text:style-name="T268">Pero esto no es una consecuencia lógica de los hechos relatados, pues usted ha hecho uso de una hipótesis auxiliar no enunciada: </text:span><text:span text:style-name="T54">si el ladrón entró por la ventana, caminó por la tierra para llegar a la ventana</text:span><text:span text:style-name="T268">, junto a otros rubros de información general. . Si su informante le dice “No, usaba zancos”, entonces no esperará encontrar huellas de zapatos en el barro sino hoyos de diferente forma. </text:span><text:span text:style-name="T745">Lo que tiene valor empírico es el cuerpo completo de enunciados empíricos de cada elemento individual.</text:span></text:p>
      <text:p text:style-name="P48"/>
      <text:p text:style-name="P459"><text:span text:style-name="T139">P</text:span><text:span text:style-name="T138">UTNAM, H. </text:span><text:span text:style-name="T139">(</text:span><text:span text:style-name="T269">1990</text:span><text:span text:style-name="T139">:</text:span><text:span text:style-name="T193">32-33</text:span><text:span text:style-name="T139">). </text:span><text:span text:style-name="T53">Representación y realidad</text:span><text:span text:style-name="T139">.</text:span></text:p>
      <text:p text:style-name="P49"/>
      <text:p text:style-name="P50"><text:tab/>En el lenguaje ordinario, en contraste con el lenguaje formalizado, este fenómeno se halla mucho más difundido en virtud de la denominada “<text:span text:style-name="T704">no monotonicidad” de la lógica del discurso d</text:span><text:span text:style-name="T706">e</text:span><text:span text:style-name="T704"> la vida cotidiana</text:span>. E<text:span text:style-name="T777">n un</text:span> lenguaje formalizado, si decimos “Todos los pájaros vuelan” y “Los avestruces son pájaros”, se puede deducir que “Los avestruces vuelan”. Pero el lenguaje ordinario no es así. Si digo “Los halcones vuelan”, no pretendo que el oyente deduzca que un halcón con las alas rotas vuela. <text:span text:style-name="T137">Lo que podemos esperar depende del sistema total de creencias. Si el lenguaje describe la experiencia, lo hace a través de un sistema de enunciados y no enunciado por enunciado.</text:span></text:p>
      <text:p text:style-name="P50"><text:span text:style-name="T137"><text:tab/></text:span><text:span text:style-name="T270">El holismo del significado también se opone a la t</text:span><text:span text:style-name="T667">endencia</text:span><text:span text:style-name="T270"> según la cual la </text:span><text:span text:style-name="T55">definición</text:span><text:span text:style-name="T270"> es el medio por el que se explica o se fija el significado de las palabras, es decir, se opone al famoso imperativo: “¡Defina los términos!”. En efecto, </text:span><text:span text:style-name="T187">como subraya Quine, la consecuencia que se desprende inmediatamente del holismo es que la mayoría de los términos </text:span><text:span text:style-name="T114">no pueden ser definidos</text:span><text:span text:style-name="T187"> —si por “definición” se entiende algo que se fija una vez y para siempre, algo que aprehende absolutamente el significado del término. …</text:span></text:p>
      <text:p text:style-name="P50"><text:tab/></text:p>
      <text:p text:style-name="P427"><text:span text:style-name="T712">[</text:span><text:span text:style-name="T742">Esto es pragmática, PRINCIPIOS y no </text:span><text:span text:style-name="T743">REGLAS</text:span><text:span text:style-name="T742"> prefijadas por el sistema semántico, sintáctico o fonológico hacen que el significado no pueda prever situacionalmente todas las posibilidades, ya que el significado no está en los lexemas]</text:span></text:p>
      <text:p text:style-name="P462"><text:span text:style-name="T139">P</text:span><text:span text:style-name="T138">UTNAM, H. </text:span><text:span text:style-name="T269">(1990:</text:span><text:span text:style-name="T188">33-35</text:span><text:span text:style-name="T269">). </text:span><text:span text:style-name="T53">Representación y realidad</text:span><text:span text:style-name="T269">.</text:span></text:p>
      <text:p text:style-name="P154"/>
      <text:p text:style-name="P51">¿<text:span text:style-name="T271">Por qué el holismo implica esto? Porque, cuando un cuerpo completo de creencias choca con experiencias recalcitrantes, “cualquier parte es susceptible de revisión”, como dice Quine. Como </text:span><text:span text:style-name="T753">señala Quine, la verdad por estipulación no es una característica permanente de los enunciados.</text:span></text:p>
      <text:p text:style-name="P51"/>
      <text:p text:style-name="P53">[Ejemplo de “momentum” se “conserva o “masa por velocidad”]</text:p>
      <text:p text:style-name="P268"/>
      <text:p text:style-name="P77"><text:span text:style-name="T188">I</text:span><text:span text:style-name="T708">dentidad pero no esencia</text:span></text:p>
      <text:p text:style-name="P56"><text:tab/><text:span text:style-name="T677">Si todo</text:span><text:span text:style-name="T272"> esto suena raro [momentum] es porque </text:span><text:span text:style-name="T140">no estamos acostumbrados a pensar en los significados como entidades históricas</text:span><text:span text:style-name="T272">, en el sentido en que las personas o las naciones son históricas … <text:s/>Hay prácticas que nos ayudan a decidir cuándo hay suficiente continuidad en el cambio para decidir con razón que la misma persona todavía existe … hay suficiente continuidad en el cambio para justificar esto. </text:span><text:span text:style-name="T140">Los significados tienen, </text:span><text:span text:style-name="T746">a lo largo del tiempo</text:span><text:span text:style-name="T140">, identidad pero no esencia.</text:span></text:p>
      <text:p text:style-name="P269"/>
      <text:p text:style-name="P330"><text:span text:style-name="T272">[</text:span>Caso del Dr. Ignaz Semmelweis, médico partero <text:span text:style-name="T778">en el hospital general de Viena en 1847. El</text:span> que fue mandado al manicomio por lavarse las manos. El sabía de <text:span text:style-name="T778">microorganismos</text:span> <text:span text:style-name="T778">provenientes de autopsia y de la falta de asepsia. Los contagios pasaban través de los médicos que iban a la sala de partos sin lavarse las manos. Semmelweis intuía </text:span>el contagio sin pruebas, excepto las estadísticas. Obligaba a los médicos a lavarse antes de operar, <text:span text:style-name="T778">pedía </text:span>a limpiar el mobiliario, las camas, la ropa de cama, etc. El desinfectaba <text:span text:style-name="T778">con agua clorada</text:span> sin tener pruebas. <text:span text:style-name="T778">La palabra higiene(asepsia) es la misma pero su significado no, no hay esencias en las palabras.]</text:span></text:p>
      <text:p text:style-name="P331"/>
      <text:p text:style-name="P269"/>
      <text:p text:style-name="P56"/>
      <text:p text:style-name="P53"/>
      <text:p text:style-name="P465"><text:span text:style-name="T139">P</text:span><text:span text:style-name="T138">UTNAM, H. </text:span><text:span text:style-name="T139">(</text:span><text:span text:style-name="T269">1990</text:span><text:span text:style-name="T139">:</text:span><text:span text:style-name="T193">35</text:span><text:span text:style-name="T139">). </text:span><text:span text:style-name="T53">Representación y realidad</text:span><text:span text:style-name="T139">.</text:span></text:p>
      <text:p text:style-name="P53"><text:tab/><text:tab/></text:p>
      <table:table table:name="Table4" table:style-name="Table4">
        <table:table-column table:style-name="Table4.A"/>
        <table:table-row>
          <table:table-cell table:style-name="Table4.A1" office:value-type="string">
            <text:p text:style-name="P78">2. <text:span text:style-name="T52">El significado es, en parte, una noción normativa</text:span></text:p>
          </table:table-cell>
        </table:table-row>
      </table:table>
      <text:p text:style-name="P78"/>
      <text:p text:style-name="P78"><text:tab/>Alguna vez demostré que las nociones de <text:span text:style-name="T707">creencia justificada, creencia garantizada o creencia razonable</text:span><text:span text:style-name="T600"> </text:span>no eran reducibles a nociones fisicalistas. … <text:span text:style-name="T273">hacer un análisis reduccionista de la noción de </text:span><text:span text:style-name="T141">creencia justificada</text:span><text:span text:style-name="T273">, digamos, identificando “estar justificado con “ser el resultado de tales y tales métodos” o “de tal y tal algoritmo” o “de tal y tal programa de computación”, ese algoritmo tendría que ser tan complejo como la descripción de la “inteligencia general” de un juez inductivo ideal. </text:span></text:p>
      <text:p text:style-name="P460"><text:span text:style-name="T139">P</text:span><text:span text:style-name="T138">UTNAM, H. </text:span><text:span text:style-name="T139">(</text:span><text:span text:style-name="T269">1990</text:span><text:span text:style-name="T139">:</text:span><text:span text:style-name="T192">35-36</text:span><text:span text:style-name="T139">). </text:span><text:span text:style-name="T53">Representación y realidad</text:span><text:span text:style-name="T139">.</text:span></text:p>
      <text:p text:style-name="P52"/>
      <text:p text:style-name="P79"><text:tab/>Hemos visto, a partir de nuestro breve análisis del holismo del significado, que <text:span text:style-name="T666">contrastar</text:span> una teoría no es algo que se pueda hacer simplemente examinando las definiciones operativas de todos los términos y contrastando, uno por uno, los enunciados que conforman la teoría. Antes bien, requiere cosas tan intangibles como evaluar la simplicidad (que, a su vez, no es un único factor sino cosas muy diferentes en situaciones diferentes) y confrontarla con nuestro deseo de <text:span text:style-name="T137">lograr una predicción</text:span> <text:span text:style-name="T137">acertada</text:span> y de conservar parte de la doctrina anterior. Requiere olfato para elegir la transacción “correcta” <text:span text:style-name="T274">entre estos valores. La capacidad de realizar estas evaluaciones y transacciones es lo que Fodor llama </text:span><text:span text:style-name="T142">“inteligencia general”</text:span><text:span text:style-name="T274">, y no cree que pueda ser explicada en términos de “módulos” en un futuro previsible. <text:s/>Para Fodor, es inútil tratar de describir la naturaleza de la inteligencia general y su “hipótesis de modularidad” apunta precisamente a separar el problema de comprender el “órgano del lenguaje” del problema de comprender la inteligencia general.</text:span></text:p>
      <text:p text:style-name="P79"/>
      <text:p text:style-name="P466"><text:span text:style-name="T139">P</text:span><text:span text:style-name="T138">UTNAM, H. </text:span><text:span text:style-name="T139">(</text:span><text:span text:style-name="T269">1990</text:span><text:span text:style-name="T139">:</text:span><text:span text:style-name="T192">36</text:span><text:span text:style-name="T139">). </text:span><text:span text:style-name="T53">Representación y realidad</text:span><text:span text:style-name="T139">.</text:span></text:p>
      <text:p text:style-name="P264"/>
      <text:p text:style-name="P80"><text:span text:style-name="T137"><text:tab/></text:span><text:span text:style-name="T275">Ahora bien, quiero señalar que las nociones reunidas bajo el título de “significado” (o “</text:span><text:span text:style-name="T143">intencionalidad</text:span><text:span text:style-name="T275">”), por ejemplo, las nociones cruciales de “</text:span><text:span text:style-name="T143">idéntico significado</text:span><text:span text:style-name="T275">” e “i</text:span><text:span text:style-name="T143">déntica referencia</text:span><text:span text:style-name="T275">” son tan complejas como las nociones reunidas bajo el título de “inteligencia general”. <text:s/>… </text:span></text:p>
      <text:p text:style-name="P80"><text:tab/><text:span text:style-name="T275">Pues bien, </text:span><text:span text:style-name="T143">una teoría de la sinonimia debe ser una teoría que resuelva problemas de interpretación</text:span><text:span text:style-name="T275">. Veamos, sin embargo, cuán sutiles pueden ser las cuestiones de interpretación, aun en el caso de textos no precisamente “literarios”. Ya hemos mencionado el hecho de que los científicos que usaban “</text:span><text:span text:style-name="T56">momentum</text:span><text:span text:style-name="T275">”, la utilizaban como nombre de una cantidad conservada y no como sinónimo de “masa por velocidad” (aunque llamaban a esto último “definición de momentum”</text:span><text:span text:style-name="T862">).</text:span><text:span text:style-name="T275"> <text:s/>Veamos otro ejemplo. Sabemos que cuando Bohr empleaba la palabra “electrón” … en 1934, se estaba refiriendo a las mismas partículas que en 1900 denominó “electrones” … <text:s/>[no son idénticas teorías]. La teoría de 1900 dice que los electrones giran alrededor del núcleo como los planetas girar alrededor del sol, es decir, los electrones tienen trayectorias. La teoría de 1934 … dice, en cambio, que los electrones no tienen una trayectoria </text:span><text:span text:style-name="T296">—</text:span><text:span text:style-name="T297">en efecto, nunca tienen una posición y una cantidad de movimiento al mismo tiempo— … En síntesis, nuestro físico contaría la historia como una historia de </text:span><text:span text:style-name="T711">cambios sucesivos de creencia respecto de los mismos objetos y no como una historia de sucesivos “cambios de significado</text:span><text:span text:style-name="T297">” <text:s/>… En efecto, considerar que la palabra “electrón” mantiene intacta al menos su referencia …</text:span></text:p>
      <text:p text:style-name="P81"><text:tab/></text:p>
      <text:p text:style-name="P467"><text:span text:style-name="T245">P</text:span><text:span text:style-name="T244">UTNAM, H. </text:span><text:span text:style-name="T245">(</text:span><text:span text:style-name="T269">1990</text:span><text:span text:style-name="T245">:</text:span><text:span text:style-name="T192">38</text:span><text:span text:style-name="T245">). </text:span><text:span text:style-name="T93">Representación y realidad</text:span><text:span text:style-name="T245">.</text:span></text:p>
      <text:p text:style-name="P40"/>
      <text:p text:style-name="P81"><text:span text:style-name="T279"><text:tab/></text:span><text:span text:style-name="T137">Esta decisión ilustra lo que se denomina “caridad” o “beneficio de la duda” en la interpretación </text:span><text:span text:style-name="T279">… Toda interpretación depende de la caridad, pues siempre </text:span><text:span text:style-name="T137">tenemos que descontar por lo menos algunas diferencias de creencia cuando interpretamos</text:span><text:span text:style-name="T279">. Por ejemplo, supongamos que estamos leyendo una novela escrita en inglés hace 200 años y nos encontramos con el sustantivo “</text:span><text:span text:style-name="T91">plant</text:span><text:span text:style-name="T279">” [planta]. Normalmente identificamos sin vacilar “plant” con la actual palabra inglesa “</text:span><text:span text:style-name="T91">plant</text:span><text:span text:style-name="T279">”. No obstante, al hacerlo estamos ignorando una multitud de diferencias en las creencias. Por ejemplo, nosotros creemos que las plantas contienen </text:span><text:span text:style-name="T298">clorofila</text:span><text:span text:style-name="T279">, conocemos la fotosíntesis y el ciclo oxígeno-dióxido de carbono, etc. Estos aspectos son fundamentales para nuestra noción actual de planta. Pero eran desconocidos hace 200 años. <text:s/>…. </text:span><text:span text:style-name="T298">En síntesis, consideramos que el concepto “planta” tiene una identidad a través del tiempo pero no esencia y que el concepto “electrón” </text:span><text:span text:style-name="T248">tiene una identidad a través del tiempo pero no una esencia</text:span><text:span text:style-name="T298">. </text:span></text:p>
      <text:p text:style-name="P81"><text:span text:style-name="T276"><text:tab/>Sin embargo, no siempre interpretamos las palabras de modo de </text:span><text:span text:style-name="T78">maximizar</text:span><text:span text:style-name="T276"> el número de creencias verdaderas que habría tenido el hablante si la interpretación fuera correcta, en contraste con la cruda versión de la idea de “caridad en la interpretación” …</text:span></text:p>
      <text:p text:style-name="P85"/>
      <text:p text:style-name="P314"><text:s/>Ver J.L. Borges <text:span text:style-name="T52">Funes el memorioso</text:span>.</text:p>
      <text:p text:style-name="P82"/>
      <text:p text:style-name="P468"><text:span text:style-name="T139">P</text:span><text:span text:style-name="T138">UTNAM, H. </text:span><text:span text:style-name="T139">(</text:span><text:span text:style-name="T269">1990</text:span><text:span text:style-name="T139">:</text:span><text:span text:style-name="T192">39-40</text:span><text:span text:style-name="T139">). </text:span><text:span text:style-name="T53">Representación y realidad</text:span><text:span text:style-name="T139">.</text:span></text:p>
      <text:p text:style-name="P83"/>
      <text:p text:style-name="P84">… <text:span text:style-name="T704">No hay esperanzas de hallar una teoría sobre la identidad del significado o la referencia</text:span> <text:span text:style-name="T277">que se aplique a casos tan difíciles y que sea independiente de nuestra explicación de la “inteligencia general”. <text:s/>… En consecuencia, l</text:span><text:span text:style-name="T144">a decisión de interpretar a alguien de un modo y no de otro se halla íntimamente vinculada con los juicios normativos</text:span><text:span text:style-name="T277">.</text:span></text:p>
      <text:p text:style-name="P84"><text:tab/><text:span text:style-name="T277">Si reflexionamos sobre el papel que cumple la noción de </text:span><text:span text:style-name="T144">identidad del significado</text:span><text:span text:style-name="T277"> en lógica, dejará de </text:span><text:span text:style-name="T668">parecernos</text:span><text:span text:style-name="T277"> sorprendente que dicha noción tenga una dimensión normativa. En lógica, cometer</text:span><text:span text:style-name="T57"> equivocidad</text:span><text:span text:style-name="T277">, esto es, usar un término en un sentido en un momento del razonamiento <text:s/>(inductivo o deductivo) y en un sentido distinto en otro momento del mismo,</text:span><text:span text:style-name="T144"> es una falacia.</text:span><text:span text:style-name="T277"> <text:s/>..</text:span></text:p>
      <text:p text:style-name="P84"><text:tab/><text:span text:style-name="T278">En suma, en virtud del papel </text:span><text:span text:style-name="T58">epistémico</text:span><text:span text:style-name="T278"> que cumplen nociones como “cometer equivocidad”, es necesario que las interpretaciones de modo que el significado de una palabra se mantenga idéntico (en el sentido de ser tratado como idéntico) en los procedimientos normales de fijación y justificación de creencias.</text:span></text:p>
      <text:p text:style-name="P84"/>
      <text:p text:style-name="P469"><text:span text:style-name="T139">P</text:span><text:span text:style-name="T138">UTNAM, H. </text:span><text:span text:style-name="T139">(</text:span><text:span text:style-name="T269">1990</text:span><text:span text:style-name="T139">:</text:span><text:span text:style-name="T192">41</text:span><text:span text:style-name="T139">). </text:span><text:span text:style-name="T53">Representación y realidad</text:span><text:span text:style-name="T269">.</text:span></text:p>
      <table:table table:name="Table3" table:style-name="Table3">
        <table:table-column table:style-name="Table3.A"/>
        <table:table-row>
          <table:table-cell table:style-name="Table3.A1" office:value-type="string">
            <text:p text:style-name="P301"><text:span text:style-name="T279">3. <text:s/>Nuestros conceptos dependen</text:span><text:span text:style-name="T299"> <text:s/></text:span><text:span text:style-name="T279">de nuestro entorno físico y social de un modo que la evolución (que en lo que respecta a nuestros cerebros, terminó hace 30.000 años) no podía prever.</text:span></text:p>
          </table:table-cell>
        </table:table-row>
      </table:table>
      <text:p text:style-name="P297"/>
      <text:p text:style-name="P12"><text:span text:style-name="T279"><text:tab/>Para suministrarnos un repertorio innato de nociones que incluye </text:span><text:span text:style-name="T91">carburador, burócrata, energía potencial, </text:span><text:span text:style-name="T315">etc., como lo exige</text:span><text:span text:style-name="T601"> </text:span><text:span text:style-name="T747">la versión fodorista de la Hipótesis de lo Innato, la evolución tendría que haber sido capaz de anticipar todas las contingencias de los entornos físicos y culturales futuros</text:span><text:span text:style-name="T315">. Obviamente, no lo hizo ni lo podía hacer.</text:span></text:p>
      <text:p text:style-name="P295">Conexiones entre 1, 2 y 3.</text:p>
      <text:p text:style-name="P248"><text:span text:style-name="T320"><text:tab/>Los mentalistas que siguen a Fodor sostienen que existe un repertorio innato de representaciones semánticas en cuyos términos pueden definirse explícitamente todos nuestros conceptos.. El punto 3 destaca una dificultad obvia: ¿cómo podrían ser innatos conceptos como “carburador”? Los pueblos primitivos que no están familiarizados con los motores de combustión interna pueden adquirir sin dificultad tales conceptos. Según la concepción de Fodor, esto se debe a que el “lenguaje del pensamiento” de estos pueblos contenía el concepto “carburador” antes de adquirir la palabra correspondiente a ese concepto, aunque en su historia evolutiva no hubiera nada que pudiera explicar cómo adquirieron el concepto. … </text:span><text:span text:style-name="T321">una parte importante del argumento a favor del holismo del significado afirma que los cambios en los “procedimientos” de una comunidad que regulan el uso de un item del léxico normalmente no concuerdan con cambios en el significado del item … )”momentum”, “electrón”, “planta”, etc.).</text:span></text:p>
      <text:p text:style-name="P288"/>
      <text:p text:style-name="P470"><text:span text:style-name="T139">P</text:span><text:span text:style-name="T138">UTNAM, H. </text:span><text:span text:style-name="T139">(</text:span><text:span text:style-name="T269">1990</text:span><text:span text:style-name="T139">:</text:span><text:span text:style-name="T192">42</text:span><text:span text:style-name="T139">). </text:span><text:span text:style-name="T53">Representación y realidad</text:span><text:span text:style-name="T269">.</text:span></text:p>
      <text:p text:style-name="P289"/>
      <text:p text:style-name="P87"><text:span text:style-name="T314"><text:tab/>Por otra parte, si la </text:span><text:span text:style-name="T96">lingua mentis </text:span><text:span text:style-name="T314">no es innata, entonces la representación mental correspondiente a un rubro dado del lenguaje público puede variar, al menos en sus aspectos sintácticos … Las palabras de la </text:span><text:span text:style-name="T96">lingua mentis</text:span><text:span text:style-name="T314"> de hablantes distintos que tienen “formas” sintácticas diferentes y distintos procedimientos asociados con ellas, pueden, no obstante, <text:s/>tener el mismo significado y la misma denotación. </text:span><text:span text:style-name="T328">(Si redefinimos el sonido “significado” de manera que cualquier diferencia entre los dos procedimientos que un hablante asocia con la palabra “gato” y los procedimientos que un segundo hablante asocia con “gato” cuenta como diferencia en el “significado” de la palabra, entonces no tendremos una teoría del significado sino un rotundo “cambio de tema”). Además, si las representaciones semánticas del cerebro no están compuestas por un </text:span><text:span text:style-name="T329">conjunto innato de primitivos semánticos</text:span><text:span text:style-name="T328">, sino que se forman a partir de la experiencia, como las palabras del lenguaje público, no hay ninguna razón para creer que una representación dada (descrita sintácticamente) no pueda tener significados diferentes para grupos distintos de seres humanos (“significados diferentes” según criterios utilizados por un buen intérprete). … “Traducir” nuestro lenguaje público a la </text:span><text:span text:style-name="T97">lingua menti</text:span><text:span text:style-name="T98">s</text:span><text:span text:style-name="T328"> no resuelve el problema del contenido conceptual, sino que lo desplaza de un lenguaje a otro. </text:span></text:p>
      <text:p text:style-name="P469"><text:span text:style-name="T139">P</text:span><text:span text:style-name="T138">UTNAM, H. </text:span><text:span text:style-name="T139">(</text:span><text:span text:style-name="T269">1990</text:span><text:span text:style-name="T139">:</text:span><text:span text:style-name="T192">43</text:span><text:span text:style-name="T139">). </text:span><text:span text:style-name="T53">Representación y realidad</text:span><text:span text:style-name="T269">.</text:span></text:p>
      <text:p text:style-name="P39"/>
      <text:p text:style-name="P86"><text:tab/><text:span text:style-name="T348">Existen conexiones entre 1, 2 y 3 que es importante observar. El argumento en contra del positivismo y en contra de la posibilidad de definir todos nuestros conceptos a partir de algún repertorio básico de “nociones epistemológicamente primitivas”, fue resumido en el punto 1. El núcleo del argumento decía que adoptar la concepción del significado según la cual los descubrimientos científicos (el descubrimiento de que el agua es H</text:span><text:span text:style-name="T350">2</text:span><text:span text:style-name="T348">O, de que la cantidad de movimiento no es exactamente el producto de masa por velocidad, de que los electrones obedecen al Principio de Complementariedad, etc.) cambian de significado de los términos pertinentes, violaría el principio mencionado en el punto 2, que dice que los significados deben ser tratados como idénticos en los procesos habituales de fijación y justificación de creencias. Afirmar que cambiamos el significado de la palabra “agua” cuando decimos que el agua es H</text:span><text:span text:style-name="T350">2</text:span><text:span text:style-name="T348">O no sólo contradice nuestras ideas intuitivas de sinonimia, sino que viola este principio interpretativo que es fundamental para la fijación epistémica de la noción de “cambio de significado”.</text:span></text:p>
      <text:p text:style-name="P86"/>
      <text:p text:style-name="P254"/>
      <text:p text:style-name="P475"><text:span text:style-name="T139">P</text:span><text:span text:style-name="T138">UTNAM, H. </text:span><text:span text:style-name="T139">(</text:span><text:span text:style-name="T269">1990</text:span><text:span text:style-name="T139">:</text:span><text:span text:style-name="T192">43</text:span><text:span text:style-name="T139">). </text:span><text:span text:style-name="T53">Representación y realidad</text:span><text:span text:style-name="T269">.</text:span></text:p>
      <text:p text:style-name="P88"/>
      <text:p text:style-name="P88"><text:tab/>Además, hay una conexión entre los puntos 1 y 3: si las primeras concepciones de los positivistas lógicos hubieran sido correctas (es decir, si el punto 1 hubiera sido falso [El significado es holístico], la evolución no habría tenido que proporcionarnos conceptos “innatos” tan improbables como <text:span text:style-name="T52">carburador</text:span> o <text:span text:style-name="T52">carga positiva</text:span>, aunque la hipótesis de lo innato fuera verdadera. Bastaba con proveernos de un repertorio de nociones básicas (los términos observacionales) a partir de las cuales se podrían definir a<text:span text:style-name="T365">q</text:span>uellos conceptos. <text:span text:style-name="T365">Pero (como reconoce Fodor) nuestros términos no pueden definirse a partir de un conjunto de términos mucho más pequeño y biológicamente más primitivo que el léxico total. En síntesis, la verdad del holismo del significado refuta la única respuesta biológicamente plausible a la objeción 3 … En suma, el complicado mentalismo del MIT no queda refutado por ninguno de estos puntos, sino por 1,2 y 3 actuando en conjunto.</text:span></text:p>
      <text:p text:style-name="P254"/>
      <text:p text:style-name="P476"><text:span text:style-name="T139">P</text:span><text:span text:style-name="T138">UTNAM, H. </text:span><text:span text:style-name="T139">(</text:span><text:span text:style-name="T269">1990</text:span><text:span text:style-name="T139">:</text:span><text:span text:style-name="T192">44</text:span><text:span text:style-name="T139">). </text:span><text:span text:style-name="T53">Representación y realidad</text:span><text:span text:style-name="T269">.</text:span></text:p>
      <text:p text:style-name="P89"/>
      <text:p text:style-name="P89"><text:tab/>En realidad, l<text:span text:style-name="T658">a</text:span> razón por la cual comencé la discusión de las teorías computacionalistas y fisicalistas del significado … fue precisamente para mostrar cómo las teorías pueden entrar en colisión con el principio del holismo del significado y con varios “principios de caridad” (en particular, con el principio de que los significados se preservan en la fijación normal de creencias). <text:s/>… los argumentos que he desarrollado contra Fodor, especialmente los que se basan en el holismo del significado y en la máxima interpretativa de que los significados no son <text:span text:style-name="T137">alterados por los procedimientos normales de fijación y justificación de creencias … </text:span></text:p>
      <text:p text:style-name="P89"><text:s/>… <text:span text:style-name="T366">debemos considerar un aspecto importante del significado que hasta ahora he omitido deliberadamente. Se trata del </text:span><text:span text:style-name="T146">carácter “interactivo” del significado, en el sentido de que depende no sólo de lo que está en nuestras cabezas sino también de lo que está en nuestro entorno y de cómo interactuamos con este entorno.</text:span></text:p>
      <text:p text:style-name="P254"/>
      <text:p text:style-name="P477"><text:span text:style-name="T139">P</text:span><text:span text:style-name="T138">UTNAM, H. </text:span><text:span text:style-name="T139">(</text:span><text:span text:style-name="T269">1990</text:span><text:span text:style-name="T139">:</text:span><text:span text:style-name="T191">4</text:span><text:span text:style-name="T192">5</text:span><text:span text:style-name="T139">). </text:span><text:span text:style-name="T53">Representación y realidad</text:span><text:span text:style-name="T269">.</text:span></text:p>
      <text:p text:style-name="P90"><text:tab/><text:span text:style-name="T137"> </text:span><text:span text:style-name="T147">Capítulo</text:span><text:span text:style-name="T367"> </text:span><text:span text:style-name="T137">2<text:tab/>El significado, la gente y el mundo</text:span></text:p>
      <text:p text:style-name="P90"><text:tab/>Así como Aristóteles fue el primero en teorizar sistemáticamente acerca de muchas cosas, también fue el primer pensador que teorizó de manera sistemática acerca del significado y la referencia. El esquema que nos presenta en <text:span text:style-name="T52">De Interpretatione</text:span> ha mostrado ser notablemente sólido. Según este esquema, cuando comprendemos una palabra o cualquier otro “signo”, <text:span text:style-name="T137">asociamos esa palabra con un “concepto”</text:span>.* Este concepto determina aquello a lo que se refiere la palabra. <text:s/><text:span text:style-name="T367">Dos milenios después, encontramos la misma teoría en </text:span><text:span text:style-name="T60">Logic, </text:span><text:span text:style-name="T367">de John Stuart Mill, y en nuestro siglo podemos hallar variantes de esta imagen en los escritos de Bertrand Russell, Gottlob Frage, Carnap y otros filósofos importantes….</text:span></text:p>
      <text:p text:style-name="P92">Etimológicamente, <text:span text:style-name="T52">meaning </text:span>[significado] se relaciona con <text:span text:style-name="T52">mind</text:span> [mente]. <text:span text:style-name="T52">To mean something </text:span>[significar algo] probablemente era … sólo <text:span text:style-name="T52">to have it in mind</text:span> [tener algo en mente] … que selecciona los objetos en el entorno del cual hablamos. Cuando ese algo <text:span text:style-name="T788">(</text:span>llamémoslo concepto) se asocia con un signo, se transforma en el significado de <text:span text:style-name="T807">signo</text:span>.</text:p>
      <text:p text:style-name="P92"/>
      <text:p text:style-name="P428"><text:span text:style-name="T713">* </text:span><text:span text:style-name="T749">[VA: Ver </text:span><text:span text:style-name="T751">fichas</text:span><text:span text:style-name="T749"> de Saussure al final de este archivo sobre la noción de “signo” como “concepto”, similar a la expuesta aquí: </text:span><text:span text:style-name="T750">sgte/sgdo = signo y Sgdo. es un concepto. Luego, la noción saussureana de signo es aristotélica. </text:span><text:span text:style-name="T751">El significado es un concepto que junto con el significante, FORMA(N) el signo</text:span><text:span text:style-name="T749">].</text:span></text:p>
      <text:p text:style-name="P422"/>
      <text:p text:style-name="P471"><text:span text:style-name="T139">P</text:span><text:span text:style-name="T138">UTNAM, H. </text:span><text:span text:style-name="T139">(</text:span><text:span text:style-name="T269">1990</text:span><text:span text:style-name="T139">:</text:span><text:span text:style-name="T191">46</text:span><text:span text:style-name="T139">). </text:span><text:span text:style-name="T53">Representación y realidad</text:span><text:span text:style-name="T269">.</text:span></text:p>
      <text:p text:style-name="P92"/>
      <text:p text:style-name="P92"><text:tab/>… <text:span text:style-name="T368">Usaré el término corriente “representación mental” en lugar de “concepto” porque la idea de que los conceptos son justamente eso: representaciones de la mente, es, en sí misma, una parte esencial de la imagen.</text:span></text:p>
      <text:p text:style-name="P92"/>
      <text:p text:style-name="P93">1)<text:tab/>Toda palabra usada se asocia en la mente del hablante con la representación mentales</text:p>
      <text:p text:style-name="P93">2)<text:tab/>Dos palabras son sinónimos (tienen el mismo significado) sólo <text:span text:style-name="T137">en el caso de que se asocien con <text:tab/>la misma representación mental en los hablantes</text:span> que usan esas palabras.</text:p>
      <text:p text:style-name="P93">3)<text:tab/>La representación mental determina a qué se refiere la palabra, en caso de que se refiera a <text:tab/>algo.</text:p>
      <text:p text:style-name="P254"/>
      <text:p text:style-name="P254"><text:tab/><text:span text:style-name="T2">Estos supuestos pueden parecer evidentes por sí mismos, pero en realidad </text:span><text:span text:style-name="T368">creo que son falsos </text:span><text:span text:style-name="T2">y que es necesario estimar hasta dónde son falsos antes de avanzar en cualquier argumentación que tenga que ver con el significado o la representación mental.</text:span></text:p>
      <text:p text:style-name="P94"/>
      <text:p text:style-name="P473"><text:span text:style-name="T139">P</text:span><text:span text:style-name="T138">UTNAM, H. </text:span><text:span text:style-name="T269">(1990</text:span><text:span text:style-name="T139">:</text:span><text:span text:style-name="T191">46-47</text:span><text:span text:style-name="T139">). </text:span><text:span text:style-name="T53">Representación y realidad</text:span><text:span text:style-name="T269">.</text:span></text:p>
      <text:p text:style-name="P95"/>
      <text:p text:style-name="P95"><text:tab/>Decir que son falsos es afirmar que no pueden existir cosas tales como “representaciones mentales” que satisfagan al mismo tiempo estas tres condiciones. <text:span text:style-name="T137">No niego que a veces pensamos con ayuda de palabras, imágenes</text:span> y otros signos e incluso puede que el pensamiento inconsciente sea aun más rico en el uso de las representacion<text:span text:style-name="T803">es que conocemos</text:span>. <text:span text:style-name="T803">Los modelos computacionales</text:span> del cerebro/mente se tienen, por cierto, la noción de procesamiento de las representaciones. <text:s/>Pero recordemos que la teoría aristotélica del significado… no dice <text:span text:style-name="T52">solamente</text:span> que pensamos en términos de representaciones mentales. Es esencial para la teoría que la <text:span text:style-name="T137">identidad</text:span> y la <text:span text:style-name="T137">diferencia</text:span> de estas representaciones estén referidas a la <text:span text:style-name="T52">identidad de significado</text:span>; <text:span text:style-name="T369">que cuando decimos que dos palabras tienen o no el mismo significado, lo que estamos diciendo es que están </text:span><text:span text:style-name="T678">asociadas</text:span><text:span text:style-name="T369"> o no con la misma representación mental. También es parte de la imagen aristotélica … que la identidad y la diferencia de las representaciones mentales asociadas sean lo que determina si dos palabras se refieren o no a la misma cosa.</text:span></text:p>
      <text:p text:style-name="P95"><text:tab/><text:span text:style-name="T370">Una manera de ver en dónde reside el problema quizá sea la siguiente: el modelo aristotélico … es como el modelo del criptógrafo de la mente. Todos reconocen que la </text:span><text:span text:style-name="T148">identidad </text:span><text:span text:style-name="T370">y la </text:span><text:span text:style-name="T148">diferencia</text:span><text:span text:style-name="T370"> del significado no son lo mismo que la </text:span><text:span text:style-name="T148">identidad </text:span><text:span text:style-name="T370">y la </text:span><text:span text:style-name="T148">diferencia </text:span><text:span text:style-name="T370">de la palabra (o el signo). </text:span></text:p>
      <text:p text:style-name="P95"/>
      <text:p text:style-name="P474"><text:span text:style-name="T139">P</text:span><text:span text:style-name="T138">UTNAM, H. </text:span><text:span text:style-name="T139">(</text:span><text:span text:style-name="T269">1990</text:span><text:span text:style-name="T139">:</text:span><text:span text:style-name="T191">47</text:span><text:span text:style-name="T139">). </text:span><text:span text:style-name="T53">Representación y realidad</text:span><text:span text:style-name="T269">.</text:span></text:p>
      <text:p text:style-name="P96"/>
      <text:p text:style-name="P97"><text:tab/>La palabras francesa “chat<text:span text:style-name="T52">” </text:span><text:span text:style-name="T61">[gato]</text:span><text:span text:style-name="T52"> </text:span>no es lo mismo que la palabra “gato”, aunque ambas tienen el mismo significado. Vemos nuevamente que la <text:span text:style-name="T137">identidad </text:span>y la <text:span text:style-name="T137">diferencia</text:span> <text:span text:style-name="T137">de la referencia no son lo mismo que la</text:span> <text:span text:style-name="T137">identidad y la diferencia de la palabra o signo</text:span>. “<text:span text:style-name="T371">He” [él en inglés] es el mismo signo, al menos fonéticamente, en hebreo y en inglés; ¡pero en hebreo significa “ella”! Del mismo modo “bonnet” es fonética y ortográficamente la misma palabra en inglés británico y en inglés norteamericano, pero en inglés británico puede denotar, además, la cubierta de un automóvil, cosa que no ocurre en el inglés norteamericano. Por otra parte, el “he” hebreo y el “he” inglés son ambos pronombres personales, y el “bonnet” norteamericano y el “bonnet” inglés son ambos sustantivos concretos. En cada caso, las dos palabras son indiscernibles en el plano sintáctico.</text:span></text:p>
      <text:p text:style-name="P97"><text:tab/><text:span text:style-name="T371">Es decir, que A y B pueden ser sintáctica y fonéticamente la misma palabra en dos lenguas diferentes (o en dos dialéctos <text:s/>o idiolectos de la misma lengua) y sin embargo tener una referencia distinta. A la inversa, existen muchos ejemplos de </text:span><text:span text:style-name="T177">palabras fonéticamente distintas pero exactamente con la misma referencia</text:span><text:span text:style-name="T371">.</text:span></text:p>
      <text:p text:style-name="P97"/>
      <text:p text:style-name="P315">*<text:span text:style-name="T371">Aguacate, cura y palta /Ananás y piña.</text:span></text:p>
      <text:p text:style-name="P316">Gato y misifú. Can y perro.</text:p>
      <text:p text:style-name="P472"><text:span text:style-name="T139">P</text:span><text:span text:style-name="T138">UTNAM, H. </text:span><text:span text:style-name="T139">(</text:span><text:span text:style-name="T269">1990</text:span><text:span text:style-name="T139">:</text:span><text:span text:style-name="T191">48</text:span><text:span text:style-name="T139">). </text:span><text:span text:style-name="T53">Representación y realidad</text:span><text:span text:style-name="T269">.</text:span></text:p>
      <text:p text:style-name="P93"/>
      <text:p text:style-name="P93"><text:tab/>… <text:span text:style-name="T178">el modelo criptógrafo</text:span><text:span text:style-name="T372"> </text:span><text:span text:style-name="T375">—</text:span><text:span text:style-name="T372">el modelo de la comprensión del signo como su “decodificación” en una </text:span><text:span text:style-name="T62">lingua mentis </text:span><text:span text:style-name="T372">innata</text:span><text:span text:style-name="T375">—</text:span><text:span text:style-name="T372"> </text:span><text:span text:style-name="T178">postula que un plano más profundo existe identidad entre signo y significado</text:span><text:span text:style-name="T372">.</text:span></text:p>
      <text:p text:style-name="P93"><text:tab/><text:span text:style-name="T372">En realidad, ésta es la idea fundamental del modelo: </text:span><text:span text:style-name="T178">la idea de que en la </text:span><text:span text:style-name="T112">lingua mentis</text:span><text:span text:style-name="T178"> cada signo tiene un significado único</text:span><text:span text:style-name="T372">. Dos palabras del habla humana o de la lengua escrita que tienen el mismo significado son simplemente dos “códigos” diferentes para el mismo ítem (el mismo “concepto”) en la </text:span><text:span text:style-name="T62">lingua mentis</text:span><text:span text:style-name="T372">.</text:span></text:p>
      <text:p text:style-name="P93"><text:tab/><text:span text:style-name="T372">Por otro lado, se supone que aun </text:span><text:span text:style-name="T804">e</text:span><text:span text:style-name="T372">n la </text:span><text:span text:style-name="T62">lingua mentis</text:span><text:span text:style-name="T372"> es posible que dos representaciones diferentes tengan la misma </text:span><text:span text:style-name="T62">referencia</text:span><text:span text:style-name="T372"> (denotación). “Animal racional” y “bípedo implume” son dos “conceptos” diferentes que tienen la misma referencia (un ejemplo popular entre los filósofos griegos). Pero en la </text:span><text:span text:style-name="T62">lingua mentis</text:span><text:span text:style-name="T372">, cada signo designa un conjunto de cosas y lo designa sin ambigüedad en cada mundo posible.</text:span></text:p>
      <text:p text:style-name="P93"/>
      <text:p text:style-name="P254"/>
      <text:p text:style-name="P478"><text:span text:style-name="T139">P</text:span><text:span text:style-name="T138">UTNAM, H. </text:span><text:span text:style-name="T139">(</text:span><text:span text:style-name="T269">1990</text:span><text:span text:style-name="T139">:</text:span><text:span text:style-name="T191">48(2)</text:span><text:span text:style-name="T139">). </text:span><text:span text:style-name="T53">Representación y realidad</text:span><text:span text:style-name="T269">.</text:span></text:p>
      <text:p text:style-name="P98"/>
      <text:p text:style-name="P98"><text:tab/>En algunas versiones de la teoría, lo que hace de hace de <text:span text:style-name="T52">animal racional</text:span> y <text:span text:style-name="T52">bípedo implume</text:span> dos conceptos diferentes, aunque abarquen las mismas cosas, es el hecho de que existe algún mundo posible en donde hay animales racionales que no son bípedos implumes y/o bípedos implumes que no son animales racionales. <text:span text:style-name="T137">De ese modo, la </text:span><text:span text:style-name="T104">lingua mentis</text:span><text:span text:style-name="T137"> es representada como una suerte de Lengua ideal</text:span> en que los signos diferentes difieren siempre en el significado y en la que signos diferentes difieren en la referencia, no necesariamente en el mundo real, pero si al menos en alguno de los mundos posibles. </text:p>
      <text:p text:style-name="P98"/>
      <text:p text:style-name="P478"><text:span text:style-name="T139">P</text:span><text:span text:style-name="T138">UTNAM, H. </text:span><text:span text:style-name="T139">(</text:span><text:span text:style-name="T269">1990</text:span><text:span text:style-name="T139">:</text:span><text:span text:style-name="T191">48-49</text:span><text:span text:style-name="T139">). </text:span><text:span text:style-name="T53">Representación y realidad</text:span><text:span text:style-name="T269">.</text:span></text:p>
      <text:p text:style-name="P98"/>
      <text:p text:style-name="P98"><text:tab/>En este punto debemos ser muy cautelosos. Lo que hace creíble que la mente (o cerebro) piense (o compute) <text:span text:style-name="T666">por medio</text:span> de representaciones es que todo el pensamiento que conocemos se vale de representaciones. Pero ninguno de los métodos de representación que conocemos <text:span text:style-name="T374">—</text:span>discurso oral, escritura, pintura, grabado en piedra, etc.<text:span text:style-name="T374">—</text:span> tienen la propiedad mágica de no admitir representaciones diferentes con el mismo significado. <text:span text:style-name="T137">Ninguno de los métodos de representación que conocemos </text:span><text:span text:style-name="T413">—discurso oral, escritura, grabado en piedra, etc.—</text:span><text:span text:style-name="T137"> tiene la propiedad </text:span><text:span text:style-name="T189">mágica de no admitir representaciones diferentes con el mismo significado. </text:span><text:span text:style-name="T805">Ninguno de los métodos de representación</text:span> <text:span text:style-name="T805">que conocemos tiene la propiedad de que </text:span><text:s/>las representaciones se refieran a los que las representaciones se refieran <text:span text:style-name="T52">intrínsecamente</text:span> a los que habitualmente se refieren, sea ello lo que fuere. <text:span text:style-name="T596">Todas las representaciones que conocemos se asocian con su referencia, que es contingente y susceptible de variación a medida que cambia el mundo y la cultura. <text:s/></text:span><text:span text:style-name="T805">Este hecho debería bastarnos para desconfiar de las teorías que postulan un reino de “representaciones” con propiedades tan improbables</text:span></text:p>
      <text:p text:style-name="P91">… <text:span text:style-name="T596">Según este punto de vista, las mismas representaciones tienen siempre </text:span><text:span text:style-name="T852">l</text:span><text:span text:style-name="T596">os mismos “contenidos”, aunque los hablantes hayan crecido en entornos radicalmente distintos.</text:span></text:p>
      <text:p text:style-name="P254"/>
      <text:p text:style-name="P483"><text:span text:style-name="T139">P</text:span><text:span text:style-name="T138">UTNAM, H. </text:span><text:span text:style-name="T139">(</text:span><text:span text:style-name="T269">1990</text:span><text:span text:style-name="T139">:</text:span><text:span text:style-name="T191">49-50</text:span><text:span text:style-name="T139">). </text:span><text:span text:style-name="T53">Representación y realidad</text:span><text:span text:style-name="T269">.</text:span></text:p>
      <text:p text:style-name="P270">La división de la labor lingüística</text:p>
      <text:p text:style-name="P101"><text:tab/>La palabra “robin” [“petirrojo”] no se refiere a la misma clase de pájaros en Estados Unidos y en Inglaterra. (Tampoco l<text:span text:style-name="T666">a palabra</text:span> “<text:span text:style-name="T52">sparrow” [“</text:span>gorrión”].) Supongamos que usted es un norteamericano que ignora el hecho y sabe, simplemente, que petirrojo tiene el pecho colorado. Luego, usted y Jones pueden hallarse en el mismo estado mental, en todos los aspectos semánticamente relevantes de la palabra “petirrojo”. Cada parámetro neurológico relacionado con la manera de fijar la comprensión de la palabra “petirrojo” puede tener el mismo valor en su cerebro y en el de Jones. Sin embargo, la palabra no se refiere a la misma especie si es usted o es Jones quien la dice. Las representaciones mentales asociadas con la palabra “petirrojo” acaso sean las mismas en el cerebro de Jones (o en la mente de Jones, si usted desea reducirlas a alguna cosa en el cerebro), <text:span text:style-name="T137">pero la referencia no es la misma</text:span>. <text:s/>… <text:span text:style-name="T597">La razón no es difícil de explicar.</text:span><text:span text:style-name="T149"> </text:span><text:span text:style-name="T105">La referencia </text:span><text:span text:style-name="T149">es un fenómeno social. </text:span></text:p>
      <text:p text:style-name="P259"/>
      <text:p text:style-name="P259"/>
      <text:p text:style-name="P319">*”Urraca” en España y en América difieren de referente. “Querrequerre” y “urraca” <text:span text:style-name="T659">en </text:span>V<text:span text:style-name="T659">ene</text:span>z<text:span text:style-name="T659">ue</text:span>la. “Pelayo” o “piroca”, “cu”” y “aguacate”. Estado mental y referencia social.</text:p>
      <text:p text:style-name="P320">En concurso ponen a una señora a decir otro nombre para sa<text:span text:style-name="T660">l</text:span> <text:span text:style-name="T660">(“cloruro de sodio”)</text:span>l: “Lo que pone usted en el huevo de su esposo”. <text:s/>A lo cual responde ella :“talco”. ¿Cuál era el estado mental <text:span text:style-name="T660">en cada caso</text:span>?</text:p>
      <text:p text:style-name="P523"><text:span text:style-name="T139">P</text:span><text:span text:style-name="T138">UTNAM, H. </text:span><text:span text:style-name="T139">(</text:span><text:span text:style-name="T269">1990</text:span><text:span text:style-name="T139">:</text:span><text:span text:style-name="T191">50-51</text:span><text:span text:style-name="T139">). </text:span><text:span text:style-name="T53">Representación y realidad</text:span><text:span text:style-name="T269">.</text:span></text:p>
      <text:p text:style-name="P102"><text:span text:style-name="T105">La referencia </text:span><text:span text:style-name="T149">es un fenómeno social. </text:span></text:p>
      <text:p text:style-name="P100"><text:tab/>Gareth Evans señaló que el hombre medio ignora realmente el significado de palabras como “oro” y que sólo conoce una parte de su significado. <text:span text:style-name="T598">Pero entonces, ¿cuál es el significado de la palabra “oro”? ¿El elemento cuyo número atómico es 79? De hecho, si averiguáramos que se ha cometido un increíble error científico y que el peso atómico del metal que los joyeros y la gente común denominan “oro” no es 79, no diríamos que el metal no era oro, sino que el oro no tiene el número atómico 79. El químico que conoce el número atómico del oro no tiene un conocimiento más cabal de la palabra “oro”: simplemente, sabe más acerca del oro.</text:span></text:p>
      <text:p text:style-name="P100"><text:span text:style-name="T149"><text:tab/>…<text:tab/></text:span><text:span text:style-name="T676">En cualquier</text:span><text:span text:style-name="T152"> caso, decir que el significado total de la palabra “oro” sólo es conocido por algún grupo de expertos, sea cual fuere, y que los demás sólo conocemos una parte del significado de dicha palabra, no es de ninguna utilidad para los mentalistas (aunque Gareth Evans no hubiera estado de acuerdo).</text:span></text:p>
      <text:p text:style-name="P254"/>
      <text:p text:style-name="P254"/>
      <text:p text:style-name="P91"/>
      <text:p text:style-name="P479"><text:span text:style-name="T139">P</text:span><text:span text:style-name="T138">UTNAM, H. </text:span><text:span text:style-name="T139">(</text:span><text:span text:style-name="T269">1990</text:span><text:span text:style-name="T139">:</text:span><text:span text:style-name="T190">51</text:span><text:span text:style-name="T139">). </text:span><text:span text:style-name="T53">Representación y realidad</text:span><text:span text:style-name="T269">.</text:span></text:p>
      <text:p text:style-name="P104"/>
      <text:p text:style-name="P104"><text:tab/><text:span text:style-name="T137">El objetivo del mentalismo es identificar una palabra con algo que se halla en el cerebro/mente de todo hablante que sabe usar la palabra</text:span>: en consecuencia, es una limitación para las teorías mentalistas el hecho de que el significado deba ser público. Una teoría del significado que hace del significado la propiedad, por así decirlo, de un grupo de expertos no explicaría aquello que pensadores como Fodor o Chomsky han tratado de explicar.</text:p>
      <text:p text:style-name="P104"/>
      <text:p text:style-name="P104"><text:tab/>¿Qué es lo que ocurre? Si diferentes expertos conocen diferentes criterios para determinar si algo es oro y el hombre de la calle no conoce ningún criterio en absoluto, pero debe confiar en expertos, entonces ¿cómo podemos decir siquiera que la palabra “oro” tiene un significado? …</text:p>
      <text:p text:style-name="P103">En primer lugar, <text:span text:style-name="T137">lo que son las representaciones mentales o las descripciones mentales o las imágenes mentales en el cerebro/mente de las personas no determina, por lo general, la referencia de una palabra que saben cómo usar</text:span>. Para la mayoría de nosotros, la representación mental de la palabra “oro” no va más allá de decirnos que se trata de un metal precioso de color amarillo.</text:p>
      <text:p text:style-name="P103"/>
      <text:p text:style-name="P480"><text:span text:style-name="T139">P</text:span><text:span text:style-name="T138">UTNAM, H. </text:span><text:span text:style-name="T139">(</text:span><text:span text:style-name="T269">1990</text:span><text:span text:style-name="T139">:</text:span><text:span text:style-name="T191">52</text:span><text:span text:style-name="T139">). </text:span><text:span text:style-name="T53">Representación y realidad</text:span><text:span text:style-name="T269">.</text:span></text:p>
      <text:p text:style-name="P103"/>
      <text:p text:style-name="P103"><text:tab/>Por cierto, no indica la referencia de la palabra “oro” exactamente. En el caso de “gorrión” o “petirrojo”, la representación mental nos dice mucho menos; y en el caso de “olmo” y “haya”, la representación mental no sirve para nada (al menos si se trata de mi representación mental). Pero lo que demostramos con ello <text:span text:style-name="T137">no es que esas palabras dejen de referirse a algo,</text:span> <text:span text:style-name="T137">sino que la representación mental del hablante típico no es la que designa la referencia</text:span>. Mientras sigamos el supuesto aristotélico de que la palabra “se ciñe al mundo” porque se asocia con una representación mental que se ciñe al mundo, no veremo<text:span text:style-name="T599">s</text:span> más allá de nuestras narices. <text:span text:style-name="T599">Seguiremos pensando que las representaciones mentales deben escoger los referentes de la palabra, si no lo hacen, ¿quién lo hará? </text:span><text:span text:style-name="T150">Si equiparamos las representaciones mentales con el “significado” de la palabra, entonces daremos por cierto que el </text:span><text:span text:style-name="T106">significado</text:span><text:span text:style-name="T150"> de un signo debe ser, simultáneamente: 1) algo mental y 2) “ceñirse al mundo” </text:span><text:span text:style-name="T599">...</text:span></text:p>
      <text:p text:style-name="P501"><text:span text:style-name="T139">P</text:span><text:span text:style-name="T138">UTNAM, H. </text:span><text:span text:style-name="T139">(</text:span><text:span text:style-name="T269">1990</text:span><text:span text:style-name="T139">:</text:span><text:span text:style-name="T191">53</text:span><text:span text:style-name="T139">). </text:span><text:span text:style-name="T53">Representación y realidad</text:span><text:span text:style-name="T269">.</text:span></text:p>
      <text:p text:style-name="P57"/>
      <text:p text:style-name="P105"><text:tab/>Vamos a suponer que abandonamos estos supuestos. En consecuencia, somos libres para aceptar que la referencia existe y que es importante e interesante; y que las representaciones mentales existen y son, quizás, importantes e interesantes; pero <text:span text:style-name="T137">no debemos identificar más los problemas de referencia con los problemas de representación menta</text:span>l. …</text:p>
      <text:p text:style-name="P106"><text:tab/>Vamos a observar ahora qué ocurre cuando separamos los problemas. Para empezar, observamos el problema de la referencia. Luego veremos que es muy difícil <text:span text:style-name="T374">—en <text:s/>mi opinión, imposible— aportar una teoría </text:span><text:span text:style-name="T422">reduccionista</text:span><text:span text:style-name="T374"> de la referencia. Pero si lo que nos proponemos no es una reducción de la noción de referencia a otras nociones consideradas más básicas desde el punto de vista metafísico o una teoría de “cómo el lenguaje se ciñe al mundo”, sino simplemente una descripción eficaz acerca de cómo palabras como “petirrojo”, “oro” y “olmo” pueden hacer referencia a algo, entonces no es difícil aportar una teoría. <text:s/>… S</text:span><text:span text:style-name="T376">i</text:span><text:span text:style-name="T374"> </text:span><text:span text:style-name="T376">los </text:span><text:span text:style-name="T374">expertos </text:span><text:span text:style-name="T376">de un país determinan que algo es oro … y los expertos de otro país lo determinan valiéndose de una prueba diferente y si ambas pruebas coinciden … entonces la comunicación puede proseguir perfectamente bien. </text:span><text:span text:style-name="T472">No hay razón para pensar que estas pruebas constituyen “el significado” de la palabra</text:span><text:span text:style-name="T376">. </text:span></text:p>
      <text:p text:style-name="P345"/>
      <text:p text:style-name="P99"/>
      <text:p text:style-name="P254"/>
      <text:p text:style-name="P481"><text:span text:style-name="T139">P</text:span><text:span text:style-name="T138">UTNAM, H. </text:span><text:span text:style-name="T139">(</text:span><text:span text:style-name="T269">1990</text:span><text:span text:style-name="T139">:</text:span><text:span text:style-name="T191">54</text:span><text:span text:style-name="T139">). </text:span><text:span text:style-name="T53">Representación y realidad</text:span><text:span text:style-name="T269">.</text:span></text:p>
      <text:p text:style-name="P108"/>
      <text:p text:style-name="P108"><text:tab/>Existe una <text:span text:style-name="T52">división lingüística</text:span> del trabajo.<text:span text:style-name="T137"> El lenguaje es una forma de actividad cooperativa y no una actividad esencialmente individualista. La imagen aristotélica es errónea cuando supone que todo lo necesario para el uso de la lengua está almacenado en la mente individual; pero ninguna lengua funciona, en realidad, de esa manera.</text:span></text:p>
      <text:p text:style-name="P108"/>
      <table:table table:name="Table2" table:style-name="Table2">
        <table:table-column table:style-name="Table2.A"/>
        <table:table-row>
          <table:table-cell table:style-name="Table2.A1" office:value-type="string">
            <text:p text:style-name="P109"><text:span text:style-name="T752">En suma, la referencia se fija </text:span><text:span text:style-name="T754">socialmente</text:span><text:span text:style-name="T752"> y no está determinada por las condiciones u objetos de los cerebros/mentes individuales. Buscar la referencia de nuestras palabras en el cerebro es sencillamente buscarla en el lugar equivocado.</text:span></text:p>
          </table:table-cell>
        </table:table-row>
      </table:table>
      <text:p text:style-name="P108"/>
      <text:p text:style-name="P317">Saussure (1916): los signos son realidades que tienen su asiento en el cerebro” (p. 42) “El objeto concreto de nuestro estudio es, pues, el producto social depositado en el cerebro de cada uno, o sea la lengua” (p. 51)</text:p>
      <text:p text:style-name="P108"/>
      <text:p text:style-name="P484"><text:span text:style-name="T139">P</text:span><text:span text:style-name="T138">UTNAM, H. </text:span><text:span text:style-name="T139">(</text:span><text:span text:style-name="T269">1990</text:span><text:span text:style-name="T139">:</text:span><text:span text:style-name="T191">54 (2)</text:span><text:span text:style-name="T139">). </text:span><text:span text:style-name="T53">Representación y realidad</text:span><text:span text:style-name="T269">.</text:span></text:p>
      <text:p text:style-name="P110"/>
      <text:p text:style-name="P110">(Si lo aceptamos, surgirá entonces un nuevo enigma: ¿por qué tenemos la noción de significado? Si podemos aceptar que las palabras se refieren a las cosas que se refieren sin recurrir a la noción de que están asociadas con “significados” fijos que determinan su referencia, entonces ¿por qué deberíamos tener la noción de significado? Pero esto no constituye realmente un enigma. La mejor manera de habérselas con gente que habla una lengua distinta o, en ocasiones, habérselas con gente que habla nuestra propia lengua de un modo distinto, es encontrar una “<text:span text:style-name="T137">equivalencia” </text:span>entre ambas lenguas tal que, habida cuenta de la diferencia de deseos y creencias, sea dable esperar que al expresar una expresión <text:s/>en otra lengua, en un contexto dado, se evoquen respuestas similares a las que uno normalmente esperaría si estuviese en la propia comunidad lingüística y expresara la expresión “equivalente” en la propia lengua.</text:p>
      <text:p text:style-name="P110"/>
      <text:p text:style-name="P500"><text:span text:style-name="T139">P</text:span><text:span text:style-name="T138">UTNAM, H. </text:span><text:span text:style-name="T139">(</text:span><text:span text:style-name="T269">1990</text:span><text:span text:style-name="T139">:</text:span><text:span text:style-name="T191">55</text:span><text:span text:style-name="T139">). </text:span><text:span text:style-name="T53">Representación y realidad</text:span><text:span text:style-name="T269">.</text:span></text:p>
      <text:p text:style-name="P256">Los olmos, las hayas y Searle</text:p>
      <text:p text:style-name="P255"/>
      <text:p text:style-name="P111"><text:tab/>John Searle ... admitió que las representaciones mentales no satisfacen el supuesto 2 [Dos palabras son sinónimos (tienen el mismo significado) sólo en el caso de que se asocien con la misma representación mental en los hablantes que usan esas palabras] … Lo que Searle defiende son los supuestos 1 y 3. Afirma que poseemos representaciones mentales que determinan los referentes de los sustantivos comunes, pronombres, etc. <text:s/>¿<text:span text:style-name="T602">Por qué él argumento de la división de la labor lingüística no lo refuta? …</text:span></text:p>
      <text:p text:style-name="P111"><text:tab/><text:span text:style-name="T602">Searle no dice, por cierto, que las personas piensan conscientemente (o incluso inconscientemente): “Cuando digo ‘olmo’ pretendo referirme a los árboles que los expertos, en quienes confío, de momento, denominan ‘olmo’”. Lo que Searle cree en que ésta es la “intención” de la gente, se la formule o no a sí <text:s/>misma en palabras (o representaciones inconscientes)</text:span><text:span text:style-name="T151">. Un supuesto fundamental de su teoría es que existen condiciones “intencionadas” de la referencia</text:span><text:span text:style-name="T602">. Además, esta afirmación está acompañada, en sus escritos, por un </text:span><text:span text:style-name="T151">extraño cuento metafísico acerca de cómo el lenguaje se ciñe al mundo.</text:span><text:span text:style-name="T602"> </text:span><text:span text:style-name="T151">En su opinión, el hecho de que un concepto de mi mente sea capaz de referirse a algo fuera de mi mente se </text:span><text:span text:style-name="T107">explica por la química cerebral</text:span><text:span text:style-name="T603">.</text:span></text:p>
      <text:p text:style-name="P107"/>
      <text:p text:style-name="P482"><text:span text:style-name="T139">P</text:span><text:span text:style-name="T138">UTNAM, H. </text:span><text:span text:style-name="T139">(</text:span><text:span text:style-name="T269">1990</text:span><text:span text:style-name="T139">:</text:span><text:span text:style-name="T211">56-57</text:span><text:span text:style-name="T139">). </text:span><text:span text:style-name="T53">Representación y realidad</text:span><text:span text:style-name="T269">.</text:span></text:p>
      <text:p text:style-name="P113"/>
      <text:p text:style-name="P113">… <text:span text:style-name="T604">Searle concede que los conceptos (según él los entiende) no pueden identificarse con los “significados” … Ningún filósofo … ha sostenido jamás que sea </text:span><text:span text:style-name="T81">analítico</text:span><text:span text:style-name="T604"> que los olmos se denominen “elms” (por angloparlantes o por mí o por los expertos en quienes confío, etc.)[“Ume” en </text:span><text:span text:style-name="T806">a</text:span><text:span text:style-name="T604">lemán, “orme” en francés] … Según esta teoría, se cometería un error al traducir la palabra inglesa “elm” por la alemana “Ulme” o la francesa “orme, ¡ya que </text:span><text:span text:style-name="T806">las</text:span><text:span text:style-name="T604"> tres difieren en su significado tanto como difieren “olmo”, “haya” y “arce”! <text:s/>…</text:span></text:p>
      <text:p text:style-name="P114"/>
      <text:p text:style-name="P114"><text:span text:style-name="T666">Pero la</text:span> importancia del hecho de que esos árboles tengan ese nombre no forma parte del significado de la palabra “olmo”. Una parte fundamental de la noción de significado es , justamente, la <text:span text:style-name="T52">de hacer abstracción</text:span> de la fonética del nombre (“elm”, o “Ulme” u “Orme”) es esencial para el significado, es confundir, precisamente, lo que queríamos eliminar de nuestro discurso sobre el significado.</text:p>
      <text:p text:style-name="P114"/>
      <text:p text:style-name="P484"><text:span text:style-name="T139">P</text:span><text:span text:style-name="T138">UTNAM, H. </text:span><text:span text:style-name="T139">(</text:span><text:span text:style-name="T269">1990:</text:span><text:span text:style-name="T198">57-</text:span><text:span text:style-name="T211">58</text:span><text:span text:style-name="T139">). </text:span><text:span text:style-name="T53">Representación y realidad</text:span><text:span text:style-name="T269">.</text:span></text:p>
      <text:p text:style-name="P114"/>
      <text:p text:style-name="P257"><text:tab/><text:span text:style-name="T1">En realidad, </text:span>la concepción de Searle tiene consecuencias aun más radicales si equiparamos sus representaciones mentales<text:span text:style-name="T1"> (o “inten</text:span><text:span text:style-name="T9">s</text:span><text:span text:style-name="T1">iones”, como las denomina, usando un término tradicional que corresponde a significados) </text:span>con significados. <text:span text:style-name="T1">Como Searle no ignora, es perfectamente posible que distintos angloparlantes usen la palabra “elm” para referirse a distintas especies de árbol, sin que yo necesariamente tenga conciencia de ello. (Recuerden que algo muy similar sucede con las palabras “gorrión” y “petirrojo”). Por esta razón, Searle diría que lo que quiero significar (la “intensión” con s) cuando uso la palabra </text:span><text:span text:style-name="T672">“olmo”</text:span><text:span text:style-name="T1"> no es: árbol perteneciente a la especie denominada “elm” en inglés (por ejemplo, por los expertos en árboles comunes de hojas caducas que hablan inglés) sino más bien: árbol que pertenece a la especie denominada “elm” </text:span><text:span text:style-name="T3">en inglés por los expertos en quienes confío en este momento. La referencia a mi persona es necesaria … por que los olmos a que me refiero pueden no ser los mismos a los que se refieren otras personas … Mi concepto del olmo (según la teoría de Searle) es idéntico al de Jones (así como “yo” es el mismo concepto, según Searle, sea Jones o yo quien lo piense) </text:span><text:span text:style-name="T605">pero la referencia puede ser distinta</text:span><text:span text:style-name="T3">. … De ese modo, la intensión de la palabra “olmo” debe contener una referencia </text:span><text:span text:style-name="T38">indexical</text:span><text:span text:style-name="T3"> a mi mismo y una referencia </text:span><text:span text:style-name="T38">indexical </text:span><text:span text:style-name="T3">al tiempo presente.</text:span></text:p>
      <text:p text:style-name="P116"/>
      <text:p text:style-name="P503"><text:span text:style-name="T139">P</text:span><text:span text:style-name="T138">UTNAM, H. </text:span><text:span text:style-name="T139">(</text:span><text:span text:style-name="T269">1990:</text:span><text:span text:style-name="T198">58-59-60</text:span><text:span text:style-name="T139">). </text:span><text:span text:style-name="T53">Representación y realidad</text:span><text:span text:style-name="T269">.</text:span></text:p>
      <text:p text:style-name="P59"/>
      <text:p text:style-name="P115">… Supongamos que existe una clase de pájaro denominada <text:span text:style-name="T52">chooc</text:span> en natul <text:span text:style-name="T374">—</text:span>una lengua que se habla en la selva amazónica<text:span text:style-name="T374">—</text:span> y que la lengua inglesa carece de nombre para denominar a esa especie. En tal caso, tendré que explicar lo que significa <text:span text:style-name="T52">chooc</text:span> (por ejemplo, a qué cosas se refieren cuando usan la palabra) de la <text:span text:style-name="T681">siguiente</text:span> manera: “<text:span text:style-name="T606">Pues bien, los natul usan la palabra para referirse a un pájaro de la especie que denominan “chooc”. Pero descripciones tales como </text:span><text:span text:style-name="T63">pájaro de la especie que los natul denominan “chooc”</text:span><text:span text:style-name="T606"> no nos dan sinónimos de las palabras cuyo uso se explica de ese modo; más bien, son una manera de soslayar la necesidad de un sinónimo. </text:span><text:span text:style-name="T153">Una vez más, vemos la imposibilidad de identificar los significados con las descripciones que los hablantes “tienen en la cabeza”</text:span><text:span text:style-name="T606">; es decir, de identificar las nociones de </text:span><text:span text:style-name="T153">significado y referencia menta</text:span><text:span text:style-name="T606">.</text:span></text:p>
      <text:p text:style-name="P115"/>
      <text:p text:style-name="P117"><text:span text:style-name="T666">El caso</text:span> olmo-haya (y también el del oro) nos permite observar dos cosas: primero, que no son solamente “representaciones mentales” las que se preservan en la traducción y, segundo, que las “representaciones mentales” no basta para fijar la referencia.</text:p>
      <text:p text:style-name="P117"/>
      <text:p text:style-name="P117">[*<text:span text:style-name="T267">Ver Lyon 1997,147 “referencia fija”]</text:span></text:p>
      <text:p text:style-name="P112"/>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485"><text:span text:style-name="T139">P</text:span><text:span text:style-name="T138">UTNAM, H. </text:span><text:span text:style-name="T139">(</text:span><text:span text:style-name="T269">1990:</text:span><text:span text:style-name="T199">61-</text:span><text:span text:style-name="T200">62</text:span><text:span text:style-name="T139">). </text:span><text:span text:style-name="T53">Representación y realidad</text:span><text:span text:style-name="T269">.</text:span></text:p>
      <text:p text:style-name="P258"><text:tab/>La contribución del entorno</text:p>
      <text:p text:style-name="P117"/>
      <text:p text:style-name="P258"><text:span text:style-name="T8">Pero h</text:span><text:span text:style-name="T1">ay un factor que he descuidado hasta el momento: el papel del entorno, esto es, de las cosas mismas a las que nos referimos … </text:span><text:span text:style-name="T4">En una de mis primeras publicaciones ilustré la manera en que la referencia del término “agua” está en la manera sustancia misma, valiéndome de un experimento imaginario que incluía una “Tierra Gemela”. … La única diferencia relevante entre ambas Tierras es el líquido que hace que las voces de agua en la Tierra Gemela; se supone que no es H</text:span><text:span text:style-name="T351">2</text:span><text:span text:style-name="T4">O, sino un compuesto diferente denominado “XYZ”. En la Tierra Gemela no llueve H</text:span><text:span text:style-name="T351">2</text:span><text:span text:style-name="T4">O sino XYZ, sus habitantes beben XYZ y sus lagos y ríos están llenos de XYZ. Lo que afirme … es que debería decir que el término “agua” no tenía la misma </text:span><text:span text:style-name="T39">referencia </text:span><text:span text:style-name="T4">en el inglés de la Tierra que en el inglés de la Tierra Gemela, incluso en 1750 (suponiendo que el caso fuera real). </text:span><text:span text:style-name="T5">Desde mi punto de vista, la referencia de la palabra “agua” en la Tierra, era la sustancia que denominamos “agua” y que hemos descubierto que es H2O. La sustancia que denominaban (y que todavía denominan) “agua” en la Tierra gemela, en 1750, era la sustancia que llena sus lagos y sus ríos y que luego descubrieron que se trataba de XYZ <text:s/>gracias a la evolución de la química. </text:span><text:span text:style-name="T513"><text:s/>La palabra “agua” no sólo tiene una referencia distinta ahora —que sabemos que es H2O y que ellos saben que es XYZ—, sino que tenía una referencia distinta entonces … en el Medioevo se pensó que el agua era una sustancia pura, … </text:span><text:span text:style-name="T565">un</text:span><text:span text:style-name="T513"> </text:span><text:span text:style-name="T565">elemento</text:span><text:span text:style-name="T513"> … </text:span><text:span text:style-name="T514">en el supuesto de que el agua normal sea una sustancia pura, no pretendemos que la descripción de “agua” sea verdadera </text:span><text:span text:style-name="T436">tout court</text:span><text:span text:style-name="T514"> respecto <text:s/>de algo que consiste en una proporción considerable (digamos 20 por ciento) de cualquier otra sustancia.</text:span></text:p>
      <text:p text:style-name="P346"/>
      <text:p text:style-name="P254"/>
      <text:p text:style-name="P486"><text:span text:style-name="T139">P</text:span><text:span text:style-name="T138">UTNAM, H. </text:span><text:span text:style-name="T139">(</text:span><text:span text:style-name="T269">1990:</text:span><text:span text:style-name="T200">62-63</text:span><text:span text:style-name="T139">). </text:span><text:span text:style-name="T53">Representación y realidad</text:span><text:span text:style-name="T269">.</text:span></text:p>
      <text:p text:style-name="P119"/>
      <text:p text:style-name="P119"><text:span text:style-name="T607">Análogamente, cualquier habitante de la Tierra Gemela se hubiese equivocado al pensar que el agua de la Tierra era lo que la comunidad denominaba “agua”. En </text:span><text:span text:style-name="T682">ambos</text:span><text:span text:style-name="T607"> casos no hubieran notado que la palabra tenía una significación distinta en 1750; pero, según mi punto de vista, las palabras deberían haber tenido un significado diferente; Las “representaciones mentales”de los terrícolas y de los habitantes de la Tierra Gemela no eran en absoluto diferentes; podemos suponer que eran exactamente las mismas, aun si incluimos las “representaciones mentales” de los químicos. </text:span><text:span text:style-name="T154">La referencia era diferente porque las sustancias eran diferentes. Esto demuestra cómo la referencia está en parte fijada por el entorno: el fenómeno que he llamado la </text:span><text:span text:style-name="T108">contribución del entorno</text:span><text:span text:style-name="T155">.</text:span></text:p>
      <text:p text:style-name="P118"/>
      <text:p text:style-name="P118"/>
      <text:p text:style-name="P118"/>
      <text:p text:style-name="P487"><text:span text:style-name="T139">P</text:span><text:span text:style-name="T138">UTNAM, H. </text:span><text:span text:style-name="T139">(</text:span><text:span text:style-name="T269">1990:</text:span><text:span text:style-name="T200">63</text:span><text:span text:style-name="T139">). </text:span><text:span text:style-name="T53">Representación y realidad</text:span><text:span text:style-name="T269">.</text:span></text:p>
      <text:p text:style-name="P119"/>
      <text:p text:style-name="P119"><text:tab/><text:span text:style-name="T608">Conocer el significado de una palabra puede querer decir: a) saber cómo traducirla; b) saber a qué se refiere, esto es, poder enunciar explícitamente cuál es su denotación (sin usar la misma palabra) o c) tener conocimiento tácito de su significado, en el sentido de poder usar la palabra en el discurso. En el único sentido que el hablante medio de la lengua “conoce el significado” de la mayoría de las palabras es c). <text:s/>Desde esta perspectiva es cierto que, en 1750, los angloparlantes terrícolas y los angloparlantes de la Tierra Gemela conocían el significado de la palabra “agua”. “</text:span><text:span text:style-name="T156">Conocer el significado” no es, literalmente hablando, conocer alguna realidad</text:span><text:span text:style-name="T608">.</text:span></text:p>
      <text:p text:style-name="P119"/>
      <text:p text:style-name="P120">[Como los “nenúfares de Lugones]</text:p>
      <text:p text:style-name="P120"/>
      <text:p text:style-name="P518"><text:span text:style-name="T139">P</text:span><text:span text:style-name="T138">UTNAM, H. </text:span><text:span text:style-name="T139">(</text:span><text:span text:style-name="T269">1990:</text:span><text:span text:style-name="T200">66</text:span><text:span text:style-name="T139">). </text:span><text:span text:style-name="T53">Representación y realidad</text:span><text:span text:style-name="T269">.</text:span></text:p>
      <text:p text:style-name="P72"/>
      <text:p text:style-name="P271"><text:tab/><text:tab/>Otras clases naturales</text:p>
      <text:p text:style-name="P126"><text:s/>S<text:span text:style-name="T853">i</text:span> volvemos a la ficción de la Tierra Gemela, bien puede ocurrir que la representación mental asociada con “gato” en la Tierra Gemela, en 1750, fuera idéntica a la representación mental asociada con “gato” en la Tierra, en 1750, aunque los gatos de la Tierra Gemela pertenezcan a una especie biológica totalmente distinta (tienen diferente ADN, no procrean como los gatos de la Tierra, etc.). Mi argumento demuestra la imposibilidad de que un intérprete ideal sepa, a ciencia cierta, si el término “agua” en la Tierra y el término “agua” en la Tierra Gemela tienen idéntico significado (es decir, si deben traducirse de la misma manera), a menos que posea ciertos conocimientos acerca de la química terrestre y de la química en la Tierra Gemela; la imposibilidad de que sepa a ciencia cierta si el término “gato” en la Tierra y el término “gato” en la Tierra Gemela tienen idéntico significado, a menos que …</text:p>
      <text:p text:style-name="P121"><text:tab/><text:span text:style-name="T609">La creencia de que una muestra de sustancia pura se comportará exactamente como otra muestra de la misma sustancia es sólo una de las tantas creencias que nos ayudan a fijar la referencia de los términos que se refieren a tales sustancias …</text:span></text:p>
      <text:p text:style-name="P121"/>
      <text:p text:style-name="P488"><text:span text:style-name="T139">P</text:span><text:span text:style-name="T138">UTNAM, H. </text:span><text:span text:style-name="T139">(</text:span><text:span text:style-name="T269">1990:</text:span><text:span text:style-name="T200">68</text:span><text:span text:style-name="T139">). </text:span><text:span text:style-name="T53">Representación y realidad</text:span><text:span text:style-name="T269">.</text:span></text:p>
      <text:p text:style-name="P123"/>
      <text:p text:style-name="P123"><text:tab/><text:span text:style-name="T137">El significado es interactivo. El entorno desempeña por sí mismo un papel en la determinación de aquello a los que se refieren las palabras de un hablante o de una comunidad.</text:span></text:p>
      <text:p text:style-name="P123">.. pero a causa de las diferencias entre el entorno de la Tierra y el entorno e la Tierra Gemela, los referentes pueden resultar tan distintos que los hablantes terrícolas no consideren el oro de la Tierra Gemela es oro; ni su agua, agua; ni sus gatos, gatos, etc. </text:p>
      <text:p text:style-name="P123"/>
      <text:p text:style-name="P488"><text:span text:style-name="T139">P</text:span><text:span text:style-name="T138">UTNAM, H. </text:span><text:span text:style-name="T139">(</text:span><text:span text:style-name="T269">1990:</text:span><text:span text:style-name="T200">68-70</text:span><text:span text:style-name="T139">). </text:span><text:span text:style-name="T53">Representación y realidad</text:span><text:span text:style-name="T269">.</text:span></text:p>
      <text:p text:style-name="P272">Referencia y cambio de teoría</text:p>
      <text:p text:style-name="P123"/>
      <text:p text:style-name="P127"><text:s/><text:tab/>Observemos ahora con más cuidado cómo se fija la referencia … <text:span text:style-name="T666">El hecho</text:span> es que ningún conjunto de criterios operativos puede fijar totalmente el significado de la palabra “oro” … </text:p>
      <text:p text:style-name="P122"/>
      <text:p text:style-name="P127">el hecho de que el entorno mismo contribuye a fijar la referencia es una de las razones por las cuales el operacionalismo ingenuo y el verificacionalismo ingenuo se equivocan en tanto dan cuenta del significado de la clase natural.</text:p>
      <text:p text:style-name="P122"/>
      <text:p text:style-name="P517"><text:span text:style-name="T139">P</text:span><text:span text:style-name="T138">UTNAM, H. </text:span><text:span text:style-name="T139">(</text:span><text:span text:style-name="T269">1990:</text:span><text:span text:style-name="T201">71</text:span><text:span text:style-name="T139">). </text:span><text:span text:style-name="T53">Representación y realidad</text:span><text:span text:style-name="T269">.</text:span></text:p>
      <text:p text:style-name="P71"/>
      <text:p text:style-name="P273">El significado y “ la representación mental”</text:p>
      <text:p text:style-name="P124"><text:tab/>Hasta aquí he señalado que las explicaciones mentalistas tradicionales se equivocan de dos maneras respecto del significado y la referencia. Por una parte, descuidan la división de la <text:span text:style-name="T137">labor lingüística</text:span>. Por otra parte, no tienen en cuenta cómo los paradigmas que nos suministra el entorno contribuyen a fijar la referencia. Por esto, el teórico tradicional no puede imaginar cómo dos hablantes o dos comunidades <text:span text:style-name="T610">pueden asociar las mismas “representaciones mentales” con los términos y, sin embargo, usar los términos para referirse a diferentes especies, sustancias, etcétera.</text:span></text:p>
      <text:p text:style-name="P124"><text:tab/><text:span text:style-name="T157">Esto significa que las descripciones (incluyendo las de “nuestras mentes”) no desempeñen un papel en la fijación de la referencia.</text:span><text:span text:style-name="T610"> Tanto las descripciones no <text:s text:c="2"/>indexicales (las <text:s/>que pueden dar los expertos sobre el comportamiento y/o composición del oro) como las indexicales (la materia que se comporta de la misma manera y tiene la misma composición que ‘esto” ..) ayudan realmente a fijar la referencia de nuestros términos. Las descripciones indexicales, aunque muy importante para fijar la referencia, <text:s/>no son … las que preservan la traducción. El término “oro” no es sinónimo de “materia que pasa la siguiente prueba” o “materia que tiene la misma constitución última que esto” … </text:span></text:p>
      <text:p text:style-name="P124"/>
      <text:p text:style-name="P489"><text:span text:style-name="T139">P</text:span><text:span text:style-name="T138">UTNAM, H. </text:span><text:span text:style-name="T139">(</text:span><text:span text:style-name="T269">1990:</text:span><text:span text:style-name="T201">71-72</text:span><text:span text:style-name="T139">). </text:span><text:span text:style-name="T53">Representación y realidad</text:span><text:span text:style-name="T269">.</text:span></text:p>
      <text:p text:style-name="P125"/>
      <text:p text:style-name="P125"><text:tab/><text:span text:style-name="T611">Ya mencioné el caso de John Searle, quien señaló que está dispuesto a abandonar el principio 2 de mi lista de principios aristotélicos (esto es, que la identidad de las </text:span><text:span text:style-name="T683">representaciones</text:span><text:span text:style-name="T611"> mentales sólo es identidad de significado o “sinonimia”) a fin de seguir manteniendo los otros principios. También he mencionado que Fodor (y aveces Chomsky) solía adherir los supuestos 1 y 2 en tanto abandonaba el 3 (el supuesto de que la </text:span><text:span text:style-name="T64">representación</text:span><text:span text:style-name="T611"> mental fija la referencia). <text:s/>…</text:span></text:p>
      <text:p text:style-name="P125"><text:tab/><text:span text:style-name="T684">Estas</text:span><text:span text:style-name="T612"> representaciones superficiales </text:span><text:span text:style-name="T377">—</text:span><text:span text:style-name="T612">pensamientos verbalizados</text:span><text:span text:style-name="T377">— no pueden ser los conceptos a los que se refería Aristóteles ni tampoco las “representaciones mentales” de las que hablan los modernos mentalistas. Las representaciones aludidas en los supuestos 1,2 y 3 son representaciones que </text:span><text:span text:style-name="T440">determinan</text:span><text:span text:style-name="T518"> el significado de las palabras y no las palabras mismas.</text:span></text:p>
      <text:p text:style-name="P395"/>
      <text:p text:style-name="P490"><text:span text:style-name="T536">P</text:span><text:span text:style-name="T537">UTNAM, H. </text:span><text:span text:style-name="T536">(</text:span><text:span text:style-name="T519">1990:</text:span><text:span text:style-name="T538">72-73</text:span><text:span text:style-name="T536">). </text:span><text:span text:style-name="T441">Representación y realidad</text:span><text:span text:style-name="T519">.</text:span></text:p>
      <text:p text:style-name="P128"><text:span text:style-name="T517"><text:tab/>Distinguir las representaciones mentales superficiales (pensamientos subvocalizados) de las representaciones mentales profundas no afecta nuestra crítica a la teoría aristotélica, pues si alguien ignora la diferencia entre un olmo y una haya </text:span><text:span text:style-name="T523">(y sólo sabe que hay una diferencia) esta</text:span><text:span text:style-name="T569"> ignorancia</text:span><text:span text:style-name="T523"> llega hasta lo profundo</text:span><text:span text:style-name="T517">; </text:span><text:span text:style-name="T520">no podemos suponer que aun cuando sus representaciones mentales superficiales </text:span><text:span text:style-name="T524">no</text:span><text:span text:style-name="T520"> distingan un olmo de una haya, sus representaciones mentales profundas lo hagan en cierta medida, pues el hablante nunca supo la diferencia. No importa lo que postulemos </text:span><text:span text:style-name="T524">respecto a las representaciones mentales “profundas” o “subyacentes” o “inconscientes”, </text:span><text:span text:style-name="T520">siempre podremos razonablemente suponer que en cada plano, por profundo que sea, mi representación mental de una haya, </text:span><text:span text:style-name="T524">salvo en lo que respecta a mi conocimiento de las diferencias</text:span><text:span text:style-name="T520"> <text:s/></text:span><text:span text:style-name="T524">fonéticas entre “olmo” y “haya”. Así mismo, </text:span><text:span text:style-name="T540">podemos suponer que mi representación mental de una haya es idéntica, en cada plano, a la representación mental de un </text:span><text:span text:style-name="T447">orme</text:span><text:span text:style-name="T540"> para un francés</text:span><text:span text:style-name="T524">, dejando de lado las propiedades fonéticas</text:span><text:span text:style-name="T520">.</text:span></text:p>
      <text:p text:style-name="P429"><text:span text:style-name="T574"><text:tab/>El problema de las representaciones mentales en el plano del pensamiento consciente … es que infringe el principio 2. </text:span><text:span text:style-name="T581">Para un francés, la representación superficial de un olmo no es literalmente la misma que la mía. Su representación mental, en el plano superficial, es la de</text:span><text:span text:style-name="T448"> arbre qu’on appelle “orme”</text:span><text:span text:style-name="T575"> [árbol que se denomina olmo].</text:span><text:span text:style-name="T450"> </text:span><text:span text:style-name="T574">La noción de que el sinónimo está asociado con la misma representación mental presupone que poseemos una noción de identidad de las representaciones independiente de la noción de sinónimo. … Las expresiones de idéntico significado están asociadas, entre otras cosas, con </text:span><text:span text:style-name="T449">ellas mismas</text:span><text:span text:style-name="T574"> y ellas mismas son representaciones mentales con idéntico significado).</text:span></text:p>
      <text:p text:style-name="P396"/>
      <text:p text:style-name="P491"><text:span text:style-name="T536">P</text:span><text:span text:style-name="T537">UTNAM, H. </text:span><text:span text:style-name="T536">(</text:span><text:span text:style-name="T519">1990:</text:span><text:span text:style-name="T539">74</text:span><text:span text:style-name="T536">). </text:span><text:span text:style-name="T441">Representación y realidad</text:span><text:span text:style-name="T519">.</text:span></text:p>
      <text:p text:style-name="P398"/>
      <text:p text:style-name="P129"><text:span text:style-name="T517">Por e</text:span><text:span text:style-name="T521">sta razón Fodor tuvo que postular una </text:span><text:span text:style-name="T442">lingua mentis, </text:span><text:span text:style-name="T521">a menudo denominada “mentalés” en sus escritos, y un modelo criptográfico de la mente según el cual, cuando un francés piensa </text:span><text:span text:style-name="T442">les ormes sont arbres … (en el plano superficial), </text:span><text:span text:style-name="T521"><text:s/>esto se transcribe en una fórmula o enunciado en mentalés que es exactamente idéntica, por un criterio sintáctico de identidad a la fórmula en mentalés que el criptógrafo de mi mente codifica como “los olmos son árboles”. Si la teoría de Fodor es correcta, el supuesto aristotélico 2 es correcto y el supuesto 2 no es una tautología … </text:span><text:span text:style-name="T522">porque se supone que la relación de identidad (o equivalencia) entre las representaciones mentales del mentalés está definida </text:span><text:span text:style-name="T443">sintácticamente</text:span><text:span text:style-name="T522">.</text:span></text:p>
      <text:p text:style-name="P129"><text:span text:style-name="T522"><text:tab/>¿Qué ocurre con el supuesto 3? … aun si la teoría de Fodor es correcta, no se puede suponer que la identidad de la “representación mental” garantice siempre la identidad del referente … En alguno de sus trabajos su respuesta consiste en decir que la noción corriente de significado es referencialmente </text:span><text:span text:style-name="T443">ambigua</text:span><text:span text:style-name="T522">. Uno de los referentes (“contenido estricto” es la representación mental en el plano más profundo, es decir, la “representación semántica” en “mentalés”. El otro referente (“contenido amplio” es la función que determina los referentes en cada mundo posible.</text:span></text:p>
      <text:p text:style-name="P397"/>
      <text:p text:style-name="P254"/>
      <text:p text:style-name="P492"><text:span text:style-name="T139">P</text:span><text:span text:style-name="T138">UTNAM, H. </text:span><text:span text:style-name="T139">(</text:span><text:span text:style-name="T269">1990:</text:span><text:span text:style-name="T202">74-75</text:span><text:span text:style-name="T139">). </text:span><text:span text:style-name="T53">Representación y realidad</text:span><text:span text:style-name="T269">.</text:span></text:p>
      <text:p text:style-name="P130"/>
      <text:p text:style-name="P131"><text:tab/>La noción de “contenido amplio” depende, evidentemente, de la noción de <text:span text:style-name="T52">referencia</text:span>. Fodor espera explicar esta noción (referencia) valiéndose de la noción de <text:span text:style-name="T52">causalidad</text:span> … <text:span text:style-name="T613">Puesto que Fodor no pretende que su obra sea un análisis conceptual de la noción de significado, sino más bien, una teoría empírica sobre el funcionamiento de la </text:span><text:span text:style-name="T685">mente human</text:span><text:span text:style-name="T613">a, puede parecer enigmático, a simple vista, que él piense que la hipótesis del mentalés está relacionada con nuestro tema. Si esta teoría afirma que las “representaciones mentales” fijan, en cierta medida, la referencia, entonces constituiría una defensa de toda la teoría aristotélica … Pero Fodor bloquea esta defensa de la significación filosófica de su teoría al separar el “contenido estricto” del “contenido amplio” y al admitir que el “contenido estricto” de un término no determina su “contenido amplio” … <text:s/>tenemos un ejemplo más simple. Cuando pienso en la palabra “gato”, el criptógrafo de mi mente, según la teoría de Fodor, lo codifica según la fórmula “</text:span><text:span text:style-name="T552">*#</text:span><text:span text:style-name="T553">@å”, y cuando un hablante tailandés usa la palabra </text:span><text:span text:style-name="T454">meew</text:span><text:span text:style-name="T553">, esta es simplemente el código usado por el criptógamo de su mente para </text:span><text:span text:style-name="T613">“</text:span><text:span text:style-name="T552">*#</text:span><text:span text:style-name="T553">@å”.Todo esto sería fascinante si fuera verdadero; y nos ayudaría a comprender cómo funciona el cerebro (si fuera verdadero); y, quizá, resultaría importantísimo para la psicología (si fuera verdadero), pero, ¿cuál es su verdadera utilidad para la discusión sobre el significado de </text:span><text:span text:style-name="T454">gato, meew </text:span><text:span text:style-name="T553">o</text:span><text:span text:style-name="T454"> </text:span><text:span text:style-name="T613">“</text:span><text:span text:style-name="T552">*#</text:span><text:span text:style-name="T553">@å”?</text:span></text:p>
      <text:p text:style-name="P492"><text:span text:style-name="T139">P</text:span><text:span text:style-name="T138">UTNAM, H. </text:span><text:span text:style-name="T139">(</text:span><text:span text:style-name="T269">1990:</text:span><text:span text:style-name="T202">77-</text:span><text:span text:style-name="T215">78</text:span><text:span text:style-name="T139">). </text:span><text:span text:style-name="T53">Representación y realidad</text:span><text:span text:style-name="T269">.</text:span></text:p>
      <text:p text:style-name="P261">La concepción de Fodor y de Block acerca del “contenido estricto”</text:p>
      <text:p text:style-name="P130"><text:span text:style-name="T158"><text:tab/></text:span><text:span text:style-name="T614">La concepción actual de Fodor sostiene que el “contenido estricto” no es en absoluto la representación mental, como lo afirmó en obras anteriores … sino que es una “función” del contexto al referente.</text:span></text:p>
      <text:p text:style-name="P260">El contenido estricto como “función” de propiedades observables <text:span text:style-name="T1">(p. 78)</text:span></text:p>
      <text:p text:style-name="P260"><text:span text:style-name="T1"><text:tab/>La propuesta de Fodor es que las palabras (en “mentalés”) se asocian semánticamente con prototipos perceptuales y, de ese modo, con “funciones de propiedades ob</text:span><text:span text:style-name="T672">servables” de</text:span><text:span text:style-name="T1"> diversas cosas. Poseemos un prototipo perceptual de perro y a menudo reconocemos que un animal se ajusta a este prototipo antes de saber a que raza pertenece: </text:span><text:span text:style-name="T37">terrier, collie, cocker, </text:span><text:span text:style-name="T1">etc. … Esta concepción presenta dificultades por todos conocidas. </text:span><text:span text:style-name="T10">Mi prototipo perceptual de vestido, por ejemplo, incluye cierta forma pero ningún color en particular. Sin embargo, la imagen particular de una cosa (en este caso un vestido) debería involucrar algún color. Luego mi prototipo perceptual de vestido es más </text:span><text:span text:style-name="T40">abstracto</text:span><text:span text:style-name="T10"> que cualquier imagen mental al respecto. Según otro punto de vista, los prototipos perceptuales (o estereotipos) son simplemente respuestas verbales. De ese modo,</text:span><text:span text:style-name="T1"> cuando describo un “árbol típico” diciendo que debe medir, por lo menos, 4,5 m de altura y “tener hojas caducas” ello significa que forma parte de mi prototipo de árbol “medir, por lo menos, 4,5 de altura” y “tener hojas caducas”. Pero esta noción de estereotipos, en este sentido, son palabras y frases y lo que Fodor pretende es hallar lo que se oculta detrás de las palabras y es a menudo más profundo que ellas. No obstante, creo poder escapar a la pregunta capciosa: </text:span>¿Los prototipos perceptuales son verbales o son imágenes?”</text:p>
      <text:p text:style-name="P132"/>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61"><text:span text:style-name="T507">P</text:span><text:span text:style-name="T508">UTNAM, H. </text:span><text:span text:style-name="T507">(</text:span><text:span text:style-name="T554">1990:</text:span><text:span text:style-name="T510">78-79</text:span><text:span text:style-name="T507">). </text:span><text:span text:style-name="T455">Representación y realidad</text:span><text:span text:style-name="T554">.</text:span></text:p>
      <text:p text:style-name="P393"/>
      <text:p text:style-name="P430"><text:span text:style-name="T582"><text:tab/></text:span><text:span text:style-name="T583">Según la investigación actual sobre el cerebro y la inteligencia artificial, es posible que el cerebro contenga dispositivos para reconocer </text:span><text:span text:style-name="T437">configuraciones</text:span><text:span text:style-name="T583"> (o en términos generales, “funciones de propiedades observables”). Estos dispositivos son, en sentido fodoriano, un módulo. </text:span><text:span text:style-name="T592">Fodor postula</text:span><text:span text:style-name="T583"> que cuando aprendo a reconocer perros construyo, en alguna parte de mi sistema visual, una subrutina en un pequeño ordenador que funciona independientemente de la inteligencia general y cuya misión es la de reconocer cosas que manifiestan determinadas configuraciones. </text:span><text:span text:style-name="T584">Es posible que un dispositivo de reconocimiento de configuraciones reconozca formas sin reconocer colores. Luego la dificultad que presentaba la identificación de prototipos con los </text:span><text:span text:style-name="T438">outputs</text:span><text:span text:style-name="T584"> de subrutinas particulares ejecutadas por módulos.</text:span></text:p>
      <text:p text:style-name="P132"><text:span text:style-name="T555"><text:tab/>Por otra parte, un módulo (o una subrutina) no posee en sí mismo nada parecido a la “comprensión” de un lenguaje completo. Así como </text:span><text:span text:style-name="T511">el termostato de mi horno “reconoce” cambios de temperatura sin poseer el concepto de temperatura,</text:span><text:span text:style-name="T555"> del mismo modo el dispositivo de reconocimiento de configuraciones de un sistema visual puede re</text:span><text:span text:style-name="T556">c</text:span><text:span text:style-name="T555">onocer la forma perro sin poseer el concepto de perro.</text:span></text:p>
      <text:p text:style-name="P390"/>
      <text:p text:style-name="P516"><text:span text:style-name="T507">P</text:span><text:span text:style-name="T508">UTNAM, H. </text:span><text:span text:style-name="T507">(</text:span><text:span text:style-name="T554">1990:</text:span><text:span text:style-name="T510">79-80</text:span><text:span text:style-name="T507">). </text:span><text:span text:style-name="T455">Representación y realidad</text:span><text:span text:style-name="T554">.</text:span></text:p>
      <text:p text:style-name="P394"/>
      <text:p text:style-name="P431"><text:span text:style-name="T585"><text:tab/>Ahora podemos reformular la concepción fodoriana acerca del </text:span><text:span text:style-name="T595">contenido estricto</text:span><text:span text:style-name="T585"> de modo que responda a la siguiente objeción: hasta el momento, los contenidos estrictos son sólo fórmulas no interpretadas de un lenguaje hipotético llamado mentalés. <text:s/>Las fórmulas contenidas en el sistema de representación del cerebro, o “lenguaje”, están asociadas, efectivamente, con algo no lingüístico, aunque en la mayoría de los casos ello no determinan la referencia de nuestros términos. Las palabras “olmo” y “haya” se asocian con el estereotipo de un árbol común de hojas caducas. <text:s/></text:span><text:span text:style-name="T593">Usando</text:span><text:span text:style-name="T585"> el lenguaje de Fodor, podríamos decir que las palabras “olmo” y “haya” y “árbol común de hojas caducas” tienen el mismo “contenido estricto” pero difieren en el significado en la medida en que poseen un “contenido amplio” diferente. E</text:span><text:span text:style-name="T586">l</text:span><text:span text:style-name="T585"> contenido estricto de “olmo” y “haya” </text:span><text:span text:style-name="T587">(la “configuración” apropiada en el módulo visual correspondiente) no me permite distinguir los olmos de las hayas.</text:span><text:span text:style-name="T585"> Sin embargo, contiene información empírica relevante sobre las propiedades observables de los olmos y las hayas </text:span><text:span text:style-name="T588">(por ejemplo, “que son árboles de hojas caducas”).</text:span><text:span text:style-name="T585"> Según la concepción de Fodor y Chomsky, la </text:span><text:span text:style-name="T595">división de la labor lingüística</text:span><text:span text:style-name="T585"> pone de manifiesto que el c</text:span><text:span text:style-name="T595">ontenido estricto</text:span><text:span text:style-name="T585"> </text:span><text:span text:style-name="T595">de un término puede contener información suficiente sobre las propiedades observables de un referente, sin contener información suficiente como para permitir que se </text:span><text:span text:style-name="T470">identifique</text:span><text:span text:style-name="T595"> efectivamente el referente</text:span><text:span text:style-name="T585">. <text:s/></text:span><text:span text:style-name="T589">Por ejemplo si no puedo distinguir la plata de la aleación de metales .. ello no demuestra que “plata” y “metal plateado” tengan el mismo significado en el sentido de idéntico contenido amplio, pero tampoco demuestra que la “plata” y el “metal plateado” tengan el mismo contenido estricto. </text:span></text:p>
      <text:p text:style-name="P391"/>
      <text:p text:style-name="P390"/>
      <text:p text:style-name="P390"><text:tab/></text:p>
      <text:p text:style-name="P493"><text:span text:style-name="T507">P</text:span><text:span text:style-name="T508">UTNAM, H. </text:span><text:span text:style-name="T507">(</text:span><text:span text:style-name="T554">1990:</text:span><text:span text:style-name="T510">80-81-</text:span><text:span text:style-name="T512">82</text:span><text:span text:style-name="T507">). </text:span><text:span text:style-name="T455">Representación y realidad</text:span><text:span text:style-name="T554">.</text:span></text:p>
      <text:p text:style-name="P133"><text:span text:style-name="T373"><text:tab/>Sin embargo, esta teoría presenta serias dificultades que conviene señalar. En primer lugar, es esencial para la tesis de Fodor (la ambigüedad referencial sistemática de la noción de </text:span><text:span text:style-name="T453">significado</text:span><text:span text:style-name="T373">) que todo los términos del lenguaje tengan un </text:span><text:span text:style-name="T516">contenido</text:span><text:span text:style-name="T373"> estricto, y no solamente los términos que corresponden a los prototipos perceptuales. <text:s/>Fodor ha demostrado que es imposible </text:span><text:span text:style-name="T453">explicar</text:span><text:span text:style-name="T373"> las creencias a menos que aquello pueda ser creído tenga un </text:span><text:span text:style-name="T560">contenido estricto</text:span><text:span text:style-name="T373">. La palabra </text:span><text:span text:style-name="T453">Zeitgeist</text:span><text:span text:style-name="T373"> [espíritu del tiempo] no está asociada con ningún prototipo perceptual … La afirmación de que el contenido estricto es una función de las </text:span><text:span text:style-name="T453">propiedades observables</text:span><text:span text:style-name="T373"> del referente o presunto referente es, en el mejor de los casos, el fragmento de una teoría sobre el contenido estricto.</text:span></text:p>
      <text:p text:style-name="P392"><text:s/>… <text:span text:style-name="T137">La idea de que el contenido estricto es una “función de las propiedades observables” presenta graves dificultades</text:span> … de dos clases: 1) el prototipo perceptual no se conserva en la traducción y 2) en algunos casos, no es relevante para la traducción.</text:p>
      <text:p text:style-name="P133"><text:span text:style-name="T373"><text:tab/></text:span><text:span text:style-name="T573">Para comprobar</text:span><text:span text:style-name="T557"> que el prototipo perceptual no se conserva en la traducción, recordemos que todos los gatos que ha visto un campesino de Tailandia son siameses. Su prototipo perceptual de </text:span><text:span text:style-name="T456">meew</text:span><text:span text:style-name="T557"> es nuestro “gato” y no “gato siamés” (pues</text:span><text:span text:style-name="T456">, </text:span><text:span text:style-name="T457">m</text:span><text:span text:style-name="T456">eew</text:span><text:span text:style-name="T557"> denota a todos los gatos y no sólo a los de tipo tailandés). <text:s/>… A fin de comprender que <text:s/>prototipo perceptual e incluso irrelevante para la traducción, imaginemos una cultura que posee el concepto tradicional de “bruja” (esto es, mujer que tiene poderes mágicos empleados habitualmente para hacer el mal). Supongamos que el prototipo perceptual asociado con la palabra sea “mujer vieja, fea, con verrugas y una enorme nariz …</text:span><text:span text:style-name="T509"> </text:span><text:span text:style-name="T564">Los prototipos perceptuales</text:span><text:span text:style-name="T509">, si bien son importantes para la psicología, no son significados, ni siquiera significados “estrictos”.</text:span></text:p>
      <text:p text:style-name="P130"/>
      <text:p text:style-name="P130"/>
      <text:p text:style-name="P515"><text:span text:style-name="T139">P</text:span><text:span text:style-name="T138">UTNAM, H. </text:span><text:span text:style-name="T139">(</text:span><text:span text:style-name="T269">1990:</text:span><text:span text:style-name="T202">82-83</text:span><text:span text:style-name="T139">). </text:span><text:span text:style-name="T53">Representación y realidad</text:span><text:span text:style-name="T269">.</text:span></text:p>
      <text:p text:style-name="P70"/>
      <text:p text:style-name="P134">“<text:span text:style-name="T137">Contenido estricto y papel conceptual”</text:span></text:p>
      <text:p text:style-name="P136"><text:tab/>… La teoría de Block se asemeja a la de Fodor en lo que se refiere a la distinción entre “contenido estricto” y “contenido amplio”. <text:span text:style-name="T816">As</text:span>í mismo, supone que la noción de “contenido estricto” en una noción mentalista (pues los contenidos estrictos dependen exclusivamente de lo que está dentro de la cabeza del hablante y se los puede describir sin tener en cuenta la extensión de un término u oración). Por consiguiente, el contenido estricto de “agua” es idéntico en la Tierra y en la Tierra Gemela, pero no lo es el contenido amplio. Aquí termina la semejanza con la teoría de Fodor.</text:p>
      <text:p text:style-name="P136">… El papel conceptual es uno de los dos factores que determinan el significado y no un tipo de significado. Por otra parte, el contenido estricto no se identifica con una función de propiedades observables, … sino con el “papel conceptual”. <text:span text:style-name="T816">Si bien Block coincide con la concepción computacional dominante (según la cual la mente/cerebro computa “representaciones” en un “lenguaje del pensamiento”), no toma posición alguna respecto de si este lenguaje natural (traduc</text:span><text:span text:style-name="T817">i</text:span><text:span text:style-name="T816">do adecuadamente en </text:span><text:span text:style-name="T817">términos</text:span><text:span text:style-name="T816"> neuronales), ni tampoco </text:span><text:span text:style-name="T817">considera el contenido estricto como uno de los sentidos del “significado”. (Sin embargo, emplea a menudo las expresiones “significado amplio” y “significado estricto” y habla de “dos formas de individuar contenidos de pensamiento”, como lo hace Fodor. En lugar de pensar que la noción de </text:span><text:span text:style-name="T82">significado </text:span><text:span text:style-name="T817">es ambigua y que sus dos sentidos son el “contenido estricto” y el “contenido amplio” (o las reconstrucciones racionales de ambos), Block piensa que dicha noción es el par ordenado por el contenido amplio y el contenido estricto.</text:span></text:p>
      <text:p text:style-name="P136"/>
      <text:p text:style-name="P505"><text:span text:style-name="T139">P</text:span><text:span text:style-name="T138">UTNAM, H. </text:span><text:span text:style-name="T139">(</text:span><text:span text:style-name="T269">1990:</text:span><text:span text:style-name="T202">8</text:span><text:span text:style-name="T216">3-</text:span><text:span text:style-name="T217">84</text:span><text:span text:style-name="T139">). </text:span><text:span text:style-name="T53">Representación y realidad</text:span><text:span text:style-name="T269">.</text:span></text:p>
      <text:p text:style-name="P135">“<text:span text:style-name="T137">Contenido estricto y papel conceptual”</text:span></text:p>
      <text:p text:style-name="P136"><text:tab/><text:span text:style-name="T314">¿Qué es</text:span> el papel conceptual? <text:span text:style-name="T615">Black se apoya en algunos autores </text:span><text:span text:style-name="T818">e incluso menciona la tesis wittgensteiniana: “el significado es el uso”</text:span><text:span text:style-name="T615">… pero el verdadero origen se encuentra … en la obra de Wilfred Sellars. Sellar describe el lenguaje como provisto de reglas de “entrada de lenguaje” (que dicen que el hablante tiene ciertas experiencias, debe poner ciertas oraciones en la “caja de creencias”); reglas de “lenguaje-lenguaje” (que dice que el hablante acepta ciertas oraciones, entonces debe aceptar también otras), y reglas de “lenguaje-salida” (que dice que cuando el hablante tiene ciertas oraciones en las “cajas de creencias y deseos”, debe realizar ciertos movimientos corporales o pronunciar ciertas palabras, etc.). <text:s/></text:span><text:span text:style-name="T818">No se requiere que las reglas de “lenguaje-lenguaje” sean analíticas; según Sellars, existen reglas materiales de inferencia. </text:span><text:span text:style-name="T819">Lo importante en la concepción Sellars-Block (además de la referencia a la experiencia) </text:span><text:span text:style-name="T414">—Block no vacilaría en reemplazarla por una referencia a </text:span><text:span text:style-name="T432">outputs</text:span><text:span text:style-name="T414"> de los módulos de reconocimiento de configuraciones de Fodor, para el caso de las reglas de “entrada-lenguaje”, y por una referencia a movimientos corporales, en el caso de las reglas de “lenguaje-salida”— es que el papel conceptual de las fórmulas de un lenguaje puede describirse exclusivamente en términos </text:span><text:span text:style-name="T432">sintácticos</text:span><text:span text:style-name="T414">.Si tuviéramos la descripción computacional de los procesos sintácticos en los cuales entran las palabras y oraciones, estaríamos en condiciones de definir computacionalmente la relación de similitud en el contenido estricto cuando tienen papeles conceptuales semejantes (en el sentido Sellars-Block) en sus respectivos lenguajes.</text:span><text:span text:style-name="T495">Y cuando las palabras son semejantes en el </text:span><text:span text:style-name="T562">contenido </text:span><text:span text:style-name="T541">estricto y, además, tienen la misma referencia (o mejor, el mismo contenido amplio), </text:span><text:span text:style-name="T542">entonces son semejantes en el significado.</text:span></text:p>
      <text:p text:style-name="P279"/>
      <text:p text:style-name="P505"><text:span text:style-name="T139">P</text:span><text:span text:style-name="T138">UTNAM, H. </text:span><text:span text:style-name="T139">(</text:span><text:span text:style-name="T269">1990:</text:span><text:span text:style-name="T217">84</text:span><text:span text:style-name="T139">). </text:span><text:span text:style-name="T53">Representación y realidad</text:span><text:span text:style-name="T269">.</text:span></text:p>
      <text:p text:style-name="P159"><text:tab/><text:span text:style-name="T137">Block habla en términos de similitud de significado y no de identidad de significado,</text:span> pues cree que “debemos abandonar la tajante dicotomía ‘significado idéntico/significado diferente’ en favor de un pendiente multidimensional de similitud de significado”.</text:p>
      <text:p text:style-name="P432"><text:span text:style-name="T714"><text:tab/></text:span><text:span text:style-name="T715">La afirmación de que el “papel conceptual” es el aspecto del significado que permite una individuación más precisa que la obtenida por la mera </text:span><text:span text:style-name="T763">identificación</text:span><text:span text:style-name="T715"> del significado con el concepto amplio, merece algunas observaciones. Si aceptamos que el papel conceptual depende de las creencias (contenidas en las palabras) que son más esenciales para el tópico que la palabra señala, de inferencias más esenciales </text:span><text:span text:style-name="T716">(en este mismo sentido)</text:span><text:span text:style-name="T715"> </text:span><text:span text:style-name="T716">de la práctica con la que cada palabra se vincula, etc. , ya hemos visto que el papel conceptual tiene muy poco que ver con el significado, en el caso de las palabras consideradas hasta ahora, es decir, los términos de clase natural. El papel conceptual de la palabra “agua” y sus sinónimos (por ejemplo, la palabra griega </text:span><text:span text:style-name="T764">hydros</text:span><text:span text:style-name="T716">) ha sufrido grandes cambios a través delos siglos, pero no por eso pensamos que ha cambiado de significado (o, al menos, la mayoría de nosotros no lo piensa). </text:span><text:span text:style-name="T717">En la antigua Grecia</text:span><text:span text:style-name="T765"> hydros</text:span><text:span text:style-name="T717"> no era solamente la sustancia que bebemos sino también el nombre de un elemento y, como tal, el principio universal de los líquidos.</text:span><text:span text:style-name="T764"> </text:span><text:span text:style-name="T717">Esta forma de concebir al agua perduró incluso en el Renacimiento y sus huellas sobreviven en expresiones tales como “</text:span><text:span text:style-name="T765">aqua vitae”</text:span><text:span text:style-name="T717">. Proposiciones como el alcohol es líquido porque contiene el elemento agua o el mercurio es líquido porque contiene el elemento agua, </text:span><text:span text:style-name="T718">que resultan decididamente extrañas en la actualidad, eran verdaderas para los antiguos griegos y para muchos pensadores del renacimiento…</text:span><text:span text:style-name="T717"> </text:span></text:p>
      <text:p text:style-name="P160"/>
      <text:p text:style-name="P506"><text:span text:style-name="T139">P</text:span><text:span text:style-name="T138">UTNAM, H. </text:span><text:span text:style-name="T139">(</text:span><text:span text:style-name="T269">1990:</text:span><text:span text:style-name="T202">8</text:span><text:span text:style-name="T218">5</text:span><text:span text:style-name="T139">). </text:span><text:span text:style-name="T53">Representación y realidad</text:span><text:span text:style-name="T269">.</text:span></text:p>
      <text:p text:style-name="P62"/>
      <text:p text:style-name="P62"><text:tab/><text:span text:style-name="T820">La única conclusión que puedo extraer es que el papel conceptual puede cambiar enormemente sin que por ello cambie e</text:span><text:span text:style-name="T854">l</text:span><text:span text:style-name="T820"> significado; es decir, que hay que abandonar la Semántica del Papel Conceptual. O bien, esto se podría evitar alegando que cuando preguntamos “¿desea usted un vaso de agua?” … usamos la palabra “agua” o </text:span><text:span text:style-name="T83">hydros</text:span><text:span text:style-name="T820"> en sentido “ordinario”, y cuando decimos que “todos los líquidos contienen agua”, la usamos en un sentido diferente (o “filosófico”). Pero esto no haría justicia a la mutua dependencia que existe entre los usos científicos y ordinario de las palabras… </text:span></text:p>
      <text:p text:style-name="P62"><text:tab/><text:span text:style-name="T821">Puesto que la referencia es uno de los factores que, según la teoría de Block, determinan el significado, y el otro factor ha cambiado notablemente, se seguiría de ello que la palabra “agua” cambió significativamente durante ese período (y que la palabra “agua” tiene un significado diferente del de la antigua palabra </text:span><text:span text:style-name="T84">hydros</text:span><text:span text:style-name="T821">). Por otra parte, el cambio de significado no puede ser pequeño si el cambio conceptual es grande; pues la verdadera razón por la cual se le asigna peso al papel conceptual en la teoría de Block es, precisamente, para explicar por qué se dan diferencias sustanciales de significado en el caso de palabras que no difieren en el otro factor, esto es, en el “contenido amplio”.</text:span></text:p>
      <text:p text:style-name="P62"/>
      <text:p text:style-name="P507"><text:span text:style-name="T139">P</text:span><text:span text:style-name="T138">UTNAM, H. </text:span><text:span text:style-name="T139">(</text:span><text:span text:style-name="T269">1990:</text:span><text:span text:style-name="T202">8</text:span><text:span text:style-name="T219">6</text:span><text:span text:style-name="T139">). </text:span><text:span text:style-name="T53">Representación y realidad</text:span><text:span text:style-name="T269">.</text:span></text:p>
      <text:p text:style-name="P63"/>
      <text:p text:style-name="P63"><text:tab/><text:span text:style-name="T822">Cuando una palabra es de clase natural, la traducimos por la palabra de clase natural correspondiente en nuestra lengua, en donde la palabra de clase natural que le corresponde es la palabra de clase natural que posee la misma </text:span><text:span text:style-name="T85">extensión…</text:span><text:span text:style-name="T822"> pareciera que el “componente” dominante del significado fuera la </text:span><text:span text:style-name="T85">extensión</text:span><text:span text:style-name="T822">. El factor referencial hace, en apariencia, todo el trabajo; en este sentido, los términos de clases naturales, como lo señalaba Saul Kripke, se parecen a los nombres.</text:span></text:p>
      <text:p text:style-name="P63"><text:tab/><text:span text:style-name="T219">Esto no significa que el término de clase natural “agua” sea sinónimo de “H</text:span><text:span text:style-name="T356">2</text:span><text:span text:style-name="T219">O” o de que H</text:span><text:span text:style-name="T356">2</text:span><text:span text:style-name="T219">O con impurezas; pues si “agua” es lo que he denominado un “término de clase natural”, entonces “H</text:span><text:span text:style-name="T356">2</text:span><text:span text:style-name="T219">O” es sinónimo de una descripción: “compuesto químico que consiste en dos partes de hidrógeno y una parte de oxígeno”; y esto no equivale a afirmar que una expresión que tiene la lógica de un término de clase natural posee el mismo significado que una expresión de clase diferente (una descripción) que tiene la misma extensión.</text:span></text:p>
      <text:p text:style-name="P280"/>
      <text:p text:style-name="P514"><text:span text:style-name="T139">P</text:span><text:span text:style-name="T138">UTNAM, H. </text:span><text:span text:style-name="T139">(1990:</text:span><text:span text:style-name="T202">8</text:span><text:span text:style-name="T220">7</text:span><text:span text:style-name="T139">). </text:span><text:span text:style-name="T53">Representación y realidad</text:span><text:span text:style-name="T269">.</text:span></text:p>
      <text:p text:style-name="P64"/>
      <text:p text:style-name="P64"><text:tab/><text:span text:style-name="T823">Pero, ¿qué significa ser un término de </text:span><text:span text:style-name="T220">clase natural</text:span><text:span text:style-name="T823">? Block diría que significa tener un determinado </text:span><text:span text:style-name="T220">papel conceptual</text:span><text:span text:style-name="T823"> (bastante difícil de describir). Quizás esto es así, aunque no queda claro si dicho papel puede ser descrito sin utilizar términos semánticos. (</text:span><text:span text:style-name="T220">Por ejemplo, que un término de clase natural no sea sinónimo de las descripciones que utilizamos para fijar la referencia</text:span><text:span text:style-name="T823"> es, en cierto sentido, una afirmación acerca del “papel conceptual” de los términos de clase natural, pero esta descripción utiliza el término semántico “sinónimo”). Tal vez … </text:span><text:span text:style-name="T824">el papel conceptual que cumple una palabra <text:s/>sea lo que la identifica como un término de clase natural; sin embargo, sostengo que una vez identificada una palabra como término de clase natural, </text:span><text:span text:style-name="T221">determinamos luego si es sinónimo de otro término de clase natural basándonos, principalmente, en la</text:span><text:span text:style-name="T824"> </text:span><text:span text:style-name="T221">extensión de ambas palabras. </text:span><text:span text:style-name="T222">En síntesis, el papel conceptual desempeña una función limitada en cuanto a determinar el significado de las palabras de clase natural:</text:span><text:span text:style-name="T825"> la mayor parte del trabajo lo realiza el segundo factor. </text:span><text:span text:style-name="T826">Pero los términos de clase natural constituyen una excepción en la teoría de Block y este es un hecho inevitable. No obstante existen otra clase de palabras y cabe pensar que la teoría de Block funciona mejor en eso</text:span><text:span text:style-name="T855">s</text:span><text:span text:style-name="T826"> casos; es decir; es decir, que los nombres (y en la actualidad los términos de clase natural son, con frecuencia, considerados nombres) constituyen una excepción en cualquier teoría semántica.</text:span></text:p>
      <text:p text:style-name="P64"/>
      <text:p text:style-name="P508"><text:span text:style-name="T139">P</text:span><text:span text:style-name="T138">UTNAM, H. </text:span><text:span text:style-name="T139">(</text:span><text:span text:style-name="T269">1990:</text:span><text:span text:style-name="T202">8</text:span><text:span text:style-name="T223">7-88</text:span><text:span text:style-name="T139">). </text:span><text:span text:style-name="T53">Representación y realidad</text:span><text:span text:style-name="T269">.</text:span></text:p>
      <text:p text:style-name="P65"><text:tab/></text:p>
      <text:p text:style-name="P433"><text:span text:style-name="T719"><text:tab/></text:span><text:span text:style-name="T720">Examinemos, entonces, las palabras que no son términos de clase natural. Pero antes me referiré a una excepción de lo que acabo de afirmar. Hay palabras que </text:span><text:span text:style-name="T721">se suponía eran términos de clase natural pero que no se referían, en última instancia, a especies naturales. Se creyó que “flogisto” era el nombre de una especie natural (que jamás existió). Lo mismo ocurrió con “éter” y “fluido calórico”. <text:s/>En estos casos, y por razones obvias, parecería que el factor determinante del significado fuera algo semejante al papel conceptual, pues no sería correcto decir que las palabras “flogisto”, “éter” y “fluido calórico” son sinónimos porque tienen la misma extensión (vacía). Al no </text:span><text:span text:style-name="T727">tener ninguna</text:span><text:span text:style-name="T730"> extensión, es decir, al faltar una extensión </text:span><text:span text:style-name="T767">no vacía</text:span><text:span text:style-name="T730"> que constituya la individualidad de la palabra se vuelve, naturalmente, a la teoría del papel conceptual. <text:s/>En efecto, esta teoría se acerca mucho a la verdad en el caso de las palabras cuya extensión es vacía. Pero aun en este caso, lo que constituye el significado de la palabra no es todo el papel conceptual, es decir, la totalidad de creencias </text:span><text:span text:style-name="T731">e inferencias que el hablante considera importantes o esenciales respecto del tema. Las creencias relativas a la palabra “bruja”.. se modificaron profundamente a través de los siglos. Pero la creencia que parece fijar el significado de la palabra se mantiene estable: las brujas, si existen, son mujeres dotadas de poderes mágicos merced a un pacto con el diablo.</text:span></text:p>
      <text:p text:style-name="P292"/>
      <text:p text:style-name="P509"><text:span text:style-name="T330">P</text:span><text:span text:style-name="T331">UTNAM, H. </text:span><text:span text:style-name="T330">(</text:span><text:span text:style-name="T338">1990:</text:span><text:span text:style-name="T332">8</text:span><text:span text:style-name="T334">8</text:span><text:span text:style-name="T333">-8</text:span><text:span text:style-name="T334">9</text:span><text:span text:style-name="T330">). </text:span><text:span text:style-name="T99">Representación y realidad</text:span><text:span text:style-name="T338">.</text:span></text:p>
      <text:p text:style-name="P434"><text:span text:style-name="T732"><text:tab/></text:span><text:span text:style-name="T756">Se podría alegar que esta última creencia es “analítica” y que el problema de caracterizar “la analiticidad” lo tienen todas las teorías del significado y no solamente del papel conceptual, pero sería incorrecto. La creencia que acabo de mencionar es lo que antes denominé una creencia “estereotípica”, una creencia acerca de cómo es una bruja </text:span><text:span text:style-name="T755">paradigmática</text:span><text:span text:style-name="T756"> y no un enunciado analítico. La Bruja Buena de </text:span><text:span text:style-name="T755">El Mago de Oz</text:span><text:span text:style-name="T756">, </text:span><text:span text:style-name="T757">en apariencia, no debe sus poderes mágicos a un pacto con el diablo. En lenguas africanas existen brujas (o palabras que traducimos como “brujas”) aunque no existen figuras semejantes al “Diablo”, “Satanás” o “Lucifer” en las mitologías relacionadas con esas lenguas. </text:span><text:span text:style-name="T761">El principal problema</text:span><text:span text:style-name="T757"> que aborda toda teoría del papel conceptual es el siguiente: </text:span><text:span text:style-name="T761">sólo un pequeño número de creencias participa en la determinación del significado de un término, y al menos esas creencias ya no están vivas sino que son elementos de un estereotipo</text:span><text:span text:style-name="T757">. La “creencia” de que una bruja es una mujer con poderes mágicos es esencial del estereotipo de rey. </text:span><text:span text:style-name="T761">Pero en ningún caso existe una condición necesaria y suficiente. </text:span><text:span text:style-name="T757">En la literatura religiosa se nos habla de mujeres con poderes mágicos que no son “brujas” sino </text:span><text:span text:style-name="T762">“satanás”</text:span><text:span text:style-name="T757">. Hay reyes que no gobiernan (el último rey de Inglaterra, por ejemplo) y hay países en los cuales el reinado no se hereda. </text:span><text:span text:style-name="T758">Las palabras “bruja”y “rey” son, en cierto modo, semejantes a la palabra “juego” que Wittgenstein usó como ejemplo. El paradigma juego es “actividad recreativa que requiere dos o más jugadores (o equipos) y en la que se gana o se pierde”. Pero el uso de la palabra se ha extendido </text:span><text:span text:style-name="T759">en virtud de lo que Wittgenstein llama “parecido de familia”, a otras actividades que sólo requieren un único jugador (por ejemplo, “hacer solitarios”). Análogamente la palabra “bruja” extendió su denotación merced al “parecido de familia”. </text:span><text:span text:style-name="T760">[Ver Lyons 1997:145]</text:span></text:p>
      <text:p text:style-name="P338"/>
      <text:p text:style-name="P510"><text:span text:style-name="T330">P</text:span><text:span text:style-name="T331">UTNAM, H. </text:span><text:span text:style-name="T330">(</text:span><text:span text:style-name="T338">1990:</text:span><text:span text:style-name="T332">8</text:span><text:span text:style-name="T334">9-</text:span><text:span text:style-name="T336">90</text:span><text:span text:style-name="T330">). </text:span><text:span text:style-name="T99">Representación y realidad</text:span><text:span text:style-name="T338">.</text:span></text:p>
      <text:p text:style-name="P290"/>
      <text:p text:style-name="P66"><text:span text:style-name="T338"><text:tab/></text:span><text:span text:style-name="T339">Aunque no sean definiciones analíticas de las palabras “juego”, “bruja” y “rey”, </text:span><text:span text:style-name="T334">hay ciertas creencias acerca de lo que debe ser un juego, una bruja o un rey que todavía determinan ampliamente el significado de estas palabras, </text:span><text:span text:style-name="T339"><text:s/></text:span><text:span text:style-name="T340">mientras que otras creencias permanecen ignoradas. <text:s/>Hace 200 años, las creencias de un israelita acerca de las propiedades de un rey; no obstante, traducimos</text:span><text:span text:style-name="T100"> “melekh”</text:span><text:span text:style-name="T340"> por rey justamente porque el rasgo más saliente del estereotipo se ha mantenido invariable. </text:span><text:span text:style-name="T341">Block alegaría que si reemplazo “</text:span><text:span text:style-name="T335">identidad del significado</text:span><text:span text:style-name="T341">” por “</text:span><text:span text:style-name="T335">similitud de significado</text:span><text:span text:style-name="T341">” fue, precisamente, a causa de estos estereotipos no analíticos. También diría que “juego” no es sinónimo de “actividad recreativa que requiere dos o más jugadores (o equipos) en la que se gana o se pierde”, pero es muy “</text:span><text:span text:style-name="T335">similar en significado”</text:span><text:span text:style-name="T340"> , </text:span><text:span text:style-name="T341">y que “rey” no es sinónimo de heredero varón que gobierna un país”, pero es muy </text:span><text:span text:style-name="T335">similar en significado</text:span><text:span text:style-name="T341">. (Sin embargo, no logro desentrañar cómo explicaría esto el hecho de que “en el país X el reinado no es hereditario” sea contradictorio). Y Block podría decir (y en verdad lo dice) que cualquier teoría </text:span><text:span text:style-name="T342">del significado tiene que vérselas con el hecho de que ciertas creencias, aunque no sean analíticas, contribuyen a fijar más que otras el significado de las </text:span><text:span text:style-name="T696">palabras</text:span><text:span text:style-name="T342">, y que tenemos que identificar dichas creencias. Según Block, los inconvenientes que señalé respecto de la teoría del papel conceptual son los mismos que debe enfrentar toda teoría del significado, pero eso no implica una objeción a la </text:span><text:span text:style-name="T336">Semántica del Papel Conceptual</text:span><text:span text:style-name="T342">. </text:span></text:p>
      <text:p text:style-name="P293"/>
      <text:p text:style-name="P511"><text:span text:style-name="T330">P</text:span><text:span text:style-name="T331">UTNAM, H. </text:span><text:span text:style-name="T330">(</text:span><text:span text:style-name="T338">1990:</text:span><text:span text:style-name="T336">90</text:span><text:span text:style-name="T330">). </text:span><text:span text:style-name="T99">Representación y realidad</text:span><text:span text:style-name="T338">.</text:span></text:p>
      <text:p text:style-name="P291"/>
      <text:p text:style-name="P67"><text:span text:style-name="T338">… </text:span><text:span text:style-name="T343">Soy escéptico con respecto a la empresa que se propone la “teoría del significado” según entiende Block; esto es, una teoría que apunta a proponer una relación de similitud y diferencia de significado </text:span><text:span text:style-name="T101">describible en términos científicos…</text:span><text:span text:style-name="T343"> </text:span></text:p>
      <text:p text:style-name="P67"><text:span text:style-name="T343"><text:tab/>Recapitulando, las dificultades señaladas hasta ahora respecto a lo que </text:span><text:span text:style-name="T337">Block denomina Semántica del Papel Conceptual</text:span><text:span text:style-name="T343"> son de dos clases: 1) el papel conceptual sólo funciona significativamente para fijar el significado de ciertas clases de palabras y no de otras y 2) aunque el papel conceptual desempeña una función importante en la descripción del significado, </text:span><text:span text:style-name="T344">no es el </text:span><text:span text:style-name="T102">único</text:span><text:span text:style-name="T344"> que lo describe. Las palabras pueden mantener invariables sus significados a través de las revoluciones conceptuales; este descubrimiento fue, precisamente, lo que dio origen a la versión del holismo del significado de Quine. Para seleccionar </text:span><text:span text:style-name="T102">computacionalmente</text:span><text:span text:style-name="T344"> (es decir, mediante predicados y relaciones definidos en términos sintáctico-computacionales) un conjunto de creencias e inferencias que </text:span><text:span text:style-name="T102">sean esenciales</text:span><text:span text:style-name="T344"> para una palabra arbitraria, hace falta indicar, de alguna manera, cómo se ha de definir “ser esencial”. <text:s/>Pero si no se puede indicar, siquiera informalmente </text:span><text:span text:style-name="T525">—sin emplear expresiones del tipo “</text:span><text:span text:style-name="T526">considerado por los hablantes como una parte del significado”</text:span><text:span text:style-name="T525">— </text:span><text:span text:style-name="T526">cómo hemos de decidir cuáles son las inferencias y creencias que fijan el significado de una palabra según lo requiere la Semántica del Papel Conceptual, entonces las afirmaciones con respecto a esta teoría carecen prácticamente de contenido.</text:span></text:p>
      <text:p text:style-name="P401"/>
      <text:p text:style-name="P512"><text:span text:style-name="T536">P</text:span><text:span text:style-name="T537">UTNAM, H. </text:span><text:span text:style-name="T536">(</text:span><text:span text:style-name="T519">1990:</text:span><text:span text:style-name="T543">91</text:span><text:span text:style-name="T536">). </text:span><text:span text:style-name="T441">Representación y realidad</text:span><text:span text:style-name="T519">.</text:span></text:p>
      <text:p text:style-name="P68"><text:span text:style-name="T519"><text:tab/></text:span><text:span text:style-name="T526">Agregaré un tercer punto que creo es el más importante de todos. Supongamos que los </text:span><text:span text:style-name="T444">slogans</text:span><text:span text:style-name="T526"> “el significado es el uso” y “el significado es el papel conceptual” contienen algo de verdad (como es el caso). Sin embargo, ello dependerá de que tomemos las nociones de “uso” y “papel conceptual” en el sentido no mentalista. El significado de la palabra “rey” depende, en efecto, de ciertas creencias e inferencias que las personas consideran estereotípicas respecto de los reyes. </text:span><text:span text:style-name="T527">O decir que en cierto estereotipo un rey gobierna un pueblo o una nación no es lo mismo que decir cuál es el “papel conceptual” de la palabra “rey”, en el sentido técnico de Block…</text:span><text:span text:style-name="T445"> </text:span><text:span text:style-name="T527">La Semántica del Papel Conceptual, según Block, no debe identificar las creencias e inferencias de esta manera. En su sentido técnico, el “papel” de una palabra es algo que se puede describir en términos exclusivamente sintácticos. Todo lo que se necesita conocer … son las propiedades sintácticas de las representaciones mentales dentro del cerebro y los procesos de inferencia, descritos de manera sintáctico-computacional, que implican estas representaciones. </text:span><text:span text:style-name="T528">Cuando se describe el papel conceptual de la palabra “rey” no es necesario saber que cierta representación se refiere a varones o a países</text:span><text:span text:style-name="T527"> <text:s/></text:span><text:span text:style-name="T528">o a gobiernos. La idea es describir el lenguaje como un sistema formal gobernado por “reglas de entrada-lenguaje”, reglas de inferencia interna y “reglas de lenguaje-salida”. Pero la construcción de un sistema de reglas de esta índole no es en absoluto lo que las personas tienen en mente cuando se refieren al “papel conceptual” o al “uso” de la palabra… En realidad, la importancia que le concedí al papel conceptual estaba relacionada con la importancia del papel conceptual en este sentido intuitivo; pero he concedido demasiado, pues ¿qué tiene que ver éste con la noción técnica de Block?</text:span></text:p>
      <text:p text:style-name="P402"/>
      <text:p text:style-name="P513"><text:span text:style-name="T139">P</text:span><text:span text:style-name="T138">UTNAM, H. </text:span><text:span text:style-name="T139">(</text:span><text:span text:style-name="T269">1990:</text:span><text:span text:style-name="T224">92</text:span><text:span text:style-name="T139">). </text:span><text:span text:style-name="T53">Representación y realidad</text:span><text:span text:style-name="T269">.</text:span></text:p>
      <text:p text:style-name="P69"/>
      <text:p text:style-name="P69"><text:tab/><text:span text:style-name="T224">En distintas ocasiones he advertido que identificar el significado con el papel conceptual implica un cambio de tema y no una explicación del significado</text:span><text:span text:style-name="T827">. Si algunos lectores… </text:span><text:span text:style-name="T828">identificar el significado con el papel conceptual en sentido intuitivo no implicaría un cambio de tema … pero sería igualmente erróneo. Y sería un error porque la identificación de los papeles conceptuales en sentido intuitivo (es decir, la identificación de creencias “esenciales”, inferencias “esenciales”, etc.) presupone la identificación de creencias en tanto idénticas o diferentes, esto es, presupone l</text:span><text:span text:style-name="T225">a noción ordinaria de significado</text:span><text:span text:style-name="T828">.</text:span><text:span text:style-name="T225"> El papel conceptual no es un sustituto de esta noción</text:span><text:span text:style-name="T828">. </text:span></text:p>
      <text:p text:style-name="P134"><text:s text:c="3"/></text:p>
      <text:p text:style-name="P494"><text:span text:style-name="T139">P</text:span><text:span text:style-name="T138">UTNAM, H. </text:span><text:span text:style-name="T139">(</text:span><text:span text:style-name="T269">1990:</text:span><text:span text:style-name="T203">93</text:span><text:span text:style-name="T139">). </text:span><text:span text:style-name="T53">Representación y realidad</text:span><text:span text:style-name="T269">.</text:span></text:p>
      <text:p text:style-name="P274">Conclusiones</text:p>
      <text:p text:style-name="P137"><text:span text:style-name="T159"><text:tab/></text:span><text:span text:style-name="T616">Aunque exista el mentalés, hemos visto que no es correcto identificar el significado de una palabra u oración (o el componente estricto del significado) con la “fórmula correspondiente en mentalés”. El significado de un símbolo no puede ser otro símbolo. Ni siquiera un símbolo en “la escritura del cerebro”. Tampoco equivale a propiedades observables (o prototipos perceptuales) asociadas con el símbolo en mentalés- Y la propuesta de que el significado (o su “componente estricto”) es el papel conceptual de la fórmula en mentalés asociada con el símbolo, es también incorrecta o, por lo menos, inútil, si se entiende el papel conceptual en el sentido sallarsiano…</text:span></text:p>
      <text:p text:style-name="P138">Ahora bien, ¿cuál es mi alternativa? </text:p>
      <text:p text:style-name="P139">Si proponer una alternativa significa aceptar la dicotomía “contenido estricto/contenido amplio” y ofrecer una descripción alternativa <text:span text:style-name="T52">reduccionista</text:span> del “contenido estricto”, esto es, contar el cuento acerca de cómo el contenido estricto es definible en los términos de las propiedades sintácticas de las “representaciones mentales” (incluyendo las que se vinculan con los “módulos perceptuales”), entonces no tengo ninguna alternativa que proponer. <text:span text:style-name="T137">Acabo de enterrar la distinción entre contenido amplio y contenido estricto</text:span> … <text:span text:style-name="T137">Acabo de enterrar la idea de que toda descripción del significado debe ser reduccionista.</text:span> </text:p>
      <text:p text:style-name="P139"/>
      <text:p text:style-name="P130"/>
      <text:p text:style-name="P497"><text:span text:style-name="T139">P</text:span><text:span text:style-name="T138">UTNAM, H. </text:span><text:span text:style-name="T139">(</text:span><text:span text:style-name="T269">1990:</text:span><text:span text:style-name="T203">93-94</text:span><text:span text:style-name="T139">). </text:span><text:span text:style-name="T53">Representación y realidad</text:span><text:span text:style-name="T269">.</text:span></text:p>
      <text:p text:style-name="P161"><text:span text:style-name="T137">Conclusiones </text:span>2/3</text:p>
      <text:p text:style-name="P139">No sólo no hay buenas razones para creer que exista tal descripción reduccionista, el modo en que realmente usamos la noción de <text:span text:style-name="T666">significado</text:span> … : holismo del significado e <text:s/>invariabilidad en la fijación de creencias, y los que expuse en este capítulo: la importancia de la refer<text:span text:style-name="T811">e</text:span>ncia, la contribución del entorno y la división de la labor lingüística) impide, prácticamente, la división del significado en “contenido estricto” y “contenido amplio”. El propósito de tal división fue rescatar una parte de la descripción tradicional (aristotélica), especialmente la imagen de los significados como objetos aislables en la mente de las personas. Pero <text:span text:style-name="T137">no es así (no ni puede ser así) como funciona el lenguaje</text:span>. </text:p>
      <text:p text:style-name="P140">… <text:span text:style-name="T617">Las teorías que he criticado (exceptuando la de Searle) admiten que la referencia no se fija en virtud de representaciones mentales (pero esto no lo descubrieron ellos). La dimensión social del significado </text:span><text:span text:style-name="T378">—la división de la labor lingüística— permanece ignorada aun por las teorías mentalistas. Y también se ignora que los estereotipos (“un rey gobierna un país”, “un juego tiene ganadores y perdedores”, “una bruja posee poderes mágicos merced a un pacto con el diablo”) juegan un papel incluso más importante que las verdades analíticas. </text:span></text:p>
      <text:p text:style-name="P347"/>
      <text:p text:style-name="P130"/>
      <text:p text:style-name="P519"><text:span text:style-name="T139">P</text:span><text:span text:style-name="T138">UTNAM, H. </text:span><text:span text:style-name="T139">(</text:span><text:span text:style-name="T269">1990:</text:span><text:span text:style-name="T203">94</text:span><text:span text:style-name="T139">). </text:span><text:span text:style-name="T53">Representación y realidad</text:span><text:span text:style-name="T269">.</text:span></text:p>
      <text:p text:style-name="P73"/>
      <text:p text:style-name="P281">Conclusiones 3/3</text:p>
      <text:p text:style-name="P141">Seguramente, la división de la labor lingüística es un fenómeno que se describe usando la noción de referencia, la noción de estereotipo pertenece al plano de la psicología de las actitudes proposicionales. Pero nada informativo que podamos decir del significado pertenece al plano computacional o neuronal o a cualquier otro plano <text:span text:style-name="T52">reduccionista</text:span>. … <text:span text:style-name="T618">El supuesto de que nada que no esté presentado en términos de “representaciones mentales” (descritas de manera computacional) vale como contribución a la “ciencia cognitiva” es un ejemplo más de esta desafortunada tendencia [moda reduccionista de lo que significa ser “científico”].</text:span></text:p>
      <text:p text:style-name="P130"/>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text:soft-page-break/></text:p>
      <text:p text:style-name="P54"><text:span text:style-name="T139">P</text:span><text:span text:style-name="T138">UTNAM, H. </text:span><text:span text:style-name="T139">(</text:span><text:span text:style-name="T269">1990:</text:span><text:span text:style-name="T203">97</text:span><text:span text:style-name="T139">). </text:span><text:span text:style-name="T53">Representación y realidad</text:span><text:span text:style-name="T269">.</text:span></text:p>
      <text:p text:style-name="P54"/>
      <text:p text:style-name="P275">¿Existen cosas tales como la referencia y la verdad?</text:p>
      <text:p text:style-name="P142">Quine ha sostenido durante mucho tiempo que <text:span text:style-name="T137">es un error</text:span> concebir los significados como objetos en la mente, que la noción de sinonimia es irremediablemente vaga, al menos en lo que respecta a nuestros intereses teóricos, y que la <text:span text:style-name="T137">referencia</text:span> es “inescrutable” cuando se trata con lenguajes distintos del nuestro. <text:s/>… Las verdades de que “gato” se refiere a gatos, “electrón” a electrones y “superyo” a superyoes son suficientes para determinar la extensión de la relación “se refiere a” cuando se la restringe a la “lengua materna”. Todas las preguntas sobre la identidad de referencia <text:span text:style-name="T379">—</text:span><text:span text:style-name="T619">por ejemplo, “¿tiene ‘agua’ la misma referencia que ‘H</text:span><text:span text:style-name="T352">2</text:span><text:span text:style-name="T619">O?”</text:span><text:span text:style-name="T379">—</text:span><text:span text:style-name="T619"> se reducen a la pregunta correspondiente formulada en lenguaje de primer orden (“¿Es al agua H</text:span><text:span text:style-name="T352">2</text:span><text:span text:style-name="T619">O?”).</text:span></text:p>
      <text:p text:style-name="P142"/>
      <text:p text:style-name="P496"><text:span text:style-name="T139">P</text:span><text:span text:style-name="T138">UTNAM, H. </text:span><text:span text:style-name="T139">(</text:span><text:span text:style-name="T269">1990:</text:span><text:span text:style-name="T203">98</text:span><text:span text:style-name="T139">). </text:span><text:span text:style-name="T53">Representación y realidad</text:span><text:span text:style-name="T65">.</text:span></text:p>
      <text:p text:style-name="P299"/>
      <text:p text:style-name="P147">Para Quine, el lenguaje natural no reglamentado es un sistema de sonidos que tiene la función de ayudarnos a anticipar “estimulaciones de nuestras terminaciones nerviosas” al cual, sin embargo, no es aplicable ninguna noción científica de <text:span text:style-name="T52">referencia o verdad</text:span>.</text:p>
      <text:p text:style-name="P147"><text:tab/>A la objeción de que toda teoría sobre las actitudes proposicionales presupone que podemos comparar las expresiones formuladas en lenguajes diferentes (o <text:s/>los pensamientos “subvocalizados” en lenguajes diferentes) en virtud de la <text:span text:style-name="T137">identidad </text:span>o la <text:span text:style-name="T137">diferencia </text:span><text:s/>de significado, la respuesta de Quine es que las actitudes proposicionales pertenecen a la psicología popular y no a la ciencia. Según el punto de vista de Quine debemos inclinarnos por el conductismo.</text:p>
      <text:p text:style-name="P146">… “<text:span text:style-name="T620">Puede darse una explicación reduccionista del contenido amplio (y del contenido estricto)?” y preguntas cómo “¿</text:span><text:span text:style-name="T240">Existe un lenguaje enteramente independiente del mundo</text:span><text:span text:style-name="T620">?”. </text:span></text:p>
      <text:p text:style-name="P146"/>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146"><text:soft-page-break/><text:span text:style-name="T139">P</text:span><text:span text:style-name="T138">UTNAM, H. </text:span><text:span text:style-name="T139">(</text:span><text:span text:style-name="T269">1990:</text:span><text:span text:style-name="T203">98-99</text:span><text:span text:style-name="T139">). </text:span><text:span text:style-name="T53">Representación y realidad</text:span><text:span text:style-name="T269">.</text:span></text:p>
      <text:p text:style-name="P143"/>
      <text:p text:style-name="P143">… Para el eliminacionista no es calamitoso que resulte imposible dar una descripción reduccionista de las actitudes proposicio<text:span text:style-name="T666">nales</text:span>, ya que éstas (y, en especial, la creencia y el deseo) son entidades cuasi-mitológicas y forman parte de un cuerpo de supersticiones denominado “psicología popular” (para Stephen Stich, Paul y Patricia Churchland entre otros). … los Ch<text:span text:style-name="T621">u</text:span>rchland parecen creer que sólo la explicación en términos del funcionamiento de las neuronas constituye una verdadera explicación. Stich acepta las explicaciones computacionales del funcionamiento de la mente/cerebro. <text:span text:style-name="T621">Stich .. <text:s/>no descartaría una explicación según la cual “considerar verdadera” la oración “Hay muchos gatos en el vecindario” fuera equivalente a, digamos, “introducir” una representación de esa oración en un “registro de creencias”. Lo que sí descartaría Stich … es la idea de que la persona que cree “</text:span><text:span text:style-name="T66">Teh <text:s/>harbe chatulin beskkuna</text:span><text:span text:style-name="T622">” (tr. hebreo <text:s/>de “Hay muchos gatos en el vecindario”) están en el mismo estado físico o computacional.</text:span></text:p>
      <text:p text:style-name="P143"><text:tab/><text:span text:style-name="T622">En suma, la idea de que existe un estado, que es independiente de la lengua nativa del hablante, en el cual se hallan todos los seres humanos que tienen la “actitud proposicional” de “decir que hay muchos gatos en el vecindario” es para Stich, seguramente, falsa. … concluye que no hay cosas tales como las </text:span><text:span text:style-name="T66">actitudes proposicionales</text:span><text:span text:style-name="T622">, no hay cosas tales como creer que hay muchos gatos en el vecindario. Y en esto no coincido con estos filósofos</text:span></text:p>
      <text:p text:style-name="P143"/>
      <text:p text:style-name="P504"><text:span text:style-name="T139">P</text:span><text:span text:style-name="T138">UTNAM, H. </text:span><text:span text:style-name="T139">(</text:span><text:span text:style-name="T269">1990:</text:span><text:span text:style-name="T204">100-</text:span><text:span text:style-name="T228">101</text:span><text:span text:style-name="T139">). </text:span><text:span text:style-name="T53">Representación y realidad</text:span><text:span text:style-name="T269">.</text:span></text:p>
      <text:p text:style-name="P60"/>
      <text:p text:style-name="P276">¿Por qué “psicología popular” y no “lógica popular”?</text:p>
      <text:p text:style-name="P144">S<text:span text:style-name="T829">u</text:span> argumentación se basa [Stich y los Churchlan<text:span text:style-name="T811">d</text:span>] en la siguiente inferencia: si las instancias de X no tienen algo en común que sea descriptible <text:span text:style-name="T52">científicamente</text:span> (donde el paradigma de la ciencia es la neurobiología, para los Churchland, y la ciencia computacional, para Stich), entonces X es una entidad “mitológica”. <text:s/>… supongamos que estos filósofos tienen razón y no existen cosas como creencias y propósitos. Lo que hace que varias cosas distintas pertenezcan a la clase “silla” es el hecho de ser asientos portátiles para una persona (con respaldo) … fabricado con el propósito de que se siente en él una persona por vez. Si no hay “propósitos” , <text:span text:style-name="T137">decir que todas las sillas tienen algo en común es pura “mitología”</text:span>. Por consiguiente, si esta concepción es correcta, no solamente no existen cosas tales como las creencias sino que ¡tampoco existen cosas tales como las sillas! Por otra parte, los Churchland aceptan la noción de <text:span text:style-name="T52">causación</text:span> y el uso de condicionales subjuntivos, <text:span text:style-name="T623">pero no hay razón alguna para pensar que todos los casos de “ser causa” o todos los casos de una “disposición” particular tienen algo en común científicamente descriptible. Por consiguiente, ¡el “eliminacionismo” de estos filósofos es sumamente selectivo!</text:span></text:p>
      <text:p text:style-name="P145">Nada hace más evidente esta selectividad que el silencio de Stich y Churchland con respecto a las nociones de la semántica <text:span text:style-name="T52">extensional</text:span> <text:span text:style-name="T374">—</text:span>y las nociones de verdad y referencia…</text:p>
      <text:p text:style-name="P145"><text:span text:style-name="T666">Churchland</text:span> … debemos reemplazar la noción “popular” de verdad por otra más científica.</text:p>
      <text:p text:style-name="P144"/>
      <text:p text:style-name="P502"><text:span text:style-name="T139">P</text:span><text:span text:style-name="T138">UTNAM, H. </text:span><text:span text:style-name="T139">(</text:span><text:span text:style-name="T269">1990:</text:span><text:span text:style-name="T204">102</text:span><text:span text:style-name="T139">). </text:span><text:span text:style-name="T53">Representación y realidad</text:span><text:span text:style-name="T269">.</text:span></text:p>
      <text:p text:style-name="P58"/>
      <text:p text:style-name="P277">¿Desentrecomillado?</text:p>
      <text:p text:style-name="P145"><text:s/><text:tab/><text:span text:style-name="T624">Cualquiera que lea literatura filosófica hoy en día </text:span><text:span text:style-name="T380">—</text:span><text:span text:style-name="T624">especialmente la literatura en pro y en contra del “realismo científico”</text:span><text:span text:style-name="T380">— debe saber que muchos pensadores sostienen que los problemas relativos a la referencia y a la verdad han sido resueltos por una teoría llamada “teoría de la verdad como desentrecomillado”. <text:s/>… afirmaciones: 1) la teoría de la verdad como desentrecomillado es antirrealista, 2) la teoría de la verdad como desentrecomillado es una alternativa —para la teoría clásica de la verdad como correspondencia, 3) la teoría de la verdad como desentrecomillado es en efecto, la alternativa para la teoría de la verdad como correspondencia pero no es incompatible con el realismo [como se afirma en 1] y 4) lejos de ser incompatible con la teoría de la verdad como desentrecomillado <text:s/>en una reconstrucción racional de la teoría de la correspondencia. <text:s/>… están pensando en Tarski, el mismo Tarski denominó “la concepción semántica de la verdad”), que también han defendido Carnap y Quine. </text:span><text:span text:style-name="T505">Tarski dijo en varias ocasiones</text:span><text:span text:style-name="T380">, que esta teoría recoge lo que hay de correcto en la teoría de la correspondencia [de ahí la afirmación) 4)</text:span><text:span text:style-name="T415">]</text:span><text:span text:style-name="T380"> y</text:span><text:span text:style-name="T505"> que la concepción semántica de la verdad es neutral con respecto a la polémica realismo-antirrealismo. </text:span></text:p>
      <text:p text:style-name="P348"/>
      <text:p text:style-name="P495"><text:span text:style-name="T473">P</text:span><text:span text:style-name="T474">UTNAM, H. </text:span><text:span text:style-name="T473">(</text:span><text:span text:style-name="T381">1990:</text:span><text:span text:style-name="T489">103-</text:span><text:span text:style-name="T496">104</text:span><text:span text:style-name="T473">). </text:span><text:span text:style-name="T423">Representación y realidad</text:span><text:span text:style-name="T381">.</text:span></text:p>
      <text:p text:style-name="P373"/>
      <text:p text:style-name="P162"><text:span text:style-name="T374">Por otra parte, hay personas que parecen tener en mente una teoría que se encuentra en</text:span><text:span text:style-name="T422"> </text:span><text:span text:style-name="T433">Language, Truth and Logic [Lenguaje, verdad y Lógica] de</text:span><text:span text:style-name="T422"> </text:span><text:span text:style-name="T374">Ayer —denominada “teoría de la redundancia” o “teoría de la desaparición de la verdad”— que Tarski </text:span><text:span text:style-name="T422">rechazó explícitamente</text:span><text:span text:style-name="T374">. <text:s/>Estas teorías de la verdad como desentrecomillado </text:span><text:span text:style-name="T418">s</text:span><text:span text:style-name="T374">on importantes para el tópico del </text:span><text:span text:style-name="T471">eliminacionismo</text:span><text:span text:style-name="T374"> por la siguiente razón: </text:span><text:span text:style-name="T471">si se puede explicar la referencia y la verdad sin recurrir a la psicología, entonces la verdad y la referencia no constituyen un problema para las “ciencias cognitivas</text:span><text:span text:style-name="T374">”. Si se puede explicar en términos no psicológicos, entonces abandonar la psicología popular no implica abandonar las nociones de verdad y referencia. El eliminacionismo no tiene que inmiscuirse en la lógica.</text:span></text:p>
      <text:p text:style-name="P162"><text:span text:style-name="T374"><text:tab/></text:span><text:span text:style-name="T416">Carnap había ilustrado la teoría de Tarski como un ejemplo extraordinariamente claro: un lenguaje con un número finito de oraciones… Así, si L</text:span><text:span text:style-name="T358">1</text:span><text:span text:style-name="T416">, es un lenguaje que consta solamente de las siguientes oraciones:</text:span></text:p>
      <text:p text:style-name="P162"><text:span text:style-name="T416"><text:tab/></text:span><text:span text:style-name="T434">Der Mond ist Bla</text:span><text:span text:style-name="T435">u</text:span><text:span text:style-name="T434"> (</text:span><text:span text:style-name="T416">que significa “La luna es azul”) y </text:span><text:span text:style-name="T434">Schnee ist weiss</text:span><text:span text:style-name="T416"> ((“La nieve es blanca”)</text:span></text:p>
      <text:p text:style-name="P387"/>
      <text:p text:style-name="P163"><text:span text:style-name="T374">entonces, según Carnap, se podría definir S es verdadera en L</text:span><text:span text:style-name="T357">1</text:span><text:span text:style-name="T374"> del siguiente modo:</text:span></text:p>
      <text:p text:style-name="P388"/>
      <text:p text:style-name="P163"><text:span text:style-name="T374"><text:tab/>S es verdadera en L</text:span><text:span text:style-name="T357">1</text:span><text:span text:style-name="T374"> sí y sólo si [(A= “Der Mond ist blau” </text:span><text:span text:style-name="T417">y la luna es azul) o (S= “Schnee ist weiss y la nieve es blanca)]</text:span></text:p>
      <text:p text:style-name="P387"/>
      <text:p text:style-name="P520"><text:span text:style-name="T473">P</text:span><text:span text:style-name="T474">UTNAM, H. </text:span><text:span text:style-name="T473">(</text:span><text:span text:style-name="T381">1990:</text:span><text:span text:style-name="T496">104-</text:span><text:span text:style-name="T497">105</text:span><text:span text:style-name="T473">). </text:span><text:span text:style-name="T423">Representación y realidad</text:span><text:span text:style-name="T381">.</text:span></text:p>
      <text:p text:style-name="P374"/>
      <text:p text:style-name="P164"><text:span text:style-name="T381"><text:tab/></text:span><text:span text:style-name="T374">Del mismo modo se podría definir W se refiere a x en L</text:span><text:span text:style-name="T357">1</text:span><text:span text:style-name="T374">: </text:span></text:p>
      <text:p text:style-name="P389"/>
      <text:p text:style-name="P164"><text:span text:style-name="T374"><text:tab/>W se refiere a x en L</text:span><text:span text:style-name="T357">1</text:span><text:span text:style-name="T374"> si y sólo si [(W= “Der Mond” y x= la luna) o (W= “Schnee y x= la sustancia nieve) o (W= “blau” y x es azul) o (W= “weiss” y x es blanca)]</text:span></text:p>
      <text:p text:style-name="P389"/>
      <text:p text:style-name="P164"><text:span text:style-name="T374"><text:tab/></text:span><text:span text:style-name="T471">Cuando el lenguaje tiene un número infinito de oraciones, no es posible dar la definición de verdad mediante una lista</text:span><text:span text:style-name="T374">. Sin embargo, gracias a la obra de Tarski sabemos que se puede dar una definición de este tipo. Es decir, es </text:span><text:span text:style-name="T566">posible</text:span><text:span text:style-name="T517"> definir “verdadera en alemán”, donde alemán es, digamos, una versión adecuadamente formalizada del lenguaje que hablan los alemanes, de manera tal que sea una consecuencia lógica de la definición que</text:span></text:p>
      <text:p text:style-name="P164"><text:span text:style-name="T517"><text:tab/>“</text:span><text:span text:style-name="T439">Schnee ist weiss” </text:span><text:span text:style-name="T517">es verdadera en alemán si y sólo si la nieve es blanca.</text:span></text:p>
      <text:p text:style-name="P403"/>
      <text:p text:style-name="P435"><text:span text:style-name="T576"><text:tab/></text:span><text:span text:style-name="T577">En el ejemplo simple de Carnap vimos claramente qué ocurría …: el predicado “verdadera en L</text:span><text:span text:style-name="T360">1</text:span><text:span text:style-name="T577">” fue identificado con la propiedad que tiene una oración si (caso 1) se deletrea D-e-r-espacioM-o-n-d-esppacio-i-s-t-espacio-b-l-a-u y la luna es azul <text:s/></text:span><text:span text:style-name="T578">(caso 2)</text:span><text:span text:style-name="T577">o ( si se deletrea S-c-h-n-e-eespacio-i-s-tespacio-w-e-i-s-s y la nieve es blanca. Por lo tanto, la oración que se deletrea </text:span><text:span text:style-name="T451">Schnee ist </text:span><text:span text:style-name="T577">weiss </text:span><text:span text:style-name="T578">en L</text:span><text:span text:style-name="T359">1</text:span><text:span text:style-name="T578">, si y sólo si la nieve es blanca —esto es lógicamente necesario en virtud de la definición de “verdadera en L</text:span><text:span text:style-name="T359">1</text:span><text:span text:style-name="T578">”.</text:span></text:p>
      <text:p text:style-name="P404"/>
      <text:p text:style-name="P524"><text:span text:style-name="T536">P</text:span><text:span text:style-name="T537">UTNAM, H. </text:span><text:span text:style-name="T536">(</text:span><text:span text:style-name="T519">1990:</text:span><text:span text:style-name="T544">10</text:span><text:span text:style-name="T545">5, </text:span><text:span text:style-name="T546">107, </text:span><text:span text:style-name="T547">109</text:span><text:span text:style-name="T536">). </text:span><text:span text:style-name="T441">Representación y realidad</text:span><text:span text:style-name="T519">.</text:span></text:p>
      <text:p text:style-name="P400"/>
      <text:p text:style-name="P74"><text:span text:style-name="T519"><text:s/><text:tab/></text:span><text:span text:style-name="T529">La objeción que le planteé a Carnap… es la siguiente: no es una verdad lógica que la palabra “Schnee” … es verdadera en alemán si y sólo si la nieve es blanca. Obviamente, si la historia de las lenguas indoeuropeas hubiera</text:span><text:span text:style-name="T571"> sido</text:span><text:span text:style-name="T529"> distinta, “Schnee” podría haber terminado denotando agua y, en tal caso, “Schnee ist weiss” no habría sido verdadero en alemán —aunque sería verdadero </text:span><text:span text:style-name="T534">en alemán según esta definición de “verdadero en alemán”.</text:span><text:span text:style-name="T529"> </text:span></text:p>
      <text:p text:style-name="P405"/>
      <text:p text:style-name="P165"><text:span text:style-name="T550">L</text:span><text:span text:style-name="T535">a principal finalidad de la posición semántica de Tarski </text:span><text:span text:style-name="T517">(</text:span><text:span text:style-name="T535">y de Carnap</text:span><text:span text:style-name="T517">) </text:span><text:span text:style-name="T535">es la evitar el uso de nociones universales de verdad.</text:span></text:p>
      <text:p text:style-name="P406"><text:tab/></text:p>
      <text:p text:style-name="P407"><text:tab/></text:p>
      <text:p text:style-name="P403"/>
      <text:p text:style-name="P349"/>
      <text:p text:style-name="P495"><text:span text:style-name="T139">P</text:span><text:span text:style-name="T138">UTNAM, H. </text:span><text:span text:style-name="T139">(</text:span><text:span text:style-name="T269">1990:</text:span><text:span text:style-name="T204">109-</text:span><text:span text:style-name="T226">110</text:span><text:span text:style-name="T269">)</text:span><text:span text:style-name="T139">. </text:span><text:span text:style-name="T53">Representación y realidad</text:span><text:span text:style-name="T269">.</text:span></text:p>
      <text:p text:style-name="P55"/>
      <text:p text:style-name="P278">La “concepción semántica” de la verdad</text:p>
      <text:p text:style-name="P130"><text:tab/><text:span text:style-name="T625">Una solución alternativa sería abandonar la convicción de que la concepción semántica capta nuestras intuiciones semánticas sobre la verdad y la referencia … aun cuando la concepción semántica tiene la consecuencia antiintuitiva de que resulta una verdad lógica que “S</text:span><text:span text:style-name="T830">c</text:span><text:span text:style-name="T625">hnee </text:span><text:span text:style-name="T67">its weiss” <text:s/></text:span><text:span text:style-name="T625">es verdadera en alemán si y sólo si la nieve es blanca </text:span><text:span text:style-name="T160">cabría argumentar que las definiciones de este tipo nos proporcionan nociones de verdad y referencia extensionalmente correctas y que esto constituye una razón verdadera para sentirnos satisfechos. </text:span></text:p>
      <text:p text:style-name="P166"><text:tab/><text:span text:style-name="T530">Pero esto es muy distinto que afirmar que nuestra noción intuitiva de verdad ha sido analizada. </text:span><text:span text:style-name="T547">Lo extraño de estas definiciones tarskianas de la verdad es que no tienen en cuenta muchos factores que son, obviamente, relevantes para el significado de una oración (</text:span><text:span text:style-name="T530">y en consecuencia, para determinar si es verdadera o falsa): en qué circunstancia se <text:s/></text:span><text:span text:style-name="T570">considera</text:span><text:span text:style-name="T530"> </text:span><text:span text:style-name="T531">correcto afirmar la oración, qué induce normalmente a los expertos y/o hablantes comunes a expresar una oración, cómo se incorporó la oración al lenguaje, cómo adquiere habitualmente un hablante el uso de esas palabras, etcétera. <text:s/>Si aceptamos las definiciones de Carnap de la verdad en L</text:span><text:span text:style-name="T361">1</text:span><text:span text:style-name="T531"> que una palabra se refiera a una entidad en L</text:span><text:span text:style-name="T361">1</text:span><text:span text:style-name="T531"> y que una oración sea verdadera en L</text:span><text:span text:style-name="T361">1</text:span><text:span text:style-name="T531">, dependen de cómo son las cosas (de si la luna es azul o no y de si la nieve es blanca o no) y de cómo se deletrea la oración en cuestión, pero no del significado de la oración.</text:span></text:p>
      <text:p text:style-name="P408"/>
      <text:p text:style-name="P521"><text:span text:style-name="T536">P</text:span><text:span text:style-name="T537">UTNAM, H. </text:span><text:span text:style-name="T536">(</text:span><text:span text:style-name="T519">1990:</text:span><text:span text:style-name="T548">110</text:span><text:span text:style-name="T519">)</text:span><text:span text:style-name="T536">. </text:span><text:span text:style-name="T441">Representación y realidad</text:span><text:span text:style-name="T519">.</text:span></text:p>
      <text:p text:style-name="P399"/>
      <text:p text:style-name="P75"><text:span text:style-name="T519"><text:tab/></text:span><text:span text:style-name="T551">Donald Davidson ha dicho que la teoría de Tarski hace que la verdad sea relativa al lenguaje</text:span><text:span text:style-name="T532">, pues reemplaza la noción “universal” e intuitiva de verdad por una serie infinita de nociones: “verdadera en L</text:span><text:span text:style-name="T362">1</text:span><text:span text:style-name="T532">”, “verdadera en L</text:span><text:span text:style-name="T362">2</text:span><text:span text:style-name="T532">” … Pero esto no es lo mismo que </text:span><text:span text:style-name="T446">representar el modo en que la verdad depende del lenguaje</text:span><text:span text:style-name="T532"> (i.e. de los significados de las palabras). En efecto, el término “L</text:span><text:span text:style-name="T362">17</text:span><text:span text:style-name="T532">”, por ejemplo, </text:span><text:span text:style-name="T533">que denota que el lenguaje correspondiente, no aparece en el predicado de verdad. </text:span><text:span text:style-name="T549">Es sólo el hábito de abreviar el predicado de verdad con una expresión que contiene el nombre del lenguaje lo que nos lleva a pensar que la relatividad de la noción de verdad respecto del lenguaje se halla reflejada de algún modo en la definición de verdad. Pero si observamos la versión completa de la definición, se descubre que esto es pura ilusión</text:span><text:span text:style-name="T533">.</text:span></text:p>
      <text:p text:style-name="P130"/>
      <text:p text:style-name="P522"><text:span text:style-name="T139">P</text:span><text:span text:style-name="T138">UTNAM, H. </text:span><text:span text:style-name="T139">(</text:span><text:span text:style-name="T269">1990:</text:span><text:span text:style-name="T204">1</text:span><text:span text:style-name="T227">11</text:span><text:span text:style-name="T269">)</text:span><text:span text:style-name="T139">. </text:span><text:span text:style-name="T53">Representación y realidad</text:span><text:span text:style-name="T269">.</text:span></text:p>
      <text:p text:style-name="P76"><text:tab/><text:span text:style-name="T227">Desentrecomillado y desaparición</text:span></text:p>
      <text:p text:style-name="P76"><text:span text:style-name="T831"><text:tab/>En las definiciones de verdad de Carnap y Tarski no se usan nociones semánticas. Sin embargo, para decidir cuándo es correcta una definición de verdad, sí se utiliza una noción semántica: la noción de traducción… Carnap nos dijo qué significaban las oraciones de L</text:span><text:span text:style-name="T363">1</text:span><text:span text:style-name="T831">; es decir, las </text:span><text:span text:style-name="T86">t</text:span><text:span text:style-name="T831">radujo al lenguaje natural.</text:span></text:p>
      <text:p text:style-name="P76">… <text:span text:style-name="T832">Carnap se apoyaba aquí en un “criterio de adecuación” propuesto por Tarski: dado un lenguaje formalizado L, una definición de “verdadera en L” es “adecuada” si y sólo si todas las oraciones de la siguiente forma son demostrables en el metalenguaje en el que se construye la definición de “verdadera en L”: </text:span></text:p>
      <text:p text:style-name="P76"><text:tab/>“<text:span text:style-name="T832">S” es verdadera en L si y sólo si T </text:span><text:span text:style-name="T856">(</text:span><text:span text:style-name="T832">donde S es cualquier oración del lenguaje objeto y T es su <text:tab/>traducción al metalenguaje).</text:span></text:p>
      <text:p text:style-name="P498"><text:span text:style-name="T139">P</text:span><text:span text:style-name="T138">UTNAM, H. </text:span><text:span text:style-name="T139">(</text:span><text:span text:style-name="T269">1990:</text:span><text:span text:style-name="T204">114-115</text:span><text:span text:style-name="T139">). </text:span><text:span text:style-name="T53">Representación y realidad</text:span><text:span text:style-name="T269">.</text:span></text:p>
      <text:p text:style-name="P148"/>
      <text:p text:style-name="P148">Para Rorty, “es verdadera” es tan sólo una suerte de “cumplido” que hacemos a las oraciones con las cuales estamos de acurdo. Las propiedades esenciales que queremos que tengan nuestras oraciones son 1) que sean “correctas” según las pautas de nuestros pares culturales (ésta es la propiedad que nos interesa en el discurso “normal”) y 2) que nos permitan “proceder con éxito”. Sin embargo, Rorty no es eliminacionista. No hay razones para pensar que las actitudes proposicionales no pueden ser “correctas según las pautas de nuestros pares culturales”, y a menudo nos ayudan a “proceder con éxito”. El relativismo cultural de Rorty se opone a la tendencia dentro del “realismo científico” que sostiene que sólo la ciencia nos <text:span text:style-name="T666">dice</text:span> qué es lo que es “verdaderamente” existe; más aun, se opone a la idea misma de que exista algo “verdaderamente”.</text:p>
      <text:p text:style-name="P148"/>
      <text:p text:style-name="P130"/>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499"><text:span text:style-name="T139">P</text:span><text:span text:style-name="T138">UTNAM, H. </text:span><text:span text:style-name="T139">(</text:span><text:span text:style-name="T269">1990:</text:span><text:span text:style-name="T204">115</text:span><text:span text:style-name="T139">). </text:span><text:span text:style-name="T53">Representación y realidad</text:span><text:span text:style-name="T269">.</text:span></text:p>
      <text:p text:style-name="P149"/>
      <text:p text:style-name="P149"><text:tab/>Una sugerencia que se ajusta al espíritu del “realismo científico” es la siguiente: el realista que acepta la teoría de la verdad como desentrecomillado no necesita abandonar la idea de que las palabras y las oraciones se relacionan con las cosas y los acontecimientos en el mundo. Cuando un amigo me dice “Voy a comprar un auto, por ejemplo, interpreto la expresión como un signo de que, probablemente, algo va a suceder. ¿Queremos acaso que las expresiones sean <text:span text:style-name="T52">indicadores</text:span> <text:span text:style-name="T52">confiables</text:span> de distintos acontecimientos y estados de cosas y no que sean “verdaderas”? (Obviamente, si una expresión posee la propiedad de que queremos que tengan las expresiones satisfactorias, entonces diremos que es “verdadera”. <text:s/><text:span text:style-name="T137">Esto explicaría nuestra tendencia a confundir con “verdad” cualquier propiedad normativa a la que aspiramos cuando realizamos actos de habla como describir</text:span>; <text:span text:style-name="T137">de ahí nuestra tendencia a creer que la verdad debe ser una propiedad normativa</text:span> … nos damos cuenta de que la propiedad normativa que queremos que tengan las expresiones no es “idéntica” a la verdad, y entonces la verdad comienza a parecer “misteriosa”. <text:span text:style-name="T137">Algo así sostiene la teoría de la desaparición de la verdad</text:span><text:span text:style-name="T626">)</text:span>.</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text:soft-page-break/></text:p>
      <text:p text:style-name="P339"><text:span text:style-name="T132">P</text:span><text:span text:style-name="T133">UTNAM, H</text:span><text:span text:style-name="T135">.</text:span><text:span text:style-name="T145"> </text:span><text:span text:style-name="T313">(1990:</text:span><text:span text:style-name="T204">116</text:span><text:span text:style-name="T313">). </text:span><text:span text:style-name="T59">Representación Y Realidad. Un Balance Crítico Del Funcionalismo. </text:span><text:span text:style-name="T130">Barcelona: Gedisa</text:span></text:p>
      <text:p text:style-name="P10"/>
      <text:p text:style-name="P344"><text:span text:style-name="T126">Siguiendo los argumentos de Hartry Field dice que “verdad” no es el nombre de una propiedad … El problemas que enfrenta el realista científico es la filosofía de la mente es éste: si abandona la idea de que la verdad es una propiedad, corre el riesgo de tener que abandonar también el realismo. <text:s/>… si el real</text:span><text:span text:style-name="T127">i</text:span><text:span text:style-name="T126">sta científico defiende su realismo en forma tradicional (“teoría de la verdad como correspondencia”, etc.), se expone a la acusación de no haber eliminado lo intencional, pues la referencia es una noción intencional paradigmática.</text:span><text:span text:style-name="T127"> Rechazar las actitudes proposicionales por el hecho de que no pueden ser reducidas a propiedades físico-computacionales y, al mismo tiempo, conservar la relación de <text:s/>“referencia” … es inconsistente.</text:span></text:p>
      <text:p text:style-name="P11"/>
      <text:p text:style-name="P535"><text:span text:style-name="T132">P</text:span><text:span text:style-name="T133">UTNAM, H</text:span><text:span text:style-name="T130">(1990:</text:span><text:span text:style-name="T131">116-117</text:span><text:span text:style-name="T130">). </text:span><text:span text:style-name="T59">Representación Y Realidad. </text:span></text:p>
      <text:p text:style-name="P13"/>
      <text:p text:style-name="P13"/>
      <text:p text:style-name="P13"><text:tab/>Quedan abiertas dos posibilidades. El realista científico puede abandonar su eliminacionismo y tratar de desarrollar una definición de referencia y/o de las actitudes proposicionales en términos físicos <text:span text:style-name="T52">cum computacionales ...</text:span>O bien, puede conservar su eliminacionismo y tratar de superar las dificultades que señaló Field. En este caso, no puede simplemente alegar que las actitudes <text:span text:style-name="T627">proposicio</text:span><text:span text:style-name="T686">nales</text:span><text:span text:style-name="T666"> pertenecen</text:span> a la psicología popular y que, por consiguiente, deben ser rechazadas. Esta posición puramente negativa no es suficiente. Debe emprender un programa <text:span text:style-name="T52">positivo</text:span>: desarrollar lo que Churchland llamó “un concepto sucesor de la noción de verdad” y demostrar que podemos explicar nuestra práctica lingüística y científica … en términos de este concepto sucesor. <text:s/>… <text:span text:style-name="T627">mientras este programa sea solamente un vago proyecto de algunos realistas científicos,</text:span><text:span text:style-name="T137"> </text:span><text:span text:style-name="T161">no creo que tenga más éxito que el programa mentalista o el programa funcionalista</text:span><text:span text:style-name="T627">.</text:span></text:p>
      <text:p text:style-name="P440">PUTNAM, H. <text:span text:style-name="T1">(1990:</text:span><text:span text:style-name="T812">117</text:span><text:span text:style-name="T1">). </text:span><text:span text:style-name="T37">Representación y realidad. Un balance crítico del funcionalismo. </text:span><text:span text:style-name="T126">Barcelona: Gedisa</text:span></text:p>
      <text:p text:style-name="P8"/>
      <text:p text:style-name="P9"/>
      <text:p text:style-name="P7">En mi opinión, lo que tenemos que abandonar es la exigencia de que todas las nociones que nos parecen importantes sean reducibles al vocabulario y al aparato conceptual de las ciencias exactas. <text:span text:style-name="T137">Creo que el reduccionismo es el que está en problemas y no el funcionalismo</text:span>.</text:p>
      <text:p text:style-name="P10"/>
      <text:p text:style-name="P453"><text:span text:style-name="T251">P</text:span><text:span text:style-name="T244">UTNAM, H</text:span><text:span text:style-name="T145"> </text:span><text:span text:style-name="T313">(1990:</text:span><text:span text:style-name="T205">119</text:span><text:span text:style-name="T313">). </text:span><text:span text:style-name="T59">Representación </text:span><text:span text:style-name="T68">y r</text:span><text:span text:style-name="T59">ealidad. </text:span></text:p>
      <text:p text:style-name="P313">Por qué el funcionalismo no funcionó</text:p>
      <text:p text:style-name="P14"/>
      <text:p text:style-name="P14"><text:tab/>Hace muchos años publiqué una serie de ensayos en los que proponía un modelo de la mente que luego se difundió ampliamente <text:span text:style-name="T628">con el nombre de “funcionalismo”. De acuerdo con este modelo, los estados psicológicos (“creer que p”, “desear que p”, “considerar que p”, etc.) son meros “estados computacionales” del cerebro … Nuestra psicología debe ser descrita como el software de este ordenador (su “organización funcional”).</text:span></text:p>
      <text:p text:style-name="P14"><text:tab/><text:span text:style-name="T628">Según la versión del funcionalismo que propuse originalmente, los estados mentales pueden ser definidos en términos de una máquina de Turing y de almacenamiento de memoria … Más tarde rechacé esta concepción debido a que … no proporcionaba una clara representación de la psicología de los seres humanos y de los animales. … los modelos computacionales de la mente/cerebro no son suficientes para la </text:span><text:span text:style-name="T68">psicología cognitiva</text:span><text:span text:style-name="T628">. <text:s/></text:span><text:span text:style-name="T162">No podemos individualizar los conceptos y las creencias sin hacer referencia al </text:span><text:span text:style-name="T109">entorno</text:span><text:span text:style-name="T162">.</text:span><text:span text:style-name="T628"> </text:span><text:span text:style-name="T162"><text:s/>Los significados no están “en la cabeza”.</text:span></text:p>
      <text:p text:style-name="P16"/>
      <text:p text:style-name="P453"><text:span text:style-name="T251">P</text:span><text:span text:style-name="T244">UTNAM, H.</text:span><text:span text:style-name="T145"> </text:span><text:span text:style-name="T313">(1990:</text:span><text:span text:style-name="T205">120</text:span><text:span text:style-name="T313">). </text:span><text:span text:style-name="T59">Representación </text:span><text:span text:style-name="T68">y r</text:span><text:span text:style-name="T59">ealidad. </text:span></text:p>
      <text:p text:style-name="P15"/>
      <text:p text:style-name="P15"><text:tab/>El resultado de nuestra discusión es que las actitudes proposicionales, como las llaman los filósofos <text:span text:style-name="T374">—</text:span><text:span text:style-name="T305">es decir, cosas tales como </text:span><text:span text:style-name="T121">creer que la nieve es blanca y estar seguro de que el gato está sobre el felpudo</text:span><text:span text:style-name="T422">—</text:span><text:span text:style-name="T121"> </text:span><text:span text:style-name="T305">no son “estados” del cerebro humano y del sistema nervioso aislados del entorno social y no humano. </text:span><text:span text:style-name="T121">A fortriori</text:span><text:span text:style-name="T305">, no son “estados funcionales”, o sea estados definibles en términos de parámetros que forman parte de una descripción del </text:span><text:span text:style-name="T121">software</text:span><text:span text:style-name="T305"> del organismo. </text:span><text:span text:style-name="T252"><text:s/>El funcionalismo, entendido como la tesis de que las actitudes proposicionales son meros estados computacionales del cerebro, no puede ser correcto</text:span><text:span text:style-name="T305">. </text:span></text:p>
      <text:p text:style-name="P170"><text:tab/>… uno de los modos de salvar esta objeción, consiste en decir lo siguiente: “De acuerdo, pero hay un componente del significado, llámese ‘contenido’, y un componente ‘análogo’ de las actitudes <text:s/>proposicionales que sí están ‘en la cabeza’, y ese componente podría ser un estado computacional del cerebro en caso de cada ‘significado’ y ‘cada actitud proposicional’”. Por cierto, para creer que hay un gato en el felpudo debemos hallarnos en el estado apropiado , en un estado computacional apropiado, etc. , pero no es necesario estar en un estado físico o en un estado computacional para creer que hay un gato en el felpudo. </text:p>
      <text:p text:style-name="P170"/>
      <text:p text:style-name="P453"><text:span text:style-name="T251">P</text:span><text:span text:style-name="T244">UTNAM, H.</text:span><text:span text:style-name="T253"> </text:span><text:span text:style-name="T307">(1990:</text:span><text:span text:style-name="T259">120-121</text:span><text:span text:style-name="T307">). </text:span><text:span text:style-name="T122">Representación </text:span><text:span text:style-name="T123">y r</text:span><text:span text:style-name="T122">ealidad</text:span><text:span text:style-name="T307">.</text:span><text:span text:style-name="T122"> </text:span></text:p>
      <text:p text:style-name="P199"/>
      <text:p text:style-name="P17"><text:span text:style-name="T305">En el plano de la fenomenología natural, es innegable que nos percibimos mutuamente como “pensando en que el tiempo está húmedo”, “creyendo que perderá el tren”, etc. Estos son estados fenomenológicamente </text:span><text:span text:style-name="T121">reales</text:span><text:span text:style-name="T305">. Pero cuando nos preguntamos si un hablante del thai que cree que un </text:span><text:span text:style-name="T121">meew</text:span><text:span text:style-name="T305"> está en el felpudo se encuentra en el mismo “</text:span><text:span text:style-name="T121">estado psicológico”</text:span><text:span text:style-name="T305"> que un hispanoparlante que cree que un gato está en el felpudo, </text:span><text:span text:style-name="T687">abandonamos</text:span><text:span text:style-name="T305"> la fenomenología natural y comenzamos a ba</text:span><text:span text:style-name="T308">l</text:span><text:span text:style-name="T305">bucear nuestra “teoría favorita”. La razón de ello, creo, es que buscamos en el lugar equivocado. En vez de pensar que las actitudes proposicionales tienen una realidad fenomenológica que surge de la posibilidad de preguntarnos si comprendimos correctamente un texto o una persona, buscamos una reducción de las actitudes proposicionales a algo más “básico” </text:span><text:span text:style-name="T308">en nuestro sistema de metafísica científica. </text:span><text:span text:style-name="T254">Buscamos algo definible en términos no intencionales a algo a partir de lo que podemos construir un modelo, algo que </text:span><text:span text:style-name="T118">explique</text:span><text:span text:style-name="T254"> la intencionalidad</text:span><text:span text:style-name="T308">. </text:span><text:span text:style-name="T254">Y esto </text:span><text:span text:style-name="T475">—</text:span><text:span text:style-name="T254">el “proceso mental”</text:span><text:span text:style-name="T475">—</text:span><text:span text:style-name="T254"> es precisamente lo que no existe.</text:span></text:p>
      <text:p text:style-name="P171"/>
      <text:p text:style-name="P453"><text:span text:style-name="T251">P</text:span><text:span text:style-name="T244">UTNAM, H</text:span><text:span text:style-name="T119">. </text:span><text:span text:style-name="T122">(1990:</text:span><text:span text:style-name="T120">121-122</text:span><text:span text:style-name="T122">). Representación </text:span><text:span text:style-name="T123">y r</text:span><text:span text:style-name="T122">ealidad. </text:span></text:p>
      <text:p text:style-name="P18"><text:span text:style-name="T307">P. </text:span><text:span text:style-name="T305">121-122</text:span></text:p>
      <text:p text:style-name="P172">¿<text:span text:style-name="T137">Por qué no intentamos caracterizar la referencia, en particular, como una relación funcional entre las representaciones usadas por los organismos y las cosas que están dentro o fuera de esos organismos</text:span>? <text:s/>Quizá tengamos que utilizar nociones computacionales y físico-químicas para definir la referencia, pero el punto es que se podría, en cierto modo, aceptar la cadena de argumentos que enlazan el significado con la referencia y la referencia con las entidades (expe<text:span text:style-name="T703">r</text:span>tos y paradigmas) que están “fuera de la cabeza” del hablante individual, sin admitir que lo intencional no pueda ser reducido a lo no intencional.</text:p>
      <text:p text:style-name="P19"><text:span text:style-name="T305"><text:tab/></text:span><text:span text:style-name="T309">A <text:s/>propósito de esto, cabe señalar que los argumentos a los que acabo de referirme </text:span><text:span text:style-name="T255">se oponen a la pretensión de ubicar el significado y la referencia dentro de la cabeza</text:span><text:span text:style-name="T309">. Son argumentos en contra del solipsismo metodológico. <text:s/>Pero, </text:span><text:span text:style-name="T688">después de todo</text:span><text:span text:style-name="T309"> se puede ser reduccionista sin ser solipsista metodológico Quizá tengamos que hablar de propiedades funcionales (y parcialmente funcionales) de organismos </text:span><text:span text:style-name="T124">cum</text:span><text:span text:style-name="T309"> entornos y no solamente de propiedades funcionales de cerebros individuales. </text:span><text:span text:style-name="T255">Pero el funcionalismo aún no está refutado</text:span><text:span text:style-name="T309">.</text:span></text:p>
      <text:p text:style-name="P173"><text:s/></text:p>
      <text:p text:style-name="P453"><text:span text:style-name="T251">P</text:span><text:span text:style-name="T244">UTNAM, H</text:span><text:span text:style-name="T253">. </text:span><text:span text:style-name="T307">(1990:</text:span><text:span text:style-name="T261">122</text:span><text:span text:style-name="T307">). </text:span><text:span text:style-name="T122">Representación </text:span><text:span text:style-name="T123">y r</text:span><text:span text:style-name="T122">ealidad. </text:span></text:p>
      <text:p text:style-name="P200"/>
      <text:p text:style-name="P20"><text:span text:style-name="T305"><text:tab/>Este punto de vista sería razonable si mi objeción al funcionalismo se basara únicamente en el hecho de que la determinación del significado depende en parte del entorno social y en parte de la naturaleza de las cosas externas. … </text:span><text:span text:style-name="T252">El significado y la referencia dependen de lo que denominé “descontar las diferencias de creencia</text:span><text:span text:style-name="T305">”. Los funcionalistas como David Lewis o yo mismo sabemos </text:span><text:span text:style-name="T310">que l</text:span><text:span text:style-name="T256">a atribución de significado</text:span><text:span text:style-name="T310"> a las “representaciones” de una persona, </text:span><text:span text:style-name="T256">la interpretación del lenguaje</text:span><text:span text:style-name="T310"> (o signos del pensamiento) de una persona, </text:span><text:span text:style-name="T256">deben realizarse juntamente con la atribución de creencias y deseos a la persona interpretada</text:span><text:span text:style-name="T310">. Pero, en la práctica, dicha atribución no puede hacer jamás que los deseos y creencias del otro resulten idénticos a los nuestros. Cuando es lícito considerar que dos palabras son sinónimos …. depende de nuestros criterios de “razonabilidad”.</text:span></text:p>
      <text:p text:style-name="P174"/>
      <text:p text:style-name="P453"><text:span text:style-name="T251">P</text:span><text:span text:style-name="T244">UTNAM, H</text:span><text:span text:style-name="T253">. </text:span><text:span text:style-name="T307">(1990:</text:span><text:span text:style-name="T260">122-123</text:span><text:span text:style-name="T307">). </text:span><text:span text:style-name="T122">Representación </text:span><text:span text:style-name="T123">y r</text:span><text:span text:style-name="T122">ealidad</text:span><text:span text:style-name="T307">.</text:span><text:span text:style-name="T122"> </text:span></text:p>
      <text:p text:style-name="P303"/>
      <text:p text:style-name="P21"><text:span text:style-name="T305"><text:tab/></text:span><text:span text:style-name="T252">Una definición funcionalista de la sinonimia y la correferencialidad formalizaría</text:span><text:span text:style-name="T305"> (y, probablemente, “</text:span><text:span text:style-name="T687">reconstruiría</text:span><text:span text:style-name="T305"> racionalmente”) </text:span><text:span text:style-name="T252">e</text:span><text:span text:style-name="T117">stos criterios intuitivos de razonabilidad</text:span><text:span text:style-name="T305">. Y esto no es más fácil que examinar la naturaleza humana </text:span><text:span text:style-name="T121"><text:s/>in toto</text:span><text:span text:style-name="T305">. </text:span><text:span text:style-name="T252">La idea de construir tal definición de sinonimia o correferencialidad es totalmente utópica.</text:span><text:span text:style-name="T305"> </text:span></text:p>
      <text:p text:style-name="P21"><text:span text:style-name="T305"><text:tab/></text:span><text:span text:style-name="T312">Para comprender cuán difícil es discernir que dos expresiones no son sinónimos, cabe señalar … <text:s/>cuando decimos, por ejemplo, que “gato” en castellano y “</text:span><text:span text:style-name="T125">meew” en thai </text:span><text:span text:style-name="T312">o “</text:span><text:span text:style-name="T125">gorbeh”</text:span><text:span text:style-name="T312"> en persa son sinónimos </text:span><text:span text:style-name="T382">—</text:span><text:span text:style-name="T312">estamos haciendo una <text:s/></text:span><text:span text:style-name="T125">proyección sobre proyecciones,</text:span><text:span text:style-name="T312"> pues no sólo descontamos las diferencias entre “gatos comunes” y “gatos siameses” o “gatos persas” al clasificarlos a todos simplemente como “gatos”, sino que inferimos de su conducta verbal que el hombre tailandés o iraní consideran nuestros “gatos comunes” como “</text:span><text:span text:style-name="T125">meew” <text:s/>respectivamente (pero no como “meew común” </text:span><text:span text:style-name="T312">o “gorbeh común”). Las dificultades son, en efecto, tan grandes, y tan numerosos los casos controvertibles, que algunos</text:span><text:span text:style-name="T311"> filósofos (especialmente </text:span><text:span text:style-name="T257">Quine) han propuesto eliminar la noción de significado, </text:span><text:span text:style-name="T258">p</text:span><text:span text:style-name="T257">or lo menos en ciencia, y hablar sólo de referencia</text:span><text:span text:style-name="T311">. Pero es imposible soslayar las decisiones sobre l</text:span><text:span text:style-name="T257">a identidad de referencia</text:span><text:span text:style-name="T311"> que, como las decisiones acerca de la sinonimia, implican </text:span><text:span text:style-name="T257">descontar las diferencias de creencia</text:span><text:span text:style-name="T311"> (y Quine no lo logra).</text:span></text:p>
      <text:p text:style-name="P302"/>
      <text:p text:style-name="P525"><text:span text:style-name="T251">P</text:span><text:span text:style-name="T244">UTNAM, H</text:span><text:span text:style-name="T145">. </text:span><text:span text:style-name="T313">(1990:</text:span><text:span text:style-name="T206">124-125</text:span><text:span text:style-name="T313">). </text:span><text:span text:style-name="T59">Representación </text:span><text:span text:style-name="T68">y r</text:span><text:span text:style-name="T59">ealidad</text:span><text:span text:style-name="T313">.</text:span><text:span text:style-name="T59"> </text:span></text:p>
      <text:p text:style-name="P175"/>
      <text:p text:style-name="P175"><text:tab/>Cuando hablo de “definir” la referencia y las distintas actitudes proposicionales no estoy pensando, obviamente, en una definición “analítica” que analice el “concepto” o el “significado” de las expresiones “se refiere a”, “cree”, “desea”, etc. Ya nadie cree en los predicados semánticos y de actitudes proposicionales son semántica o conceptualmente reducibles a predicados fisicalistas (o computacionales). La cuestión que se plantea es si estas propiedades y relaciones semánticas de actitudes proposicionales son “reducibles” a propiedades y relaciones físicas cum computacionales, del mismo modo que la temperatura de un gas … <text:s/><text:span text:style-name="T689">una correlación</text:span><text:span text:style-name="T629"> “semejante a una ley” (donde una magnitud es función de otra magnitud) y una reducción (donde la temperatura es energía cinética molecular media).</text:span></text:p>
      <text:p text:style-name="P175"/>
      <text:p text:style-name="P525"><text:span text:style-name="T251">P</text:span><text:span text:style-name="T244">UTNAM, H</text:span><text:span text:style-name="T145">. </text:span><text:span text:style-name="T313">(1990:</text:span><text:span text:style-name="T206">125</text:span><text:span text:style-name="T313">). </text:span><text:span text:style-name="T59">Representación </text:span><text:span text:style-name="T68">y r</text:span><text:span text:style-name="T59">ealidad</text:span><text:span text:style-name="T313">.</text:span><text:span text:style-name="T59"> </text:span></text:p>
      <text:p text:style-name="P177"><text:tab/>Aplicadas a nuestro caso, estas condiciones dicen que nos está prohibido afirmar, por ejemplo, que la <text:span text:style-name="T52">referencia</text:span> ha sido reducida a alguna relación físico-computacional R (definida sobre organismos <text:span text:style-name="T52">cum</text:span> entornos) a menos que: <text:span text:style-name="T137">a)</text:span> la referencia sea coextensiva con R en todos los sistemas físicamente posibles (coextensiva para todos los organismos y entornos físicamente posibles donde los <text:s/>organismos tienen la capacidad de usar un lenguaje, hacer referencia, etc., en esos entornos); <text:span text:style-name="T137">b)</text:span> R obedece (aproximadamente) las “leyes” que la referencia obedece según la concepción intuitiva o antropológica de la referencia y <text:span text:style-name="T137">c)</text:span> la presencia de R explica los efectos (si existen) que explica la noción intuitiva o antropológica de referencia. <text:s/>…</text:p>
      <text:p text:style-name="P177"><text:tab/>Si sólo pedimos que se satisfaga la condición a), <text:s/>entonces la prueba de que existe tal relación R es trivial. <text:span text:style-name="T630">En efecto, para cada situación en la que algún organismo hace referencia, hay por lo menos una propiedad física y/o computacional que describe </text:span><text:span text:style-name="T163">unívocamente</text:span><text:span text:style-name="T630"> esa situación. Si aceptamos que la disyunción de propiedades físico computacionales es una propiedad físico-computacional, aunque la disyunción sea infinita, entonces (</text:span><text:span text:style-name="T163">si fuéramos omniscientes</text:span><text:span text:style-name="T630">) podríamos seleccionar todas las situaciones en las que los organismos físicamente posibles hacen referencia, seleccionar una propiedad física y/o computacional que caracterice unívocamente cada una de las situaciones que hemos seleccionado y luego formar la disyunción infinita de esas propiedades, </text:span><text:span text:style-name="T163">agregando cláusulas que especifiquen qué parte de la situación que posee la propiedad es la expresión que hace referencia y qué parte es el objeto o la clase de objetos referidos </text:span></text:p>
      <text:p text:style-name="P525"><text:span text:style-name="T251">P</text:span><text:span text:style-name="T244">UTNAM, H</text:span><text:span text:style-name="T145">. (</text:span><text:span text:style-name="T313">1990:</text:span><text:span text:style-name="T206">126-127</text:span><text:span text:style-name="T145">). </text:span><text:span text:style-name="T59">Representación </text:span><text:span text:style-name="T68">y r</text:span><text:span text:style-name="T59">ealidad</text:span><text:span text:style-name="T145">.</text:span><text:span text:style-name="T110"> </text:span></text:p>
      <text:p text:style-name="P178"/>
      <text:p text:style-name="P176"><text:tab/><text:span text:style-name="T631">Esto no es una verdadera reducción de la relación de referencia en términos físico-computacionales, sino una mera lista de todos los casos en los cuales una instancia físicamente posible se refiere a un objeto o a una clase de objetos físicamente posibles. Una “relación” como la que se encuentra a la derecha de la “definición” </text:span><text:span text:style-name="T383">—</text:span><text:span text:style-name="T631">una relación caracterizada por una lista infinita que, a su vez, no está construida mediante una regla expresada en un número finito de palabras</text:span><text:span text:style-name="T383">—</text:span><text:span text:style-name="T631"> no puede aparecer en enunciados llamados “leyes”, ni tampoco en las explicaciones. <text:s/>…</text:span></text:p>
      <text:p text:style-name="P176"><text:tab/><text:span text:style-name="T690">Algunos filósofos</text:span><text:span text:style-name="T632"> sostienen que, además de la noción de posibilidad física, poseemos otra noción de posibilidad: l</text:span><text:span text:style-name="T164">a posibilidad metafísica</text:span><text:span text:style-name="T632">. <text:s/>… </text:span><text:span text:style-name="T164">y agregan que la “intensión” de la </text:span><text:span text:style-name="T116">referencia</text:span><text:span text:style-name="T164"> no queda especificada hasta tanto no especifiquemos la extensión de “se refiere a” en todos los mundos metafísicamente posibles </text:span><text:span text:style-name="T632">(y no sólo en los físicamente posibles).</text:span></text:p>
      <text:p text:style-name="P176"><text:tab/><text:span text:style-name="T632">Si adoptamos este punto de vista, la afirmación de que es posible, en principio, definir la referencia en términos físico-computacionales significa que podemos definir una relación físico-computacional … cuya extensión en cualquier mundo metafísicamente posible coincide con la extensión de “se refiere a”. </text:span></text:p>
      <text:p text:style-name="P176"/>
      <text:p text:style-name="P525"><text:span text:style-name="T145">P</text:span><text:span text:style-name="T244">UTNAM, H</text:span><text:span text:style-name="T145">. </text:span><text:span text:style-name="T313">(1990:</text:span><text:span text:style-name="T206">127-128</text:span><text:span text:style-name="T313">). </text:span><text:span text:style-name="T59">Representación </text:span><text:span text:style-name="T68">y r</text:span><text:span text:style-name="T59">ealidad</text:span><text:span text:style-name="T313">.</text:span><text:span text:style-name="T59"> </text:span></text:p>
      <text:p text:style-name="P179"/>
      <text:p text:style-name="P179">Si la noción de “posibilidad metafísica” no nos parece suficientemente fundamentada para satisfacer semejante requisito, sólo requeriremos que la extensión de un <text:span text:style-name="T104">definiens</text:span> aceptable coincida con la extensión “s<text:span text:style-name="T137">e refiere a</text:span>” en cualquier <text:span text:style-name="T633">c</text:span>ualquier mundo físicamente posible … <text:span text:style-name="T633">si no se satisface, entonces a </text:span><text:span text:style-name="T69">fortiori</text:span><text:span text:style-name="T633"> tampoco se satisfará el requisito “metafísico” más fuerte. </text:span><text:s/></text:p>
      <text:p text:style-name="P180">( … Lewis y al<text:span text:style-name="T666">guna vez Carnap</text:span>) intentaban demostrar que el lenguaje de cosas materiales era traducible al lenguaje de datos sensibles, las anteriores consideraciones no son totalmente distintas de las que se plantearon en la discusión acerca del fenomenalismo. Al principio, los feneomenalistas sostenían que los enunciados sobre cosas materiales podrían ser “traducidos” a enunciados de <text:span text:style-name="T52">longitud infinita</text:span> sobre datos sensibles; pero inmediatamente se les señaló que, a menos que la traducción fuera finita … carecía de sentido discutir cuestiones acerca de si existe o no traducción, si es correcta, si es filosóficamente esclarecedora, etc. Los antifenomenalistas decían: “<text:span text:style-name="T137">pruébenlo o cállense</text:span>”.</text:p>
      <text:p text:style-name="P525"><text:span text:style-name="T251">P</text:span><text:span text:style-name="T244">UTNAM, H</text:span><text:span text:style-name="T145">. </text:span><text:span text:style-name="T313">(1990:</text:span><text:span text:style-name="T207">128-129</text:span><text:span text:style-name="T313">). </text:span><text:span text:style-name="T59">Representación </text:span><text:span text:style-name="T68">y r</text:span><text:span text:style-name="T59">ealidad</text:span><text:span text:style-name="T313">.</text:span><text:span text:style-name="T59"> </text:span></text:p>
      <text:p text:style-name="P180"/>
      <text:p text:style-name="P180">… Reichebach, Carnap, Hempel y Sellars demostraron … que es imposible una traducción finita del lenguaje de cosas materiales al lenguaje de datos sensibles. <text:s/>… y por esta razón ya no quedan fenomenalistas en el mundo. Con el mismo espíritu, demostraré … que es imposible una definición empírica finita de las relaciones y propiedades intencionales en términos de relaciones y propiedades físico-computacionales …</text:p>
      <text:p text:style-name="P180"/>
      <text:p text:style-name="P283">Otra versión del funcionalismo: el estado computacional único</text:p>
      <text:p text:style-name="P312"><text:tab/><text:span text:style-name="T129">La versión más simple del funcionalismo que, en mi opinión, jamás ha sido defendida, sostiene que cada </text:span><text:span text:style-name="T134">actitud proposicional</text:span><text:span text:style-name="T129">, a cada emoción, etc., le corresponde un estado computacional determinado</text:span><text:span text:style-name="T126">. La identificación es independiente de la especie: </text:span><text:span text:style-name="T1">creer que la nieve es blanca</text:span><text:span text:style-name="T126"> es el mismo estado computacional para todos los organismos físicamente posibles capaces de tener esa creencia.</text:span></text:p>
      <text:p text:style-name="P181"><text:tab/>Ya hemos visto que esta versión no funciona. Pero propongo examinarla de nuevo … son estados de complejos de organismos y entornos y no solamente de organismos individuales … </text:p>
      <text:p text:style-name="P181"/>
      <text:p text:style-name="P525"><text:span text:style-name="T251">P</text:span><text:span text:style-name="T244">UTNAM, H</text:span><text:span text:style-name="T145">. </text:span><text:span text:style-name="T313">(1990:</text:span><text:span text:style-name="T207">129</text:span><text:span text:style-name="T313">). </text:span><text:span text:style-name="T59">Representación </text:span><text:span text:style-name="T68">y r</text:span><text:span text:style-name="T59">ealidad</text:span><text:span text:style-name="T313">.</text:span><text:span text:style-name="T59"> </text:span></text:p>
      <text:p text:style-name="P181"/>
      <text:p text:style-name="P181"><text:tab/>Consideremos el siguiente modelo para un hablante oyente de un lenguaje natural: el “organismo” es un sistema que procesa información (un robot, por ejemplo), que asigna, de alguna manera, “<text:span text:style-name="T137">grados de confirmación</text:span>” a los enunciados en su “lenguaje de pensamiento” y posee una “función de preferencia racional” que (junto c<text:span text:style-name="T634">on los grados de confirmación) determinan cómo actuará el sistema en una situación dada. En un modelo de este tipo se deben indicar ciertas distinciones semánticas: por ejemplo, podemos reconocer que se ha adquirido una nueva palabra por el hecho de que la “función c” del organismo (la </text:span><text:span text:style-name="T165">función que calcula los gra</text:span><text:span text:style-name="T182">d</text:span><text:span text:style-name="T165">os de confirmación</text:span><text:span text:style-name="T634">) y la </text:span><text:span text:style-name="T165">función de preferencia racional</text:span><text:span text:style-name="T634"> se han extendido</text:span><text:span text:style-name="T70"> </text:span><text:span text:style-name="T634">a un nuevo dominio de enunciados</text:span><text:span text:style-name="T70">. </text:span><text:span text:style-name="T634">Podemos reconocer que una palabra es </text:span><text:span text:style-name="T70">ambigua</text:span><text:span text:style-name="T634"> porque, en el “lenguaje del pensamiento” subyacente, está marcada con subíndices u otros artificios funcionalmente equivalentes, como, por ejemplo, “gato” (felino doméstico) y “gato</text:span><text:span text:style-name="T353">2</text:span><text:span text:style-name="T634">” (instrumento para levantar peso). </text:span></text:p>
      <text:p text:style-name="P525"><text:span text:style-name="T251">P</text:span><text:span text:style-name="T244">UTNAM, H</text:span><text:span text:style-name="T145">. </text:span><text:span text:style-name="T313">(1990:</text:span><text:span text:style-name="T833">129-</text:span><text:span text:style-name="T207">130</text:span><text:span text:style-name="T313">). </text:span><text:span text:style-name="T59">Representación </text:span><text:span text:style-name="T68">y r</text:span><text:span text:style-name="T59">ealidad</text:span><text:span text:style-name="T313">.</text:span><text:span text:style-name="T59"> </text:span></text:p>
      <text:p text:style-name="P182"/>
      <text:p text:style-name="P182"><text:tab/>Pero si todo lo que nos dan para seguir adelante es la métrica de a probabilidad subjetiva corriente (los grados de confirmación corriente), los deseos corrientes (las “utilidades” <text:span text:style-name="T666">corrientes</text:span>) y la subyacente función c merced a la cual la métrica de la probabilidad subjetiva corriente se construye sobre la base de la experiencia, entonces por los menos los dos primeros serán diferentes, aun el caso de hablantes cuyos significados consideramos que son los mismos. <text:s/>En síntesis … no habrá ninguna relación de sinonimia discernible que pueda extraerse del modelo mismo, nada que indique el hecho de que cuando yo digo “burócrata” y usted dice “burócrata”, estamos profieriendo palabras con idéntico significado.</text:p>
      <text:p text:style-name="P182"><text:tab/><text:span text:style-name="T635">El problema no desaparece aun suponiendo (como Carnap</text:span><text:span text:style-name="T834">)</text:span><text:span text:style-name="T635"> que debemos introducir información de que ciertas oraciones son caracterizadas como </text:span><text:span text:style-name="T71">analíticas</text:span><text:span text:style-name="T635"> en la descripción del lenguaje formal. <text:s/>… Por ejemplo, “los burócratas </text:span><text:span text:style-name="T834">s</text:span><text:span text:style-name="T635">on funcionarios de instituciones públicas”, a menos que disponga de un criterio de sinonimia que me indique que cuando yo digo “funcionario” y usted dice “funcionario” queremos decir lo mismo y que cuando digo “institución” y usted dice “institución” queremos decir lo mismo, no puedo concluir que “burócrata” tiene el mismo significado para ambos por el hecho de que esta oración sea </text:span><text:span text:style-name="T71">analítica</text:span><text:span text:style-name="T635"> para ambos. </text:span></text:p>
      <text:p text:style-name="P182"/>
      <text:p text:style-name="P525"><text:span text:style-name="T251">P</text:span><text:span text:style-name="T244">UTNAM, H</text:span><text:span text:style-name="T145">. </text:span><text:span text:style-name="T313">(1990:</text:span><text:span text:style-name="T207">130-1</text:span><text:span text:style-name="T212">3</text:span><text:span text:style-name="T207">1</text:span><text:span text:style-name="T313">). </text:span><text:span text:style-name="T59">Representación </text:span><text:span text:style-name="T68">y r</text:span><text:span text:style-name="T59">ealidad</text:span><text:span text:style-name="T313">.</text:span><text:span text:style-name="T59"> </text:span></text:p>
      <text:p text:style-name="P183"/>
      <text:p text:style-name="P183"><text:tab/><text:span text:style-name="T137">Si hubiera un repertorio de palabras universales y biológicamente innatas</text:span> <text:span text:style-name="T374">—</text:span>digamos, “términos observacionales”<text:span text:style-name="T374">—</text:span> en función del cual todas las palabras fueran analíticamente definibles, entonces la definición de “analiticidad” y la identificación de estos conceptos básicos lingüísticamente universales <text:span text:style-name="T137">resolverían el problema para el caso de los seres humano</text:span>s … <text:s/><text:span text:style-name="T137">pero esta clase de soluciones queda descartada en virtud del holismo del significado</text:span> … <text:span text:style-name="T636">(Además, la palabra puede tener el mismo significado aunque nuestro repertorio de oraciones “analíticas” sea diferente. Por ejemplo, para el que vive en una monarquía, la oración “las personas elegidas por el rey para </text:span><text:span text:style-name="T691">ocupar altos</text:span><text:span text:style-name="T636"> cargos son funcionarios públicos” puede formar parte de un repertorio de oraciones analíticas; en cambio, para quien está familiarizado con presidentes y no con reyes, las oraciones “analíticas” de su lenguaje sobre funcionarios públicos serán distintas; no obstante, esto no constituye diferencia alguna en el significado de “funcionario público”).</text:span></text:p>
      <text:p text:style-name="P183"/>
      <text:p text:style-name="P525"><text:span text:style-name="T251">P</text:span><text:span text:style-name="T244">UTNAM, H</text:span><text:span text:style-name="T145">. </text:span><text:span text:style-name="T313">(1990:</text:span><text:span text:style-name="T207">131-132</text:span><text:span text:style-name="T313">). </text:span><text:span text:style-name="T59">Representación </text:span><text:span text:style-name="T68">y r</text:span><text:span text:style-name="T59">ealidad</text:span><text:span text:style-name="T313">.</text:span><text:span text:style-name="T59"> </text:span></text:p>
      <text:p text:style-name="P185"/>
      <text:p text:style-name="P184">En efecto, la identidad de “<text:span text:style-name="T137">significado estimulativo</text:span>” (sustituto, para Quine, de la noción de identidad de “significado analítico” en el vocabulario observacional) no es condición necesaria para la sinonimia, ni siquiera en el caso de los términos observacionales. Puede suceder que un hablante de thai no asocie “<text:span text:style-name="T52">meew”</text:span> el mismo significado estimulativo que yo asocio con cat”, sin embargo, es razonable traducir “<text:span text:style-name="T52">meew”</text:span> como “cat” (“Elm” [“olmo] en inglés y “Ulme” en alemán seguirían siendo sinónimos aunque “Ulme” fuera un término de observación para alemanes <text:span text:style-name="T374">—todos aprendieron a distinguir olmos— y “Elm” no fuera el término de observación para los angloparlantes).</text:span></text:p>
      <text:p text:style-name="P184"><text:span text:style-name="T374">… </text:span><text:span text:style-name="T498">no hay forma de identificar un estado computacional que sea idéntico en todas las circunstancias en que dos personas cualesquiera creen que hay muchos gatos en el vecindario</text:span><text:span text:style-name="T384"> (o lo que fuere). Aunque ambas personas hablen el mismo lenguaje, </text:span><text:span text:style-name="T498">pueden tener diferentes estereotipos de gato, diferentes creencias sobre la <text:s/></text:span><text:span text:style-name="T563">naturaleza de los gatos</text:span><text:span text:style-name="T498">, etc</text:span><text:span text:style-name="T384">. (Imagínese dos egipcios de la antigüedad: uno cree que los gatos son divinos y el otro no). </text:span></text:p>
      <text:p text:style-name="P350"/>
      <text:p text:style-name="P350"/>
      <text:p text:style-name="P350"/>
      <text:p text:style-name="P525"><text:span text:style-name="T251">P</text:span><text:span text:style-name="T244">UTNAM, H</text:span><text:span text:style-name="T476">. </text:span><text:span text:style-name="T385">(1990:</text:span><text:span text:style-name="T490">132</text:span><text:span text:style-name="T385">). </text:span><text:span text:style-name="T424">Representación </text:span><text:span text:style-name="T425">y r</text:span><text:span text:style-name="T424">ealidad</text:span><text:span text:style-name="T385">.</text:span><text:span text:style-name="T424"> </text:span></text:p>
      <text:p text:style-name="P375"/>
      <text:p text:style-name="P185"><text:span text:style-name="T374">El número de neuronas de mi cerebro no es exactamente igual al número de de neuronas del cerebro de otra persona. Dicen los neurólogos que no hay dos cerebros “tejidos” del mismo modo. E</text:span><text:span text:style-name="T411">l</text:span><text:span text:style-name="T374"> “tejido” depende de la madurez del cerebro y de los estímulos del medio ambiente. No obstante, muchos pensadores piensan, siguiendo a Chomsky, que debe haber algún “modelo de competencia” del cerebro humano hacia el cual tenderían todos los cerebros humanos existentes. <text:s/>Este modelo determinaría el “espacio” de estados computacionales posibles que pueden atribuirse a los seres humanos. </text:span><text:span text:style-name="T386"><text:s/>… no hay razones para creer que el espacio de estados computacionales posibles sea el mismo o que uno de los espacios pueda ser “encajado” en el otro.</text:span></text:p>
      <text:p text:style-name="P351"><text:tab/>Considérese, por ejemplo, un componente fundamental del modelo: la “<text:span text:style-name="T137">fijación de creencias</text:span>” … queda un amplio margen de libertad para las distintas lógicas inductivas. <text:s/>… Carnap y Jeffrey introducen el concepto de “<text:span text:style-name="T137">parámetro de precaución</text:span>”, que determina cuán rápida o lentamente la lógica “aprende de la experiencia”, tomando como medida la amplitud del tamaño de una muestra … Lógicas inductivas diferentes pueden asignar diferentes parámetros de precaución. Lógicas inductivas diferentes pueden asignar también pesos diferentes a la analogía y considerar aspectos como aspectos “similares”. </text:p>
      <text:p text:style-name="P351"/>
      <text:p text:style-name="P531"><text:span text:style-name="T251">P</text:span><text:span text:style-name="T244">UTNAM, H</text:span><text:span text:style-name="T145">. </text:span><text:span text:style-name="T313">(1990:</text:span><text:span text:style-name="T207">133-</text:span><text:span text:style-name="T229">134</text:span><text:span text:style-name="T313">). </text:span><text:span text:style-name="T59">Representación </text:span><text:span text:style-name="T68">y r</text:span><text:span text:style-name="T59">ealidad</text:span><text:span text:style-name="T313">.</text:span><text:span text:style-name="T59"> </text:span></text:p>
      <text:p text:style-name="P186"/>
      <text:p text:style-name="P186"><text:tab/>En síntesis, lógicas inductivas diferentes pueden imponer diferentes “probabilidades a <text:span text:style-name="T52">priori</text:span>”. Dado que l<text:span text:style-name="T137">a necesidad de supervivencia reducirá a variabilidad</text:span>, debemos recordar que estamos hablando de todas las especies físicamente posibles en todos los entornos físicamente posibles (algunas de estas “especies” serán artefactos, como robots), es decir, de todos los modos en que la evolución (o lo que fuere) podría actuar para producir vida inteligente, que sean compatibles con leyes físicas y no solamente del modo como la evolución actúa, de hecho, en el único entorno efectivamente existente.</text:p>
      <text:p text:style-name="P187"/>
      <text:p text:style-name="P187"><text:tab/><text:span text:style-name="T666">En este punto</text:span> se hace evidente cuando abandonamos el supuesto (falso, de todos modos) de que los organismos existentes son “racionales” en el sentido que la teoría de la decisión otorga a ese término. <text:span text:style-name="T137">E</text:span><text:span text:style-name="T241">s</text:span><text:span text:style-name="T137"> bien sabido que los seres humanos no son racionales en ese sentido</text:span> y las “irracionalidades” (que pueden ser, por cierto, adaptativas) de las distintas especies sensibles físicamente posibles dependerán nuevamente de la especie particular y del entorno particular al que está adaptada esa especie …</text:p>
      <text:p text:style-name="P187"/>
      <text:p text:style-name="P525"><text:span text:style-name="T251">P</text:span><text:span text:style-name="T244">UTNAM, H</text:span><text:span text:style-name="T145">. </text:span><text:span text:style-name="T313">(1990:</text:span><text:span text:style-name="T207">134-</text:span><text:span text:style-name="T230">135</text:span><text:span text:style-name="T313">). </text:span><text:span text:style-name="T59">Representación </text:span><text:span text:style-name="T68">y r</text:span><text:span text:style-name="T59">ealidad</text:span><text:span text:style-name="T313">.</text:span><text:span text:style-name="T59"> </text:span></text:p>
      <text:p text:style-name="P308"/>
      <text:p text:style-name="P187"><text:tab/>Resumiendo, no sólo <text:span text:style-name="T137">es falso que los seres humanos están en uno y el mismo estado computacional toda vez que creen que hay muchos gatos en el vecindario</text:span> (o lo que fuere), sino que los miembros de diferentes especies físicamente posibles cuya conducta verbal en el dominio de entornos es lo suficientemente similar para permitirnos traducir algunas expresiones, como “hay muchos gatos en el vecindario” (o lo que fuere), pueden tener estados computacionales que se encuentran en un “espacio” incomparable de estados computacionales. <text:span text:style-name="T637">Aunque, en algunas situaciones, su forma de razonar sea similar a la nuestra … esto no implica que los estados o los algoritmos sean idénticos. </text:span><text:span text:style-name="T166">La idea de que existe un </text:span><text:span text:style-name="T111">único</text:span><text:span text:style-name="T166"> estado computacional en el cual </text:span><text:span text:style-name="T111">deben</text:span><text:span text:style-name="T166"> hallarse todos los seres que creen que hay muchos gatos en el vecindario (o lo que sea) es falsa</text:span><text:span text:style-name="T637">. </text:span></text:p>
      <text:p text:style-name="P188"/>
      <text:p text:style-name="P425"><text:span text:style-name="T769">Los seres</text:span><text:span text:style-name="T704"> sensibles físicamente posibles admiten demasiados “diseños”, tanto físicos como computacionales, </text:span><text:span text:style-name="T770">para que el funcionalismo</text:span><text:span text:style-name="T704"> que postula “un estado computacional para cada actitud proposicional” <text:s/>sea verdadero</text:span>.</text:p>
      <text:p text:style-name="P425">_____________</text:p>
      <text:p text:style-name="P327">[ver <text:span text:style-name="T771">Putnam 1994:41 </text:span><text:span text:style-name="T80">Cómo renovar la filosofía:</text:span><text:span text:style-name="T771"> El problema de la inducción no es en absoluto el único que plantea a todo aquel que intente simular la inteligencia humana. La inducción, y toda cognición, presupone la capacidad de reconocer semejanzas entre las cosas; pero las semejanzas no son en absoluto elementos constantes de estímulo físico, ni sencillos patrones de información recibida por los sentidos … Lo que hace a los cuchillos semejantes, por ejemplo, no es que todos sean iguales (no lo son), sino que están hechos para cortar o ser clavados; y un sistema que pueda reconocer una semejanza relevante en los cuchillos tiene que ser capaz de atribuir propósitos a los agentes. …] </text:span><text:span text:style-name="T835">El Funes de Borges, sin parámetros para la cognición, ve unicidad en el continuo espacio-tiempo, eventos irrepetibles diferentes cada vez y semejanzas ni propiedades.</text:span></text:p>
      <text:p text:style-name="P426"/>
      <text:p text:style-name="P525"><text:span text:style-name="T251">P</text:span><text:span text:style-name="T244">UTNAM, H</text:span><text:span text:style-name="T145">. </text:span><text:span text:style-name="T313">(1990:</text:span><text:span text:style-name="T207">135-136-</text:span><text:span text:style-name="T231">137</text:span><text:span text:style-name="T313">). </text:span><text:span text:style-name="T59">Representación </text:span><text:span text:style-name="T68">y r</text:span><text:span text:style-name="T59">ealidad</text:span><text:span text:style-name="T313">.</text:span><text:span text:style-name="T59"> </text:span></text:p>
      <text:p text:style-name="P188"/>
      <text:p text:style-name="P188"><text:tab/>Ya dije que no conozco a nadie que haya sostenido, alguna vez, la versión del funcionalismo que postula un único estado computacional para cada actitud proposicional. <text:s/>… </text:p>
      <text:p text:style-name="P189"><text:tab/><text:tab/><text:span text:style-name="T692">Ahora bien</text:span><text:span text:style-name="T638">, supongamos que la señora Jones habla inglés y que deseamos averiguar si la palabra “cat” [gato] de la señora Jones y la palabra </text:span><text:span text:style-name="T72">“meew”</text:span><text:span text:style-name="T638"> del thai ...son sinónimos. <text:s/>… si podemos resolverla y nosotros somos máquinas de Turing, entonces el predicado “la palabra P</text:span><text:span text:style-name="T354">1</text:span><text:span text:style-name="T638"> tal como se la utilizó en la situación X</text:span><text:span text:style-name="T354">1</text:span><text:span text:style-name="T638"> es sinónimo de la palabra P</text:span><text:span text:style-name="T354">2 <text:s/></text:span><text:span text:style-name="T638">tal como se la utilizó en la situación X</text:span><text:span text:style-name="T354">2</text:span><text:span text:style-name="T638">” … </text:span></text:p>
      <text:p text:style-name="P188"><text:tab/><text:span text:style-name="T638">Este razonamiento parte de la premisa empírica básica de la que depende el funcionalismo: que existe alguna clase de ordenadores … que pueden servir de modelos para los seres humanos. <text:s/>… Todo lo que se necesita es que la situación completa </text:span><text:span text:style-name="T387">—</text:span><text:span text:style-name="T639">el hablante </text:span><text:span text:style-name="T73">cum</text:span><text:span text:style-name="T639"> entorno</text:span><text:span text:style-name="T388">—</text:span><text:span text:style-name="T639"> sea descriptible en algún lenguaje reglamentado. En suma, la objeción planteada en la sección anterior, de carecer de sentido hablar de “</text:span><text:span text:style-name="T697">estado computacional</text:span><text:span text:style-name="T639"> idéntico” cuando los hablantes <text:s/>no son máquinas del mismo tipo, no tienen lugar cuando nos preguntamos si “existe alguna </text:span><text:span text:style-name="T74">relación de equivalencia R</text:span><text:span text:style-name="T640"> (</text:span><text:span text:style-name="T167">relación de correferencialidad)</text:span><text:span text:style-name="T640"> entre un elemento de una situación y un elemento de la otra” … </text:span><text:span text:style-name="T167">En consecuencia, al reemplazar el requisito de que los “estados” de los hablantes que se refieren a lo mismo (o que creen la misma creencia) sean idénticos por el requisito de que sean equivalentes respecto de alguna r</text:span><text:span text:style-name="T115">elación de equivalencia</text:span><text:span text:style-name="T74"> que, a su vez, sea computable, al menos definible en el lenguaje de la teoría computacional más el lenguaje de la física</text:span><text:span text:style-name="T640"> se nos abre un nuevo rumbo. … </text:span></text:p>
      <text:p text:style-name="P188"/>
      <text:p text:style-name="P525"><text:span text:style-name="T251">P</text:span><text:span text:style-name="T244">UTNAM, H</text:span><text:span text:style-name="T145">. </text:span><text:span text:style-name="T313">(1990:</text:span><text:span text:style-name="T208">137</text:span><text:span text:style-name="T313">). </text:span><text:span text:style-name="T59">Representación </text:span><text:span text:style-name="T68">y r</text:span><text:span text:style-name="T59">ealidad</text:span><text:span text:style-name="T313">.</text:span><text:span text:style-name="T59"> </text:span></text:p>
      <text:p text:style-name="P190"/>
      <text:p text:style-name="P190"><text:tab/>Supongamos … que la biología nos asegura que los animales que las señora Jones reconoce como paradigma de “cat” son felinos domésticos (felis catus) de distintos tipos … Esto no demuestra que la <text:span text:style-name="T137">extensión</text:span> de “cat” es igual a la extensión de “<text:span text:style-name="T52">meew</text:span>”, por varias razones. <text:span text:style-name="T641">En primer lugar … la ontología de la señora tailandesa podría contener segmentos temporales en lugar de cosas. Así “</text:span><text:span text:style-name="T75">meew” </text:span><text:span text:style-name="T641">podría significar “segmento de gato”. En segundo lugar, aun suponiendo que los ingleses y los tailandeses recortan el mundo en “cosas”, “animales”, etc., la clasificación utilizada por los biólogos podría no ser la misma que la empleada por la señora Jones o su contraparte tailandesa. Así, “</text:span><text:span text:style-name="T75">meew</text:span><text:span text:style-name="T641">” podría significar “gato siamés”. <text:s/>… </text:span><text:span text:style-name="T234">Lo que está en juego aquí, como subrayan Quine y Davidson … es la interpretación de los dos discursos como totalidades.</text:span></text:p>
      <text:p text:style-name="P190"/>
      <text:p text:style-name="P525"><text:span text:style-name="T251">P</text:span><text:span text:style-name="T244">UTNAM, H</text:span><text:span text:style-name="T145">. </text:span><text:span text:style-name="T313">(1990:</text:span><text:span text:style-name="T208">138-139</text:span><text:span text:style-name="T313">). </text:span><text:span text:style-name="T59">Representación </text:span><text:span text:style-name="T68">y r</text:span><text:span text:style-name="T59">ealidad</text:span><text:span text:style-name="T313">.</text:span><text:span text:style-name="T59"> </text:span></text:p>
      <text:p text:style-name="P191"/>
      <text:p text:style-name="P191"><text:tab/><text:span text:style-name="T137">Para interpretar un lenguaje es necesario, en general, tener alguna idea de las teorías y los métodos de inferencia que comparten los miembros de la comunidad que habla ese lenguaje</text:span>. … Esto plantea dos tipos de problemas a la tesis de la correferencialidad o sinonimia son teóricamente idénticas a relaciones computables (o al menos, definibles computacionalmente) sobre situaciones correctamente caracterizadas. </text:p>
      <text:p text:style-name="P337">En primer lugar, sabemos que los términos de teorías diferentes pueden ser correferenciales. <text:s/>… Supongamos que estoy interpretando u<text:span text:style-name="T836">n</text:span> termino T<text:span text:style-name="T349">1</text:span> de una teoría A sostenida por los marcianos y un término T<text:span text:style-name="T349">2</text:span> de una teoría B sostenida por los venusianos. Supongamos que la teoría A y B son diferentes, pero que no es inconcebible que los términos T<text:span text:style-name="T349">1</text:span> y T<text:span text:style-name="T349">2</text:span> se refieran a la misma entidad. … entonces ningún intérprete normal juzgaría la diferencia en la creencia entre marcianos y venusianos como una diferencia de significado.</text:p>
      <text:p text:style-name="P192"><text:span text:style-name="T848"><text:tab/>En este caso, la cuestión relativa a la sinonimia </text:span>se reduce a la cuestión relativa a la correferencialidad, y ésta se reduce a dos preguntas siguientes: “a qué se refiere T<text:span text:style-name="T349">1</text:span> en el entorno venusiano?” y “¿a que se refiere T<text:span text:style-name="T349">2</text:span> en el entorno marciano?” <text:span text:style-name="T642">La respuesta a estas preguntas puede requerir saber 1) si las dos teorías A y B son aproximadamente verdaderas en Marte y en Venus respectivamente y 2) en qué interpretaciones. Si las teorías son cosmológicas, </text:span><text:span text:style-name="T693">por ejemplo</text:span><text:span text:style-name="T642">, para determinar si A o B es aproximadamente verdadera … puede necesitarse información sobre el resto del universo. </text:span><text:span text:style-name="T168">Ni siquiera Dios podría decir si el término T1 (o T2) se refiere a algo, si se le permitiera utilizar solamente información sobre Marte (o Venus). </text:span></text:p>
      <text:p text:style-name="P192"/>
      <text:p text:style-name="P525"><text:span text:style-name="T251">P</text:span><text:span text:style-name="T244">UTNAM, H</text:span><text:span text:style-name="T145">. </text:span><text:span text:style-name="T313">(1990:</text:span><text:span text:style-name="T208">139</text:span><text:span text:style-name="T313">). </text:span><text:span text:style-name="T59">Representación </text:span><text:span text:style-name="T68">y r</text:span><text:span text:style-name="T59">ealidad</text:span><text:span text:style-name="T313">.</text:span><text:span text:style-name="T59"> </text:span></text:p>
      <text:p text:style-name="P193"/>
      <text:p text:style-name="P192"><text:tab/><text:span text:style-name="T168">En síntesis</text:span><text:span text:style-name="T642">, es falsa la hipótesis de que es posible, en principio, decir a qué se refiere un término usado en un entorno a partir de una descripción suficientemente completa del entorno en términos de algún conjunto estandarizado de parámetros físicos y computacionales, a menos que ampliemos la noción de entorno del hablante de modo que incluya todo el universo. </text:span></text:p>
      <text:p text:style-name="P192"><text:tab/><text:span text:style-name="T168">En segundo lugar</text:span><text:span text:style-name="T642">, cualquier teoría que “defina” la correferencialidad o sinonimia tiene que examinar, de algún modo, todas las teorías posibles. <text:s/>… deben anticipar, de alguna forma, los procesos de fijación de creencias de que depende la comprensión … </text:span></text:p>
      <text:p text:style-name="P192"/>
      <text:p text:style-name="P525"><text:span text:style-name="T251">P</text:span><text:span text:style-name="T244">UTNAM, H</text:span><text:span text:style-name="T145">. </text:span><text:span text:style-name="T313">(1990:</text:span><text:span text:style-name="T208">142-143</text:span><text:span text:style-name="T313">). </text:span><text:span text:style-name="T59">Representación </text:span><text:span text:style-name="T68">y r</text:span><text:span text:style-name="T59">ealidad</text:span><text:span text:style-name="T313">.</text:span><text:span text:style-name="T59"> </text:span></text:p>
      <text:p text:style-name="P284">El examen de la racionalidad</text:p>
      <text:p text:style-name="P284"/>
      <text:p text:style-name="P194"><text:span text:style-name="T137">Se dice con frecuencia que todos los lenguajes humanos son mutuamente traducibles y es verdad</text:span>; pero eso no significa que se pueda traducir un libro de filosofía, un artículo de psicología clínica o una conferencia sobre mecánica cuántica al lenguaje de una tribu primitiva sin acuñar, primero, una multitud de términos técnicos nuevos en ese lenguaje. … <text:span text:style-name="T137">Parece, entonces, que existe una teoría sobre todos los discursos humanos (¿</text:span><text:span text:style-name="T242">y en</text:span><text:span text:style-name="T137"> qué otra cosa podría basarse una definición de sinonimia?), sólo un dios podría escribirla</text:span>, o un ser mucho más inteligente que los seres humanos que pudiera examinar todos los modos humanos posibles de razonamiento y conceptualización … En una cultura humana limitada <text:span text:style-name="T666">en el tiempo</text:span>, pedirle a un ser humano que examine todos los modos de existencia lingüística humana <text:span text:style-name="T374">—</text:span>incluyendo aquellos que trascienden el suyo propio<text:span text:style-name="T374">— equivale a pedir un imposible punto a la teoría de Arquímedes.</text:span></text:p>
      <text:p text:style-name="P352"/>
      <text:p text:style-name="P525"><text:span text:style-name="T251">P</text:span><text:span text:style-name="T244">UTNAM, H</text:span><text:span text:style-name="T145">. </text:span><text:span text:style-name="T313">(1990:</text:span><text:span text:style-name="T208">145-14</text:span><text:span text:style-name="T233">6</text:span><text:span text:style-name="T313">). </text:span><text:span text:style-name="T59">Representación </text:span><text:span text:style-name="T68">y r</text:span><text:span text:style-name="T59">ealidad</text:span><text:span text:style-name="T313">.</text:span><text:span text:style-name="T59"> </text:span></text:p>
      <text:p text:style-name="P304"/>
      <text:p text:style-name="P285">Otras formas de funcionalismo</text:p>
      <text:p text:style-name="P436"><text:span text:style-name="T722"><text:tab/>“… <text:s/></text:span><text:span text:style-name="T737">no hay esperanzas de tener el </text:span><text:span text:style-name="T768">algoritmo maestro</text:span><text:span text:style-name="T737"> para l</text:span><text:span text:style-name="T741">a</text:span><text:span text:style-name="T737"> interpretación</text:span><text:span text:style-name="T722">, en la práctica. Pero recuérdese que comenzamos discutiendo lo que es posible en principio. Y, en principio, puede existir ese algoritmo o esa teoría, aunque ningún ser humano pueda comprenderlo </text:span><text:span text:style-name="T766">in toto</text:span><text:span text:style-name="T722">. … </text:span><text:span text:style-name="T723">Pero </text:span><text:span text:style-name="T739">si preguntamos si existe una teoría ideal de la interpretación</text:span><text:span text:style-name="T723"> o, por lo menos, una clase de “reconstrucciones racionales” adecuadas del procedimiento de interpretación, es evidente que desconocemos qué cosas harían verdaderas las respuestas “Sí, existe” o <text:s/>“</text:span><text:span text:style-name="T728">No, no existe</text:span><text:span text:style-name="T723">” … Después de todo, ¿qué significa ser “ideal” o “adecuado”? Generalmente, pensamos que lo “adecuado” de una reconstrucción racional consiste en estar de acuerdo con una práctica y con un conjunto de intuiciones. Pero, ¿con una práctica y las intuiciones de quién se supone que debe estar de acuerdo la teoría ideal de la interpretación </text:span><text:span text:style-name="T724">(</text:span><text:span text:style-name="T740">o una teoría ideal, si existen más candidatas</text:span><text:span text:style-name="T724">)</text:span><text:span text:style-name="T723">? </text:span><text:span text:style-name="T724">No con los seres humanos, pues hemos comprobado (casi con certeza) que ningún ser humano puede entender </text:span><text:span text:style-name="T740">una teoría ideal de la interpretación que “funcione” para culturas y lenguas humanas arbitrarias.</text:span></text:p>
      <text:p text:style-name="P232"/>
      <text:p text:style-name="P527"><text:span text:style-name="T251">P</text:span><text:span text:style-name="T244">UTNAM, H</text:span><text:span text:style-name="T145">. </text:span><text:span text:style-name="T313">(1990:</text:span><text:span text:style-name="T208">14</text:span><text:span text:style-name="T233">6</text:span><text:span text:style-name="T313">). </text:span><text:span text:style-name="T59">Representación </text:span><text:span text:style-name="T68">y r</text:span><text:span text:style-name="T59">ealidad</text:span><text:span text:style-name="T313">.</text:span><text:span text:style-name="T59"> </text:span></text:p>
      <text:p text:style-name="P309"/>
      <text:p text:style-name="P231"><text:span text:style-name="T59"><text:tab/></text:span><text:span text:style-name="T837">Otro de los problemas suscitados por esta respuesta es que el programa de</text:span><text:span text:style-name="T838">l</text:span><text:span text:style-name="T837"> funcionalismo no comprendería las actitudes proposicionales en tanto </text:span><text:span text:style-name="T87">estados psicológicos posibles de cualquier organismo físicamente posible. </text:span><text:span text:style-name="T837"><text:s/>Los funcionalistas criticaron las viejas formas del materialismo debido, precisamente, a que eran “chauvinistas de la especi</text:span><text:span text:style-name="T838">e</text:span><text:span text:style-name="T837">”.</text:span></text:p>
      <text:p text:style-name="P195"><text:tab/><text:span text:style-name="T698">La idea</text:span><text:span text:style-name="T643"> de buscar una relación de equivalencia computable (o incluso bien definida) entre los estados funcionales que corresponden a la relación de equivalencia implícitamente definida por la práctica de los “buenos intérpretes” vuelve a tropezar con la dificultad insuperable en </text:span><text:span text:style-name="T779">la</text:span><text:span text:style-name="T643"> Ÿ infinitud abierta e inagotable de los esquemas conceptuales que, “en principio”, han de ser interpretados. </text:span><text:span text:style-name="T232">Debemos considerar otras formas de funcionalismo. </text:span></text:p>
      <text:p text:style-name="P195"/>
      <text:p text:style-name="P525"><text:span text:style-name="T251">P</text:span><text:span text:style-name="T244">UTNAM, H</text:span><text:span text:style-name="T145">. </text:span><text:span text:style-name="T313">(1990:</text:span><text:span text:style-name="T208">147-148</text:span><text:span text:style-name="T313">). </text:span><text:span text:style-name="T59">Representación </text:span><text:span text:style-name="T68">y r</text:span><text:span text:style-name="T59">ealidad</text:span><text:span text:style-name="T313">.</text:span><text:span text:style-name="T59"> </text:span></text:p>
      <text:p text:style-name="P196"/>
      <text:p text:style-name="P201"><text:tab/><text:span text:style-name="T644">Si se establece una teoría de la interpretación que </text:span><text:span text:style-name="T694">sea específica</text:span><text:span text:style-name="T644"> de la especie y específica de la cultura, o sea una teoría que describa de modo preciso cómo ha de proceder una interpretación correcta para una lengua particular en un modo particular, entonces, si se construye un “marco” lo suficientemente inflexible, esta teoría debe existir en principio. Pero la disyunción de todas esas teorías que define la interpretación correcta diciendo (en efecto): “si usted se encuentra en la cultura 1 use la teoría A; si se encuentra en la cultura 2 use la teoría B; si ...</text:span><text:span text:style-name="T389">—sería equivalente a la clase de “lista infinita” que desechamos por no constituir una verdadera reducción. </text:span><text:span text:style-name="T390">Aunque las objeciones que acabamos de examinar —en especial, la infinitud abierta de lo que constituye el “entorno” de una especie, la infinitud <text:s/>abierta que constituye “una forma forma del discurso”) y el hecho de que deberíamos ser capaces de “comprender” el discurso de los seres más inteligentes que aquellos que construyen la teoría en cuestión— indican que no hay razón para pensar que una teoría universal de la interpretación es solamente una función lógica infinita de teorías específicas de la especie y de la cultura</text:span><text:span text:style-name="T780">—</text:span><text:span text:style-name="T390">. La afirmación de que existe algo finitamente especificable, común a todos los casos de interpretación correcta, es una afirmación en la que no creemos, pues no hay razones que la justifiquen.</text:span></text:p>
      <text:p text:style-name="P195"/>
      <text:p text:style-name="P525"><text:span text:style-name="T251">P</text:span><text:span text:style-name="T244">UTNAM, H</text:span><text:span text:style-name="T145">. </text:span><text:span text:style-name="T313">(1990:</text:span><text:span text:style-name="T209">149</text:span><text:span text:style-name="T313">). </text:span><text:span text:style-name="T59">Representación </text:span><text:span text:style-name="T68">y r</text:span><text:span text:style-name="T59">ealidad</text:span><text:span text:style-name="T313">.</text:span><text:span text:style-name="T59"> </text:span></text:p>
      <text:p text:style-name="P197"/>
      <text:p text:style-name="P202"><text:tab/><text:span text:style-name="T645">En suma, la afirmación de que, “en principio”, una actitud proposicional es una equivalencia de “estados físicos/computacionales”, </text:span><text:span text:style-name="T169">no es apropiada para afirmar que, “en principio, el discurso sobre los objetos materiales se deriva principalmente del discurso sobre los datos de los sentidos</text:span><text:span text:style-name="T645">”. Quien no defienda ninguno de los dos tipos de afirmación reduccionista está en condiciones de “postularse como candidato”.</text:span></text:p>
      <text:p text:style-name="P202"/>
      <text:p text:style-name="P202"><text:tab/><text:span text:style-name="T169">Davis Lewis y yo</text:span></text:p>
      <text:p text:style-name="P202"><text:span text:style-name="T169"><text:tab/></text:span><text:span text:style-name="T645">Puesto que la búsqueda de una de una “relación de equivalencia” computacionalmente definible entre estados computacionales que “corresponden” a la misma actitud proposicional tropieza con tantas dificultades, la única opción realista que le queda al funcionalismo es la de enunciar su tesis de modo que no dependa del formalismo computacional (el de la máquina de Turing o sus sucesores). </text:span><text:span text:style-name="T169">Las propiedades computacionales no son solamente aquello que “los sistemas intencionales” tienen en común</text:span><text:span text:style-name="T645">.</text:span></text:p>
      <text:p text:style-name="P202"/>
      <text:p text:style-name="P525"><text:span text:style-name="T251">P</text:span><text:span text:style-name="T244">UTNAM, H</text:span><text:span text:style-name="T145">. </text:span><text:span text:style-name="T313">(1990:</text:span><text:span text:style-name="T209">149</text:span><text:span text:style-name="T813"> (2)</text:span><text:span text:style-name="T313">). </text:span><text:span text:style-name="T59">Representación </text:span><text:span text:style-name="T68">y r</text:span><text:span text:style-name="T59">ealidad</text:span><text:span text:style-name="T313">.</text:span><text:span text:style-name="T59"> </text:span></text:p>
      <text:p text:style-name="P203"/>
      <text:p text:style-name="P203">David Lewis propuso una manera de llevarlo a cabo … señaló que las actitudes proposicionales, la<text:span text:style-name="T839">s</text:span> experiencias y los “estados mentales” <text:span text:style-name="T646">están precisamente definidos por una teoría. ¿Pero cuál? Por una que ya poseemos, responde Lewis. En su opinión las “</text:span><text:span text:style-name="T235">trivialidades</text:span><text:span text:style-name="T646">” de la psicología popular constituyen una definición implícita de <text:s/>todos los “</text:span><text:span text:style-name="T235">estados mentales</text:span><text:span text:style-name="T646">” a los que nos referimos ahora. En lugar de especular sobre una teoría “divina” de todos los organismos inteligentes físicamente posibles y de los autómatas, solamente </text:span><text:span text:style-name="T170">necesitamos pensar en la psicología popular que ya poseemos.</text:span></text:p>
      <text:p text:style-name="P205"/>
      <text:p text:style-name="P525"><text:span text:style-name="T251">P</text:span><text:span text:style-name="T244">UTNAM, H</text:span><text:span text:style-name="T145">. </text:span><text:span text:style-name="T313">(1990:</text:span><text:span text:style-name="T209">150</text:span><text:span text:style-name="T313">). </text:span><text:span text:style-name="T59">Representación </text:span><text:span text:style-name="T68">y r</text:span><text:span text:style-name="T59">ealidad</text:span><text:span text:style-name="T313">.</text:span><text:span text:style-name="T59"> </text:span></text:p>
      <text:p text:style-name="P305"/>
      <text:p text:style-name="P204">Considérese que la psicología del sentido común es una teoría científica que introduce términos … Recopílese luego las trivialidades que se piensan sobre las relaciones causales de los estados mentales, los estímulos sensoriales y las respuestas motrices …</text:p>
      <text:p text:style-name="P204"><text:tab/><text:span text:style-name="T647">Agréguese, también, todas las trivialidades referidas a un estado mental contenido en otro … Quizás existen trivialidades de otra índole, per</text:span><text:span text:style-name="T779">o</text:span><text:span text:style-name="T647"> incluso solamente aquellas que constituyen nuestro conocimiento común (</text:span><text:span text:style-name="T171">todos las saben, todos saben que todos lo saben</text:span><text:span text:style-name="T647">, etc.). </text:span><text:span text:style-name="T171">El significado de nuestras palabras es un conocimiento común y sostengo que los nombres de los estados mentales derivan su significado de esas trivialidades</text:span><text:span text:style-name="T647">.</text:span></text:p>
      <text:p text:style-name="P204"/>
      <text:p text:style-name="P525"><text:span text:style-name="T251">P</text:span><text:span text:style-name="T244">UTNAM, H</text:span><text:span text:style-name="T145">. </text:span><text:span text:style-name="T313">(1990:</text:span><text:span text:style-name="T209">150-151</text:span><text:span text:style-name="T313">). </text:span><text:span text:style-name="T59">Representación </text:span><text:span text:style-name="T68">y r</text:span><text:span text:style-name="T59">ealidad</text:span><text:span text:style-name="T313">.</text:span><text:span text:style-name="T59"> </text:span></text:p>
      <text:p text:style-name="P206"/>
      <text:p text:style-name="P206"><text:tab/>Lewis aclara aun más su argumento con la ayuda de dos nociones a las que él mismo presta ayuda: la noción de estado “neuroquímico” y la noción de “papel causal”. Su hipótesis es que todo estado mental es idéntico a un estado neuroquímico, pero no al mismo estado de especies diferentes. <text:s/>… <text:span text:style-name="T695">Los dolores</text:span><text:span text:style-name="T648">, creencias, etc., de los marcianos no son literalmente las mismas propiedades que los dolores, creencias, etc., de los seres humanos </text:span><text:span text:style-name="T391">—</text:span><text:span text:style-name="T648">aunque pudiéramos describirlos con las mismas palabras</text:span><text:span text:style-name="T391">— pero tienen idénticos causales. ¿</text:span><text:span text:style-name="T477">Qué fija la referencia de las descripciones de actitudes proposicionales, de los nombres de las sensaciones,</text:span><text:span text:style-name="T391"> etc.? El hecho de que esta clase de descriptores y nombres designen —como se ha creído comúnmente—estados con ciertos papeles causales, responde Lewis: </text:span><text:span text:style-name="T477">si no existen tales estados (neuroquímicos o más ampliamente físicos), entonces nos </text:span><text:span text:style-name="T459">equivocamos</text:span><text:span text:style-name="T477"> al pensar que tenemos experiencias, creencias, etc</text:span><text:span text:style-name="T391">.</text:span></text:p>
      <text:p text:style-name="P537"><text:span text:style-name="T391"><text:tab/></text:span><text:span text:style-name="T558">Del postulado [“la conjunción de todas estas trivialidades”] se deriva </text:span><text:span text:style-name="T559">l</text:span><text:span text:style-name="T558">a definición de los términos T [los términos del estado mental]; <text:s/>ésta define los estados mentales por referencia a sus relaciones causales con los estímulos, con las respuestas y con ambas a la vez.</text:span></text:p>
      <text:p text:style-name="P538"><text:tab/>Cuando sepamos qué estados desempeñan esos papeles causales que definen los estados mentales, sabremos qué son los estados mentales. <text:span text:style-name="T649">[</text:span>Lewis<text:span text:style-name="T649">]</text:span></text:p>
      <text:p text:style-name="P198"/>
      <text:p text:style-name="P526"><text:span text:style-name="T251">P</text:span><text:span text:style-name="T244">UTNAM, H</text:span><text:span text:style-name="T145">. </text:span><text:span text:style-name="T313">(1990:</text:span><text:span text:style-name="T210">151-</text:span><text:span text:style-name="T236">152</text:span><text:span text:style-name="T313">). </text:span><text:span text:style-name="T59">Representación </text:span><text:span text:style-name="T68">y r</text:span><text:span text:style-name="T59">ealidad</text:span><text:span text:style-name="T313">.</text:span><text:span text:style-name="T59"> </text:span></text:p>
      <text:p text:style-name="P207"/>
      <text:p text:style-name="P207"><text:tab/><text:span text:style-name="T649">Si es posible hallar un conjunto ordenado de “</text:span><text:span text:style-name="T172">estados físicos</text:span><text:span text:style-name="T649">” que desempeñen los “</text:span><text:span text:style-name="T172">papeles causales</text:span><text:span text:style-name="T649">” especificados por la teoría, en donde los términos T (términos teóricos) se usan para designar los estados del conjunto en un orden pertinente, entonces se dice que este conjunto de estados es la “realización” de la teoría. Lo que Lewis afirma … es que cualquier realización de la psicología popular es <text:s/>una interpretación pretendida de la psicología popular. <text:s/></text:span><text:span text:style-name="T172">Los términos T de dicha psicología (los términos del estado mental) de dicha psicología tienen más de una interpretación pretendida</text:span><text:span text:style-name="T649">, en caso de haber más de una realización de la </text:span><text:span text:style-name="T669">psicología</text:span><text:span text:style-name="T649"> popular y tienen denotación nula en el sentido real, en el caso de no haber realizaciones.</text:span></text:p>
      <text:p text:style-name="P207"/>
      <table:table table:name="Table6" table:style-name="Table6">
        <table:table-column table:style-name="Table6.A"/>
        <table:table-row>
          <table:table-cell table:style-name="Table6.A1" office:value-type="string">
            <text:p text:style-name="P322">S. Levinson <text:span text:style-name="T860">en </text:span><text:span text:style-name="T90">Significados presumibles. La teoría de la implicatura conversacional generalizada </text:span>(2000-2004:27) ha dicho “estamos inexorablemente destinados , por lo menos en la mayoría de los casos, a un entendimiento común… ¿Cómo? Esta pregunta que debe hallar respuesta en una teoría de la comprensión de los enunciados. Al igual que sucede con los procesos visuales, en los que se basa la interpretación del boceto de Rembradt; permítanme confesarle que no tengo ni la más mínima idea de cómo funciona. Los principios fundamentales incluso parecen sugerir que la recuperación de la intención del hablante a partir de lo que ha dicho es, en principio, imposible <text:span text:style-name="T857">(Levinson 1995b)</text:span><text:span text:style-name="T858">3</text:span></text:p>
          </table:table-cell>
        </table:table-row>
        <table:table-row>
          <table:table-cell table:style-name="Table6.A2" office:value-type="string">
            <text:p text:style-name="P323"><text:span text:style-name="T858">3</text:span><text:span text:style-name="T859"> El problema es que, mientras el hablante razona desde una intención hasta un medio verbal de alcanzar dicha intención, uno nunca puede invertir el razonamiento de las conclusiones a las premisas que lo produjeron –por la simple razón de que siempre existen infinitas candidatas. </text:span></text:p>
          </table:table-cell>
        </table:table-row>
      </table:table>
      <text:p text:style-name="P324"><text:tab/></text:p>
      <text:p text:style-name="P528"><text:span text:style-name="T251">P</text:span><text:span text:style-name="T244">UTNAM, H</text:span><text:span text:style-name="T145">. </text:span><text:span text:style-name="T313">(1990:</text:span><text:span text:style-name="T212">152</text:span><text:span text:style-name="T313">). </text:span><text:span text:style-name="T59">Representación </text:span><text:span text:style-name="T68">y r</text:span><text:span text:style-name="T59">ealidad</text:span><text:span text:style-name="T313">.</text:span><text:span text:style-name="T59"> </text:span></text:p>
      <text:p text:style-name="P310"/>
      <text:p text:style-name="P233"><text:tab/>Los problemas que surgen en la concepción de Lewis se refieren a las nociones críticas de “estado físico” y “papel causal”. En física, una disyunción arbitraria (finita) de los denominados estados “maximales” (en física clásica) son especificaciones completas de los valores de todas las variables de campo en todos los puntos de espacio-tiempo. Si consideramos cada secuencia de estados físicos… como una “realización” de toda teoría que resulta verdadera cuando se emplean los términos T para designar los términos de la secuencia (en un orden pertinente), entonces toda teoría psicológica que posee la clase de estructura de un autómata probabilístico (según lo sugiere la observación de Lewis sobre las formas de las “trivialidades”) y que pueden predecir correctamente el comportamiento de un objeto, tiene una realización. <text:s/>La exigencia de que <text:span text:style-name="T840">una teoría tenga una realización es poco sólida y no sirve a los propósitos de Lewis, si se admite que las “realizaciones” pueden implicar estados físicos arbitrarios… <text:s/>Si la noción de estado físico fuese la única que hubiera propuesto, su teoría tendría que afirmar algo que Lewis explícitamente rechaza, es decir: que “realizar” una teoría psicológica consiste solamente en conducirse de modo que sus </text:span><text:span text:style-name="T88">predicciones sobre la conducta resulten verdaderas</text:span><text:span text:style-name="T840">. </text:span><text:span text:style-name="T236">La diferencia entre funcionalismo y conductismo, en tanto concepciones de la mente, debería desaparecer por completo</text:span><text:span text:style-name="T840">. </text:span></text:p>
      <text:p text:style-name="P526"><text:span text:style-name="T251">P</text:span><text:span text:style-name="T244">UTNAM, H</text:span><text:span text:style-name="T145">. </text:span><text:span text:style-name="T313">(1990:</text:span><text:span text:style-name="T212">152-153</text:span><text:span text:style-name="T313">). </text:span><text:span text:style-name="T59">Representación </text:span><text:span text:style-name="T68">y r</text:span><text:span text:style-name="T59">ealidad</text:span><text:span text:style-name="T313">.</text:span><text:span text:style-name="T59"> </text:span></text:p>
      <text:p text:style-name="P208"/>
      <text:p text:style-name="P438"><text:span text:style-name="T725"><text:tab/></text:span><text:span text:style-name="T726">El resultado de las realizaciones recién mencionadas… depende, sin embargo, de aceptar que las realizaciones </text:span><text:span text:style-name="T738">causales</text:span><text:span text:style-name="T726"> que el programa exige establecer entre los estados postulados sean del tipo de las que rigen en física matemática. Esto es, si un programa dice que “del estado A siempre se sigue el estado B, entonces simplemente interpreto que la función que determina las relaciones secuenciales de los estados del </text:span><text:span text:style-name="T729">sistema</text:span><text:span text:style-name="T733"> </text:span><text:span text:style-name="T729">físico</text:span><text:span text:style-name="T733"> en el tiempo, dadas las condiciones límite… </text:span><text:span text:style-name="T734">es tal que de cualquier estado maximal del sistema, situado en la región del espacio de fase correspondiente al estado A, compatible con las condiciones límites y con la ley física, se seguirá un estado maximal situado en el espacio de fase correspondiente al estado B. En lenguaje familiar, esto significa que un ser matemáticamente omnisciente del tipo imaginado por Laplace </text:span><text:span text:style-name="T735">(el ser que puede deducir todo el pasado y el futuro universo, </text:span><text:span text:style-name="T736">dado su estado maximal en un instante de tiempo y dadas las leyes de la física)</text:span><text:span text:style-name="T734"> podría predecir que el sistema X entrará en el estado B en el tiempo correcto, dada la información existente en A en un tiempo anterior y dadas las condiciones límite.</text:span></text:p>
      <text:p text:style-name="P208"/>
      <text:p text:style-name="P208"><text:tab/>Sin embargo, no es este el concepto de causalidad que David Lewis tiene en mente. <text:s/>… propuso otra noción de causalidad, basada en <text:span text:style-name="T772">l</text:span>a “similitud de los mundos posibles” y en la “teoría de los acontecimientos”. Que, a su vez, presupone su “teoría de los universales”</text:p>
      <text:p text:style-name="P208"/>
      <text:p text:style-name="P192"><text:tab/> </text:p>
      <text:p text:style-name="P526"><text:span text:style-name="T251">P</text:span><text:span text:style-name="T244">UTNAM, H</text:span><text:span text:style-name="T145">. </text:span><text:span text:style-name="T313">(1990:</text:span><text:span text:style-name="T212">153-154</text:span><text:span text:style-name="T313">). </text:span><text:span text:style-name="T59">Representación </text:span><text:span text:style-name="T68">y r</text:span><text:span text:style-name="T59">ealidad</text:span><text:span text:style-name="T313">.</text:span><text:span text:style-name="T59"> </text:span></text:p>
      <text:p text:style-name="P208">Los principales de requisitos de esta teoría son: 1) si decimos que A es la causa de B, debemos estar dispuestos a afirmar que: “si A no hubiera sido el caso, entonces B no habría acontecido”; 2) que A y B deben ser la clase de predicados que designan “acontecimientos”. Este último requisito no es puramente semántico sino metafísico: no solamente los predicados que poseen las propiedades que Lewis denomina “naturalidad” o “selectividad” designan acontecimientos.</text:p>
      <text:p text:style-name="P208"><text:tab/><text:span text:style-name="T841">En ciertos aspectos, la noción de relación </text:span><text:span text:style-name="T237">causal</text:span><text:span text:style-name="T841"> usada en física matemática es menos razonable que en la noción proveniente del sentido común que Lewis trata de hacer explícito (o de funcional metafísicamente). Por ejemplo, </text:span><text:span text:style-name="T237">si un sistema tiene dos trayectorias posibles… </text:span><text:span text:style-name="T504">—</text:span><text:span text:style-name="T237">una en la que Smith deja caer una piedra sobre un vidrio al tiempo que contrae el rostro y otra en la que no deja caer la piedra y su rostro no se contrae</text:span><text:span text:style-name="T504">—</text:span><text:span text:style-name="T237"> </text:span><text:span text:style-name="T841">entonces el “matemáticamente omnisciente Jones” </text:span><text:span text:style-name="T842">puede </text:span><text:span text:style-name="T699">predecir</text:span><text:span text:style-name="T345"> … que Smith contrae la cara en el tiempo t</text:span><text:span text:style-name="T364">0</text:span><text:span text:style-name="T345">, el vidrio se romperá en el tiempo t</text:span><text:span text:style-name="T364">1</text:span><text:span text:style-name="T345">, y que esta relación no se diferencia… de la relación entre soltar la piedra Smith en t</text:span><text:span text:style-name="T364">0</text:span><text:span text:style-name="T345"> y romperse el vidrio t</text:span><text:span text:style-name="T364">1</text:span><text:span text:style-name="T345">. </text:span></text:p>
      <text:p text:style-name="P234"><text:span text:style-name="T345">L</text:span><text:span text:style-name="T314">ewis diría que existen mundos posibles… en donde Smith no contrae la cara pero suelta la piedra y el vidrio se rompe; y que estos mundos son más parecidos al mundo real que aquellos en donde Smith no contrae el rostro ni deja caer la piedra (suponiendo que Smith soltó la piedra en el mundo real).</text:span></text:p>
      <text:p text:style-name="P208"><text:tab/>… <text:span text:style-name="T346">La teoría </text:span><text:span text:style-name="T650">de Lewis sobre la similitud entre los mundos posibles [ej. piedra, vidrio t</text:span><text:span text:style-name="T355">0</text:span><text:span text:style-name="T650"> y t</text:span><text:span text:style-name="T355">1</text:span><text:span text:style-name="T650"> piedra vidrio y gesto] es un intento de reconstruir el procedimiento común para seleccionar situaciones hipotéticas apropiadas que hay que tener en cuenta para determinar la verdad o falsedad de un contrafáctico.</text:span></text:p>
      <text:p text:style-name="P235">[Ver <text:span text:style-name="T845">M</text:span><text:span text:style-name="T52">odus ponen</text:span><text:span text:style-name="T89">s</text:span> en Eco, <text:span text:style-name="T845">U. (1992)</text:span> <text:span text:style-name="T89">Los límites de la interpretación.</text:span><text:span text:style-name="T845"> Barcelona: Lumen.]</text:span></text:p>
      <text:p text:style-name="P526"><text:span text:style-name="T251">P</text:span><text:span text:style-name="T244">UTNAM, H</text:span><text:span text:style-name="T145">. </text:span><text:span text:style-name="T313">(1990:</text:span><text:span text:style-name="T212">155</text:span><text:span text:style-name="T313">). </text:span><text:span text:style-name="T59">Representación </text:span><text:span text:style-name="T68">y r</text:span><text:span text:style-name="T59">ealidad</text:span><text:span text:style-name="T313">.</text:span><text:span text:style-name="T59"> </text:span></text:p>
      <text:p text:style-name="P209"/>
      <text:p text:style-name="P209">… volvamos a la teoría de Lewis. En su opinión, lo que caracteriza a los referentes de los términos T en la psicología popular <text:span text:style-name="T374">—</text:span>los referentes de las expresiones que designan actitudes proposicionales, experiencias, deseos, etc.<text:span text:style-name="T374">—es que son “acontecimientos” </text:span><text:span text:style-name="T392">que satisfacen también ciertos </text:span><text:span text:style-name="T426">condicionales contrafácticos</text:span><text:span text:style-name="T392">. Todo esto se explica en términos de una noción primitiva de “clase natural” unida a una </text:span><text:span text:style-name="T426">métrica de similitud sobre mundos posibles</text:span><text:span text:style-name="T392">. Luego, la hipótesis de Lewis no consiste en una reducción de las actitudes proposicionales a algo físico sino más bien, en una </text:span><text:span text:style-name="T478">reducción de las actitudes proposicionales a un conjunto de propiedades y relaciones altamente metafísicas</text:span><text:span text:style-name="T392">. </text:span><text:span text:style-name="T478">Las nociones de “mundo posible”, “similitud de mundos posibles” y “naturalidad” son mucho menos adecuadas que las nociones de creencia y deseo que tratamos de explicar</text:span><text:span text:style-name="T392">. (Esta objeción se aplica, por cierto, a las explicaciones que da Lewis sobre el funcionamiento de los términos teóricos en general y no sólo sobre la psicología).</text:span></text:p>
      <text:p text:style-name="P353"/>
      <text:p text:style-name="P526"><text:span text:style-name="T251">P</text:span><text:span text:style-name="T244">UTNAM, H</text:span><text:span text:style-name="T476">. </text:span><text:span text:style-name="T385">(1990:</text:span><text:span text:style-name="T499">155</text:span><text:span text:style-name="T419">-</text:span><text:span text:style-name="T491">156</text:span><text:span text:style-name="T385">). </text:span><text:span text:style-name="T424">Representación </text:span><text:span text:style-name="T425">y r</text:span><text:span text:style-name="T424">ealidad</text:span><text:span text:style-name="T385">.</text:span><text:span text:style-name="T424"> </text:span></text:p>
      <text:p text:style-name="P376"/>
      <text:p text:style-name="P209"><text:span text:style-name="T392"><text:tab/>En lugar de usar la noción de causación basada en los mundos posibles y en una teoría metafísica de las “clases naturales”, podemos adherirnos a la noción </text:span><text:span text:style-name="T393">de los </text:span><text:span text:style-name="T572">físico-matemáticos</text:span><text:span text:style-name="T393">, pero sin aceptar que las disyunciones de estados maximales que no tienen “nada en común” sean “realizaciones” de los términos de nuestra teoría. <text:s text:c="3"/>… tropezaríamos otra vez [con] la falta de razones para pensar que hay </text:span><text:span text:style-name="T427">estados</text:span><text:span text:style-name="T393"> (además de disyunciones infinitas), en el sentido de estados “neuronales”, “físicos” <text:s text:c="2"/>o incluso “computacionales”, que son “realizaciones” de los nombres y las descripciones de las actitudes proposicionales de la psicología popular.</text:span></text:p>
      <text:p text:style-name="P191"><text:tab/><text:span text:style-name="T651">En “Philosophy Our Mental Life”, el último de mis ensayos “funcionalistas”, </text:span><text:span text:style-name="T843">mi propuesta tropezó con el <text:s/>mismo problema. </text:span><text:span text:style-name="T651">Después de abandonar la idea de que el formalismo de Turing es un modelo adecuado para la mente, empleé en su lugar … la “teoría psicológica”. </text:span><text:span text:style-name="T173">Establecí que dos sistemas son “funcionalmente isomorfos” </text:span><text:span text:style-name="T651">cuando existe una función de los “estados” de uno sobre los “estados” del otro que los convierte en modelos </text:span><text:span text:style-name="T76">isomorfos</text:span><text:span text:style-name="T651"> de esa teoría psicológica. </text:span><text:span text:style-name="T173">La “nueva” tesis <text:s/>del funcionalismo era la siguiente</text:span><text:span text:style-name="T651">: </text:span><text:span text:style-name="T173">todos los estados mentales (actitudes proposicionales, experiencias, etc.) se conservan en el isomorfismo funcional</text:span><text:span text:style-name="T651">. … Con la noción de isomorfismo funcional se evitaba postular que es estado físico que cumple el papel de un estado mental dado debe ser el mismo en el caso de diferentes especies o aun en el caso de organismos diferentes. Pero se suponía que era posible encontrar un estado físico para cada actitud proposicional en el caso de un organismo único. </text:span></text:p>
      <text:p text:style-name="P191"/>
      <text:p text:style-name="P526"><text:span text:style-name="T251">P</text:span><text:span text:style-name="T244">UTNAM, H</text:span><text:span text:style-name="T145">. </text:span><text:span text:style-name="T313">(1990:</text:span><text:span text:style-name="T212">156-157</text:span><text:span text:style-name="T313">). </text:span><text:span text:style-name="T59">Representación </text:span><text:span text:style-name="T68">y r</text:span><text:span text:style-name="T59">ealidad</text:span><text:span text:style-name="T313">.</text:span></text:p>
      <text:p text:style-name="P210"/>
      <text:p text:style-name="P211">Los organismos diferentes sólo deben ser “funcionalmente isomorfos” y no tienen que “realizar” del mismo modo la teoría psicológica apropiada. En efecto, es posible que haya organismos que poseen actitudes proposi<text:span text:style-name="T666">cionales y que</text:span> no son “funcionalmente isomorfos”, pues … un sistema puede ser intencional siendo modelo de <text:span text:style-name="T52">cualquier </text:span>“teoría psicológica” .</text:p>
      <text:p text:style-name="P211">… Vemos otra vez que en la concepción de Lewis sólo hay una teoría psicológica <text:span text:style-name="T652">que nos ocupa: la psicología popular o psicología del sentido común … son, s</text:span><text:span text:style-name="T238">egún Lewis, todos los sistemas intencionales que existen</text:span><text:span text:style-name="T652"> … En ambos casos la teoría psicológica simplemente reemplaza el formalismo computacional (las máquinas de Turing o lo que fuere) en la tarea de “definir implícitamente” los estados mentales relevantes; y en ambos casos, se ha entendido de manera similar la noción de un “modelo” de una teoría psicológica, en tanto ello implica posesión de estados </text:span><text:span text:style-name="T77">físicos</text:span><text:span text:style-name="T652"> que desempeñen los papeles que los estados mentales supuestamente desempeñan según la teoría psicológica. </text:span></text:p>
      <text:p text:style-name="P211"/>
      <text:p text:style-name="P526"><text:span text:style-name="T251">P</text:span><text:span text:style-name="T244">UTNAM, H</text:span><text:span text:style-name="T145">. </text:span><text:span text:style-name="T313">(1990:</text:span><text:span text:style-name="T212">158-159</text:span><text:span text:style-name="T313">). </text:span><text:span text:style-name="T59">Representación </text:span><text:span text:style-name="T68">y r</text:span><text:span text:style-name="T59">ealidad</text:span><text:span text:style-name="T313">.</text:span><text:span text:style-name="T59"> </text:span></text:p>
      <text:p text:style-name="P230"/>
      <text:p text:style-name="P212">Pero ya hemos visto que no hay ninguna razón para pensar que existe un estado físico o computacional por cada actitud proposicional. ¿Ni siquiera cuando consideramos un organismo único? No más que cuando consideramos toda la especie humana … Puede haber tanta diferencia en el conjunto de creencias, en los estereot<text:span text:style-name="T666">ipos, en la métrica</text:span> de la probabilidad subjetiva, etc., de una persona en dos épocas distintas, como el conjunto de creencias, estereotipos, etc., de dos personas en dos culturas humanas diferentes. <text:span text:style-name="T137">Analizar todos los estados que un ser humano atraviesa cuando cree que </text:span><text:span text:style-name="T104">hay muchos gatos rondando por aquí</text:span><text:span text:style-name="T137"> es una tarea no menos finita que la de analizar las culturas humanas y modos de fijar una creencia</text:span>.</text:p>
      <text:p text:style-name="P212"/>
      <text:p text:style-name="P526"><text:span text:style-name="T251">P</text:span><text:span text:style-name="T244">UTNAM, H</text:span><text:span text:style-name="T145">. </text:span><text:span text:style-name="T313">(1990:</text:span><text:span text:style-name="T213">159-160</text:span><text:span text:style-name="T313">). </text:span><text:span text:style-name="T59">Representación </text:span><text:span text:style-name="T68">y r</text:span><text:span text:style-name="T59">ealidad</text:span><text:span text:style-name="T313">.</text:span><text:span text:style-name="T59"> </text:span></text:p>
      <text:p text:style-name="P306"/>
      <text:p text:style-name="P286">La teoría de Lewis nuevamente examinada</text:p>
      <text:p text:style-name="P286"/>
      <text:p text:style-name="P213"><text:span text:style-name="T137">Iré más lejos</text:span>: la psicología popular no puede desempeñar el papel que Lewis le asigna, o sea <text:span text:style-name="T137">el de definir las actitudes proposicionales</text:span>. Si no puede desempeñar el papel, entonces las “trivialidades que constituyen nuestro conocimiento común” serían el sumario de todas maneras posibles de tener una creencia que podamos describir. Y Lewis no nos ha dado ninguna razón para pensar que lo sean. Consideremos ahora la creencia de que la nieve es blanca … Supongamos que un <text:span text:style-name="T666">habitante de</text:span>l futuro, que pertenece a una cultura ultracientífica y habla una lengua que no se vincula a ninguna de las nuestras, tiene una creencia que debería interpretarse de ese modo … <text:s/>¿Resolveríamos el problema utilizando creencias de nuestra cultura, tales como: “<text:span text:style-name="T137">todos lo saben, todos saben que todos lo saben</text:span>”, <text:span text:style-name="T844">etc.</text:span>?</text:p>
      <text:p text:style-name="P213"><text:tab/>Esos hablantes podrían creer que la nieve es blanca basándose en un calculo de mecánica cuántica … Así, las trivialidades sobre los “estímulos sensoriales” que nos producen el estado mental de creer que la nieve es blanca con tal o cual probabilidad, no se aplicarían a dichos hablantes. <text:s/><text:span text:style-name="T653">Imaginemos que no sólo llegan a la creencia de modo distinto, sino que los estímulos sensoriales que a nosotros nos bastan les son insuficientes, al menos son un prolijo cálculo (pues no van directamente de los estímulos sensoriales al “estado mental”).</text:span></text:p>
      <text:p text:style-name="P213"/>
      <text:p text:style-name="P526"><text:span text:style-name="T251">P</text:span><text:span text:style-name="T244">UTNAM, H</text:span><text:span text:style-name="T145">. </text:span><text:span text:style-name="T313">(1990:</text:span><text:span text:style-name="T213">160-161</text:span><text:span text:style-name="T313">). </text:span><text:span text:style-name="T59">Representación </text:span><text:span text:style-name="T68">y r</text:span><text:span text:style-name="T59">ealidad</text:span><text:span text:style-name="T313">.</text:span><text:span text:style-name="T59"> </text:span></text:p>
      <text:p text:style-name="P214"/>
      <text:p text:style-name="P214"><text:tab/>… Imaginemos ahora que somos nos<text:span text:style-name="T773">o</text:span>tros la cultura interpretada y que el intérprete es un miembro de una cultura primitiva … Finalmente estará en capacidad de entender el enunciado: “El sol <text:span text:style-name="T773">s</text:span>e encuentra a 149,5 millones de kilómetros de la Tierra”. Pero la comprensión del enunciado no significaría, de manera alguna, la aplicación de las trivialidades que todos los miembros de su tribu conocen; <text:s/><text:span text:style-name="T137">aprender no es aplicar simplemente lo que ya se conoce a casos adicionales, sino efectuar saltos conceptuales y proyectarse imaginativamente uno mismo en nuevas formas de pensamiento. Si el cuento de l</text:span><text:span text:style-name="T239">a</text:span><text:span text:style-name="T137">s trivialidades fuera lo único que hay respecto a la interpretación,</text:span> <text:span text:style-name="T137">nadie podría adquirir ningún concepto que la cultura no tuviera</text:span> (o lo que fuera reducible a los conceptos <text:span text:style-name="T666">que posee esa</text:span> cultura). Nuestras trivialidades no son el fundamento al que pueden reducirse todas las nociones posibles.</text:p>
      <text:p text:style-name="P214"><text:tab/><text:span text:style-name="T654">Lewis diría entonces que el lenguaje primitivo es incapaz de expresar estas creencias y que cada cultura debe tener solamente una teoría sobre el proceso de atribuir creencias. </text:span></text:p>
      <text:p text:style-name="P214"/>
      <text:p text:style-name="P526"><text:span text:style-name="T251">P</text:span><text:span text:style-name="T244">UTNAM, H</text:span><text:span text:style-name="T145">. </text:span><text:span text:style-name="T313">(1990:</text:span><text:span text:style-name="T213">162</text:span><text:span text:style-name="T313">). </text:span><text:span text:style-name="T59">Representación </text:span><text:span text:style-name="T68">y r</text:span><text:span text:style-name="T59">ealidad</text:span><text:span text:style-name="T313">.</text:span><text:span text:style-name="T59"> </text:span></text:p>
      <text:p text:style-name="P215"/>
      <text:p text:style-name="P215"><text:tab/>En suma, las “trivialidades” acerca de la creencia, el deseo, la acción, etc., que “todos conocen”, no llegan a ser una definición implícita de las actitudes proposicionales, deseos, etc., por dos razones. En primer lugar, la idea de que hay un estado físico para cada actitud proposicional es falsa para cualquier interpretación razonablemente natural de “estado físico”, incluyendo el estado “neuroquímico” de Lewis, con excepción de la amplia interpretación <text:span text:style-name="T655">usada en el Apéndice (si se la puede considerar una</text:span> “<text:span text:style-name="T655">interpretación </text:span>razonablemente natural”<text:span text:style-name="T655">), en la que hay tantos estados físicos, aun si hubiera un estado físico para cada actitud proposicional, las trivialidades de la psicología popular no bastarían para distinguir esos estado físicos. </text:span></text:p>
      <text:p text:style-name="P215"/>
      <text:p text:style-name="P526"><text:span text:style-name="T251">P</text:span><text:span text:style-name="T244">UTNAM, H</text:span><text:span text:style-name="T145">. </text:span><text:span text:style-name="T313">(1990:</text:span><text:span text:style-name="T214">163</text:span><text:span text:style-name="T313">). </text:span><text:span text:style-name="T59">Representación </text:span><text:span text:style-name="T68">y r</text:span><text:span text:style-name="T59">ealidad</text:span><text:span text:style-name="T313">.</text:span><text:span text:style-name="T59"> </text:span></text:p>
      <text:p text:style-name="P307"/>
      <text:p text:style-name="P287">Conclusiones (1 de 3)</text:p>
      <text:p text:style-name="P216"><text:tab/>El funcionalismo comenzó por rechazar la idea ingenua de que las descripciones de actitudes proposicionales (por ejemplo, “creer que hay muchos gatos en el vecindario”) corresponden de manera biunívoca a estados del cerebro, independientemente de <text:s/>la especie. Sin embargo, <text:span text:style-name="T374">—</text:span>y éste es el talón de Aquiles<text:span text:style-name="T374">— da por sentado que corresponden biunívocamente a estados del cerebro en </text:span><text:span text:style-name="T422">cada organismo individual</text:span><text:span text:style-name="T374">. Per</text:span><text:span text:style-name="T412">o</text:span><text:span text:style-name="T374"> esto es sólo “ciencia popular” en un sentido peyorativo. </text:span><text:span text:style-name="T471">Los seres humanos difieren enormemente entre sí y de otra cultura, si se los considera desde un punto de vista computacional, en tanto mecanismos para “confirmar” o “aceptar” enunciados sobre la base de la estimulación sensorial y para producir “respuestas motrices”</text:span><text:span text:style-name="T374">.</text:span></text:p>
      <text:p text:style-name="P354"/>
      <text:p text:style-name="P526"><text:span text:style-name="T251">P</text:span><text:span text:style-name="T244">UTNAM, H</text:span><text:span text:style-name="T476">. </text:span><text:span text:style-name="T385">(1990:</text:span><text:span text:style-name="T492">163</text:span><text:span text:style-name="T385">). </text:span><text:span text:style-name="T424">Representación </text:span><text:span text:style-name="T425">y r</text:span><text:span text:style-name="T424">ealidad</text:span><text:span text:style-name="T385">.</text:span><text:span text:style-name="T424"> </text:span></text:p>
      <text:p text:style-name="P416"/>
      <text:p text:style-name="P412">Conclusiones (2 de 3)</text:p>
      <text:p text:style-name="P217"><text:span text:style-name="T374">Aunque todos los seres humanos son ordenadores de la misma clase en el momento de nacer, no todos los seres humanos adultos pasan por la misma secuencia de estados al fijar una creencia que en nuestra lengua se traduciría por el enunciado “hay muchos gatos en el vecindario”. La verdadera práctica interpretativa no procede buscando algo aislable como son “los estados neuroquímicos”, dada su estructura y sus papeles biológicos y químicos, independientemente de cualquier papel semántico que uno quiera imponerles, sino que </text:span><text:span text:style-name="T471">procede, más bien</text:span><text:span text:style-name="T374">, </text:span><text:span text:style-name="T458">descontando las diferencias</text:span><text:span text:style-name="T374">. <text:s/></text:span><text:span text:style-name="T471">La verdadera práctica de </text:span><text:span text:style-name="T500">l</text:span><text:span text:style-name="T471">a interpretación es</text:span><text:span text:style-name="T374"> de </text:span><text:span text:style-name="T471">final abierto y de hecho se extiende hasta el infinito</text:span><text:span text:style-name="T374"> (a nuevas culturas, nuevas tecnologías, nuevas especies, al menos potencialmente). </text:span><text:span text:style-name="T471"><text:s/>Si se recuerda que el único “asidero” que poseemos de la noción de “idéntica creencia” es, en realidad, la práctica de la interpretación</text:span><text:span text:style-name="T374">, no hay ninguna razón entonces para creer que existe un estado computacional en el que se hallan todos los seres humanos posibles que “hay muchos gatos en el vecindario”. Y si no existe un </text:span><text:span text:style-name="T422">estado computacional</text:span><text:span text:style-name="T374"> único en el cual se encuentran todos, tampoco es posible que se encuentre en un estado </text:span><text:span text:style-name="T422">neuroquímico</text:span><text:span text:style-name="T374"> relevante.</text:span></text:p>
      <text:p text:style-name="P355"/>
      <text:p text:style-name="P526"><text:span text:style-name="T251">P</text:span><text:span text:style-name="T244">UTNAM, H</text:span><text:span text:style-name="T476">. </text:span><text:span text:style-name="T385">(1990:</text:span><text:span text:style-name="T492">164</text:span><text:span text:style-name="T385">). </text:span><text:span text:style-name="T424">Representación </text:span><text:span text:style-name="T425">y r</text:span><text:span text:style-name="T424">ealidad</text:span><text:span text:style-name="T385">.</text:span><text:span text:style-name="T424"> </text:span></text:p>
      <text:p text:style-name="P417"/>
      <text:p text:style-name="P409">Conclusiones (3 de 3)</text:p>
      <text:p text:style-name="P409"><text:tab/><text:span text:style-name="T11">No hay razones para pensar que existe una relación de equivalencia </text:span><text:span text:style-name="T41">definible</text:span><text:span text:style-name="T11"> sobre estados computacionales que pudieran suministrar clases de equivalencias correspondientes a actitudes proposicionales (una clase de equivalencia para cada actitud proposicional) en el caso de los sistemas intencionales físicamente posibles.</text:span></text:p>
      <text:p text:style-name="P409"><text:span text:style-name="T11"><text:tab/></text:span><text:span text:style-name="T12">Finalmente, hemos considerado la idea de permitir que las actitudes proposicionales sean “implícitamente definidas” por la teorías. Pero ignoramos qué clase de teoría podría hacerlo… o si tenemos una noción de “definición implícita” que nos presuponga que sabemos qué clase de entidad es la que deseamos implícitamente definir.</text:span></text:p>
      <text:p text:style-name="P217"><text:span text:style-name="T374">… </text:span><text:span text:style-name="T394">De ese modo Lewis y yo elegimos, cada uno por su cuenta, el camino de aceptar que existe un estado cerebral por cada actitud proposicional en el caso de cada organismo individual. Pero es aquí donde ambos fuimos víctimas de la “ciencia popular”. De manera que </text:span><text:span text:style-name="T479">el funcionalismo no funciona. Esto es, no se ajusta a los fenómenos. Sin embargo, mucho es lo que aprendimos en el intento de ajustarnos a él.</text:span></text:p>
      <text:p text:style-name="P409"/>
      <text:p text:style-name="P526"><text:span text:style-name="T251">P</text:span><text:span text:style-name="T244">UTNAM, H</text:span><text:span text:style-name="T476">. (</text:span><text:span text:style-name="T385">1990:</text:span><text:span text:style-name="T492">166</text:span><text:span text:style-name="T476">). </text:span><text:span text:style-name="T460">Representación </text:span><text:span text:style-name="T461">y r</text:span><text:span text:style-name="T460">ealidad</text:span><text:span text:style-name="T476">.</text:span><text:span text:style-name="T460"> </text:span></text:p>
      <text:p text:style-name="P421"/>
      <text:p text:style-name="P413">Esbozo de una imagen alternativa</text:p>
      <text:p text:style-name="P356"><text:tab/>… <text:span text:style-name="T137">me sedujo la idea de que el modo de resolver los problemas filosóficos es construyendo una mejor imagen científica del mund</text:span>o. Esta idea contiene el antiguo principio de que el Ser es anterior al Conocimiento. <text:span text:style-name="T137">El filósofo debe ser, en esencia, un buen “futurista”</text:span> … A partir de esta idea, concluí debe ser entendida sin “una reinterpretación filosófica”. La Independencia. La Unicidad, la Bivalencia y la Correspondencia son, así como los principios metafísicos que garantizan la posibilidad de la solución científica definitiva.</text:p>
      <text:p text:style-name="P218"><text:span text:style-name="T374"><text:tab/></text:span><text:span text:style-name="T395">… rechazo a todo discurso sobre los posibles logros de la ciencia, en tanto sustituto de, por lo menos, un esbozo plausible de una teoría científica genuina con real capacidad explicativa. <text:s text:c="2"/>…</text:span></text:p>
      <text:p text:style-name="P218"><text:span text:style-name="T395"><text:tab/>… Descubrí … que el problema de la </text:span><text:span text:style-name="T480">intencionalidad</text:span><text:span text:style-name="T395"> ocupa una posición fundamental. <text:s/>No es nueva la denuncia de que las explicaciones “fisicalistas” del mundo son incompletas, especialmente porque no dan cuenta de la intencionalidad.</text:span></text:p>
      <text:p text:style-name="P357"/>
      <text:p text:style-name="P526"><text:span text:style-name="T251">P</text:span><text:span text:style-name="T244">UTNAM, H</text:span><text:span text:style-name="T476">. </text:span><text:span text:style-name="T385">(1990:</text:span><text:span text:style-name="T492">167</text:span><text:span text:style-name="T385">). </text:span><text:span text:style-name="T424">Representación </text:span><text:span text:style-name="T425">y r</text:span><text:span text:style-name="T424">ealidad</text:span><text:span text:style-name="T385">.</text:span><text:span text:style-name="T424"> </text:span></text:p>
      <text:p text:style-name="P377"/>
      <text:p text:style-name="P219"><text:span text:style-name="T374">Con la ciencia de la computación se introdujo un paradigma totalmente nuevo acerca de lo que debería ser una explicación realista científica de la intencionalidad. Surgió entonces la necesidad de una exhaustiva investigación de la reductivilidad científica de la intencionalidad en la era de los ordenadores. … </text:span><text:span text:style-name="T396">no es mi propósito entrar en una polémica filosófica en favor de la clase de realismo pragmático (“realismo interno”) que sostengo …</text:span></text:p>
      <text:p text:style-name="P359"/>
      <text:p text:style-name="P410">Objetividad y relatividad conceptual</text:p>
      <text:p text:style-name="P358"><text:tab/>Lo que presentaré ahora no es, en realidad, una teoría; en todo caso, no una teoría de la intencionalidad … <text:span text:style-name="T137">No veo ninguna posibilidad de una teoría científica de la “naturaleza” del reino de lo intencional</text:span>, y el supuesto mismo de que esta teoría debe ser posible, s<text:span text:style-name="T137">i existe algo que “tiende” a los fenómenos intencionales, es un supuesto que considero completamente equivocado</text:span> …</text:p>
      <text:p text:style-name="P358"/>
      <text:p text:style-name="P526"><text:span text:style-name="T251">P</text:span><text:span text:style-name="T244">UTNAM, H</text:span><text:span text:style-name="T476">. </text:span><text:span text:style-name="T385">(1990:</text:span><text:span text:style-name="T492">168</text:span><text:span text:style-name="T385">). </text:span><text:span text:style-name="T424">Representación </text:span><text:span text:style-name="T425">y r</text:span><text:span text:style-name="T424">ealidad</text:span><text:span text:style-name="T385">.</text:span><text:span text:style-name="T424"> </text:span></text:p>
      <text:p text:style-name="P378"/>
      <text:p text:style-name="P220"><text:span text:style-name="T374">Lo que ofrezco, entonces, no es una teoría sino una imagen que nos permita dar sentido a una gran variedad de fenómenos … </text:span><text:span text:style-name="T501">Lo que importa, en mi opinión, es una imagen que dé sentido a los fenómenos a partir de nuestro mundo y nuestra práctica, en lugar de buscar el punto de vista “Divino</text:span><text:span text:style-name="T397">”. <text:s/>… </text:span><text:span text:style-name="T398">quiero señalar la clase de fenómenos a lo cuales una imagen adecuada nos permite dar sentido … (división de la labor lingüística, contribución del entorno, holismo del significado, etc.). Me referiré brevemente a </text:span><text:span text:style-name="T481">dos requisitos generales para una imagen filosófica de la intencionalidad; debe explicar la objetividad y la relatividad conceptual</text:span><text:span text:style-name="T398">.</text:span></text:p>
      <text:p text:style-name="P220"><text:span text:style-name="T398"><text:tab/>¿Qué entiendo por “objetividad y relatividad conceptual? Empecemos por “</text:span><text:span text:style-name="T481">objetividad</text:span><text:span text:style-name="T398">”. Decir que los fenómenos intencionales son “objetivos” no significa que sean independientes de aquello que los seres humanos saben o pueden averiguar (digamos que no son Objetivos con “O” mayúscula). Si tomamos “verdad” como nuestra noción intencional representativa, entonces afirmar que la verdad es objetiva (con minúscula) equivale a decir que cuando un enunciado es verdadero, es una propiedad de la verdad el ser lógicamente independiente de la </text:span><text:span text:style-name="T428">creencia</text:span><text:span text:style-name="T398"> de que dicho enunciado es verdadero, por parte de la mayoría de los miembros de la cultura. </text:span><text:span text:style-name="T399">Y esto no es la solución del ilustre problema metafísico del Realismo o del Idealismo, sino simplemente un rasgo de nuestra noción de verdad.</text:span></text:p>
      <text:p text:style-name="P360"/>
      <text:p text:style-name="P526"><text:span text:style-name="T251">P</text:span><text:span text:style-name="T244">UTNAM, H</text:span><text:span text:style-name="T476">. </text:span><text:span text:style-name="T385">(1990:</text:span><text:span text:style-name="T492">169-170</text:span><text:span text:style-name="T385">). </text:span><text:span text:style-name="T424">Representación </text:span><text:span text:style-name="T425">y r</text:span><text:span text:style-name="T424">ealidad</text:span><text:span text:style-name="T385">.</text:span><text:span text:style-name="T424"> </text:span></text:p>
      <text:p text:style-name="P379"/>
      <text:p text:style-name="P361"><text:tab/>Un eliminacionista como Paul Churchland, que busca un “concepto sucesor de la noción de verdad”, podría rechazar la objetividad de la noción de verdad junto con la noción misma. <text:s/>… </text:p>
      <text:p text:style-name="P221"><text:span text:style-name="T374"><text:tab/></text:span><text:span text:style-name="T400">También es posible explicar la objetividad de la noción de verdad (y de referencia) a la manera de Brent</text:span><text:span text:style-name="T420">a</text:span><text:span text:style-name="T400">no y Chisholm, esto es, </text:span><text:span text:style-name="T488">tomando sólo la existencia de propiedades intencionales como un hecho “primitivo</text:span><text:span text:style-name="T400">”. </text:span><text:span text:style-name="T488">Si “primitivo” significa “no reducible a las nociones intencionales</text:span><text:span text:style-name="T400">”, entonces se trata de la respuesta correcta (como lo he venido sosteniendo). Pero si la idea es considerar que “primitivo” se refiere a la noción realista, metafísica y tradicional de verdad (y a las ideas de Correspondencia, Independencia, Bivalencia y Unicidad que le atañen), entonces mi respuesta es “¡no tan rápidamente!”.</text:span></text:p>
      <text:p text:style-name="P362"><text:tab/>Y digo “¡no tan rápidamente!” porque hay otras propiedades de la verdad, la referencia y el significado que <text:s/>que <text:span text:style-name="T666">deben explicarse</text:span> … En particular, existe lo que denomino la “relatividad conceptual”. Mientras que la objetividad, en una forma u otra, no es sólo una propiedad familiar de las nociones intencionales sino la más discutida por los filósofos, la relatividad conceptual es una propiedad que cobró cierta importancia apenas en el siglo XX y cuya existencia a menudo se ignora o incluso de niega.</text:p>
      <text:p text:style-name="P362"/>
      <text:p text:style-name="P526"><text:span text:style-name="T251">P</text:span><text:span text:style-name="T244">UTNAM, H</text:span><text:span text:style-name="T476">. </text:span><text:span text:style-name="T385">(1990:</text:span><text:span text:style-name="T492">170-171</text:span><text:span text:style-name="T385">). </text:span><text:span text:style-name="T424">Representación </text:span><text:span text:style-name="T425">y r</text:span><text:span text:style-name="T424">ealidad</text:span><text:span text:style-name="T385">.</text:span><text:span text:style-name="T424"> </text:span></text:p>
      <text:p text:style-name="P380"/>
      <text:p text:style-name="P222"><text:span text:style-name="T385"><text:tab/></text:span><text:span text:style-name="T401">Comencemos por un ejemplo muy simple. Vamos a suponer que mi compañero y yo entramos a una habitación en donde hay una silla, una mesa y, sobre la mesa, una lámpara, un cuaderno y un bolígrafo. Nada más. “¿Cuántos objetos hay en la habitación?”, le pregunto a mi compañero. Cinco, me responde.” … “Y qué ocurre con nosotros?, le pregunto. “No pensé que su intención fuera la de contar a las personas como objetos”, contesta, haciendo una mueca. “Muy bien, entonces siete”. “Y las páginas del cuaderno?” , le pregunto.</text:span></text:p>
      <text:p text:style-name="P222"><text:span text:style-name="T401">… Pero, ¿cuál es la respuesta a mi pregunta? Es posible que un lógico responda que existe una noción ordinaria (o quizá metafísica) de objeto, según la cual las páginas de un cuaderno no son “objetos” mientras permanezcan unidas, y según la cual mi nariz no es un objeto sino parte de un objeto, en tanto permanezca unida … </text:span><text:span text:style-name="T402">y que hay una noción lógica de objeto o “entidad” según la cual toda cosa que se tome como valor de una variable de cuantificación, es decir, cualquier cosa a la que podamos referirnos mediante un pronombre, es un “objeto”; y que todas las partes de una persona o de un cuaderno son “objetos” en ese sentido lógico. Pero incluso surgen problemas si aceptamos el término “objeto” en ese sentido lógico. Vamos a ignorar la mecánica </text:span><text:span text:style-name="T567">cuántica y a</text:span><text:span text:style-name="T402"> suponer que hay exactamente </text:span><text:span text:style-name="T429">n</text:span><text:span text:style-name="T402"> partículas elementales en la habitación … podemos incluirlas dentro del dominio de una variable de cuantificación</text:span><text:span text:style-name="T385">. ¿</text:span><text:span text:style-name="T402">Qué ocurre con los grupos de partículas elementales?</text:span></text:p>
      <text:p text:style-name="P363"/>
      <text:p text:style-name="P526"><text:span text:style-name="T251">P</text:span><text:span text:style-name="T244">UTNAM, H</text:span><text:span text:style-name="T476">. </text:span><text:span text:style-name="T385">(1990:</text:span><text:span text:style-name="T493">171</text:span><text:span text:style-name="T385">). </text:span><text:span text:style-name="T424">Representación </text:span><text:span text:style-name="T425">y r</text:span><text:span text:style-name="T424">ealidad</text:span><text:span text:style-name="T385">.</text:span><text:span text:style-name="T424"> </text:span></text:p>
      <text:p text:style-name="P381"/>
      <text:p text:style-name="P221"><text:span text:style-name="T400"><text:tab/>¿</text:span><text:span text:style-name="T402">La suma merológica de mi nariz y la lámpara es un objeto en sentido lógico? Si decimos “no” algunos filósofos objetarán que “ser orgánico” es demasiado subjetivo para servir como criterio de los que es o no objeto en sentido lógico. El filósofo alegará: “Es sólo nuestro interés lo que nos hace considerar la lámpara como algo más que un grupo discontinuo y extraño de partículas. Seguramente, </text:span><text:span text:style-name="T403">las partes de la lámpara permanecen unidas cuando se la mueve (éste es uno de los criterios aristotélicos de objeto); <text:s/>… </text:span><text:span text:style-name="T487">deberíamos aceptar que sólo las partículas elementales son objetos, o bien admitir la sumas merológicas</text:span><text:span text:style-name="T403">”</text:span></text:p>
      <text:p text:style-name="P364"><text:tab/>Si aceptamos que las sumas merológicas son objetos, diremos que hay 2 “objetos” en la habitación. Si aceptamos que solamente los “todos orgánicos” son objetos, el número será mucho mayor. ¿Cuál será la opción correcta?</text:p>
      <text:p text:style-name="P364"><text:tab/>A mi modo de ver, es evidente que el problema requiere una convención. Como bien podría decir un lego, “depende de los que usted entienda por objeto”. Pero la consecuencia es alarmante: no se determina el verdadero significado en tanto no se especifica la noción de “objeto en sentido lógico”. Parece entonces que las mismas lógicas conectivas tienen diversos usos posibles.</text:p>
      <text:p text:style-name="P364"/>
      <text:p text:style-name="P526"><text:span text:style-name="T251">P</text:span><text:span text:style-name="T244">UTNAM, H</text:span><text:span text:style-name="T476">. </text:span><text:span text:style-name="T385">(1990:</text:span><text:span text:style-name="T493">172-17</text:span><text:span text:style-name="T502">3</text:span><text:span text:style-name="T385">). </text:span><text:span text:style-name="T424">Representación </text:span><text:span text:style-name="T425">y r</text:span><text:span text:style-name="T424">ealidad</text:span><text:span text:style-name="T385">.</text:span></text:p>
      <text:p text:style-name="P382"/>
      <text:p text:style-name="P365"><text:tab/>Hans Reichenbach habría estado de acuerdo en que estos problemas requieren convenciones, y habría agregado que distinguir un “hecho” de una “convención” es, precisamente, la tarea del filósofo <text:s/><text:span text:style-name="T814">en su teorizar acerca del mundo. No obstante, como Quine lo señaló después, el criterio de Reichebach para distinguir un “hecho” de una “convención” se desmorona cuando se lo interpreta como una franca dicotomía. Un ejemplo (mío, no de Quine) es el carácter convencional de toda respuesta a la pregunta: “¿el punto es idéntico a la serie de esferas que en él convergen?”</text:span>… </text:p>
      <text:p text:style-name="P223"><text:span text:style-name="T374"><text:tab/></text:span><text:span text:style-name="T566">Que la verdad</text:span><text:span text:style-name="T374"> se halle en el extremo “convencional” del </text:span><text:span text:style-name="T422">continuum</text:span><text:span text:style-name="T374"> convención-hecho no significa que sea </text:span><text:span text:style-name="T422">absolutamente</text:span><text:span text:style-name="T374"> convencional: esto es, una verdad estipulada, libre de todo elemento fáctico. Por otra parte, incluso cuando vemos una “realidad” (por ejemplo, un árbol), la posibilidad de esa percepción depende de un esquema conceptual en el lugar; <text:s/></text:span><text:span text:style-name="T404">es decir, un esquema que puede o no legislar la respuesta a preguntas tales como “¿el árbol es idéntico a la suma merológica de segmentos de tiempo de las partículas elementales que lo componen? </text:span><text:span text:style-name="T482">Lo fáctico y lo convencional son cuestiones de grado. No podemos decir “tales y cuales elementos del mundo son hechos espontáneos y el resto es el resultado de una convención”</text:span><text:span text:style-name="T404">.</text:span></text:p>
      <text:p text:style-name="P366"/>
      <text:p text:style-name="P526"><text:span text:style-name="T251">P</text:span><text:span text:style-name="T244">UTNAM, H</text:span><text:span text:style-name="T476">. </text:span><text:span text:style-name="T385">(1990:</text:span><text:span text:style-name="T494">174-175</text:span><text:span text:style-name="T385">). </text:span><text:span text:style-name="T424">Representación </text:span><text:span text:style-name="T425">y r</text:span><text:span text:style-name="T424">ealidad</text:span><text:span text:style-name="T385">.</text:span></text:p>
      <text:p text:style-name="P224"><text:span text:style-name="T471">E</text:span><text:span text:style-name="T494">l</text:span><text:span text:style-name="T471"> realismo interno como imagen alternativa</text:span></text:p>
      <text:p text:style-name="P367"><text:tab/>Así es como el sentido común esclarece el enigma del número de objetos en la habitación; también lo esclarece decir: “depende de lo que entienda por objeto”. Esta observación del sentido común es perfectamente correcta pero más profunda de lo que pueda suponer un persona con sentido común. Como hemos visto, hay muchas maneras de usar la noción de objeto … será “cinco” o <text:s/>“<text:span text:style-name="T815">siete” o </text:span>“2” (y existen muchas posibilidades más).</text:p>
      <text:p text:style-name="P224"><text:span text:style-name="T374"><text:tab/></text:span><text:span text:style-name="T471">Una metáfora que suele emplearse para explicarlo es la del molde para bizcochos.</text:span><text:span text:style-name="T374"> Las cosas, independientemente de toda elección conceptual, son la pasta: la forma del molde, nuestra contribución conceptual … ¿</text:span><text:span text:style-name="T405">cuales son las distintas partes de la pasta? Si contestamos que los átomos de la pasta son n partículas elementales y las otras partes, las sumas merológicas, entonces hemos adoptado una imagen metafísica, trascendental y particular; la imagen según la cual “realmente existen” las sumas merológicas. Mi concepción, que denominé “realismo interno” … (ojalá lo hubiera llamado simplemente “realismo pragmático”) niega que este modo de considerar la situación sea más “correcto” que el de insistir en que sólo existen realmente n partículas elementales … </text:span><text:span text:style-name="T406">la metáfora del molde para bizcochos niega (no explica) </text:span><text:span text:style-name="T568">el fenómeno de</text:span><text:span text:style-name="T406"> la relatividad conceptual. La sugerencia del “</text:span><text:span text:style-name="T483">realismo interno” </text:span><text:span text:style-name="T406">es diferente: una misma situación (para las pautas del sentido común) puede ser descrita de diversas maneras según cómo usamos las palabras. </text:span><text:span text:style-name="T483">La situación no debe legislar por sí misma de qué manera se usarán palabras tales como “objeto”, Entidad”, “existir”, etc. </text:span></text:p>
      <text:p text:style-name="P411"/>
      <text:p text:style-name="P526"><text:span text:style-name="T251">P</text:span><text:span text:style-name="T244">UTNAM, H</text:span><text:span text:style-name="T476">. (</text:span><text:span text:style-name="T385">1990:</text:span><text:span text:style-name="T494">175</text:span><text:span text:style-name="T476">). </text:span><text:span text:style-name="T424">Representación </text:span><text:span text:style-name="T425">y r</text:span><text:span text:style-name="T424">ealidad</text:span><text:span text:style-name="T385">.</text:span></text:p>
      <text:p text:style-name="P383"/>
      <text:p text:style-name="P225"><text:span text:style-name="T374"><text:tab/></text:span><text:span text:style-name="T471">La noción de objetos que existen “independientemente” de los esquemas conceptuales es errónea en tanto no hay pautas para el uso de las nociones lógicas, además de las elecciones conceptuales</text:span><text:span text:style-name="T374">. La metáfora del molde </text:span><text:span text:style-name="T407">para</text:span><text:span text:style-name="T374"> bizcocho</text:span><text:span text:style-name="T407">s trata de preservar la idea ingenua de que al menos una categoría —la antigua categoría de Objeto o Sustancia— tiene una interpretación absoluta. </text:span><text:span text:style-name="T503">Pensar que todo es solamente lenguaje no es una alternativa</text:span><text:span text:style-name="T407">. Podemos y debemos insistir que </text:span><text:span text:style-name="T503">existen hechos que están allí</text:span><text:span text:style-name="T407"> para ser descubiertos y no meramente legislados por nosotros. Pero esto es algo que se dice cuando ya se adoptó una manera de hablar, un lenguaje, un “esquema conceptual”. </text:span><text:span text:style-name="T503">Hablar de “hechos” sin antes especificar qué lenguaje se usará, es hablar de nada</text:span><text:span text:style-name="T407">. El mundo mismo fija el uso de la palabra “hecho” no menos que el de la palabra “existir” o la palabra “objeto”.</text:span></text:p>
      <text:p text:style-name="P368">… “¿un punto del espacio-tiempo es un individuo concreto o un mero límite y, en consecuencia, una entidad abstracta de algún tipo?”) y se podrían agregar muchos otros ejemplos —pueden ser manipulados casi de la misma manera. “Idéntico”, “individuo” y “abstracto” son nociones con gran variedad de usos. La diferencia, digamos, entre describir el espacio-tiempo en un lenguaje que toma los puntos como meros límites y describirlo en uno que toma los puntos co<text:span text:style-name="T863">m</text:span>o individuos, es una diferencia en la elección del lenguaje y ninguna de las dos es “la única descripción verdadera”.</text:p>
      <text:p text:style-name="P368"/>
      <text:p text:style-name="P526"><text:span text:style-name="T251">P</text:span><text:span text:style-name="T244">UTNAM, H</text:span><text:span text:style-name="T476">. (</text:span><text:span text:style-name="T385">1990:</text:span><text:span text:style-name="T494">176</text:span><text:span text:style-name="T476">). </text:span><text:span text:style-name="T424">Representación </text:span><text:span text:style-name="T425">y r</text:span><text:span text:style-name="T424">ealidad</text:span><text:span text:style-name="T385">.</text:span></text:p>
      <text:p text:style-name="P384"/>
      <text:p text:style-name="P226"><text:span text:style-name="T374"><text:tab/></text:span><text:span text:style-name="T471">Mi concepción es la siguiente</text:span><text:span text:style-name="T374">: </text:span><text:span text:style-name="T458">un enunciado es verdaderamente respecto de una situación sólo en el caso de que sea correcto usar las palabras que de esa manera componen el enunciado al describir la situación</text:span><text:span text:style-name="T374">. … </text:span><text:span text:style-name="T408">significa, ni más ni menos, que un hablante “suficientemente bien colocado” que use las palabras que de esa manera estará plenamente autorizado a considerar que el enunciado es verdadero con respecto a esa situación. </text:span></text:p>
      <text:p text:style-name="P226"><text:span text:style-name="T408">¿</text:span><text:span text:style-name="T506">Qué significa “un hablante suficientemente bien colocado</text:span><text:span text:style-name="T408">”? Eso depende del enunciado que se esté considerando. No hay algoritmo que determine si una posición epistémica dada es mejor o peor para hacer un juicio arbitrario. <text:s/>Pero hechos del tipo “si usted tiene que decidir si E es verdadero, entonces es mejor hallarse en la circunstancia C1, que en la circunstancia C2. “no son hechos “trascendentes”; hay hechos que deben ser determinados por la capacidad de</text:span><text:span text:style-name="T431"> </text:span><text:span text:style-name="T408">los hablantes, si tienen suerte de hallarse en la circunstancia correcta. ¿</text:span><text:span text:style-name="T506">Cuáles son las clases de circunstancias correctas</text:span><text:span text:style-name="T408">? Eso depende del juicio que esté considerando.</text:span></text:p>
      <text:p text:style-name="P226"><text:span text:style-name="T408"><text:tab/></text:span><text:span text:style-name="T409">Y no me estoy haciendo el “listo”. El punto es que no he propuesto en ningún sentido una explicación </text:span><text:span text:style-name="T430">reductiva de la verdad</text:span><text:span text:style-name="T409"> (tampoco de garantía). En mi libro </text:span><text:span text:style-name="T430">Reason, Truth and History </text:span><text:span text:style-name="T409"><text:s/>lo explique así: “La verdad es la aceptabilidad racional ideal” …</text:span><text:span text:style-name="T484"> Lo que he propuesto, simplemente, es que la verdad y la aceptabilidad racional son nociones </text:span><text:span text:style-name="T462">interdependientes</text:span><text:span text:style-name="T430">. … <text:s/>la</text:span><text:span text:style-name="T409"> dependencia es recíproca</text:span><text:span text:style-name="T430">. </text:span></text:p>
      <text:p text:style-name="P529"><text:span text:style-name="T468">P</text:span><text:span text:style-name="T469">UTNAM, H</text:span><text:span text:style-name="T460">. </text:span><text:span text:style-name="T424">(1990:</text:span><text:span text:style-name="T465">1</text:span><text:span text:style-name="T466">76-177</text:span><text:span text:style-name="T424">). Representación </text:span><text:span text:style-name="T425">y r</text:span><text:span text:style-name="T424">ealidad. </text:span></text:p>
      <text:p text:style-name="P420"/>
      <text:p text:style-name="P437"><text:span text:style-name="T590">E</text:span><text:span text:style-name="T591">l hecho de que una situación epistémica sea </text:span><text:span text:style-name="T594">buena o mala</text:span><text:span text:style-name="T579"> dependerá, principalmente de que muchos enunciados distintos sean verdaderos. Repito: la ciencia del “realismo interno” es la hipótesis de que la verdad no trasciende el uso. Enunciados diferentes —incluso enunciados “irreconciliables” según la lógica y la semántica clásicas— pueden ser verdaderos en la misma situación pues las palabras (incluso las mismas palabras lógicas) <text:s/>se usan de modo diferente. Per</text:span><text:span text:style-name="T580">o</text:span><text:span text:style-name="T579"> esto no quiere decir que hablar de “uso” en lugar de “significado” proporcione otra clase de explicación reductiva o un sustituto <text:s/>de la noción de “intencionalidad”. Describir el uso de las palabras implica describir muchas cosas: cuándo los enunciados que contienen esas palabras son aceptables, por qué razón un experto/hablante común usa las palabras de manera diferente, a qué intereses sirven las maneras de hablar en cuestión, cual es la “fenomenología” de un modo particular de hablar, etc. Esas cosas no son más reducibles al lenguaje físico </text:span><text:span text:style-name="T452">cum</text:span><text:span text:style-name="T579"> computacional que el discurso del significado y el discurso de la referencia.</text:span></text:p>
      <text:p text:style-name="P415"/>
      <text:p text:style-name="P526"><text:span text:style-name="T251">P</text:span><text:span text:style-name="T244">UTNAM, H</text:span><text:span text:style-name="T460">. (</text:span><text:span text:style-name="T424">1990:</text:span><text:span text:style-name="T463">177-178-181</text:span><text:span text:style-name="T460">). </text:span><text:span text:style-name="T424">Representación </text:span><text:span text:style-name="T425">y r</text:span><text:span text:style-name="T424">ealidad.</text:span></text:p>
      <text:p text:style-name="P418"/>
      <text:p text:style-name="P414">Mi diagnóstico actual sobre el funcionalismo</text:p>
      <text:p text:style-name="P227"><text:span text:style-name="T374"><text:tab/>Para finalizar, me referiré a las principales </text:span><text:span text:style-name="T471">dificultades con las cuales tropieza el realismo científico en sus intentos por explicar la intencionalidad</text:span><text:span text:style-name="T374"> (entre ellos <text:s/>mi propio “funcionalismo”) … En primer término reparemos en las dificultades que presen</text:span><text:span text:style-name="T566">tan los programas</text:span><text:span text:style-name="T374"> señalados hasta el momento: “mentalistas”, “funcionalistas”, “fisicalista </text:span><text:span text:style-name="T422">cum </text:span><text:span text:style-name="T374">funcionalistas”, “sociofuncionalistas”, etc. </text:span></text:p>
      <text:p text:style-name="P369"/>
      <text:p text:style-name="P369"><text:span text:style-name="T666">Como vimos</text:span> en el primer capítulo, l<text:span text:style-name="T137">a referencia no es solamente un problema de “conexiones ca</text:span><text:span text:style-name="T183">u</text:span><text:span text:style-name="T137">sales” sino un problema de interpretación</text:span> (de ahí el ejemplo del flogisto ..); <text:span text:style-name="T137">y la interpretación es un problema especialmente holístico</text:span>. Hemos afirmado que una “formalización” completa de la interpretación es un proyecto tan utópico como una “formalización” completa de Fijación de Creencias.</text:p>
      <text:p text:style-name="P369"/>
      <text:p text:style-name="P532"><text:span text:style-name="T251">P</text:span><text:span text:style-name="T244">UTNAM, H</text:span><text:span text:style-name="T460">. (</text:span><text:span text:style-name="T424">1990:</text:span><text:span text:style-name="T464">181-182</text:span><text:span text:style-name="T460">). </text:span><text:span text:style-name="T424">Representación </text:span><text:span text:style-name="T425">y r</text:span><text:span text:style-name="T424">ealidad.</text:span></text:p>
      <text:p text:style-name="P419"/>
      <text:p text:style-name="P228"><text:span text:style-name="T374"><text:tab/>Ahora puedo reformular este punto de modo diferente: saber lo que significan las palabras de un lenguaje (pues sin saber qué significan no se sabe a qué se refieren) es captar la manera en que son </text:span><text:span text:style-name="T422">usadas</text:span><text:span text:style-name="T374">. Pero el uso es holístico, ya que saber cómo se usan las palabras implica saber cómo se fijan las creencias que contienen esas palabras, y la fijación de las creencias es holística.</text:span></text:p>
      <text:p text:style-name="P228"><text:span text:style-name="T374"><text:tab/>Esto no significa (como lo hace</text:span><text:span text:style-name="T410">n Dummet, Fodor, Derrida y otros) que si aceptamos el holismo del significado, entonces aceptaremos que</text:span><text:span text:style-name="T485"> cada vez que cambian nuestros procedimientos de fijación de creencias, cambia el significado de cala palabra en la lengua </text:span><text:span text:style-name="T410">… </text:span><text:span text:style-name="T485"><text:s/></text:span><text:span text:style-name="T410">En efecto, “el significado es el uso” no es una definición de significado. </text:span><text:span text:style-name="T485">Los significados no son objetos en un museo a l</text:span><text:span text:style-name="T561">os cuales</text:span><text:span text:style-name="T485"> se ciñen de algún modo las palabras; decir que dos palabras tienen el mismo significado (</text:span><text:span text:style-name="T486">y</text:span><text:span text:style-name="T485">/o referencia) es decir solamente que existe una buena práctica interpretativa que iguala sus significados (o referencias)</text:span><text:span text:style-name="T410">. Pero la práctica de la interpretación artificial presupone una comprensión artificial de cómo son usadas las palabras por la comunidad cuyas palabras interpretamos.</text:span></text:p>
      <text:p text:style-name="P370">En suma, el intento de examinar el “significado” o la referencia fracasa por misma la razón <text:s/>que fracasa el intento de examinar la razón misma: la razón puede trascender aquello que examina.</text:p>
      <text:p text:style-name="P370">… Una descripción computacional completa de “prueba”, “confirmación”, “sinonimia”, etc., será siempre una imposibilidad.</text:p>
      <text:p text:style-name="P370"/>
      <text:p text:style-name="P526"><text:span text:style-name="T251">P</text:span><text:span text:style-name="T244">UTNAM, H</text:span><text:span text:style-name="T460">. (</text:span><text:span text:style-name="T424">1990:</text:span><text:span text:style-name="T464">182-183</text:span><text:span text:style-name="T460">). </text:span><text:span text:style-name="T424">Representación </text:span><text:span text:style-name="T425">y r</text:span><text:span text:style-name="T424">ealidad.</text:span></text:p>
      <text:p text:style-name="P386"/>
      <text:p text:style-name="P229"><text:span text:style-name="T374"><text:tab/>Dije antes que existen dificultades “ontológicas” y también epistemológicas en los diversos programas realistas científicos. Estas dificultades surgen de la naturaleza de estos programas. … refiriéndome a uno de ellos (sociofuncionalismo) escribí: “¿Por qué no pensamos que la sociedad entera de organismos junto a una parte apropiada de su entorno físico es análoga a un ordenador y tratamos de describir las relaciones funcionales dentro de un sistema más amplio? ¿Por qué no inten</text:span><text:span text:style-name="T566">tamos caracterizar</text:span><text:span text:style-name="T374"> la referencia en particular, como una relación funcional entre representaciones usadas por los organismos y las cosas que están dentro o fuera de esos organismos? <text:s/>… El proyecto acepta, simplemente y desde el principio, que hay un sistema único (“los organismos y su entorno físico”) que contiene todos los objetos y a los cuales todos pueden referirse. </text:span><text:span text:style-name="T471">Según esta imagen, </text:span><text:span text:style-name="T374">hay un cierto dominio de entidades tal que todos los modos de usar referencialmente las palabras son sólo distintos modos de individualizar un</text:span><text:span text:style-name="T421">a</text:span><text:span text:style-name="T374"> o más de esas entidades; es decir, que un objeto de referencia está fijado desde el comienzo, de una vez y para siempre, y que la totalidad de Todos los Objetos que Hay.</text:span></text:p>
      <text:p text:style-name="P371"/>
      <text:p text:style-name="P526"><text:span text:style-name="T251">P</text:span><text:span text:style-name="T244">UTNAM, H</text:span><text:span text:style-name="T460">. (</text:span><text:span text:style-name="T424">1990:</text:span><text:span text:style-name="T464">183-184</text:span><text:span text:style-name="T460">). </text:span><text:span text:style-name="T424">Representación </text:span><text:span text:style-name="T425">y r</text:span><text:span text:style-name="T424">ealidad.</text:span></text:p>
      <text:p text:style-name="P385"/>
      <text:p text:style-name="P371"><text:tab/>Pero, al menos desde mi perspectiva “realista interna”,<text:span text:style-name="T137"> no existe una totalidad semejante, dentro o fuera de la ciencia, con respecto a Todos los Objetos que Hay.</text:span> …</text:p>
      <text:p text:style-name="P372">Lo que parecía una ingenua formulación del problema —“aquí están los objetos a los que nos referimos, aquí están los hablantes usando las palabras: ¿cómo podemos descubrir la relación entre los hablantes y los objetos”—está muy lejos de ser ingenua cuando lo que se busca no es un “procesador del lenguaje natural” que funcione en un contexto limitado, sino una “teoría de la referencia. Desde la óptica del “realismo interno”, el problema mismo carece de sentido.</text:p>
      <text:p text:style-name="P372"><text:tab/>Por cierto, lo “epistemológico” y lo “ontológico” están, según mi perspectiva, íntimamente relacionaos. La verdad y la referencia están íntimamente conectadas con las nociones epistémica<text:span text:style-name="T846">s</text:span>; la textura abierta de la noción de objeto, la textura abierta de la noción de referencia, la textura abierta de la noción de significado y <text:span text:style-name="T666">la textura abierta</text:span> de la razón misma están mutuamente interconectadas. A partir de estas interconexiones habrá que progresar la tarea filosófica seria.</text:p>
      <text:p text:style-name="P372"/>
      <text:p text:style-name="P530"><text:span text:style-name="T251">P</text:span><text:span text:style-name="T244">UTNAM, H</text:span><text:span text:style-name="T460">. (</text:span><text:span text:style-name="T424">1990:</text:span><text:span text:style-name="T464">1</text:span><text:span text:style-name="T467">90</text:span><text:span text:style-name="T460">). </text:span><text:span text:style-name="T424">Representación </text:span><text:span text:style-name="T425">y r</text:span><text:span text:style-name="T424">ealidad.</text:span></text:p>
      <text:p text:style-name="P539"/>
      <text:p text:style-name="P236"><text:span text:style-name="T385">L</text:span><text:span text:style-name="T374">legamos así a la siguiente conclusión: Decir que </text:span><text:span text:style-name="T422">algo es una “realización” de una descripción de autómata dada (</text:span><text:span text:style-name="T374">posee una “organización funcional” específica) </text:span><text:span text:style-name="T422">equivale a afirmar que se comporta como si tuviera esa descripción.</text:span><text:span text:style-name="T374"> En suma, si el funcionalismo fuera correcto, ¡implicaría el conductismo! Si es cierto que poseer determinados estados mentales equivale simplemente a poseer cierta “organización funcional”, ¡entonces también es cierto que poseer determinados estados mentales es poseer simplemente ciertas disposiciones de conducta!</text:span></text:p>
      <text:p text:style-name="P450"><text:span text:style-name="T793">Sau</text:span><text:span text:style-name="T794">s</text:span><text:span text:style-name="T793">sure, F. de</text:span><text:span text:style-name="T797"> (1916-</text:span><text:span text:style-name="T798">1984</text:span><text:span text:style-name="T797">). </text:span><text:span text:style-name="T799">Curso de lingüística general</text:span><text:span text:style-name="T797">. B.A.: Losada.</text:span></text:p>
      <text:p text:style-name="P334"/>
      <text:p text:style-name="P334">P. 34 La materia de la lingüística está constituida en primer lugar por todas las manifestaciones del lenguaje humano … y algo más aun: como el lenguaje no está las más de las veces al alcance de la observación, deberá tenerse en cuenta los textos escritos.</text:p>
      <text:p text:style-name="P334">P. 36: lejos de preceder el objeto al punto de vista, se diría que es el punto de vista el que crea el objeto...</text:p>
      <text:p text:style-name="P334">P. 38 Un sistema de signos distintos que corresponde a ideas distintas.</text:p>
      <text:p text:style-name="P334">P. 39: hechos de conciencia, que llamaremos conceptos, se hallan asociados con las representaciones de los signos lingüísticos o imágenes acústicas que sirven a su expresión. Supongamos que un concepto dado desencadena en el cerebro una imagen acústica correspondiente.</text:p>
      <text:p text:style-name="P334">P. 42: los signos… son realidades que tienen su asiento en el cerebro.</text:p>
      <text:p text:style-name="P335">P. 50: La lengua es un sistema que no conoce más que su orden propio y peculiar.</text:p>
      <text:p text:style-name="P334">P. 51: El objeto concreto de nuestro estudio es, pues, el producto social depositado <text:s/>en el cerebro de cada uno, o sea, la lengua.</text:p>
      <text:p text:style-name="P334"/>
      <text:p text:style-name="P534"><text:span text:style-name="T137">Saussure, F de</text:span> (1916-1984). <text:span text:style-name="T52">Curso de lingüística general</text:span>. B.A. Losada</text:p>
      <text:p text:style-name="P336"/>
      <text:p text:style-name="P334">P. 99: La lengua es de todas las instituciones sociales la que menos presa ofrece a las iniciativas. La lengua forma cuerpo con la vida de la masa social, y la masa, siendo naturalmente inerte, aparece ente todo como factor de conservación.</text:p>
      <text:p text:style-name="P334">Sin embargo, no basta con decir que la lengua es un producto de las fuerzas sociales para que se vea claramente que no es libre, acordándonos que siempre es herencia de una época precedente, hay que añadir que esas fuerzas sociales actúan en función del tiempo … ponen en jaque la libertad de elegir … precisamente porque el signo es arbitrario no conoce otra ley que la de la tradición, y precisamente en la tradición puede ser arbitraria.</text:p>
      <text:p text:style-name="P334"/>
      <text:p text:style-name="P533">Sau<text:span text:style-name="T792">s</text:span>sure, F. de<text:span text:style-name="T1"> (1916-</text:span><text:span text:style-name="T7">1984</text:span><text:span text:style-name="T1">). </text:span><text:span text:style-name="T37">Curso de lingüística general</text:span><text:span text:style-name="T1">. B.A.: Losada.</text:span></text:p>
      <text:p text:style-name="P334"/>
      <text:p text:style-name="P334">P: 91: Lo que el signo lingüístico une no es una cosa y un nombre, sino un concepto y una imagen acústica. La imagen acústica no es un sonido material, cosa puramente física, sino su huella psíquica.</text:p>
      <text:p text:style-name="P333"><text:span text:style-name="T1">P. 97</text:span> <text:tab/><text:tab/>Inmutabilidad y mutabilidad</text:p>
      <text:p text:style-name="P332"><text:span text:style-name="T1">Si, con relación a la idea que representa, aparece el significante como elegido libremente, en cambio, con relación a la comunidad lingüística que lo emplea, </text:span>no es libre, es impuesto<text:span text:style-name="T1">. A la masa social no se le consulta ni el significante elegido por la lengua podría ser reemplazado por otro. Este hecho, que parece envolver una contradicción, podría llamarse familiarmente la carta forzada. Se dice a la lengua </text:span><text:span text:style-name="T515">«</text:span><text:span text:style-name="T1">elige</text:span><text:span text:style-name="T515">»</text:span><text:span text:style-name="T1">, pero añadiendo: </text:span><text:span text:style-name="T515">«</text:span><text:span text:style-name="T1">Será ese signo y no otro signo</text:span><text:span text:style-name="T515">». No solamente es verdad que, de proponérselo, un individuo sería incapaz de modificar en un ápice la elección ya hecha, sino que la masa misma no puede ejercer su soberanía sobre una sola palabra; la masa está atada a la lengua tal cual es.</text:span></text:p>
      <text:p text:style-name="P423"/>
      <text:p text:style-name="P332"><text:span text:style-name="T515">P. 97 La lengua no puede, pues, equipararse a un contrato puro y simple, y justamente es este aspecto, muestra el signo lingüístico su máximo interés de estudio; pues </text:span><text:span text:style-name="T373">si se quiere demostrar que la ley admitida en una colectividad es una cosa que se sufre y no una regla libremente consentida</text:span><text:span text:style-name="T515">, la lengua es la que ofrece la prueba más concluyente de ello.</text:span></text:p>
      <text:p text:style-name="P332"><text:span text:style-name="T515">Vemos, pues, cómo </text:span><text:span text:style-name="T373">el signo está fuera del alcance de nuestra voluntad</text:span><text:span text:style-name="T515">.</text:span></text:p>
      <text:p text:style-name="P423"/>
      <text:p text:style-name="P449"><text:span text:style-name="T316">PUTNAM, H</text:span><text:span text:style-name="T322">. (1988:</text:span><text:span text:style-name="T317">19-</text:span><text:span text:style-name="T318">20</text:span><text:span text:style-name="T322">). </text:span><text:span text:style-name="T103">Razón, verdad e historia</text:span><text:span text:style-name="T322">. Madrid: Tecnos.</text:span></text:p>
      <text:p text:style-name="P294"><text:tab/></text:p>
      <text:p text:style-name="P250"><text:span text:style-name="T322"><text:tab/></text:span><text:span text:style-name="T317">los significados no están en la cabeza.</text:span></text:p>
      <text:p text:style-name="P250"><text:span text:style-name="T317"><text:tab/>Hemos visto que poseer un concepto no consiste en poseer imágenes </text:span><text:span text:style-name="T323">(de árboles, por ejemplo— o incluso </text:span><text:span text:style-name="T324">de imágenes «visuales» o «acústicas» de oraciones, o de discursos enteros, dicho sea de paso), ya que alguien podría poseer cualquier sistema de imágenes que a usted se le antoje sin poseer por ello la capacidad de utilizar las sentencias de modos situacionalmente adecuados, considerando los factores lingüísticos, como los determinantes de la «</text:span><text:span text:style-name="T319">adecuación situacional</text:span><text:span text:style-name="T324">». Un hombre podría tener todas las imágenes que usted quiera, y sin embargo, no saber qué hacer cuando se le dice «Señale un árbol», aun cuando haya presente un grupo de árboles. Hasta aquí podría tener la imagen de lo que tiene que hacer, y, con todo, no saber lo que tiene que hacer. Pues la imagen, si no está acompañada por la capacidad de actuar de cierta manera, es só</text:span><text:span text:style-name="T325">lo imagen, y la capacidad de actuar de acuerdo «con un dibujo» es algo que se puede tener o no. Ese hombre podría representarse a sí mismo señalando un árbol, solamente con el ánimo de considerar algo lógicamente posible, después de que alguien produjese la secuencia de sonidos </text:span><text:span text:style-name="T326">―que para él no tiene significado― «Por favor, señale un árbol». Y a pesar de todo no sabría que debe señalar un árbol, ni comprendería la exhortación «Señale un árbol».</text:span></text:p>
      <text:p text:style-name="P250"><text:span text:style-name="T326"><text:tab/>...</text:span><text:span text:style-name="T673">los tipos de </text:span><text:span text:style-name="T327"><text:s/>fenómenos internos que permitimos como posibles expresiones del pensamiento, podrían ofrecer argumentos exactamente similares al anterior que demostrarían que </text:span><text:span text:style-name="T347">el entendimiento no está constituido por fenómenos, sino más bien por la capacidad del sujeto en las circunstancias adecuadas.</text:span></text:p>
      <text:p text:style-name="P4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American Typewriter" svg:font-family="'American Typewriter'" style:font-pitch="variable"/>
    <style:font-face style:name="Arial Narrow" svg:font-family="'Arial Narrow'" style:font-pitch="variable"/>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2.499cm" fo:margin-left="1.3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6-10T09:40:51.770379000</meta:creation-date>
    <meta:print-date>2021-01-08T10:32:44.164628000</meta:print-date>
    <dc:date>2021-02-13T19:23:51.648245000</dc:date>
    <meta:editing-duration>P1DT5H52M</meta:editing-duration>
    <meta:editing-cycles>125</meta:editing-cycles>
    <meta:generator>LibreOffice/7.0.0.3$MacOSX_X86_64 LibreOffice_project/8061b3e9204bef6b321a21033174034a5e2ea88e</meta:generator>
    <meta:document-statistic meta:table-count="6" meta:image-count="0" meta:object-count="0" meta:page-count="163" meta:paragraph-count="553" meta:word-count="31096" meta:character-count="197726" meta:non-whitespace-character-count="166623"/>
  </office:meta>
</office:document-meta>
</file>